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154in"/>
    </style:style>
    <style:style style:name="co2" style:family="table-column">
      <style:table-column-properties fo:break-before="auto" style:column-width="0.8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3.2693in" svg:height="7.5496in" svg:x="2.7665in" svg:y="0.0594in">
            <draw:object draw:notify-on-update-of-ranges="data.A1:data.A1 data.A2:data.A4001 data.B1:data.B1 data.B2:data.B4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_s</text:p>
          </table:table-cell>
          <table:table-cell office:value-type="string" calcext:value-type="string">
            <text:p>Volt_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008" calcext:value-type="float">
            <text:p>0.0000000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016" calcext:value-type="float">
            <text:p>0.0000000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024" calcext:value-type="float">
            <text:p>0.0000000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032" calcext:value-type="float">
            <text:p>0.0000000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04" calcext:value-type="float">
            <text:p>0.000000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048" calcext:value-type="float">
            <text:p>0.0000000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056" calcext:value-type="float">
            <text:p>0.0000000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064" calcext:value-type="float">
            <text:p>0.00000006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0072" calcext:value-type="float">
            <text:p>0.0000000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08" calcext:value-type="float">
            <text:p>0.000000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088" calcext:value-type="float">
            <text:p>0.0000000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096" calcext:value-type="float">
            <text:p>0.0000000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104" calcext:value-type="float">
            <text:p>0.0000001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112" calcext:value-type="float">
            <text:p>0.0000001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12" calcext:value-type="float">
            <text:p>0.000000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128" calcext:value-type="float">
            <text:p>0.0000001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136" calcext:value-type="float">
            <text:p>0.0000001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144" calcext:value-type="float">
            <text:p>0.00000014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0152" calcext:value-type="float">
            <text:p>0.0000001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16" calcext:value-type="float">
            <text:p>0.000000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168" calcext:value-type="float">
            <text:p>0.0000001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176" calcext:value-type="float">
            <text:p>0.0000001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184" calcext:value-type="float">
            <text:p>0.0000001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192" calcext:value-type="float">
            <text:p>0.00000019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02" calcext:value-type="float">
            <text:p>0.000000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208" calcext:value-type="float">
            <text:p>0.0000002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216" calcext:value-type="float">
            <text:p>0.0000002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224" calcext:value-type="float">
            <text:p>0.0000002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232" calcext:value-type="float">
            <text:p>0.0000002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24" calcext:value-type="float">
            <text:p>0.000000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248" calcext:value-type="float">
            <text:p>0.0000002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256" calcext:value-type="float">
            <text:p>0.0000002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264" calcext:value-type="float">
            <text:p>0.0000002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272" calcext:value-type="float">
            <text:p>0.0000002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28" calcext:value-type="float">
            <text:p>0.000000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288" calcext:value-type="float">
            <text:p>0.0000002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296" calcext:value-type="float">
            <text:p>0.0000002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304" calcext:value-type="float">
            <text:p>0.0000003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312" calcext:value-type="float">
            <text:p>0.0000003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32" calcext:value-type="float">
            <text:p>0.000000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328" calcext:value-type="float">
            <text:p>0.00000032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0336" calcext:value-type="float">
            <text:p>0.0000003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344" calcext:value-type="float">
            <text:p>0.000000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352" calcext:value-type="float">
            <text:p>0.00000035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036" calcext:value-type="float">
            <text:p>0.000000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368" calcext:value-type="float">
            <text:p>0.0000003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376" calcext:value-type="float">
            <text:p>0.0000003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384" calcext:value-type="float">
            <text:p>0.00000038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0392" calcext:value-type="float">
            <text:p>0.0000003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4" calcext:value-type="float">
            <text:p>0.000000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0408" calcext:value-type="float">
            <text:p>0.00000040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0416" calcext:value-type="float">
            <text:p>0.0000004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424" calcext:value-type="float">
            <text:p>0.0000004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432" calcext:value-type="float">
            <text:p>0.0000004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44" calcext:value-type="float">
            <text:p>0.000000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448" calcext:value-type="float">
            <text:p>0.0000004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456" calcext:value-type="float">
            <text:p>0.0000004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464" calcext:value-type="float">
            <text:p>0.0000004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472" calcext:value-type="float">
            <text:p>0.0000004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48" calcext:value-type="float">
            <text:p>0.000000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488" calcext:value-type="float">
            <text:p>0.00000048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0496" calcext:value-type="float">
            <text:p>0.0000004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504" calcext:value-type="float">
            <text:p>0.0000005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512" calcext:value-type="float">
            <text:p>0.0000005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52" calcext:value-type="float">
            <text:p>0.0000005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0528" calcext:value-type="float">
            <text:p>0.0000005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536" calcext:value-type="float">
            <text:p>0.0000005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544" calcext:value-type="float">
            <text:p>0.0000005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552" calcext:value-type="float">
            <text:p>0.0000005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56" calcext:value-type="float">
            <text:p>0.000000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568" calcext:value-type="float">
            <text:p>0.0000005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576" calcext:value-type="float">
            <text:p>0.0000005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584" calcext:value-type="float">
            <text:p>0.0000005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592" calcext:value-type="float">
            <text:p>0.0000005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6" calcext:value-type="float">
            <text:p>0.000000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608" calcext:value-type="float">
            <text:p>0.0000006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616" calcext:value-type="float">
            <text:p>0.00000061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0624" calcext:value-type="float">
            <text:p>0.0000006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632" calcext:value-type="float">
            <text:p>0.0000006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64" calcext:value-type="float">
            <text:p>0.000000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648" calcext:value-type="float">
            <text:p>0.0000006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656" calcext:value-type="float">
            <text:p>0.0000006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664" calcext:value-type="float">
            <text:p>0.0000006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672" calcext:value-type="float">
            <text:p>0.00000067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068" calcext:value-type="float">
            <text:p>0.000000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688" calcext:value-type="float">
            <text:p>0.0000006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696" calcext:value-type="float">
            <text:p>0.0000006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704" calcext:value-type="float">
            <text:p>0.0000007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712" calcext:value-type="float">
            <text:p>0.0000007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72" calcext:value-type="float">
            <text:p>0.0000007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0728" calcext:value-type="float">
            <text:p>0.0000007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736" calcext:value-type="float">
            <text:p>0.0000007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744" calcext:value-type="float">
            <text:p>0.0000007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752" calcext:value-type="float">
            <text:p>0.00000075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076" calcext:value-type="float">
            <text:p>0.000000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768" calcext:value-type="float">
            <text:p>0.0000007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776" calcext:value-type="float">
            <text:p>0.0000007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784" calcext:value-type="float">
            <text:p>0.0000007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792" calcext:value-type="float">
            <text:p>0.0000007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8" calcext:value-type="float">
            <text:p>0.00000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808" calcext:value-type="float">
            <text:p>0.0000008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816" calcext:value-type="float">
            <text:p>0.0000008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824" calcext:value-type="float">
            <text:p>0.0000008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832" calcext:value-type="float">
            <text:p>0.0000008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84" calcext:value-type="float">
            <text:p>0.000000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848" calcext:value-type="float">
            <text:p>0.0000008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856" calcext:value-type="float">
            <text:p>0.0000008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864" calcext:value-type="float">
            <text:p>0.00000086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0872" calcext:value-type="float">
            <text:p>0.0000008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88" calcext:value-type="float">
            <text:p>0.000000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888" calcext:value-type="float">
            <text:p>0.0000008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896" calcext:value-type="float">
            <text:p>0.0000008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904" calcext:value-type="float">
            <text:p>0.0000009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912" calcext:value-type="float">
            <text:p>0.0000009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92" calcext:value-type="float">
            <text:p>0.000000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928" calcext:value-type="float">
            <text:p>0.0000009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936" calcext:value-type="float">
            <text:p>0.0000009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944" calcext:value-type="float">
            <text:p>0.0000009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952" calcext:value-type="float">
            <text:p>0.0000009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96" calcext:value-type="float">
            <text:p>0.00000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968" calcext:value-type="float">
            <text:p>0.0000009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976" calcext:value-type="float">
            <text:p>0.0000009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0984" calcext:value-type="float">
            <text:p>0.000000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992" calcext:value-type="float">
            <text:p>0.0000009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" calcext:value-type="float">
            <text:p>0.000001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008" calcext:value-type="float">
            <text:p>0.0000010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016" calcext:value-type="float">
            <text:p>0.00000101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1024" calcext:value-type="float">
            <text:p>0.0000010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032" calcext:value-type="float">
            <text:p>0.0000010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04" calcext:value-type="float">
            <text:p>0.0000010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1048" calcext:value-type="float">
            <text:p>0.0000010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056" calcext:value-type="float">
            <text:p>0.0000010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064" calcext:value-type="float">
            <text:p>0.0000010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072" calcext:value-type="float">
            <text:p>0.0000010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08" calcext:value-type="float">
            <text:p>0.000001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088" calcext:value-type="float">
            <text:p>0.0000010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096" calcext:value-type="float">
            <text:p>0.0000010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104" calcext:value-type="float">
            <text:p>0.0000011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112" calcext:value-type="float">
            <text:p>0.0000011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12" calcext:value-type="float">
            <text:p>0.000001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128" calcext:value-type="float">
            <text:p>0.0000011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136" calcext:value-type="float">
            <text:p>0.0000011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144" calcext:value-type="float">
            <text:p>0.0000011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152" calcext:value-type="float">
            <text:p>0.0000011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16" calcext:value-type="float">
            <text:p>0.000001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168" calcext:value-type="float">
            <text:p>0.0000011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176" calcext:value-type="float">
            <text:p>0.000001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1184" calcext:value-type="float">
            <text:p>0.0000011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192" calcext:value-type="float">
            <text:p>0.0000011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2" calcext:value-type="float">
            <text:p>0.00000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208" calcext:value-type="float">
            <text:p>0.0000012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216" calcext:value-type="float">
            <text:p>0.0000012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224" calcext:value-type="float">
            <text:p>0.0000012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232" calcext:value-type="float">
            <text:p>0.0000012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24" calcext:value-type="float">
            <text:p>0.000001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248" calcext:value-type="float">
            <text:p>0.0000012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256" calcext:value-type="float">
            <text:p>0.000001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1264" calcext:value-type="float">
            <text:p>0.0000012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272" calcext:value-type="float">
            <text:p>0.0000012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28" calcext:value-type="float">
            <text:p>0.000001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288" calcext:value-type="float">
            <text:p>0.0000012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296" calcext:value-type="float">
            <text:p>0.0000012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304" calcext:value-type="float">
            <text:p>0.0000013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312" calcext:value-type="float">
            <text:p>0.0000013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32" calcext:value-type="float">
            <text:p>0.000001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328" calcext:value-type="float">
            <text:p>0.0000013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336" calcext:value-type="float">
            <text:p>0.0000013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344" calcext:value-type="float">
            <text:p>0.0000013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352" calcext:value-type="float">
            <text:p>0.0000013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36" calcext:value-type="float">
            <text:p>0.000001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368" calcext:value-type="float">
            <text:p>0.0000013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376" calcext:value-type="float">
            <text:p>0.0000013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384" calcext:value-type="float">
            <text:p>0.0000013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392" calcext:value-type="float">
            <text:p>0.0000013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4" calcext:value-type="float">
            <text:p>0.000001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408" calcext:value-type="float">
            <text:p>0.0000014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416" calcext:value-type="float">
            <text:p>0.0000014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424" calcext:value-type="float">
            <text:p>0.0000014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432" calcext:value-type="float">
            <text:p>0.0000014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44" calcext:value-type="float">
            <text:p>0.000001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448" calcext:value-type="float">
            <text:p>0.0000014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456" calcext:value-type="float">
            <text:p>0.0000014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464" calcext:value-type="float">
            <text:p>0.0000014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472" calcext:value-type="float">
            <text:p>0.0000014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48" calcext:value-type="float">
            <text:p>0.000001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488" calcext:value-type="float">
            <text:p>0.0000014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496" calcext:value-type="float">
            <text:p>0.0000014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504" calcext:value-type="float">
            <text:p>0.0000015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512" calcext:value-type="float">
            <text:p>0.00000151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152" calcext:value-type="float">
            <text:p>0.000001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528" calcext:value-type="float">
            <text:p>0.0000015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536" calcext:value-type="float">
            <text:p>0.0000015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544" calcext:value-type="float">
            <text:p>0.000001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1552" calcext:value-type="float">
            <text:p>0.0000015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56" calcext:value-type="float">
            <text:p>0.000001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568" calcext:value-type="float">
            <text:p>0.0000015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576" calcext:value-type="float">
            <text:p>0.0000015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584" calcext:value-type="float">
            <text:p>0.0000015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592" calcext:value-type="float">
            <text:p>0.0000015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6" calcext:value-type="float">
            <text:p>0.000001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1608" calcext:value-type="float">
            <text:p>0.0000016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616" calcext:value-type="float">
            <text:p>0.0000016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624" calcext:value-type="float">
            <text:p>0.0000016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632" calcext:value-type="float">
            <text:p>0.0000016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64" calcext:value-type="float">
            <text:p>0.000001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648" calcext:value-type="float">
            <text:p>0.000001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1656" calcext:value-type="float">
            <text:p>0.0000016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664" calcext:value-type="float">
            <text:p>0.0000016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672" calcext:value-type="float">
            <text:p>0.0000016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68" calcext:value-type="float">
            <text:p>0.000001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688" calcext:value-type="float">
            <text:p>0.0000016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696" calcext:value-type="float">
            <text:p>0.0000016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704" calcext:value-type="float">
            <text:p>0.0000017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712" calcext:value-type="float">
            <text:p>0.0000017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72" calcext:value-type="float">
            <text:p>0.000001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728" calcext:value-type="float">
            <text:p>0.0000017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736" calcext:value-type="float">
            <text:p>0.0000017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744" calcext:value-type="float">
            <text:p>0.0000017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752" calcext:value-type="float">
            <text:p>0.00000175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176" calcext:value-type="float">
            <text:p>0.000001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768" calcext:value-type="float">
            <text:p>0.0000017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776" calcext:value-type="float">
            <text:p>0.00000177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1784" calcext:value-type="float">
            <text:p>0.0000017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792" calcext:value-type="float">
            <text:p>0.0000017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8" calcext:value-type="float">
            <text:p>0.000001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808" calcext:value-type="float">
            <text:p>0.0000018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816" calcext:value-type="float">
            <text:p>0.00000181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1824" calcext:value-type="float">
            <text:p>0.00000182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1832" calcext:value-type="float">
            <text:p>0.00000183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184" calcext:value-type="float">
            <text:p>0.000001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848" calcext:value-type="float">
            <text:p>0.0000018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856" calcext:value-type="float">
            <text:p>0.0000018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864" calcext:value-type="float">
            <text:p>0.0000018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872" calcext:value-type="float">
            <text:p>0.00000187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188" calcext:value-type="float">
            <text:p>0.000001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888" calcext:value-type="float">
            <text:p>0.0000018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896" calcext:value-type="float">
            <text:p>0.0000018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904" calcext:value-type="float">
            <text:p>0.0000019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912" calcext:value-type="float">
            <text:p>0.0000019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92" calcext:value-type="float">
            <text:p>0.000001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928" calcext:value-type="float">
            <text:p>0.0000019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936" calcext:value-type="float">
            <text:p>0.00000193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1944" calcext:value-type="float">
            <text:p>0.00000194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1952" calcext:value-type="float">
            <text:p>0.0000019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96" calcext:value-type="float">
            <text:p>0.000001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968" calcext:value-type="float">
            <text:p>0.0000019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976" calcext:value-type="float">
            <text:p>0.0000019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984" calcext:value-type="float">
            <text:p>0.0000019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1992" calcext:value-type="float">
            <text:p>0.0000019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" calcext:value-type="float">
            <text:p>0.00000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008" calcext:value-type="float">
            <text:p>0.0000020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016" calcext:value-type="float">
            <text:p>0.0000020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024" calcext:value-type="float">
            <text:p>0.00000202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2032" calcext:value-type="float">
            <text:p>0.0000020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04" calcext:value-type="float">
            <text:p>0.000002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048" calcext:value-type="float">
            <text:p>0.0000020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056" calcext:value-type="float">
            <text:p>0.0000020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064" calcext:value-type="float">
            <text:p>0.0000020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072" calcext:value-type="float">
            <text:p>0.0000020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08" calcext:value-type="float">
            <text:p>0.000002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088" calcext:value-type="float">
            <text:p>0.0000020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096" calcext:value-type="float">
            <text:p>0.00000209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2104" calcext:value-type="float">
            <text:p>0.0000021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112" calcext:value-type="float">
            <text:p>0.00000211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212" calcext:value-type="float">
            <text:p>0.000002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128" calcext:value-type="float">
            <text:p>0.0000021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136" calcext:value-type="float">
            <text:p>0.0000021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144" calcext:value-type="float">
            <text:p>0.0000021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152" calcext:value-type="float">
            <text:p>0.0000021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16" calcext:value-type="float">
            <text:p>0.000002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168" calcext:value-type="float">
            <text:p>0.0000021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176" calcext:value-type="float">
            <text:p>0.0000021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184" calcext:value-type="float">
            <text:p>0.0000021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192" calcext:value-type="float">
            <text:p>0.00000219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22" calcext:value-type="float">
            <text:p>0.000002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208" calcext:value-type="float">
            <text:p>0.00000220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2216" calcext:value-type="float">
            <text:p>0.0000022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224" calcext:value-type="float">
            <text:p>0.0000022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232" calcext:value-type="float">
            <text:p>0.0000022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24" calcext:value-type="float">
            <text:p>0.0000022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2248" calcext:value-type="float">
            <text:p>0.0000022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256" calcext:value-type="float">
            <text:p>0.00000225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2264" calcext:value-type="float">
            <text:p>0.0000022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272" calcext:value-type="float">
            <text:p>0.0000022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28" calcext:value-type="float">
            <text:p>0.000002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288" calcext:value-type="float">
            <text:p>0.0000022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296" calcext:value-type="float">
            <text:p>0.0000022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304" calcext:value-type="float">
            <text:p>0.0000023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312" calcext:value-type="float">
            <text:p>0.0000023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32" calcext:value-type="float">
            <text:p>0.0000023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2328" calcext:value-type="float">
            <text:p>0.00000232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2336" calcext:value-type="float">
            <text:p>0.00000233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2344" calcext:value-type="float">
            <text:p>0.0000023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352" calcext:value-type="float">
            <text:p>0.0000023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36" calcext:value-type="float">
            <text:p>0.000002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368" calcext:value-type="float">
            <text:p>0.0000023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376" calcext:value-type="float">
            <text:p>0.00000237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2384" calcext:value-type="float">
            <text:p>0.0000023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392" calcext:value-type="float">
            <text:p>0.0000023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4" calcext:value-type="float">
            <text:p>0.000002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2408" calcext:value-type="float">
            <text:p>0.0000024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416" calcext:value-type="float">
            <text:p>0.0000024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424" calcext:value-type="float">
            <text:p>0.0000024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432" calcext:value-type="float">
            <text:p>0.0000024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44" calcext:value-type="float">
            <text:p>0.000002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448" calcext:value-type="float">
            <text:p>0.0000024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456" calcext:value-type="float">
            <text:p>0.0000024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464" calcext:value-type="float">
            <text:p>0.0000024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472" calcext:value-type="float">
            <text:p>0.0000024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48" calcext:value-type="float">
            <text:p>0.000002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488" calcext:value-type="float">
            <text:p>0.0000024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496" calcext:value-type="float">
            <text:p>0.0000024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504" calcext:value-type="float">
            <text:p>0.0000025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512" calcext:value-type="float">
            <text:p>0.0000025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52" calcext:value-type="float">
            <text:p>0.000002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528" calcext:value-type="float">
            <text:p>0.0000025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536" calcext:value-type="float">
            <text:p>0.0000025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544" calcext:value-type="float">
            <text:p>0.0000025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552" calcext:value-type="float">
            <text:p>0.0000025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56" calcext:value-type="float">
            <text:p>0.000002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568" calcext:value-type="float">
            <text:p>0.0000025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576" calcext:value-type="float">
            <text:p>0.0000025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584" calcext:value-type="float">
            <text:p>0.0000025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592" calcext:value-type="float">
            <text:p>0.00000259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26" calcext:value-type="float">
            <text:p>0.000002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608" calcext:value-type="float">
            <text:p>0.00000260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2616" calcext:value-type="float">
            <text:p>0.0000026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624" calcext:value-type="float">
            <text:p>0.00000262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2632" calcext:value-type="float">
            <text:p>0.0000026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64" calcext:value-type="float">
            <text:p>0.0000026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2648" calcext:value-type="float">
            <text:p>0.00000264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2656" calcext:value-type="float">
            <text:p>0.0000026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664" calcext:value-type="float">
            <text:p>0.0000026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672" calcext:value-type="float">
            <text:p>0.0000026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68" calcext:value-type="float">
            <text:p>0.000002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688" calcext:value-type="float">
            <text:p>0.0000026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696" calcext:value-type="float">
            <text:p>0.00000269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2704" calcext:value-type="float">
            <text:p>0.0000027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712" calcext:value-type="float">
            <text:p>0.0000027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72" calcext:value-type="float">
            <text:p>0.000002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728" calcext:value-type="float">
            <text:p>0.0000027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736" calcext:value-type="float">
            <text:p>0.0000027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744" calcext:value-type="float">
            <text:p>0.0000027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752" calcext:value-type="float">
            <text:p>0.0000027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76" calcext:value-type="float">
            <text:p>0.000002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768" calcext:value-type="float">
            <text:p>0.0000027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776" calcext:value-type="float">
            <text:p>0.0000027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784" calcext:value-type="float">
            <text:p>0.0000027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792" calcext:value-type="float">
            <text:p>0.0000027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8" calcext:value-type="float">
            <text:p>0.00000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808" calcext:value-type="float">
            <text:p>0.0000028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816" calcext:value-type="float">
            <text:p>0.00000281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2824" calcext:value-type="float">
            <text:p>0.0000028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832" calcext:value-type="float">
            <text:p>0.0000028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84" calcext:value-type="float">
            <text:p>0.000002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848" calcext:value-type="float">
            <text:p>0.0000028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856" calcext:value-type="float">
            <text:p>0.0000028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864" calcext:value-type="float">
            <text:p>0.0000028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872" calcext:value-type="float">
            <text:p>0.0000028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88" calcext:value-type="float">
            <text:p>0.000002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888" calcext:value-type="float">
            <text:p>0.0000028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896" calcext:value-type="float">
            <text:p>0.00000289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2904" calcext:value-type="float">
            <text:p>0.0000029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912" calcext:value-type="float">
            <text:p>0.0000029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92" calcext:value-type="float">
            <text:p>0.000002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928" calcext:value-type="float">
            <text:p>0.00000292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2936" calcext:value-type="float">
            <text:p>0.0000029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944" calcext:value-type="float">
            <text:p>0.0000029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952" calcext:value-type="float">
            <text:p>0.00000295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296" calcext:value-type="float">
            <text:p>0.000002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968" calcext:value-type="float">
            <text:p>0.0000029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976" calcext:value-type="float">
            <text:p>0.0000029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2984" calcext:value-type="float">
            <text:p>0.00000298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2992" calcext:value-type="float">
            <text:p>0.0000029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3008" calcext:value-type="float">
            <text:p>0.0000030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016" calcext:value-type="float">
            <text:p>0.0000030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024" calcext:value-type="float">
            <text:p>0.00000302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3032" calcext:value-type="float">
            <text:p>0.0000030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04" calcext:value-type="float">
            <text:p>0.000003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048" calcext:value-type="float">
            <text:p>0.0000030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056" calcext:value-type="float">
            <text:p>0.0000030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064" calcext:value-type="float">
            <text:p>0.0000030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072" calcext:value-type="float">
            <text:p>0.00000307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308" calcext:value-type="float">
            <text:p>0.000003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088" calcext:value-type="float">
            <text:p>0.0000030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096" calcext:value-type="float">
            <text:p>0.0000030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104" calcext:value-type="float">
            <text:p>0.0000031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112" calcext:value-type="float">
            <text:p>0.0000031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12" calcext:value-type="float">
            <text:p>0.000003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128" calcext:value-type="float">
            <text:p>0.0000031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136" calcext:value-type="float">
            <text:p>0.0000031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144" calcext:value-type="float">
            <text:p>0.0000031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152" calcext:value-type="float">
            <text:p>0.0000031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16" calcext:value-type="float">
            <text:p>0.000003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168" calcext:value-type="float">
            <text:p>0.0000031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176" calcext:value-type="float">
            <text:p>0.0000031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184" calcext:value-type="float">
            <text:p>0.0000031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192" calcext:value-type="float">
            <text:p>0.0000031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2" calcext:value-type="float">
            <text:p>0.00000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208" calcext:value-type="float">
            <text:p>0.0000032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216" calcext:value-type="float">
            <text:p>0.0000032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224" calcext:value-type="float">
            <text:p>0.0000032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232" calcext:value-type="float">
            <text:p>0.0000032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24" calcext:value-type="float">
            <text:p>0.000003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248" calcext:value-type="float">
            <text:p>0.0000032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256" calcext:value-type="float">
            <text:p>0.0000032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264" calcext:value-type="float">
            <text:p>0.0000032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272" calcext:value-type="float">
            <text:p>0.0000032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28" calcext:value-type="float">
            <text:p>0.000003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288" calcext:value-type="float">
            <text:p>0.0000032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296" calcext:value-type="float">
            <text:p>0.0000032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304" calcext:value-type="float">
            <text:p>0.00000330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3312" calcext:value-type="float">
            <text:p>0.0000033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32" calcext:value-type="float">
            <text:p>0.0000033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3328" calcext:value-type="float">
            <text:p>0.0000033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336" calcext:value-type="float">
            <text:p>0.0000033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344" calcext:value-type="float">
            <text:p>0.0000033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352" calcext:value-type="float">
            <text:p>0.0000033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36" calcext:value-type="float">
            <text:p>0.000003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368" calcext:value-type="float">
            <text:p>0.0000033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376" calcext:value-type="float">
            <text:p>0.0000033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384" calcext:value-type="float">
            <text:p>0.0000033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392" calcext:value-type="float">
            <text:p>0.0000033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4" calcext:value-type="float">
            <text:p>0.000003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408" calcext:value-type="float">
            <text:p>0.00000340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3416" calcext:value-type="float">
            <text:p>0.0000034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424" calcext:value-type="float">
            <text:p>0.0000034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432" calcext:value-type="float">
            <text:p>0.0000034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44" calcext:value-type="float">
            <text:p>0.000003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448" calcext:value-type="float">
            <text:p>0.0000034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456" calcext:value-type="float">
            <text:p>0.0000034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464" calcext:value-type="float">
            <text:p>0.0000034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472" calcext:value-type="float">
            <text:p>0.0000034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48" calcext:value-type="float">
            <text:p>0.000003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488" calcext:value-type="float">
            <text:p>0.0000034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496" calcext:value-type="float">
            <text:p>0.0000034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504" calcext:value-type="float">
            <text:p>0.0000035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512" calcext:value-type="float">
            <text:p>0.00000351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352" calcext:value-type="float">
            <text:p>0.0000035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3528" calcext:value-type="float">
            <text:p>0.0000035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536" calcext:value-type="float">
            <text:p>0.0000035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544" calcext:value-type="float">
            <text:p>0.0000035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552" calcext:value-type="float">
            <text:p>0.0000035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56" calcext:value-type="float">
            <text:p>0.000003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568" calcext:value-type="float">
            <text:p>0.0000035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576" calcext:value-type="float">
            <text:p>0.0000035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584" calcext:value-type="float">
            <text:p>0.0000035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592" calcext:value-type="float">
            <text:p>0.0000035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6" calcext:value-type="float">
            <text:p>0.00000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608" calcext:value-type="float">
            <text:p>0.0000036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616" calcext:value-type="float">
            <text:p>0.0000036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624" calcext:value-type="float">
            <text:p>0.0000036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632" calcext:value-type="float">
            <text:p>0.0000036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64" calcext:value-type="float">
            <text:p>0.000003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648" calcext:value-type="float">
            <text:p>0.0000036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656" calcext:value-type="float">
            <text:p>0.0000036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664" calcext:value-type="float">
            <text:p>0.0000036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672" calcext:value-type="float">
            <text:p>0.0000036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68" calcext:value-type="float">
            <text:p>0.000003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688" calcext:value-type="float">
            <text:p>0.0000036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696" calcext:value-type="float">
            <text:p>0.0000036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704" calcext:value-type="float">
            <text:p>0.0000037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712" calcext:value-type="float">
            <text:p>0.000003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372" calcext:value-type="float">
            <text:p>0.000003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728" calcext:value-type="float">
            <text:p>0.0000037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736" calcext:value-type="float">
            <text:p>0.0000037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744" calcext:value-type="float">
            <text:p>0.0000037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752" calcext:value-type="float">
            <text:p>0.0000037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76" calcext:value-type="float">
            <text:p>0.0000037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3768" calcext:value-type="float">
            <text:p>0.00000376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3776" calcext:value-type="float">
            <text:p>0.0000037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784" calcext:value-type="float">
            <text:p>0.0000037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792" calcext:value-type="float">
            <text:p>0.0000037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8" calcext:value-type="float">
            <text:p>0.000003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808" calcext:value-type="float">
            <text:p>0.0000038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816" calcext:value-type="float">
            <text:p>0.0000038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824" calcext:value-type="float">
            <text:p>0.0000038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832" calcext:value-type="float">
            <text:p>0.0000038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84" calcext:value-type="float">
            <text:p>0.000003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848" calcext:value-type="float">
            <text:p>0.0000038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856" calcext:value-type="float">
            <text:p>0.0000038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864" calcext:value-type="float">
            <text:p>0.00000386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3872" calcext:value-type="float">
            <text:p>0.0000038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88" calcext:value-type="float">
            <text:p>0.000003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888" calcext:value-type="float">
            <text:p>0.0000038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896" calcext:value-type="float">
            <text:p>0.0000038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904" calcext:value-type="float">
            <text:p>0.0000039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912" calcext:value-type="float">
            <text:p>0.0000039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92" calcext:value-type="float">
            <text:p>0.000003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928" calcext:value-type="float">
            <text:p>0.0000039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936" calcext:value-type="float">
            <text:p>0.0000039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944" calcext:value-type="float">
            <text:p>0.0000039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952" calcext:value-type="float">
            <text:p>0.0000039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96" calcext:value-type="float">
            <text:p>0.000003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968" calcext:value-type="float">
            <text:p>0.0000039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976" calcext:value-type="float">
            <text:p>0.0000039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984" calcext:value-type="float">
            <text:p>0.0000039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3992" calcext:value-type="float">
            <text:p>0.0000039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" calcext:value-type="float">
            <text:p>0.0000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008" calcext:value-type="float">
            <text:p>0.0000040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016" calcext:value-type="float">
            <text:p>0.0000040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024" calcext:value-type="float">
            <text:p>0.0000040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032" calcext:value-type="float">
            <text:p>0.0000040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04" calcext:value-type="float">
            <text:p>0.000004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048" calcext:value-type="float">
            <text:p>0.0000040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056" calcext:value-type="float">
            <text:p>0.00000405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4064" calcext:value-type="float">
            <text:p>0.0000040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072" calcext:value-type="float">
            <text:p>0.0000040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08" calcext:value-type="float">
            <text:p>0.000004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088" calcext:value-type="float">
            <text:p>0.0000040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096" calcext:value-type="float">
            <text:p>0.0000040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104" calcext:value-type="float">
            <text:p>0.0000041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112" calcext:value-type="float">
            <text:p>0.00000411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412" calcext:value-type="float">
            <text:p>0.000004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128" calcext:value-type="float">
            <text:p>0.00000412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4136" calcext:value-type="float">
            <text:p>0.0000041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144" calcext:value-type="float">
            <text:p>0.0000041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152" calcext:value-type="float">
            <text:p>0.0000041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16" calcext:value-type="float">
            <text:p>0.000004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168" calcext:value-type="float">
            <text:p>0.0000041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176" calcext:value-type="float">
            <text:p>0.0000041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184" calcext:value-type="float">
            <text:p>0.0000041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192" calcext:value-type="float">
            <text:p>0.0000041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2" calcext:value-type="float">
            <text:p>0.000004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208" calcext:value-type="float">
            <text:p>0.00000420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4216" calcext:value-type="float">
            <text:p>0.0000042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224" calcext:value-type="float">
            <text:p>0.0000042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232" calcext:value-type="float">
            <text:p>0.0000042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24" calcext:value-type="float">
            <text:p>0.000004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248" calcext:value-type="float">
            <text:p>0.0000042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256" calcext:value-type="float">
            <text:p>0.0000042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264" calcext:value-type="float">
            <text:p>0.0000042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272" calcext:value-type="float">
            <text:p>0.00000427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428" calcext:value-type="float">
            <text:p>0.000004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288" calcext:value-type="float">
            <text:p>0.0000042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296" calcext:value-type="float">
            <text:p>0.0000042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304" calcext:value-type="float">
            <text:p>0.0000043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312" calcext:value-type="float">
            <text:p>0.0000043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32" calcext:value-type="float">
            <text:p>0.000004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328" calcext:value-type="float">
            <text:p>0.0000043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336" calcext:value-type="float">
            <text:p>0.0000043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344" calcext:value-type="float">
            <text:p>0.0000043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352" calcext:value-type="float">
            <text:p>0.0000043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36" calcext:value-type="float">
            <text:p>0.000004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368" calcext:value-type="float">
            <text:p>0.0000043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376" calcext:value-type="float">
            <text:p>0.0000043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384" calcext:value-type="float">
            <text:p>0.00000438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4392" calcext:value-type="float">
            <text:p>0.0000043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4" calcext:value-type="float">
            <text:p>0.000004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4408" calcext:value-type="float">
            <text:p>0.0000044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416" calcext:value-type="float">
            <text:p>0.0000044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424" calcext:value-type="float">
            <text:p>0.0000044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432" calcext:value-type="float">
            <text:p>0.0000044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44" calcext:value-type="float">
            <text:p>0.000004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448" calcext:value-type="float">
            <text:p>0.0000044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456" calcext:value-type="float">
            <text:p>0.0000044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464" calcext:value-type="float">
            <text:p>0.0000044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472" calcext:value-type="float">
            <text:p>0.00000447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448" calcext:value-type="float">
            <text:p>0.000004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488" calcext:value-type="float">
            <text:p>0.0000044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496" calcext:value-type="float">
            <text:p>0.0000044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504" calcext:value-type="float">
            <text:p>0.0000045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512" calcext:value-type="float">
            <text:p>0.0000045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52" calcext:value-type="float">
            <text:p>0.000004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528" calcext:value-type="float">
            <text:p>0.0000045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536" calcext:value-type="float">
            <text:p>0.0000045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544" calcext:value-type="float">
            <text:p>0.0000045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552" calcext:value-type="float">
            <text:p>0.0000045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56" calcext:value-type="float">
            <text:p>0.000004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568" calcext:value-type="float">
            <text:p>0.0000045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576" calcext:value-type="float">
            <text:p>0.0000045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584" calcext:value-type="float">
            <text:p>0.0000045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592" calcext:value-type="float">
            <text:p>0.0000045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6" calcext:value-type="float">
            <text:p>0.000004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608" calcext:value-type="float">
            <text:p>0.0000046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616" calcext:value-type="float">
            <text:p>0.0000046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624" calcext:value-type="float">
            <text:p>0.0000046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632" calcext:value-type="float">
            <text:p>0.0000046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64" calcext:value-type="float">
            <text:p>0.000004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648" calcext:value-type="float">
            <text:p>0.0000046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656" calcext:value-type="float">
            <text:p>0.0000046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664" calcext:value-type="float">
            <text:p>0.00000466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4672" calcext:value-type="float">
            <text:p>0.0000046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68" calcext:value-type="float">
            <text:p>0.000004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688" calcext:value-type="float">
            <text:p>0.0000046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696" calcext:value-type="float">
            <text:p>0.0000046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704" calcext:value-type="float">
            <text:p>0.0000047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712" calcext:value-type="float">
            <text:p>0.0000047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72" calcext:value-type="float">
            <text:p>0.0000047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4728" calcext:value-type="float">
            <text:p>0.0000047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736" calcext:value-type="float">
            <text:p>0.0000047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744" calcext:value-type="float">
            <text:p>0.0000047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752" calcext:value-type="float">
            <text:p>0.0000047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76" calcext:value-type="float">
            <text:p>0.000004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768" calcext:value-type="float">
            <text:p>0.0000047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776" calcext:value-type="float">
            <text:p>0.0000047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784" calcext:value-type="float">
            <text:p>0.0000047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792" calcext:value-type="float">
            <text:p>0.00000479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48" calcext:value-type="float">
            <text:p>0.00000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808" calcext:value-type="float">
            <text:p>0.0000048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816" calcext:value-type="float">
            <text:p>0.0000048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824" calcext:value-type="float">
            <text:p>0.0000048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832" calcext:value-type="float">
            <text:p>0.0000048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84" calcext:value-type="float">
            <text:p>0.000004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848" calcext:value-type="float">
            <text:p>0.0000048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856" calcext:value-type="float">
            <text:p>0.0000048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864" calcext:value-type="float">
            <text:p>0.0000048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872" calcext:value-type="float">
            <text:p>0.0000048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88" calcext:value-type="float">
            <text:p>0.0000048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4888" calcext:value-type="float">
            <text:p>0.0000048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896" calcext:value-type="float">
            <text:p>0.00000489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4904" calcext:value-type="float">
            <text:p>0.0000049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912" calcext:value-type="float">
            <text:p>0.0000049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92" calcext:value-type="float">
            <text:p>0.000004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928" calcext:value-type="float">
            <text:p>0.00000492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4936" calcext:value-type="float">
            <text:p>0.0000049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944" calcext:value-type="float">
            <text:p>0.0000049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952" calcext:value-type="float">
            <text:p>0.0000049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96" calcext:value-type="float">
            <text:p>0.000004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968" calcext:value-type="float">
            <text:p>0.0000049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976" calcext:value-type="float">
            <text:p>0.0000049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984" calcext:value-type="float">
            <text:p>0.0000049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4992" calcext:value-type="float">
            <text:p>0.0000049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" calcext:value-type="float">
            <text:p>0.000005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008" calcext:value-type="float">
            <text:p>0.0000050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016" calcext:value-type="float">
            <text:p>0.0000050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024" calcext:value-type="float">
            <text:p>0.0000050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032" calcext:value-type="float">
            <text:p>0.0000050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04" calcext:value-type="float">
            <text:p>0.000005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048" calcext:value-type="float">
            <text:p>0.0000050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056" calcext:value-type="float">
            <text:p>0.0000050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064" calcext:value-type="float">
            <text:p>0.0000050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072" calcext:value-type="float">
            <text:p>0.0000050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08" calcext:value-type="float">
            <text:p>0.000005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088" calcext:value-type="float">
            <text:p>0.0000050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096" calcext:value-type="float">
            <text:p>0.0000050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104" calcext:value-type="float">
            <text:p>0.0000051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112" calcext:value-type="float">
            <text:p>0.0000051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12" calcext:value-type="float">
            <text:p>0.000005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128" calcext:value-type="float">
            <text:p>0.0000051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136" calcext:value-type="float">
            <text:p>0.0000051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144" calcext:value-type="float">
            <text:p>0.0000051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152" calcext:value-type="float">
            <text:p>0.0000051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16" calcext:value-type="float">
            <text:p>0.000005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168" calcext:value-type="float">
            <text:p>0.00000516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5176" calcext:value-type="float">
            <text:p>0.00000517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5184" calcext:value-type="float">
            <text:p>0.0000051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192" calcext:value-type="float">
            <text:p>0.00000519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52" calcext:value-type="float">
            <text:p>0.00000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208" calcext:value-type="float">
            <text:p>0.0000052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216" calcext:value-type="float">
            <text:p>0.0000052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224" calcext:value-type="float">
            <text:p>0.0000052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232" calcext:value-type="float">
            <text:p>0.0000052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24" calcext:value-type="float">
            <text:p>0.000005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248" calcext:value-type="float">
            <text:p>0.0000052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256" calcext:value-type="float">
            <text:p>0.0000052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264" calcext:value-type="float">
            <text:p>0.00000526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5272" calcext:value-type="float">
            <text:p>0.00000527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528" calcext:value-type="float">
            <text:p>0.000005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288" calcext:value-type="float">
            <text:p>0.0000052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296" calcext:value-type="float">
            <text:p>0.00000529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5304" calcext:value-type="float">
            <text:p>0.0000053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312" calcext:value-type="float">
            <text:p>0.0000053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32" calcext:value-type="float">
            <text:p>0.000005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328" calcext:value-type="float">
            <text:p>0.00000532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5336" calcext:value-type="float">
            <text:p>0.0000053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344" calcext:value-type="float">
            <text:p>0.0000053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352" calcext:value-type="float">
            <text:p>0.0000053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36" calcext:value-type="float">
            <text:p>0.0000053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5368" calcext:value-type="float">
            <text:p>0.00000536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5376" calcext:value-type="float">
            <text:p>0.0000053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384" calcext:value-type="float">
            <text:p>0.00000538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5392" calcext:value-type="float">
            <text:p>0.0000053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4" calcext:value-type="float">
            <text:p>0.000005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408" calcext:value-type="float">
            <text:p>0.00000540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5416" calcext:value-type="float">
            <text:p>0.0000054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424" calcext:value-type="float">
            <text:p>0.0000054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432" calcext:value-type="float">
            <text:p>0.0000054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44" calcext:value-type="float">
            <text:p>0.000005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448" calcext:value-type="float">
            <text:p>0.0000054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456" calcext:value-type="float">
            <text:p>0.0000054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464" calcext:value-type="float">
            <text:p>0.0000054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472" calcext:value-type="float">
            <text:p>0.0000054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48" calcext:value-type="float">
            <text:p>0.0000054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5488" calcext:value-type="float">
            <text:p>0.0000054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496" calcext:value-type="float">
            <text:p>0.00000549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5504" calcext:value-type="float">
            <text:p>0.0000055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512" calcext:value-type="float">
            <text:p>0.00000551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552" calcext:value-type="float">
            <text:p>0.000005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528" calcext:value-type="float">
            <text:p>0.00000552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5536" calcext:value-type="float">
            <text:p>0.0000055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544" calcext:value-type="float">
            <text:p>0.0000055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552" calcext:value-type="float">
            <text:p>0.00000555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556" calcext:value-type="float">
            <text:p>0.000005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568" calcext:value-type="float">
            <text:p>0.00000556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5576" calcext:value-type="float">
            <text:p>0.00000557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5584" calcext:value-type="float">
            <text:p>0.0000055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592" calcext:value-type="float">
            <text:p>0.0000055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6" calcext:value-type="float">
            <text:p>0.00000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608" calcext:value-type="float">
            <text:p>0.0000056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616" calcext:value-type="float">
            <text:p>0.00000561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5624" calcext:value-type="float">
            <text:p>0.0000056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632" calcext:value-type="float">
            <text:p>0.0000056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64" calcext:value-type="float">
            <text:p>0.000005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648" calcext:value-type="float">
            <text:p>0.000005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5656" calcext:value-type="float">
            <text:p>0.0000056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664" calcext:value-type="float">
            <text:p>0.0000056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672" calcext:value-type="float">
            <text:p>0.0000056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68" calcext:value-type="float">
            <text:p>0.000005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688" calcext:value-type="float">
            <text:p>0.0000056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696" calcext:value-type="float">
            <text:p>0.0000056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704" calcext:value-type="float">
            <text:p>0.00000570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5712" calcext:value-type="float">
            <text:p>0.0000057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72" calcext:value-type="float">
            <text:p>0.000005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728" calcext:value-type="float">
            <text:p>0.0000057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736" calcext:value-type="float">
            <text:p>0.0000057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744" calcext:value-type="float">
            <text:p>0.0000057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752" calcext:value-type="float">
            <text:p>0.0000057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76" calcext:value-type="float">
            <text:p>0.000005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768" calcext:value-type="float">
            <text:p>0.0000057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776" calcext:value-type="float">
            <text:p>0.0000057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784" calcext:value-type="float">
            <text:p>0.0000057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792" calcext:value-type="float">
            <text:p>0.00000579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58" calcext:value-type="float">
            <text:p>0.000005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808" calcext:value-type="float">
            <text:p>0.0000058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816" calcext:value-type="float">
            <text:p>0.0000058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824" calcext:value-type="float">
            <text:p>0.0000058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832" calcext:value-type="float">
            <text:p>0.0000058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84" calcext:value-type="float">
            <text:p>0.000005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848" calcext:value-type="float">
            <text:p>0.0000058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856" calcext:value-type="float">
            <text:p>0.0000058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864" calcext:value-type="float">
            <text:p>0.0000058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872" calcext:value-type="float">
            <text:p>0.0000058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88" calcext:value-type="float">
            <text:p>0.000005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888" calcext:value-type="float">
            <text:p>0.0000058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896" calcext:value-type="float">
            <text:p>0.0000058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904" calcext:value-type="float">
            <text:p>0.0000059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912" calcext:value-type="float">
            <text:p>0.0000059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92" calcext:value-type="float">
            <text:p>0.000005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928" calcext:value-type="float">
            <text:p>0.0000059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936" calcext:value-type="float">
            <text:p>0.00000593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5944" calcext:value-type="float">
            <text:p>0.0000059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952" calcext:value-type="float">
            <text:p>0.0000059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96" calcext:value-type="float">
            <text:p>0.000005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968" calcext:value-type="float">
            <text:p>0.0000059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976" calcext:value-type="float">
            <text:p>0.00000597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5984" calcext:value-type="float">
            <text:p>0.0000059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5992" calcext:value-type="float">
            <text:p>0.00000599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6" calcext:value-type="float">
            <text:p>0.00000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008" calcext:value-type="float">
            <text:p>0.0000060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016" calcext:value-type="float">
            <text:p>0.0000060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024" calcext:value-type="float">
            <text:p>0.0000060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032" calcext:value-type="float">
            <text:p>0.0000060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04" calcext:value-type="float">
            <text:p>0.000006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048" calcext:value-type="float">
            <text:p>0.0000060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056" calcext:value-type="float">
            <text:p>0.0000060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064" calcext:value-type="float">
            <text:p>0.0000060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072" calcext:value-type="float">
            <text:p>0.0000060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08" calcext:value-type="float">
            <text:p>0.0000060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6088" calcext:value-type="float">
            <text:p>0.0000060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096" calcext:value-type="float">
            <text:p>0.0000060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104" calcext:value-type="float">
            <text:p>0.0000061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112" calcext:value-type="float">
            <text:p>0.0000061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12" calcext:value-type="float">
            <text:p>0.00000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6128" calcext:value-type="float">
            <text:p>0.0000061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136" calcext:value-type="float">
            <text:p>0.0000061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144" calcext:value-type="float">
            <text:p>0.0000061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152" calcext:value-type="float">
            <text:p>0.0000061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16" calcext:value-type="float">
            <text:p>0.000006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168" calcext:value-type="float">
            <text:p>0.0000061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176" calcext:value-type="float">
            <text:p>0.0000061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184" calcext:value-type="float">
            <text:p>0.0000061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192" calcext:value-type="float">
            <text:p>0.0000061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2" calcext:value-type="float">
            <text:p>0.000006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208" calcext:value-type="float">
            <text:p>0.0000062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216" calcext:value-type="float">
            <text:p>0.0000062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224" calcext:value-type="float">
            <text:p>0.00000622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6232" calcext:value-type="float">
            <text:p>0.00000623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624" calcext:value-type="float">
            <text:p>0.000006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248" calcext:value-type="float">
            <text:p>0.0000062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256" calcext:value-type="float">
            <text:p>0.0000062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264" calcext:value-type="float">
            <text:p>0.0000062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272" calcext:value-type="float">
            <text:p>0.0000062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28" calcext:value-type="float">
            <text:p>0.000006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288" calcext:value-type="float">
            <text:p>0.0000062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296" calcext:value-type="float">
            <text:p>0.0000062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304" calcext:value-type="float">
            <text:p>0.000006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6312" calcext:value-type="float">
            <text:p>0.0000063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32" calcext:value-type="float">
            <text:p>0.0000063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6328" calcext:value-type="float">
            <text:p>0.0000063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336" calcext:value-type="float">
            <text:p>0.0000063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344" calcext:value-type="float">
            <text:p>0.0000063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352" calcext:value-type="float">
            <text:p>0.00000635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636" calcext:value-type="float">
            <text:p>0.000006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368" calcext:value-type="float">
            <text:p>0.0000063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376" calcext:value-type="float">
            <text:p>0.0000063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384" calcext:value-type="float">
            <text:p>0.0000063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392" calcext:value-type="float">
            <text:p>0.0000063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4" calcext:value-type="float">
            <text:p>0.00000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408" calcext:value-type="float">
            <text:p>0.0000064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416" calcext:value-type="float">
            <text:p>0.0000064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424" calcext:value-type="float">
            <text:p>0.0000064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432" calcext:value-type="float">
            <text:p>0.0000064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44" calcext:value-type="float">
            <text:p>0.000006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448" calcext:value-type="float">
            <text:p>0.0000064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456" calcext:value-type="float">
            <text:p>0.0000064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464" calcext:value-type="float">
            <text:p>0.0000064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472" calcext:value-type="float">
            <text:p>0.0000064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48" calcext:value-type="float">
            <text:p>0.000006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488" calcext:value-type="float">
            <text:p>0.0000064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496" calcext:value-type="float">
            <text:p>0.000006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6504" calcext:value-type="float">
            <text:p>0.0000065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512" calcext:value-type="float">
            <text:p>0.0000065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52" calcext:value-type="float">
            <text:p>0.000006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528" calcext:value-type="float">
            <text:p>0.00000652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6536" calcext:value-type="float">
            <text:p>0.0000065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544" calcext:value-type="float">
            <text:p>0.0000065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552" calcext:value-type="float">
            <text:p>0.00000655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656" calcext:value-type="float">
            <text:p>0.0000065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6568" calcext:value-type="float">
            <text:p>0.0000065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576" calcext:value-type="float">
            <text:p>0.0000065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584" calcext:value-type="float">
            <text:p>0.0000065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592" calcext:value-type="float">
            <text:p>0.000006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66" calcext:value-type="float">
            <text:p>0.000006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608" calcext:value-type="float">
            <text:p>0.0000066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616" calcext:value-type="float">
            <text:p>0.0000066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624" calcext:value-type="float">
            <text:p>0.0000066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632" calcext:value-type="float">
            <text:p>0.0000066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64" calcext:value-type="float">
            <text:p>0.000006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648" calcext:value-type="float">
            <text:p>0.0000066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656" calcext:value-type="float">
            <text:p>0.0000066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664" calcext:value-type="float">
            <text:p>0.00000666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6672" calcext:value-type="float">
            <text:p>0.0000066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68" calcext:value-type="float">
            <text:p>0.000006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688" calcext:value-type="float">
            <text:p>0.0000066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696" calcext:value-type="float">
            <text:p>0.0000066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704" calcext:value-type="float">
            <text:p>0.0000067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712" calcext:value-type="float">
            <text:p>0.0000067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72" calcext:value-type="float">
            <text:p>0.000006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728" calcext:value-type="float">
            <text:p>0.0000067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736" calcext:value-type="float">
            <text:p>0.0000067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744" calcext:value-type="float">
            <text:p>0.0000067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752" calcext:value-type="float">
            <text:p>0.0000067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76" calcext:value-type="float">
            <text:p>0.000006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768" calcext:value-type="float">
            <text:p>0.0000067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776" calcext:value-type="float">
            <text:p>0.0000067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784" calcext:value-type="float">
            <text:p>0.0000067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792" calcext:value-type="float">
            <text:p>0.0000067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8" calcext:value-type="float">
            <text:p>0.00000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808" calcext:value-type="float">
            <text:p>0.0000068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816" calcext:value-type="float">
            <text:p>0.0000068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824" calcext:value-type="float">
            <text:p>0.0000068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832" calcext:value-type="float">
            <text:p>0.0000068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84" calcext:value-type="float">
            <text:p>0.000006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848" calcext:value-type="float">
            <text:p>0.0000068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856" calcext:value-type="float">
            <text:p>0.0000068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864" calcext:value-type="float">
            <text:p>0.0000068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872" calcext:value-type="float">
            <text:p>0.0000068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88" calcext:value-type="float">
            <text:p>0.000006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888" calcext:value-type="float">
            <text:p>0.0000068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896" calcext:value-type="float">
            <text:p>0.0000068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904" calcext:value-type="float">
            <text:p>0.0000069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912" calcext:value-type="float">
            <text:p>0.0000069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92" calcext:value-type="float">
            <text:p>0.000006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928" calcext:value-type="float">
            <text:p>0.0000069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936" calcext:value-type="float">
            <text:p>0.0000069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944" calcext:value-type="float">
            <text:p>0.0000069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952" calcext:value-type="float">
            <text:p>0.00000695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696" calcext:value-type="float">
            <text:p>0.000006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968" calcext:value-type="float">
            <text:p>0.0000069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976" calcext:value-type="float">
            <text:p>0.0000069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984" calcext:value-type="float">
            <text:p>0.0000069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6992" calcext:value-type="float">
            <text:p>0.00000699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7" calcext:value-type="float">
            <text:p>0.000007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008" calcext:value-type="float">
            <text:p>0.0000070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016" calcext:value-type="float">
            <text:p>0.0000070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024" calcext:value-type="float">
            <text:p>0.0000070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032" calcext:value-type="float">
            <text:p>0.0000070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04" calcext:value-type="float">
            <text:p>0.0000070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7048" calcext:value-type="float">
            <text:p>0.0000070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056" calcext:value-type="float">
            <text:p>0.0000070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064" calcext:value-type="float">
            <text:p>0.0000070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072" calcext:value-type="float">
            <text:p>0.0000070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08" calcext:value-type="float">
            <text:p>0.000007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088" calcext:value-type="float">
            <text:p>0.0000070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096" calcext:value-type="float">
            <text:p>0.0000070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104" calcext:value-type="float">
            <text:p>0.0000071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112" calcext:value-type="float">
            <text:p>0.0000071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12" calcext:value-type="float">
            <text:p>0.000007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128" calcext:value-type="float">
            <text:p>0.0000071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136" calcext:value-type="float">
            <text:p>0.0000071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144" calcext:value-type="float">
            <text:p>0.0000071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152" calcext:value-type="float">
            <text:p>0.0000071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16" calcext:value-type="float">
            <text:p>0.000007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168" calcext:value-type="float">
            <text:p>0.0000071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176" calcext:value-type="float">
            <text:p>0.0000071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184" calcext:value-type="float">
            <text:p>0.0000071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192" calcext:value-type="float">
            <text:p>0.00000719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72" calcext:value-type="float">
            <text:p>0.00000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208" calcext:value-type="float">
            <text:p>0.0000072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216" calcext:value-type="float">
            <text:p>0.0000072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224" calcext:value-type="float">
            <text:p>0.0000072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232" calcext:value-type="float">
            <text:p>0.0000072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24" calcext:value-type="float">
            <text:p>0.000007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248" calcext:value-type="float">
            <text:p>0.0000072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256" calcext:value-type="float">
            <text:p>0.0000072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264" calcext:value-type="float">
            <text:p>0.0000072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272" calcext:value-type="float">
            <text:p>0.00000727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728" calcext:value-type="float">
            <text:p>0.000007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288" calcext:value-type="float">
            <text:p>0.0000072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296" calcext:value-type="float">
            <text:p>0.0000072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304" calcext:value-type="float">
            <text:p>0.00000730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7312" calcext:value-type="float">
            <text:p>0.0000073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32" calcext:value-type="float">
            <text:p>0.000007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328" calcext:value-type="float">
            <text:p>0.0000073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336" calcext:value-type="float">
            <text:p>0.0000073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344" calcext:value-type="float">
            <text:p>0.0000073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352" calcext:value-type="float">
            <text:p>0.0000073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36" calcext:value-type="float">
            <text:p>0.000007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368" calcext:value-type="float">
            <text:p>0.0000073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376" calcext:value-type="float">
            <text:p>0.0000073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384" calcext:value-type="float">
            <text:p>0.0000073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392" calcext:value-type="float">
            <text:p>0.0000073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4" calcext:value-type="float">
            <text:p>0.000007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408" calcext:value-type="float">
            <text:p>0.0000074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416" calcext:value-type="float">
            <text:p>0.0000074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424" calcext:value-type="float">
            <text:p>0.0000074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432" calcext:value-type="float">
            <text:p>0.0000074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44" calcext:value-type="float">
            <text:p>0.000007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448" calcext:value-type="float">
            <text:p>0.0000074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456" calcext:value-type="float">
            <text:p>0.0000074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464" calcext:value-type="float">
            <text:p>0.0000074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472" calcext:value-type="float">
            <text:p>0.0000074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48" calcext:value-type="float">
            <text:p>0.000007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488" calcext:value-type="float">
            <text:p>0.0000074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496" calcext:value-type="float">
            <text:p>0.0000074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504" calcext:value-type="float">
            <text:p>0.0000075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512" calcext:value-type="float">
            <text:p>0.0000075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52" calcext:value-type="float">
            <text:p>0.000007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528" calcext:value-type="float">
            <text:p>0.0000075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536" calcext:value-type="float">
            <text:p>0.0000075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544" calcext:value-type="float">
            <text:p>0.0000075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552" calcext:value-type="float">
            <text:p>0.0000075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56" calcext:value-type="float">
            <text:p>0.000007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568" calcext:value-type="float">
            <text:p>0.00000756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7576" calcext:value-type="float">
            <text:p>0.0000075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584" calcext:value-type="float">
            <text:p>0.0000075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592" calcext:value-type="float">
            <text:p>0.0000075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6" calcext:value-type="float">
            <text:p>0.00000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608" calcext:value-type="float">
            <text:p>0.00000760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7616" calcext:value-type="float">
            <text:p>0.0000076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624" calcext:value-type="float">
            <text:p>0.0000076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632" calcext:value-type="float">
            <text:p>0.0000076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64" calcext:value-type="float">
            <text:p>0.000007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648" calcext:value-type="float">
            <text:p>0.0000076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656" calcext:value-type="float">
            <text:p>0.00000765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7664" calcext:value-type="float">
            <text:p>0.0000076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672" calcext:value-type="float">
            <text:p>0.0000076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68" calcext:value-type="float">
            <text:p>0.000007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688" calcext:value-type="float">
            <text:p>0.0000076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696" calcext:value-type="float">
            <text:p>0.0000076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704" calcext:value-type="float">
            <text:p>0.0000077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712" calcext:value-type="float">
            <text:p>0.0000077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72" calcext:value-type="float">
            <text:p>0.000007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728" calcext:value-type="float">
            <text:p>0.0000077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736" calcext:value-type="float">
            <text:p>0.00000773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7744" calcext:value-type="float">
            <text:p>0.0000077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752" calcext:value-type="float">
            <text:p>0.0000077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76" calcext:value-type="float">
            <text:p>0.000007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768" calcext:value-type="float">
            <text:p>0.0000077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776" calcext:value-type="float">
            <text:p>0.0000077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784" calcext:value-type="float">
            <text:p>0.0000077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792" calcext:value-type="float">
            <text:p>0.0000077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8" calcext:value-type="float">
            <text:p>0.000007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808" calcext:value-type="float">
            <text:p>0.00000780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7816" calcext:value-type="float">
            <text:p>0.0000078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824" calcext:value-type="float">
            <text:p>0.0000078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832" calcext:value-type="float">
            <text:p>0.0000078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84" calcext:value-type="float">
            <text:p>0.000007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848" calcext:value-type="float">
            <text:p>0.0000078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856" calcext:value-type="float">
            <text:p>0.00000785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7864" calcext:value-type="float">
            <text:p>0.0000078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872" calcext:value-type="float">
            <text:p>0.0000078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88" calcext:value-type="float">
            <text:p>0.0000078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7888" calcext:value-type="float">
            <text:p>0.0000078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896" calcext:value-type="float">
            <text:p>0.0000078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904" calcext:value-type="float">
            <text:p>0.0000079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912" calcext:value-type="float">
            <text:p>0.00000791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792" calcext:value-type="float">
            <text:p>0.000007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928" calcext:value-type="float">
            <text:p>0.0000079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936" calcext:value-type="float">
            <text:p>0.0000079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944" calcext:value-type="float">
            <text:p>0.0000079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952" calcext:value-type="float">
            <text:p>0.0000079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96" calcext:value-type="float">
            <text:p>0.000007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968" calcext:value-type="float">
            <text:p>0.0000079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976" calcext:value-type="float">
            <text:p>0.0000079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984" calcext:value-type="float">
            <text:p>0.0000079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7992" calcext:value-type="float">
            <text:p>0.0000079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" calcext:value-type="float">
            <text:p>0.0000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008" calcext:value-type="float">
            <text:p>0.0000080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016" calcext:value-type="float">
            <text:p>0.0000080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024" calcext:value-type="float">
            <text:p>0.00000802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8032" calcext:value-type="float">
            <text:p>0.0000080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04" calcext:value-type="float">
            <text:p>0.000008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048" calcext:value-type="float">
            <text:p>0.0000080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056" calcext:value-type="float">
            <text:p>0.0000080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064" calcext:value-type="float">
            <text:p>0.00000806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8072" calcext:value-type="float">
            <text:p>0.0000080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08" calcext:value-type="float">
            <text:p>0.000008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088" calcext:value-type="float">
            <text:p>0.0000080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096" calcext:value-type="float">
            <text:p>0.0000080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104" calcext:value-type="float">
            <text:p>0.0000081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112" calcext:value-type="float">
            <text:p>0.00000811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812" calcext:value-type="float">
            <text:p>0.0000081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8128" calcext:value-type="float">
            <text:p>0.00000812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8136" calcext:value-type="float">
            <text:p>0.0000081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144" calcext:value-type="float">
            <text:p>0.0000081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152" calcext:value-type="float">
            <text:p>0.0000081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16" calcext:value-type="float">
            <text:p>0.000008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168" calcext:value-type="float">
            <text:p>0.0000081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176" calcext:value-type="float">
            <text:p>0.0000081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184" calcext:value-type="float">
            <text:p>0.0000081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192" calcext:value-type="float">
            <text:p>0.0000081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2" calcext:value-type="float">
            <text:p>0.000008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208" calcext:value-type="float">
            <text:p>0.0000082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216" calcext:value-type="float">
            <text:p>0.00000821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8224" calcext:value-type="float">
            <text:p>0.0000082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232" calcext:value-type="float">
            <text:p>0.0000082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24" calcext:value-type="float">
            <text:p>0.000008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248" calcext:value-type="float">
            <text:p>0.00000824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8256" calcext:value-type="float">
            <text:p>0.0000082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264" calcext:value-type="float">
            <text:p>0.0000082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272" calcext:value-type="float">
            <text:p>0.0000082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28" calcext:value-type="float">
            <text:p>0.000008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288" calcext:value-type="float">
            <text:p>0.0000082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296" calcext:value-type="float">
            <text:p>0.0000082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304" calcext:value-type="float">
            <text:p>0.00000830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8312" calcext:value-type="float">
            <text:p>0.0000083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32" calcext:value-type="float">
            <text:p>0.000008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328" calcext:value-type="float">
            <text:p>0.0000083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336" calcext:value-type="float">
            <text:p>0.0000083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344" calcext:value-type="float">
            <text:p>0.0000083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352" calcext:value-type="float">
            <text:p>0.0000083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36" calcext:value-type="float">
            <text:p>0.000008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368" calcext:value-type="float">
            <text:p>0.00000836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8376" calcext:value-type="float">
            <text:p>0.0000083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384" calcext:value-type="float">
            <text:p>0.0000083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392" calcext:value-type="float">
            <text:p>0.00000839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84" calcext:value-type="float">
            <text:p>0.00000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408" calcext:value-type="float">
            <text:p>0.00000840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8416" calcext:value-type="float">
            <text:p>0.0000084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424" calcext:value-type="float">
            <text:p>0.0000084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432" calcext:value-type="float">
            <text:p>0.0000084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44" calcext:value-type="float">
            <text:p>0.000008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448" calcext:value-type="float">
            <text:p>0.0000084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456" calcext:value-type="float">
            <text:p>0.0000084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464" calcext:value-type="float">
            <text:p>0.0000084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472" calcext:value-type="float">
            <text:p>0.0000084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48" calcext:value-type="float">
            <text:p>0.000008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488" calcext:value-type="float">
            <text:p>0.0000084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496" calcext:value-type="float">
            <text:p>0.00000849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8504" calcext:value-type="float">
            <text:p>0.0000085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512" calcext:value-type="float">
            <text:p>0.0000085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52" calcext:value-type="float">
            <text:p>0.000008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528" calcext:value-type="float">
            <text:p>0.0000085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536" calcext:value-type="float">
            <text:p>0.0000085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544" calcext:value-type="float">
            <text:p>0.000008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8552" calcext:value-type="float">
            <text:p>0.0000085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56" calcext:value-type="float">
            <text:p>0.000008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568" calcext:value-type="float">
            <text:p>0.0000085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576" calcext:value-type="float">
            <text:p>0.0000085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584" calcext:value-type="float">
            <text:p>0.0000085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592" calcext:value-type="float">
            <text:p>0.0000085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6" calcext:value-type="float">
            <text:p>0.000008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608" calcext:value-type="float">
            <text:p>0.0000086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616" calcext:value-type="float">
            <text:p>0.0000086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624" calcext:value-type="float">
            <text:p>0.0000086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632" calcext:value-type="float">
            <text:p>0.0000086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64" calcext:value-type="float">
            <text:p>0.000008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648" calcext:value-type="float">
            <text:p>0.0000086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656" calcext:value-type="float">
            <text:p>0.0000086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664" calcext:value-type="float">
            <text:p>0.0000086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672" calcext:value-type="float">
            <text:p>0.0000086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68" calcext:value-type="float">
            <text:p>0.000008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688" calcext:value-type="float">
            <text:p>0.0000086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696" calcext:value-type="float">
            <text:p>0.0000086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704" calcext:value-type="float">
            <text:p>0.0000087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712" calcext:value-type="float">
            <text:p>0.0000087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72" calcext:value-type="float">
            <text:p>0.000008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728" calcext:value-type="float">
            <text:p>0.0000087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736" calcext:value-type="float">
            <text:p>0.0000087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744" calcext:value-type="float">
            <text:p>0.0000087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752" calcext:value-type="float">
            <text:p>0.0000087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76" calcext:value-type="float">
            <text:p>0.000008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768" calcext:value-type="float">
            <text:p>0.0000087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776" calcext:value-type="float">
            <text:p>0.0000087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784" calcext:value-type="float">
            <text:p>0.0000087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792" calcext:value-type="float">
            <text:p>0.0000087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8" calcext:value-type="float">
            <text:p>0.00000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808" calcext:value-type="float">
            <text:p>0.0000088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816" calcext:value-type="float">
            <text:p>0.0000088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824" calcext:value-type="float">
            <text:p>0.0000088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832" calcext:value-type="float">
            <text:p>0.0000088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84" calcext:value-type="float">
            <text:p>0.000008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848" calcext:value-type="float">
            <text:p>0.0000088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856" calcext:value-type="float">
            <text:p>0.0000088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864" calcext:value-type="float">
            <text:p>0.0000088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872" calcext:value-type="float">
            <text:p>0.0000088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88" calcext:value-type="float">
            <text:p>0.000008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888" calcext:value-type="float">
            <text:p>0.0000088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896" calcext:value-type="float">
            <text:p>0.0000088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904" calcext:value-type="float">
            <text:p>0.0000089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912" calcext:value-type="float">
            <text:p>0.0000089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92" calcext:value-type="float">
            <text:p>0.000008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928" calcext:value-type="float">
            <text:p>0.0000089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936" calcext:value-type="float">
            <text:p>0.0000089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944" calcext:value-type="float">
            <text:p>0.0000089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952" calcext:value-type="float">
            <text:p>0.0000089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96" calcext:value-type="float">
            <text:p>0.0000089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8968" calcext:value-type="float">
            <text:p>0.0000089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976" calcext:value-type="float">
            <text:p>0.0000089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984" calcext:value-type="float">
            <text:p>0.0000089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8992" calcext:value-type="float">
            <text:p>0.0000089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" calcext:value-type="float">
            <text:p>0.000009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008" calcext:value-type="float">
            <text:p>0.0000090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016" calcext:value-type="float">
            <text:p>0.0000090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024" calcext:value-type="float">
            <text:p>0.0000090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032" calcext:value-type="float">
            <text:p>0.0000090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04" calcext:value-type="float">
            <text:p>0.000009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048" calcext:value-type="float">
            <text:p>0.0000090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056" calcext:value-type="float">
            <text:p>0.0000090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064" calcext:value-type="float">
            <text:p>0.0000090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072" calcext:value-type="float">
            <text:p>0.0000090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08" calcext:value-type="float">
            <text:p>0.0000090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9088" calcext:value-type="float">
            <text:p>0.0000090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096" calcext:value-type="float">
            <text:p>0.0000090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104" calcext:value-type="float">
            <text:p>0.0000091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112" calcext:value-type="float">
            <text:p>0.0000091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12" calcext:value-type="float">
            <text:p>0.000009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128" calcext:value-type="float">
            <text:p>0.0000091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136" calcext:value-type="float">
            <text:p>0.0000091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144" calcext:value-type="float">
            <text:p>0.0000091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152" calcext:value-type="float">
            <text:p>0.0000091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16" calcext:value-type="float">
            <text:p>0.000009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168" calcext:value-type="float">
            <text:p>0.0000091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176" calcext:value-type="float">
            <text:p>0.0000091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184" calcext:value-type="float">
            <text:p>0.00000918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9192" calcext:value-type="float">
            <text:p>0.0000091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2" calcext:value-type="float">
            <text:p>0.00000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208" calcext:value-type="float">
            <text:p>0.00000920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9216" calcext:value-type="float">
            <text:p>0.0000092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224" calcext:value-type="float">
            <text:p>0.0000092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232" calcext:value-type="float">
            <text:p>0.0000092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24" calcext:value-type="float">
            <text:p>0.000009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248" calcext:value-type="float">
            <text:p>0.0000092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256" calcext:value-type="float">
            <text:p>0.0000092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264" calcext:value-type="float">
            <text:p>0.0000092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272" calcext:value-type="float">
            <text:p>0.0000092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28" calcext:value-type="float">
            <text:p>0.000009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288" calcext:value-type="float">
            <text:p>0.0000092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296" calcext:value-type="float">
            <text:p>0.00000929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9304" calcext:value-type="float">
            <text:p>0.00000930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9312" calcext:value-type="float">
            <text:p>0.0000093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32" calcext:value-type="float">
            <text:p>0.0000093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9328" calcext:value-type="float">
            <text:p>0.00000932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9336" calcext:value-type="float">
            <text:p>0.0000093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344" calcext:value-type="float">
            <text:p>0.00000934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9352" calcext:value-type="float">
            <text:p>0.00000935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936" calcext:value-type="float">
            <text:p>0.000009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368" calcext:value-type="float">
            <text:p>0.0000093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376" calcext:value-type="float">
            <text:p>0.0000093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384" calcext:value-type="float">
            <text:p>0.0000093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392" calcext:value-type="float">
            <text:p>0.0000093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4" calcext:value-type="float">
            <text:p>0.000009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408" calcext:value-type="float">
            <text:p>0.0000094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416" calcext:value-type="float">
            <text:p>0.0000094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424" calcext:value-type="float">
            <text:p>0.0000094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432" calcext:value-type="float">
            <text:p>0.0000094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44" calcext:value-type="float">
            <text:p>0.000009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448" calcext:value-type="float">
            <text:p>0.0000094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456" calcext:value-type="float">
            <text:p>0.0000094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464" calcext:value-type="float">
            <text:p>0.0000094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472" calcext:value-type="float">
            <text:p>0.00000947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948" calcext:value-type="float">
            <text:p>0.000009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488" calcext:value-type="float">
            <text:p>0.0000094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496" calcext:value-type="float">
            <text:p>0.00000949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9504" calcext:value-type="float">
            <text:p>0.00000950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9512" calcext:value-type="float">
            <text:p>0.0000095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52" calcext:value-type="float">
            <text:p>0.000009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528" calcext:value-type="float">
            <text:p>0.0000095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536" calcext:value-type="float">
            <text:p>0.0000095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544" calcext:value-type="float">
            <text:p>0.0000095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552" calcext:value-type="float">
            <text:p>0.0000095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56" calcext:value-type="float">
            <text:p>0.000009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568" calcext:value-type="float">
            <text:p>0.00000956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9576" calcext:value-type="float">
            <text:p>0.0000095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584" calcext:value-type="float">
            <text:p>0.0000095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592" calcext:value-type="float">
            <text:p>0.00000959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96" calcext:value-type="float">
            <text:p>0.00000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608" calcext:value-type="float">
            <text:p>0.0000096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616" calcext:value-type="float">
            <text:p>0.0000096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624" calcext:value-type="float">
            <text:p>0.0000096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632" calcext:value-type="float">
            <text:p>0.0000096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64" calcext:value-type="float">
            <text:p>0.0000096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9648" calcext:value-type="float">
            <text:p>0.0000096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656" calcext:value-type="float">
            <text:p>0.0000096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664" calcext:value-type="float">
            <text:p>0.0000096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672" calcext:value-type="float">
            <text:p>0.0000096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68" calcext:value-type="float">
            <text:p>0.000009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688" calcext:value-type="float">
            <text:p>0.00000968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9696" calcext:value-type="float">
            <text:p>0.0000096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704" calcext:value-type="float">
            <text:p>0.0000097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712" calcext:value-type="float">
            <text:p>0.0000097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72" calcext:value-type="float">
            <text:p>0.000009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728" calcext:value-type="float">
            <text:p>0.0000097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736" calcext:value-type="float">
            <text:p>0.00000973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9744" calcext:value-type="float">
            <text:p>0.0000097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752" calcext:value-type="float">
            <text:p>0.0000097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76" calcext:value-type="float">
            <text:p>0.000009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768" calcext:value-type="float">
            <text:p>0.0000097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776" calcext:value-type="float">
            <text:p>0.0000097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784" calcext:value-type="float">
            <text:p>0.0000097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792" calcext:value-type="float">
            <text:p>0.0000097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8" calcext:value-type="float">
            <text:p>0.000009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808" calcext:value-type="float">
            <text:p>0.0000098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816" calcext:value-type="float">
            <text:p>0.0000098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824" calcext:value-type="float">
            <text:p>0.0000098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832" calcext:value-type="float">
            <text:p>0.00000983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984" calcext:value-type="float">
            <text:p>0.000009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848" calcext:value-type="float">
            <text:p>0.0000098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856" calcext:value-type="float">
            <text:p>0.00000985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9864" calcext:value-type="float">
            <text:p>0.0000098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872" calcext:value-type="float">
            <text:p>0.0000098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88" calcext:value-type="float">
            <text:p>0.000009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888" calcext:value-type="float">
            <text:p>0.0000098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896" calcext:value-type="float">
            <text:p>0.00000989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9904" calcext:value-type="float">
            <text:p>0.00000990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09912" calcext:value-type="float">
            <text:p>0.0000099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92" calcext:value-type="float">
            <text:p>0.000009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928" calcext:value-type="float">
            <text:p>0.0000099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936" calcext:value-type="float">
            <text:p>0.0000099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944" calcext:value-type="float">
            <text:p>0.0000099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952" calcext:value-type="float">
            <text:p>0.0000099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96" calcext:value-type="float">
            <text:p>0.000009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968" calcext:value-type="float">
            <text:p>0.0000099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976" calcext:value-type="float">
            <text:p>0.0000099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984" calcext:value-type="float">
            <text:p>0.0000099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09992" calcext:value-type="float">
            <text:p>0.00000999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008" calcext:value-type="float">
            <text:p>0.0000100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016" calcext:value-type="float">
            <text:p>0.0000100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024" calcext:value-type="float">
            <text:p>0.0000100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032" calcext:value-type="float">
            <text:p>0.0000100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04" calcext:value-type="float">
            <text:p>0.000010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048" calcext:value-type="float">
            <text:p>0.0000100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056" calcext:value-type="float">
            <text:p>0.0000100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064" calcext:value-type="float">
            <text:p>0.0000100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072" calcext:value-type="float">
            <text:p>0.0000100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08" calcext:value-type="float">
            <text:p>0.000010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088" calcext:value-type="float">
            <text:p>0.0000100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096" calcext:value-type="float">
            <text:p>0.0000100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104" calcext:value-type="float">
            <text:p>0.0000101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112" calcext:value-type="float">
            <text:p>0.0000101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12" calcext:value-type="float">
            <text:p>0.000010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128" calcext:value-type="float">
            <text:p>0.0000101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136" calcext:value-type="float">
            <text:p>0.0000101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144" calcext:value-type="float">
            <text:p>0.0000101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152" calcext:value-type="float">
            <text:p>0.0000101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16" calcext:value-type="float">
            <text:p>0.000010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168" calcext:value-type="float">
            <text:p>0.0000101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176" calcext:value-type="float">
            <text:p>0.0000101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184" calcext:value-type="float">
            <text:p>0.0000101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192" calcext:value-type="float">
            <text:p>0.0000101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2" calcext:value-type="float">
            <text:p>0.000010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208" calcext:value-type="float">
            <text:p>0.0000102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216" calcext:value-type="float">
            <text:p>0.00001021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224" calcext:value-type="float">
            <text:p>0.0000102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232" calcext:value-type="float">
            <text:p>0.0000102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24" calcext:value-type="float">
            <text:p>0.000010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248" calcext:value-type="float">
            <text:p>0.0000102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256" calcext:value-type="float">
            <text:p>0.0000102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264" calcext:value-type="float">
            <text:p>0.0000102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272" calcext:value-type="float">
            <text:p>0.00001027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28" calcext:value-type="float">
            <text:p>0.000010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288" calcext:value-type="float">
            <text:p>0.0000102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296" calcext:value-type="float">
            <text:p>0.0000102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304" calcext:value-type="float">
            <text:p>0.0000103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312" calcext:value-type="float">
            <text:p>0.00001031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32" calcext:value-type="float">
            <text:p>0.000010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328" calcext:value-type="float">
            <text:p>0.0000103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336" calcext:value-type="float">
            <text:p>0.00001033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344" calcext:value-type="float">
            <text:p>0.0000103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352" calcext:value-type="float">
            <text:p>0.00001035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36" calcext:value-type="float">
            <text:p>0.000010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368" calcext:value-type="float">
            <text:p>0.0000103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376" calcext:value-type="float">
            <text:p>0.0000103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384" calcext:value-type="float">
            <text:p>0.00001038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392" calcext:value-type="float">
            <text:p>0.0000103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4" calcext:value-type="float">
            <text:p>0.00001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408" calcext:value-type="float">
            <text:p>0.0000104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416" calcext:value-type="float">
            <text:p>0.0000104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424" calcext:value-type="float">
            <text:p>0.0000104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432" calcext:value-type="float">
            <text:p>0.0000104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44" calcext:value-type="float">
            <text:p>0.0000104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448" calcext:value-type="float">
            <text:p>0.00001044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456" calcext:value-type="float">
            <text:p>0.0000104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464" calcext:value-type="float">
            <text:p>0.0000104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472" calcext:value-type="float">
            <text:p>0.00001047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48" calcext:value-type="float">
            <text:p>0.000010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488" calcext:value-type="float">
            <text:p>0.0000104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496" calcext:value-type="float">
            <text:p>0.0000104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504" calcext:value-type="float">
            <text:p>0.0000105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512" calcext:value-type="float">
            <text:p>0.00001051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52" calcext:value-type="float">
            <text:p>0.0000105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528" calcext:value-type="float">
            <text:p>0.0000105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536" calcext:value-type="float">
            <text:p>0.0000105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544" calcext:value-type="float">
            <text:p>0.0000105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552" calcext:value-type="float">
            <text:p>0.0000105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56" calcext:value-type="float">
            <text:p>0.000010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568" calcext:value-type="float">
            <text:p>0.0000105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576" calcext:value-type="float">
            <text:p>0.0000105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584" calcext:value-type="float">
            <text:p>0.00001058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592" calcext:value-type="float">
            <text:p>0.0000105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6" calcext:value-type="float">
            <text:p>0.000010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608" calcext:value-type="float">
            <text:p>0.0000106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616" calcext:value-type="float">
            <text:p>0.0000106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624" calcext:value-type="float">
            <text:p>0.00001062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632" calcext:value-type="float">
            <text:p>0.0000106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64" calcext:value-type="float">
            <text:p>0.000010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648" calcext:value-type="float">
            <text:p>0.00001064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656" calcext:value-type="float">
            <text:p>0.0000106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664" calcext:value-type="float">
            <text:p>0.0000106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672" calcext:value-type="float">
            <text:p>0.0000106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68" calcext:value-type="float">
            <text:p>0.0000106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688" calcext:value-type="float">
            <text:p>0.0000106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696" calcext:value-type="float">
            <text:p>0.0000106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704" calcext:value-type="float">
            <text:p>0.00001070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712" calcext:value-type="float">
            <text:p>0.0000107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72" calcext:value-type="float">
            <text:p>0.000010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728" calcext:value-type="float">
            <text:p>0.0000107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736" calcext:value-type="float">
            <text:p>0.0000107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744" calcext:value-type="float">
            <text:p>0.00001074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752" calcext:value-type="float">
            <text:p>0.0000107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76" calcext:value-type="float">
            <text:p>0.000010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768" calcext:value-type="float">
            <text:p>0.0000107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776" calcext:value-type="float">
            <text:p>0.0000107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784" calcext:value-type="float">
            <text:p>0.00001078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792" calcext:value-type="float">
            <text:p>0.00001079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8" calcext:value-type="float">
            <text:p>0.00001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808" calcext:value-type="float">
            <text:p>0.0000108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816" calcext:value-type="float">
            <text:p>0.0000108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824" calcext:value-type="float">
            <text:p>0.00001082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832" calcext:value-type="float">
            <text:p>0.00001083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84" calcext:value-type="float">
            <text:p>0.000010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848" calcext:value-type="float">
            <text:p>0.0000108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856" calcext:value-type="float">
            <text:p>0.00001085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864" calcext:value-type="float">
            <text:p>0.0000108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872" calcext:value-type="float">
            <text:p>0.0000108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88" calcext:value-type="float">
            <text:p>0.0000108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888" calcext:value-type="float">
            <text:p>0.0000108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896" calcext:value-type="float">
            <text:p>0.0000108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904" calcext:value-type="float">
            <text:p>0.00001090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912" calcext:value-type="float">
            <text:p>0.0000109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92" calcext:value-type="float">
            <text:p>0.000010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928" calcext:value-type="float">
            <text:p>0.0000109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0936" calcext:value-type="float">
            <text:p>0.00001093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944" calcext:value-type="float">
            <text:p>0.00001094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952" calcext:value-type="float">
            <text:p>0.00001095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96" calcext:value-type="float">
            <text:p>0.0000109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968" calcext:value-type="float">
            <text:p>0.00001096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976" calcext:value-type="float">
            <text:p>0.00001097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984" calcext:value-type="float">
            <text:p>0.00001098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0992" calcext:value-type="float">
            <text:p>0.0000109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" calcext:value-type="float">
            <text:p>0.000011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008" calcext:value-type="float">
            <text:p>0.00001100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016" calcext:value-type="float">
            <text:p>0.00001101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024" calcext:value-type="float">
            <text:p>0.0000110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032" calcext:value-type="float">
            <text:p>0.0000110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04" calcext:value-type="float">
            <text:p>0.000011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048" calcext:value-type="float">
            <text:p>0.00001104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056" calcext:value-type="float">
            <text:p>0.0000110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064" calcext:value-type="float">
            <text:p>0.0000110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072" calcext:value-type="float">
            <text:p>0.00001107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08" calcext:value-type="float">
            <text:p>0.0000110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088" calcext:value-type="float">
            <text:p>0.00001108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096" calcext:value-type="float">
            <text:p>0.0000110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104" calcext:value-type="float">
            <text:p>0.0000111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112" calcext:value-type="float">
            <text:p>0.0000111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12" calcext:value-type="float">
            <text:p>0.000011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128" calcext:value-type="float">
            <text:p>0.00001112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136" calcext:value-type="float">
            <text:p>0.0000111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144" calcext:value-type="float">
            <text:p>0.0000111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152" calcext:value-type="float">
            <text:p>0.0000111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16" calcext:value-type="float">
            <text:p>0.0000111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168" calcext:value-type="float">
            <text:p>0.00001116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176" calcext:value-type="float">
            <text:p>0.0000111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184" calcext:value-type="float">
            <text:p>0.00001118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192" calcext:value-type="float">
            <text:p>0.0000111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2" calcext:value-type="float">
            <text:p>0.000011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208" calcext:value-type="float">
            <text:p>0.00001120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216" calcext:value-type="float">
            <text:p>0.00001121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224" calcext:value-type="float">
            <text:p>0.0000112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232" calcext:value-type="float">
            <text:p>0.00001123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24" calcext:value-type="float">
            <text:p>0.000011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248" calcext:value-type="float">
            <text:p>0.00001124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256" calcext:value-type="float">
            <text:p>0.00001125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264" calcext:value-type="float">
            <text:p>0.0000112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272" calcext:value-type="float">
            <text:p>0.00001127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28" calcext:value-type="float">
            <text:p>0.000011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288" calcext:value-type="float">
            <text:p>0.0000112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296" calcext:value-type="float">
            <text:p>0.0000112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304" calcext:value-type="float">
            <text:p>0.0000113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312" calcext:value-type="float">
            <text:p>0.00001131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32" calcext:value-type="float">
            <text:p>0.0000113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328" calcext:value-type="float">
            <text:p>0.00001132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336" calcext:value-type="float">
            <text:p>0.00001133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344" calcext:value-type="float">
            <text:p>0.00001134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352" calcext:value-type="float">
            <text:p>0.0000113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36" calcext:value-type="float">
            <text:p>0.000011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368" calcext:value-type="float">
            <text:p>0.00001136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376" calcext:value-type="float">
            <text:p>0.00001137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384" calcext:value-type="float">
            <text:p>0.0000113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392" calcext:value-type="float">
            <text:p>0.0000113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4" calcext:value-type="float">
            <text:p>0.000011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408" calcext:value-type="float">
            <text:p>0.0000114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416" calcext:value-type="float">
            <text:p>0.00001141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424" calcext:value-type="float">
            <text:p>0.0000114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432" calcext:value-type="float">
            <text:p>0.0000114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44" calcext:value-type="float">
            <text:p>0.0000114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448" calcext:value-type="float">
            <text:p>0.0000114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456" calcext:value-type="float">
            <text:p>0.0000114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464" calcext:value-type="float">
            <text:p>0.00001146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472" calcext:value-type="float">
            <text:p>0.00001147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48" calcext:value-type="float">
            <text:p>0.000011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488" calcext:value-type="float">
            <text:p>0.0000114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496" calcext:value-type="float">
            <text:p>0.0000114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504" calcext:value-type="float">
            <text:p>0.00001150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512" calcext:value-type="float">
            <text:p>0.00001151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52" calcext:value-type="float">
            <text:p>0.000011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528" calcext:value-type="float">
            <text:p>0.00001152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536" calcext:value-type="float">
            <text:p>0.0000115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544" calcext:value-type="float">
            <text:p>0.00001154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552" calcext:value-type="float">
            <text:p>0.00001155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56" calcext:value-type="float">
            <text:p>0.0000115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568" calcext:value-type="float">
            <text:p>0.00001156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576" calcext:value-type="float">
            <text:p>0.00001157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584" calcext:value-type="float">
            <text:p>0.00001158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592" calcext:value-type="float">
            <text:p>0.0000115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6" calcext:value-type="float">
            <text:p>0.00001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608" calcext:value-type="float">
            <text:p>0.00001160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616" calcext:value-type="float">
            <text:p>0.0000116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624" calcext:value-type="float">
            <text:p>0.0000116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632" calcext:value-type="float">
            <text:p>0.00001163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64" calcext:value-type="float">
            <text:p>0.000011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648" calcext:value-type="float">
            <text:p>0.00001164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656" calcext:value-type="float">
            <text:p>0.00001165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664" calcext:value-type="float">
            <text:p>0.00001166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672" calcext:value-type="float">
            <text:p>0.00001167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68" calcext:value-type="float">
            <text:p>0.0000116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688" calcext:value-type="float">
            <text:p>0.0000116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696" calcext:value-type="float">
            <text:p>0.00001169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704" calcext:value-type="float">
            <text:p>0.00001170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712" calcext:value-type="float">
            <text:p>0.00001171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72" calcext:value-type="float">
            <text:p>0.0000117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728" calcext:value-type="float">
            <text:p>0.00001172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736" calcext:value-type="float">
            <text:p>0.0000117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744" calcext:value-type="float">
            <text:p>0.0000117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752" calcext:value-type="float">
            <text:p>0.00001175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76" calcext:value-type="float">
            <text:p>0.0000117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768" calcext:value-type="float">
            <text:p>0.0000117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776" calcext:value-type="float">
            <text:p>0.00001177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784" calcext:value-type="float">
            <text:p>0.0000117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792" calcext:value-type="float">
            <text:p>0.00001179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8" calcext:value-type="float">
            <text:p>0.000011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808" calcext:value-type="float">
            <text:p>0.00001180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816" calcext:value-type="float">
            <text:p>0.0000118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824" calcext:value-type="float">
            <text:p>0.0000118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832" calcext:value-type="float">
            <text:p>0.00001183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84" calcext:value-type="float">
            <text:p>0.000011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848" calcext:value-type="float">
            <text:p>0.0000118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856" calcext:value-type="float">
            <text:p>0.00001185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864" calcext:value-type="float">
            <text:p>0.00001186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872" calcext:value-type="float">
            <text:p>0.00001187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88" calcext:value-type="float">
            <text:p>0.0000118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888" calcext:value-type="float">
            <text:p>0.0000118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896" calcext:value-type="float">
            <text:p>0.0000118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904" calcext:value-type="float">
            <text:p>0.00001190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912" calcext:value-type="float">
            <text:p>0.00001191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92" calcext:value-type="float">
            <text:p>0.000011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928" calcext:value-type="float">
            <text:p>0.0000119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936" calcext:value-type="float">
            <text:p>0.0000119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944" calcext:value-type="float">
            <text:p>0.00001194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952" calcext:value-type="float">
            <text:p>0.00001195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96" calcext:value-type="float">
            <text:p>0.0000119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1968" calcext:value-type="float">
            <text:p>0.00001196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976" calcext:value-type="float">
            <text:p>0.00001197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984" calcext:value-type="float">
            <text:p>0.00001198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1992" calcext:value-type="float">
            <text:p>0.00001199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008" calcext:value-type="float">
            <text:p>0.0000120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2016" calcext:value-type="float">
            <text:p>0.00001201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024" calcext:value-type="float">
            <text:p>0.00001202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032" calcext:value-type="float">
            <text:p>0.00001203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204" calcext:value-type="float">
            <text:p>0.0000120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2048" calcext:value-type="float">
            <text:p>0.00001204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056" calcext:value-type="float">
            <text:p>0.00001205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064" calcext:value-type="float">
            <text:p>0.00001206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072" calcext:value-type="float">
            <text:p>0.00001207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08" calcext:value-type="float">
            <text:p>0.0000120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2088" calcext:value-type="float">
            <text:p>0.00001208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2096" calcext:value-type="float">
            <text:p>0.00001209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104" calcext:value-type="float">
            <text:p>0.00001210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112" calcext:value-type="float">
            <text:p>0.00001211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12" calcext:value-type="float">
            <text:p>0.0000121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128" calcext:value-type="float">
            <text:p>0.0000121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2136" calcext:value-type="float">
            <text:p>0.00001213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144" calcext:value-type="float">
            <text:p>0.00001214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152" calcext:value-type="float">
            <text:p>0.0000121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216" calcext:value-type="float">
            <text:p>0.0000121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2168" calcext:value-type="float">
            <text:p>0.00001216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2176" calcext:value-type="float">
            <text:p>0.00001217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184" calcext:value-type="float">
            <text:p>0.00001218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2192" calcext:value-type="float">
            <text:p>0.00001219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2" calcext:value-type="float">
            <text:p>0.000012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208" calcext:value-type="float">
            <text:p>0.00001220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216" calcext:value-type="float">
            <text:p>0.00001221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224" calcext:value-type="float">
            <text:p>0.00001222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232" calcext:value-type="float">
            <text:p>0.00001223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24" calcext:value-type="float">
            <text:p>0.0000122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248" calcext:value-type="float">
            <text:p>0.00001224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256" calcext:value-type="float">
            <text:p>0.00001225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264" calcext:value-type="float">
            <text:p>0.00001226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272" calcext:value-type="float">
            <text:p>0.00001227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28" calcext:value-type="float">
            <text:p>0.0000122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288" calcext:value-type="float">
            <text:p>0.00001228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296" calcext:value-type="float">
            <text:p>0.00001229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304" calcext:value-type="float">
            <text:p>0.00001230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312" calcext:value-type="float">
            <text:p>0.0000123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232" calcext:value-type="float">
            <text:p>0.0000123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328" calcext:value-type="float">
            <text:p>0.0000123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2336" calcext:value-type="float">
            <text:p>0.0000123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2344" calcext:value-type="float">
            <text:p>0.00001234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352" calcext:value-type="float">
            <text:p>0.00001235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36" calcext:value-type="float">
            <text:p>0.00001236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2368" calcext:value-type="float">
            <text:p>0.00001236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376" calcext:value-type="float">
            <text:p>0.00001237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384" calcext:value-type="float">
            <text:p>0.00001238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392" calcext:value-type="float">
            <text:p>0.00001239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4" calcext:value-type="float">
            <text:p>0.000012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2408" calcext:value-type="float">
            <text:p>0.00001240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416" calcext:value-type="float">
            <text:p>0.00001241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424" calcext:value-type="float">
            <text:p>0.00001242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432" calcext:value-type="float">
            <text:p>0.00001243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44" calcext:value-type="float">
            <text:p>0.0000124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448" calcext:value-type="float">
            <text:p>0.00001244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456" calcext:value-type="float">
            <text:p>0.00001245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464" calcext:value-type="float">
            <text:p>0.000012464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2472" calcext:value-type="float">
            <text:p>0.00001247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48" calcext:value-type="float">
            <text:p>0.0000124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488" calcext:value-type="float">
            <text:p>0.00001248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496" calcext:value-type="float">
            <text:p>0.00001249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504" calcext:value-type="float">
            <text:p>0.00001250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512" calcext:value-type="float">
            <text:p>0.0000125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252" calcext:value-type="float">
            <text:p>0.0000125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528" calcext:value-type="float">
            <text:p>0.00001252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536" calcext:value-type="float">
            <text:p>0.00001253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544" calcext:value-type="float">
            <text:p>0.00001254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552" calcext:value-type="float">
            <text:p>0.00001255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56" calcext:value-type="float">
            <text:p>0.0000125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568" calcext:value-type="float">
            <text:p>0.00001256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576" calcext:value-type="float">
            <text:p>0.000012576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2584" calcext:value-type="float">
            <text:p>0.00001258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592" calcext:value-type="float">
            <text:p>0.00001259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6" calcext:value-type="float">
            <text:p>0.000012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608" calcext:value-type="float">
            <text:p>0.00001260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616" calcext:value-type="float">
            <text:p>0.00001261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624" calcext:value-type="float">
            <text:p>0.00001262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632" calcext:value-type="float">
            <text:p>0.00001263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64" calcext:value-type="float">
            <text:p>0.0000126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648" calcext:value-type="float">
            <text:p>0.00001264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656" calcext:value-type="float">
            <text:p>0.00001265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664" calcext:value-type="float">
            <text:p>0.00001266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672" calcext:value-type="float">
            <text:p>0.00001267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68" calcext:value-type="float">
            <text:p>0.0000126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688" calcext:value-type="float">
            <text:p>0.00001268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696" calcext:value-type="float">
            <text:p>0.00001269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704" calcext:value-type="float">
            <text:p>0.00001270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712" calcext:value-type="float">
            <text:p>0.00001271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72" calcext:value-type="float">
            <text:p>0.00001272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2728" calcext:value-type="float">
            <text:p>0.00001272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736" calcext:value-type="float">
            <text:p>0.00001273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744" calcext:value-type="float">
            <text:p>0.00001274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752" calcext:value-type="float">
            <text:p>0.00001275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276" calcext:value-type="float">
            <text:p>0.0000127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768" calcext:value-type="float">
            <text:p>0.00001276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776" calcext:value-type="float">
            <text:p>0.00001277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784" calcext:value-type="float">
            <text:p>0.00001278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792" calcext:value-type="float">
            <text:p>0.00001279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8" calcext:value-type="float">
            <text:p>0.000012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808" calcext:value-type="float">
            <text:p>0.00001280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816" calcext:value-type="float">
            <text:p>0.00001281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824" calcext:value-type="float">
            <text:p>0.00001282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832" calcext:value-type="float">
            <text:p>0.00001283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84" calcext:value-type="float">
            <text:p>0.0000128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848" calcext:value-type="float">
            <text:p>0.00001284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856" calcext:value-type="float">
            <text:p>0.000012856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2864" calcext:value-type="float">
            <text:p>0.00001286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872" calcext:value-type="float">
            <text:p>0.00001287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88" calcext:value-type="float">
            <text:p>0.0000128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888" calcext:value-type="float">
            <text:p>0.00001288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896" calcext:value-type="float">
            <text:p>0.00001289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904" calcext:value-type="float">
            <text:p>0.00001290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912" calcext:value-type="float">
            <text:p>0.00001291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292" calcext:value-type="float">
            <text:p>0.0000129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928" calcext:value-type="float">
            <text:p>0.000012928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2936" calcext:value-type="float">
            <text:p>0.00001293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944" calcext:value-type="float">
            <text:p>0.00001294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952" calcext:value-type="float">
            <text:p>0.00001295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96" calcext:value-type="float">
            <text:p>0.0000129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968" calcext:value-type="float">
            <text:p>0.00001296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976" calcext:value-type="float">
            <text:p>0.00001297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984" calcext:value-type="float">
            <text:p>0.00001298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2992" calcext:value-type="float">
            <text:p>0.000012992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3" calcext:value-type="float">
            <text:p>0.000013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008" calcext:value-type="float">
            <text:p>0.00001300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016" calcext:value-type="float">
            <text:p>0.00001301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024" calcext:value-type="float">
            <text:p>0.00001302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032" calcext:value-type="float">
            <text:p>0.00001303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04" calcext:value-type="float">
            <text:p>0.0000130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048" calcext:value-type="float">
            <text:p>0.00001304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3056" calcext:value-type="float">
            <text:p>0.00001305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064" calcext:value-type="float">
            <text:p>0.00001306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072" calcext:value-type="float">
            <text:p>0.00001307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08" calcext:value-type="float">
            <text:p>0.0000130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088" calcext:value-type="float">
            <text:p>0.00001308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096" calcext:value-type="float">
            <text:p>0.000013096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104" calcext:value-type="float">
            <text:p>0.00001310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112" calcext:value-type="float">
            <text:p>0.00001311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12" calcext:value-type="float">
            <text:p>0.0000131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128" calcext:value-type="float">
            <text:p>0.00001312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136" calcext:value-type="float">
            <text:p>0.00001313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144" calcext:value-type="float">
            <text:p>0.000013144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152" calcext:value-type="float">
            <text:p>0.00001315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16" calcext:value-type="float">
            <text:p>0.0000131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168" calcext:value-type="float">
            <text:p>0.00001316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176" calcext:value-type="float">
            <text:p>0.00001317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184" calcext:value-type="float">
            <text:p>0.00001318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192" calcext:value-type="float">
            <text:p>0.00001319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2" calcext:value-type="float">
            <text:p>0.000013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208" calcext:value-type="float">
            <text:p>0.00001320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216" calcext:value-type="float">
            <text:p>0.00001321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224" calcext:value-type="float">
            <text:p>0.00001322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232" calcext:value-type="float">
            <text:p>0.00001323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24" calcext:value-type="float">
            <text:p>0.0000132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248" calcext:value-type="float">
            <text:p>0.00001324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256" calcext:value-type="float">
            <text:p>0.00001325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264" calcext:value-type="float">
            <text:p>0.00001326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272" calcext:value-type="float">
            <text:p>0.00001327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28" calcext:value-type="float">
            <text:p>0.00001328</text:p>
          </table:table-cell>
          <table:table-cell office:value-type="float" office:value="0.04083353" calcext:value-type="float">
            <text:p>0.04083353</text:p>
          </table:table-cell>
        </table:table-row>
        <table:table-row table:style-name="ro1">
          <table:table-cell office:value-type="float" office:value="0.000013288" calcext:value-type="float">
            <text:p>0.00001328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296" calcext:value-type="float">
            <text:p>0.00001329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304" calcext:value-type="float">
            <text:p>0.00001330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312" calcext:value-type="float">
            <text:p>0.00001331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32" calcext:value-type="float">
            <text:p>0.0000133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328" calcext:value-type="float">
            <text:p>0.00001332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336" calcext:value-type="float">
            <text:p>0.00001333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344" calcext:value-type="float">
            <text:p>0.00001334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352" calcext:value-type="float">
            <text:p>0.00001335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36" calcext:value-type="float">
            <text:p>0.0000133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368" calcext:value-type="float">
            <text:p>0.00001336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376" calcext:value-type="float">
            <text:p>0.00001337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384" calcext:value-type="float">
            <text:p>0.00001338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392" calcext:value-type="float">
            <text:p>0.00001339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4" calcext:value-type="float">
            <text:p>0.000013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408" calcext:value-type="float">
            <text:p>0.00001340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416" calcext:value-type="float">
            <text:p>0.000013416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424" calcext:value-type="float">
            <text:p>0.00001342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432" calcext:value-type="float">
            <text:p>0.00001343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44" calcext:value-type="float">
            <text:p>0.00001344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448" calcext:value-type="float">
            <text:p>0.00001344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456" calcext:value-type="float">
            <text:p>0.00001345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464" calcext:value-type="float">
            <text:p>0.00001346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472" calcext:value-type="float">
            <text:p>0.00001347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48" calcext:value-type="float">
            <text:p>0.0000134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488" calcext:value-type="float">
            <text:p>0.00001348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496" calcext:value-type="float">
            <text:p>0.00001349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504" calcext:value-type="float">
            <text:p>0.00001350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512" calcext:value-type="float">
            <text:p>0.00001351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52" calcext:value-type="float">
            <text:p>0.0000135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528" calcext:value-type="float">
            <text:p>0.00001352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536" calcext:value-type="float">
            <text:p>0.00001353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544" calcext:value-type="float">
            <text:p>0.00001354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552" calcext:value-type="float">
            <text:p>0.00001355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56" calcext:value-type="float">
            <text:p>0.00001356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568" calcext:value-type="float">
            <text:p>0.00001356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576" calcext:value-type="float">
            <text:p>0.00001357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584" calcext:value-type="float">
            <text:p>0.000013584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592" calcext:value-type="float">
            <text:p>0.000013592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6" calcext:value-type="float">
            <text:p>0.000013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608" calcext:value-type="float">
            <text:p>0.00001360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616" calcext:value-type="float">
            <text:p>0.00001361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624" calcext:value-type="float">
            <text:p>0.00001362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632" calcext:value-type="float">
            <text:p>0.00001363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64" calcext:value-type="float">
            <text:p>0.00001364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648" calcext:value-type="float">
            <text:p>0.00001364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656" calcext:value-type="float">
            <text:p>0.000013656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664" calcext:value-type="float">
            <text:p>0.000013664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672" calcext:value-type="float">
            <text:p>0.00001367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68" calcext:value-type="float">
            <text:p>0.00001368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688" calcext:value-type="float">
            <text:p>0.000013688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696" calcext:value-type="float">
            <text:p>0.000013696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704" calcext:value-type="float">
            <text:p>0.000013704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712" calcext:value-type="float">
            <text:p>0.00001371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72" calcext:value-type="float">
            <text:p>0.0000137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728" calcext:value-type="float">
            <text:p>0.000013728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736" calcext:value-type="float">
            <text:p>0.000013736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744" calcext:value-type="float">
            <text:p>0.000013744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752" calcext:value-type="float">
            <text:p>0.000013752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76" calcext:value-type="float">
            <text:p>0.0000137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768" calcext:value-type="float">
            <text:p>0.00001376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776" calcext:value-type="float">
            <text:p>0.000013776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784" calcext:value-type="float">
            <text:p>0.000013784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792" calcext:value-type="float">
            <text:p>0.000013792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8" calcext:value-type="float">
            <text:p>0.000013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808" calcext:value-type="float">
            <text:p>0.000013808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816" calcext:value-type="float">
            <text:p>0.000013816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824" calcext:value-type="float">
            <text:p>0.00001382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832" calcext:value-type="float">
            <text:p>0.00001383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84" calcext:value-type="float">
            <text:p>0.00001384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848" calcext:value-type="float">
            <text:p>0.000013848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856" calcext:value-type="float">
            <text:p>0.000013856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864" calcext:value-type="float">
            <text:p>0.00001386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872" calcext:value-type="float">
            <text:p>0.000013872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88" calcext:value-type="float">
            <text:p>0.00001388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888" calcext:value-type="float">
            <text:p>0.000013888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896" calcext:value-type="float">
            <text:p>0.00001389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904" calcext:value-type="float">
            <text:p>0.000013904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912" calcext:value-type="float">
            <text:p>0.000013912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92" calcext:value-type="float">
            <text:p>0.00001392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928" calcext:value-type="float">
            <text:p>0.000013928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936" calcext:value-type="float">
            <text:p>0.000013936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944" calcext:value-type="float">
            <text:p>0.00001394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952" calcext:value-type="float">
            <text:p>0.00001395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96" calcext:value-type="float">
            <text:p>0.00001396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3968" calcext:value-type="float">
            <text:p>0.000013968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976" calcext:value-type="float">
            <text:p>0.000013976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984" calcext:value-type="float">
            <text:p>0.000013984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3992" calcext:value-type="float">
            <text:p>0.000013992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4" calcext:value-type="float">
            <text:p>0.00001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4008" calcext:value-type="float">
            <text:p>0.000014008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4016" calcext:value-type="float">
            <text:p>0.000014016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4024" calcext:value-type="float">
            <text:p>0.000014024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4032" calcext:value-type="float">
            <text:p>0.000014032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404" calcext:value-type="float">
            <text:p>0.00001404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4048" calcext:value-type="float">
            <text:p>0.000014048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4056" calcext:value-type="float">
            <text:p>0.000014056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4064" calcext:value-type="float">
            <text:p>0.000014064</text:p>
          </table:table-cell>
          <table:table-cell office:value-type="float" office:value="0.1633341" calcext:value-type="float">
            <text:p>0.1633341</text:p>
          </table:table-cell>
        </table:table-row>
        <table:table-row table:style-name="ro1">
          <table:table-cell office:value-type="float" office:value="0.000014072" calcext:value-type="float">
            <text:p>0.000014072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408" calcext:value-type="float">
            <text:p>0.00001408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4088" calcext:value-type="float">
            <text:p>0.000014088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4096" calcext:value-type="float">
            <text:p>0.000014096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4104" calcext:value-type="float">
            <text:p>0.000014104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4112" calcext:value-type="float">
            <text:p>0.000014112</text:p>
          </table:table-cell>
          <table:table-cell office:value-type="float" office:value="0.08166706" calcext:value-type="float">
            <text:p>0.08166706</text:p>
          </table:table-cell>
        </table:table-row>
        <table:table-row table:style-name="ro1">
          <table:table-cell office:value-type="float" office:value="0.00001412" calcext:value-type="float">
            <text:p>0.00001412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4128" calcext:value-type="float">
            <text:p>0.000014128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4136" calcext:value-type="float">
            <text:p>0.000014136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4144" calcext:value-type="float">
            <text:p>0.000014144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4152" calcext:value-type="float">
            <text:p>0.000014152</text:p>
          </table:table-cell>
          <table:table-cell office:value-type="float" office:value="0.1633341" calcext:value-type="float">
            <text:p>0.1633341</text:p>
          </table:table-cell>
        </table:table-row>
        <table:table-row table:style-name="ro1">
          <table:table-cell office:value-type="float" office:value="0.00001416" calcext:value-type="float">
            <text:p>0.00001416</text:p>
          </table:table-cell>
          <table:table-cell office:value-type="float" office:value="0.1633341" calcext:value-type="float">
            <text:p>0.1633341</text:p>
          </table:table-cell>
        </table:table-row>
        <table:table-row table:style-name="ro1">
          <table:table-cell office:value-type="float" office:value="0.000014168" calcext:value-type="float">
            <text:p>0.000014168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4176" calcext:value-type="float">
            <text:p>0.000014176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4184" calcext:value-type="float">
            <text:p>0.000014184</text:p>
          </table:table-cell>
          <table:table-cell office:value-type="float" office:value="0.1633341" calcext:value-type="float">
            <text:p>0.1633341</text:p>
          </table:table-cell>
        </table:table-row>
        <table:table-row table:style-name="ro1">
          <table:table-cell office:value-type="float" office:value="0.000014192" calcext:value-type="float">
            <text:p>0.000014192</text:p>
          </table:table-cell>
          <table:table-cell office:value-type="float" office:value="0.1633341" calcext:value-type="float">
            <text:p>0.1633341</text:p>
          </table:table-cell>
        </table:table-row>
        <table:table-row table:style-name="ro1">
          <table:table-cell office:value-type="float" office:value="0.0000142" calcext:value-type="float">
            <text:p>0.0000142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4208" calcext:value-type="float">
            <text:p>0.000014208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4216" calcext:value-type="float">
            <text:p>0.000014216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4224" calcext:value-type="float">
            <text:p>0.000014224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4232" calcext:value-type="float">
            <text:p>0.000014232</text:p>
          </table:table-cell>
          <table:table-cell office:value-type="float" office:value="0.1633341" calcext:value-type="float">
            <text:p>0.1633341</text:p>
          </table:table-cell>
        </table:table-row>
        <table:table-row table:style-name="ro1">
          <table:table-cell office:value-type="float" office:value="0.00001424" calcext:value-type="float">
            <text:p>0.00001424</text:p>
          </table:table-cell>
          <table:table-cell office:value-type="float" office:value="0.1633341" calcext:value-type="float">
            <text:p>0.1633341</text:p>
          </table:table-cell>
        </table:table-row>
        <table:table-row table:style-name="ro1">
          <table:table-cell office:value-type="float" office:value="0.000014248" calcext:value-type="float">
            <text:p>0.000014248</text:p>
          </table:table-cell>
          <table:table-cell office:value-type="float" office:value="0.1633341" calcext:value-type="float">
            <text:p>0.1633341</text:p>
          </table:table-cell>
        </table:table-row>
        <table:table-row table:style-name="ro1">
          <table:table-cell office:value-type="float" office:value="0.000014256" calcext:value-type="float">
            <text:p>0.000014256</text:p>
          </table:table-cell>
          <table:table-cell office:value-type="float" office:value="0.1633341" calcext:value-type="float">
            <text:p>0.1633341</text:p>
          </table:table-cell>
        </table:table-row>
        <table:table-row table:style-name="ro1">
          <table:table-cell office:value-type="float" office:value="0.000014264" calcext:value-type="float">
            <text:p>0.000014264</text:p>
          </table:table-cell>
          <table:table-cell office:value-type="float" office:value="0.1633341" calcext:value-type="float">
            <text:p>0.1633341</text:p>
          </table:table-cell>
        </table:table-row>
        <table:table-row table:style-name="ro1">
          <table:table-cell office:value-type="float" office:value="0.000014272" calcext:value-type="float">
            <text:p>0.000014272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428" calcext:value-type="float">
            <text:p>0.00001428</text:p>
          </table:table-cell>
          <table:table-cell office:value-type="float" office:value="0.1633341" calcext:value-type="float">
            <text:p>0.1633341</text:p>
          </table:table-cell>
        </table:table-row>
        <table:table-row table:style-name="ro1">
          <table:table-cell office:value-type="float" office:value="0.000014288" calcext:value-type="float">
            <text:p>0.000014288</text:p>
          </table:table-cell>
          <table:table-cell office:value-type="float" office:value="0.1225006" calcext:value-type="float">
            <text:p>0.1225006</text:p>
          </table:table-cell>
        </table:table-row>
        <table:table-row table:style-name="ro1">
          <table:table-cell office:value-type="float" office:value="0.000014296" calcext:value-type="float">
            <text:p>0.000014296</text:p>
          </table:table-cell>
          <table:table-cell office:value-type="float" office:value="0.1633341" calcext:value-type="float">
            <text:p>0.1633341</text:p>
          </table:table-cell>
        </table:table-row>
        <table:table-row table:style-name="ro1">
          <table:table-cell office:value-type="float" office:value="0.000014304" calcext:value-type="float">
            <text:p>0.000014304</text:p>
          </table:table-cell>
          <table:table-cell office:value-type="float" office:value="0.2041676" calcext:value-type="float">
            <text:p>0.2041676</text:p>
          </table:table-cell>
        </table:table-row>
        <table:table-row table:style-name="ro1">
          <table:table-cell office:value-type="float" office:value="0.000014312" calcext:value-type="float">
            <text:p>0.000014312</text:p>
          </table:table-cell>
          <table:table-cell office:value-type="float" office:value="0.1633341" calcext:value-type="float">
            <text:p>0.1633341</text:p>
          </table:table-cell>
        </table:table-row>
        <table:table-row table:style-name="ro1">
          <table:table-cell office:value-type="float" office:value="0.00001432" calcext:value-type="float">
            <text:p>0.00001432</text:p>
          </table:table-cell>
          <table:table-cell office:value-type="float" office:value="0.1633341" calcext:value-type="float">
            <text:p>0.1633341</text:p>
          </table:table-cell>
        </table:table-row>
        <table:table-row table:style-name="ro1">
          <table:table-cell office:value-type="float" office:value="0.000014328" calcext:value-type="float">
            <text:p>0.000014328</text:p>
          </table:table-cell>
          <table:table-cell office:value-type="float" office:value="0.1633341" calcext:value-type="float">
            <text:p>0.1633341</text:p>
          </table:table-cell>
        </table:table-row>
        <table:table-row table:style-name="ro1">
          <table:table-cell office:value-type="float" office:value="0.000014336" calcext:value-type="float">
            <text:p>0.000014336</text:p>
          </table:table-cell>
          <table:table-cell office:value-type="float" office:value="0.1633341" calcext:value-type="float">
            <text:p>0.1633341</text:p>
          </table:table-cell>
        </table:table-row>
        <table:table-row table:style-name="ro1">
          <table:table-cell office:value-type="float" office:value="0.000014344" calcext:value-type="float">
            <text:p>0.000014344</text:p>
          </table:table-cell>
          <table:table-cell office:value-type="float" office:value="0.1633341" calcext:value-type="float">
            <text:p>0.1633341</text:p>
          </table:table-cell>
        </table:table-row>
        <table:table-row table:style-name="ro1">
          <table:table-cell office:value-type="float" office:value="0.000014352" calcext:value-type="float">
            <text:p>0.000014352</text:p>
          </table:table-cell>
          <table:table-cell office:value-type="float" office:value="0.1633341" calcext:value-type="float">
            <text:p>0.1633341</text:p>
          </table:table-cell>
        </table:table-row>
        <table:table-row table:style-name="ro1">
          <table:table-cell office:value-type="float" office:value="0.00001436" calcext:value-type="float">
            <text:p>0.00001436</text:p>
          </table:table-cell>
          <table:table-cell office:value-type="float" office:value="0.1633341" calcext:value-type="float">
            <text:p>0.1633341</text:p>
          </table:table-cell>
        </table:table-row>
        <table:table-row table:style-name="ro1">
          <table:table-cell office:value-type="float" office:value="0.000014368" calcext:value-type="float">
            <text:p>0.000014368</text:p>
          </table:table-cell>
          <table:table-cell office:value-type="float" office:value="0.1633341" calcext:value-type="float">
            <text:p>0.1633341</text:p>
          </table:table-cell>
        </table:table-row>
        <table:table-row table:style-name="ro1">
          <table:table-cell office:value-type="float" office:value="0.000014376" calcext:value-type="float">
            <text:p>0.000014376</text:p>
          </table:table-cell>
          <table:table-cell office:value-type="float" office:value="0.1633341" calcext:value-type="float">
            <text:p>0.1633341</text:p>
          </table:table-cell>
        </table:table-row>
        <table:table-row table:style-name="ro1">
          <table:table-cell office:value-type="float" office:value="0.000014384" calcext:value-type="float">
            <text:p>0.000014384</text:p>
          </table:table-cell>
          <table:table-cell office:value-type="float" office:value="0.1633341" calcext:value-type="float">
            <text:p>0.1633341</text:p>
          </table:table-cell>
        </table:table-row>
        <table:table-row table:style-name="ro1">
          <table:table-cell office:value-type="float" office:value="0.000014392" calcext:value-type="float">
            <text:p>0.000014392</text:p>
          </table:table-cell>
          <table:table-cell office:value-type="float" office:value="0.2041676" calcext:value-type="float">
            <text:p>0.2041676</text:p>
          </table:table-cell>
        </table:table-row>
        <table:table-row table:style-name="ro1">
          <table:table-cell office:value-type="float" office:value="0.0000144" calcext:value-type="float">
            <text:p>0.0000144</text:p>
          </table:table-cell>
          <table:table-cell office:value-type="float" office:value="0.1633341" calcext:value-type="float">
            <text:p>0.1633341</text:p>
          </table:table-cell>
        </table:table-row>
        <table:table-row table:style-name="ro1">
          <table:table-cell office:value-type="float" office:value="0.000014408" calcext:value-type="float">
            <text:p>0.000014408</text:p>
          </table:table-cell>
          <table:table-cell office:value-type="float" office:value="0.1633341" calcext:value-type="float">
            <text:p>0.1633341</text:p>
          </table:table-cell>
        </table:table-row>
        <table:table-row table:style-name="ro1">
          <table:table-cell office:value-type="float" office:value="0.000014416" calcext:value-type="float">
            <text:p>0.000014416</text:p>
          </table:table-cell>
          <table:table-cell office:value-type="float" office:value="0.2041676" calcext:value-type="float">
            <text:p>0.2041676</text:p>
          </table:table-cell>
        </table:table-row>
        <table:table-row table:style-name="ro1">
          <table:table-cell office:value-type="float" office:value="0.000014424" calcext:value-type="float">
            <text:p>0.000014424</text:p>
          </table:table-cell>
          <table:table-cell office:value-type="float" office:value="0.1633341" calcext:value-type="float">
            <text:p>0.1633341</text:p>
          </table:table-cell>
        </table:table-row>
        <table:table-row table:style-name="ro1">
          <table:table-cell office:value-type="float" office:value="0.000014432" calcext:value-type="float">
            <text:p>0.000014432</text:p>
          </table:table-cell>
          <table:table-cell office:value-type="float" office:value="0.1633341" calcext:value-type="float">
            <text:p>0.1633341</text:p>
          </table:table-cell>
        </table:table-row>
        <table:table-row table:style-name="ro1">
          <table:table-cell office:value-type="float" office:value="0.00001444" calcext:value-type="float">
            <text:p>0.00001444</text:p>
          </table:table-cell>
          <table:table-cell office:value-type="float" office:value="0.1633341" calcext:value-type="float">
            <text:p>0.1633341</text:p>
          </table:table-cell>
        </table:table-row>
        <table:table-row table:style-name="ro1">
          <table:table-cell office:value-type="float" office:value="0.000014448" calcext:value-type="float">
            <text:p>0.000014448</text:p>
          </table:table-cell>
          <table:table-cell office:value-type="float" office:value="0.2041676" calcext:value-type="float">
            <text:p>0.2041676</text:p>
          </table:table-cell>
        </table:table-row>
        <table:table-row table:style-name="ro1">
          <table:table-cell office:value-type="float" office:value="0.000014456" calcext:value-type="float">
            <text:p>0.000014456</text:p>
          </table:table-cell>
          <table:table-cell office:value-type="float" office:value="0.1633341" calcext:value-type="float">
            <text:p>0.1633341</text:p>
          </table:table-cell>
        </table:table-row>
        <table:table-row table:style-name="ro1">
          <table:table-cell office:value-type="float" office:value="0.000014464" calcext:value-type="float">
            <text:p>0.000014464</text:p>
          </table:table-cell>
          <table:table-cell office:value-type="float" office:value="0.2041676" calcext:value-type="float">
            <text:p>0.2041676</text:p>
          </table:table-cell>
        </table:table-row>
        <table:table-row table:style-name="ro1">
          <table:table-cell office:value-type="float" office:value="0.000014472" calcext:value-type="float">
            <text:p>0.000014472</text:p>
          </table:table-cell>
          <table:table-cell office:value-type="float" office:value="0.2041676" calcext:value-type="float">
            <text:p>0.2041676</text:p>
          </table:table-cell>
        </table:table-row>
        <table:table-row table:style-name="ro1">
          <table:table-cell office:value-type="float" office:value="0.00001448" calcext:value-type="float">
            <text:p>0.00001448</text:p>
          </table:table-cell>
          <table:table-cell office:value-type="float" office:value="0.2041676" calcext:value-type="float">
            <text:p>0.2041676</text:p>
          </table:table-cell>
        </table:table-row>
        <table:table-row table:style-name="ro1">
          <table:table-cell office:value-type="float" office:value="0.000014488" calcext:value-type="float">
            <text:p>0.000014488</text:p>
          </table:table-cell>
          <table:table-cell office:value-type="float" office:value="0.2450012" calcext:value-type="float">
            <text:p>0.2450012</text:p>
          </table:table-cell>
        </table:table-row>
        <table:table-row table:style-name="ro1">
          <table:table-cell office:value-type="float" office:value="0.000014496" calcext:value-type="float">
            <text:p>0.000014496</text:p>
          </table:table-cell>
          <table:table-cell office:value-type="float" office:value="0.2041676" calcext:value-type="float">
            <text:p>0.2041676</text:p>
          </table:table-cell>
        </table:table-row>
        <table:table-row table:style-name="ro1">
          <table:table-cell office:value-type="float" office:value="0.000014504" calcext:value-type="float">
            <text:p>0.000014504</text:p>
          </table:table-cell>
          <table:table-cell office:value-type="float" office:value="0.2041676" calcext:value-type="float">
            <text:p>0.2041676</text:p>
          </table:table-cell>
        </table:table-row>
        <table:table-row table:style-name="ro1">
          <table:table-cell office:value-type="float" office:value="0.000014512" calcext:value-type="float">
            <text:p>0.000014512</text:p>
          </table:table-cell>
          <table:table-cell office:value-type="float" office:value="0.2041676" calcext:value-type="float">
            <text:p>0.2041676</text:p>
          </table:table-cell>
        </table:table-row>
        <table:table-row table:style-name="ro1">
          <table:table-cell office:value-type="float" office:value="0.00001452" calcext:value-type="float">
            <text:p>0.00001452</text:p>
          </table:table-cell>
          <table:table-cell office:value-type="float" office:value="0.2450012" calcext:value-type="float">
            <text:p>0.2450012</text:p>
          </table:table-cell>
        </table:table-row>
        <table:table-row table:style-name="ro1">
          <table:table-cell office:value-type="float" office:value="0.000014528" calcext:value-type="float">
            <text:p>0.000014528</text:p>
          </table:table-cell>
          <table:table-cell office:value-type="float" office:value="0.2041676" calcext:value-type="float">
            <text:p>0.2041676</text:p>
          </table:table-cell>
        </table:table-row>
        <table:table-row table:style-name="ro1">
          <table:table-cell office:value-type="float" office:value="0.000014536" calcext:value-type="float">
            <text:p>0.000014536</text:p>
          </table:table-cell>
          <table:table-cell office:value-type="float" office:value="0.2450012" calcext:value-type="float">
            <text:p>0.2450012</text:p>
          </table:table-cell>
        </table:table-row>
        <table:table-row table:style-name="ro1">
          <table:table-cell office:value-type="float" office:value="0.000014544" calcext:value-type="float">
            <text:p>0.000014544</text:p>
          </table:table-cell>
          <table:table-cell office:value-type="float" office:value="0.2450012" calcext:value-type="float">
            <text:p>0.2450012</text:p>
          </table:table-cell>
        </table:table-row>
        <table:table-row table:style-name="ro1">
          <table:table-cell office:value-type="float" office:value="0.000014552" calcext:value-type="float">
            <text:p>0.000014552</text:p>
          </table:table-cell>
          <table:table-cell office:value-type="float" office:value="0.2041676" calcext:value-type="float">
            <text:p>0.2041676</text:p>
          </table:table-cell>
        </table:table-row>
        <table:table-row table:style-name="ro1">
          <table:table-cell office:value-type="float" office:value="0.00001456" calcext:value-type="float">
            <text:p>0.00001456</text:p>
          </table:table-cell>
          <table:table-cell office:value-type="float" office:value="0.2041676" calcext:value-type="float">
            <text:p>0.2041676</text:p>
          </table:table-cell>
        </table:table-row>
        <table:table-row table:style-name="ro1">
          <table:table-cell office:value-type="float" office:value="0.000014568" calcext:value-type="float">
            <text:p>0.000014568</text:p>
          </table:table-cell>
          <table:table-cell office:value-type="float" office:value="0.2450012" calcext:value-type="float">
            <text:p>0.2450012</text:p>
          </table:table-cell>
        </table:table-row>
        <table:table-row table:style-name="ro1">
          <table:table-cell office:value-type="float" office:value="0.000014576" calcext:value-type="float">
            <text:p>0.000014576</text:p>
          </table:table-cell>
          <table:table-cell office:value-type="float" office:value="0.2450012" calcext:value-type="float">
            <text:p>0.2450012</text:p>
          </table:table-cell>
        </table:table-row>
        <table:table-row table:style-name="ro1">
          <table:table-cell office:value-type="float" office:value="0.000014584" calcext:value-type="float">
            <text:p>0.000014584</text:p>
          </table:table-cell>
          <table:table-cell office:value-type="float" office:value="0.2450012" calcext:value-type="float">
            <text:p>0.2450012</text:p>
          </table:table-cell>
        </table:table-row>
        <table:table-row table:style-name="ro1">
          <table:table-cell office:value-type="float" office:value="0.000014592" calcext:value-type="float">
            <text:p>0.000014592</text:p>
          </table:table-cell>
          <table:table-cell office:value-type="float" office:value="0.2450012" calcext:value-type="float">
            <text:p>0.2450012</text:p>
          </table:table-cell>
        </table:table-row>
        <table:table-row table:style-name="ro1">
          <table:table-cell office:value-type="float" office:value="0.0000146" calcext:value-type="float">
            <text:p>0.0000146</text:p>
          </table:table-cell>
          <table:table-cell office:value-type="float" office:value="0.2450012" calcext:value-type="float">
            <text:p>0.2450012</text:p>
          </table:table-cell>
        </table:table-row>
        <table:table-row table:style-name="ro1">
          <table:table-cell office:value-type="float" office:value="0.000014608" calcext:value-type="float">
            <text:p>0.000014608</text:p>
          </table:table-cell>
          <table:table-cell office:value-type="float" office:value="0.2858347" calcext:value-type="float">
            <text:p>0.2858347</text:p>
          </table:table-cell>
        </table:table-row>
        <table:table-row table:style-name="ro1">
          <table:table-cell office:value-type="float" office:value="0.000014616" calcext:value-type="float">
            <text:p>0.000014616</text:p>
          </table:table-cell>
          <table:table-cell office:value-type="float" office:value="0.2858347" calcext:value-type="float">
            <text:p>0.2858347</text:p>
          </table:table-cell>
        </table:table-row>
        <table:table-row table:style-name="ro1">
          <table:table-cell office:value-type="float" office:value="0.000014624" calcext:value-type="float">
            <text:p>0.000014624</text:p>
          </table:table-cell>
          <table:table-cell office:value-type="float" office:value="0.2858347" calcext:value-type="float">
            <text:p>0.2858347</text:p>
          </table:table-cell>
        </table:table-row>
        <table:table-row table:style-name="ro1">
          <table:table-cell office:value-type="float" office:value="0.000014632" calcext:value-type="float">
            <text:p>0.000014632</text:p>
          </table:table-cell>
          <table:table-cell office:value-type="float" office:value="0.2450012" calcext:value-type="float">
            <text:p>0.2450012</text:p>
          </table:table-cell>
        </table:table-row>
        <table:table-row table:style-name="ro1">
          <table:table-cell office:value-type="float" office:value="0.00001464" calcext:value-type="float">
            <text:p>0.00001464</text:p>
          </table:table-cell>
          <table:table-cell office:value-type="float" office:value="0.2858347" calcext:value-type="float">
            <text:p>0.2858347</text:p>
          </table:table-cell>
        </table:table-row>
        <table:table-row table:style-name="ro1">
          <table:table-cell office:value-type="float" office:value="0.000014648" calcext:value-type="float">
            <text:p>0.000014648</text:p>
          </table:table-cell>
          <table:table-cell office:value-type="float" office:value="0.2858347" calcext:value-type="float">
            <text:p>0.2858347</text:p>
          </table:table-cell>
        </table:table-row>
        <table:table-row table:style-name="ro1">
          <table:table-cell office:value-type="float" office:value="0.000014656" calcext:value-type="float">
            <text:p>0.000014656</text:p>
          </table:table-cell>
          <table:table-cell office:value-type="float" office:value="0.2858347" calcext:value-type="float">
            <text:p>0.2858347</text:p>
          </table:table-cell>
        </table:table-row>
        <table:table-row table:style-name="ro1">
          <table:table-cell office:value-type="float" office:value="0.000014664" calcext:value-type="float">
            <text:p>0.000014664</text:p>
          </table:table-cell>
          <table:table-cell office:value-type="float" office:value="0.2858347" calcext:value-type="float">
            <text:p>0.2858347</text:p>
          </table:table-cell>
        </table:table-row>
        <table:table-row table:style-name="ro1">
          <table:table-cell office:value-type="float" office:value="0.000014672" calcext:value-type="float">
            <text:p>0.000014672</text:p>
          </table:table-cell>
          <table:table-cell office:value-type="float" office:value="0.2858347" calcext:value-type="float">
            <text:p>0.2858347</text:p>
          </table:table-cell>
        </table:table-row>
        <table:table-row table:style-name="ro1">
          <table:table-cell office:value-type="float" office:value="0.00001468" calcext:value-type="float">
            <text:p>0.00001468</text:p>
          </table:table-cell>
          <table:table-cell office:value-type="float" office:value="0.2858347" calcext:value-type="float">
            <text:p>0.2858347</text:p>
          </table:table-cell>
        </table:table-row>
        <table:table-row table:style-name="ro1">
          <table:table-cell office:value-type="float" office:value="0.000014688" calcext:value-type="float">
            <text:p>0.000014688</text:p>
          </table:table-cell>
          <table:table-cell office:value-type="float" office:value="0.3266682" calcext:value-type="float">
            <text:p>0.3266682</text:p>
          </table:table-cell>
        </table:table-row>
        <table:table-row table:style-name="ro1">
          <table:table-cell office:value-type="float" office:value="0.000014696" calcext:value-type="float">
            <text:p>0.000014696</text:p>
          </table:table-cell>
          <table:table-cell office:value-type="float" office:value="0.3266682" calcext:value-type="float">
            <text:p>0.3266682</text:p>
          </table:table-cell>
        </table:table-row>
        <table:table-row table:style-name="ro1">
          <table:table-cell office:value-type="float" office:value="0.000014704" calcext:value-type="float">
            <text:p>0.000014704</text:p>
          </table:table-cell>
          <table:table-cell office:value-type="float" office:value="0.2858347" calcext:value-type="float">
            <text:p>0.2858347</text:p>
          </table:table-cell>
        </table:table-row>
        <table:table-row table:style-name="ro1">
          <table:table-cell office:value-type="float" office:value="0.000014712" calcext:value-type="float">
            <text:p>0.000014712</text:p>
          </table:table-cell>
          <table:table-cell office:value-type="float" office:value="0.2858347" calcext:value-type="float">
            <text:p>0.2858347</text:p>
          </table:table-cell>
        </table:table-row>
        <table:table-row table:style-name="ro1">
          <table:table-cell office:value-type="float" office:value="0.00001472" calcext:value-type="float">
            <text:p>0.00001472</text:p>
          </table:table-cell>
          <table:table-cell office:value-type="float" office:value="0.3266682" calcext:value-type="float">
            <text:p>0.3266682</text:p>
          </table:table-cell>
        </table:table-row>
        <table:table-row table:style-name="ro1">
          <table:table-cell office:value-type="float" office:value="0.000014728" calcext:value-type="float">
            <text:p>0.000014728</text:p>
          </table:table-cell>
          <table:table-cell office:value-type="float" office:value="0.3266682" calcext:value-type="float">
            <text:p>0.3266682</text:p>
          </table:table-cell>
        </table:table-row>
        <table:table-row table:style-name="ro1">
          <table:table-cell office:value-type="float" office:value="0.000014736" calcext:value-type="float">
            <text:p>0.000014736</text:p>
          </table:table-cell>
          <table:table-cell office:value-type="float" office:value="0.3266682" calcext:value-type="float">
            <text:p>0.3266682</text:p>
          </table:table-cell>
        </table:table-row>
        <table:table-row table:style-name="ro1">
          <table:table-cell office:value-type="float" office:value="0.000014744" calcext:value-type="float">
            <text:p>0.000014744</text:p>
          </table:table-cell>
          <table:table-cell office:value-type="float" office:value="0.3675018" calcext:value-type="float">
            <text:p>0.3675018</text:p>
          </table:table-cell>
        </table:table-row>
        <table:table-row table:style-name="ro1">
          <table:table-cell office:value-type="float" office:value="0.000014752" calcext:value-type="float">
            <text:p>0.000014752</text:p>
          </table:table-cell>
          <table:table-cell office:value-type="float" office:value="0.3675018" calcext:value-type="float">
            <text:p>0.3675018</text:p>
          </table:table-cell>
        </table:table-row>
        <table:table-row table:style-name="ro1">
          <table:table-cell office:value-type="float" office:value="0.00001476" calcext:value-type="float">
            <text:p>0.00001476</text:p>
          </table:table-cell>
          <table:table-cell office:value-type="float" office:value="0.3675018" calcext:value-type="float">
            <text:p>0.3675018</text:p>
          </table:table-cell>
        </table:table-row>
        <table:table-row table:style-name="ro1">
          <table:table-cell office:value-type="float" office:value="0.000014768" calcext:value-type="float">
            <text:p>0.000014768</text:p>
          </table:table-cell>
          <table:table-cell office:value-type="float" office:value="0.3675018" calcext:value-type="float">
            <text:p>0.3675018</text:p>
          </table:table-cell>
        </table:table-row>
        <table:table-row table:style-name="ro1">
          <table:table-cell office:value-type="float" office:value="0.000014776" calcext:value-type="float">
            <text:p>0.000014776</text:p>
          </table:table-cell>
          <table:table-cell office:value-type="float" office:value="0.3675018" calcext:value-type="float">
            <text:p>0.3675018</text:p>
          </table:table-cell>
        </table:table-row>
        <table:table-row table:style-name="ro1">
          <table:table-cell office:value-type="float" office:value="0.000014784" calcext:value-type="float">
            <text:p>0.000014784</text:p>
          </table:table-cell>
          <table:table-cell office:value-type="float" office:value="0.3675018" calcext:value-type="float">
            <text:p>0.3675018</text:p>
          </table:table-cell>
        </table:table-row>
        <table:table-row table:style-name="ro1">
          <table:table-cell office:value-type="float" office:value="0.000014792" calcext:value-type="float">
            <text:p>0.000014792</text:p>
          </table:table-cell>
          <table:table-cell office:value-type="float" office:value="0.3675018" calcext:value-type="float">
            <text:p>0.3675018</text:p>
          </table:table-cell>
        </table:table-row>
        <table:table-row table:style-name="ro1">
          <table:table-cell office:value-type="float" office:value="0.0000148" calcext:value-type="float">
            <text:p>0.0000148</text:p>
          </table:table-cell>
          <table:table-cell office:value-type="float" office:value="0.3675018" calcext:value-type="float">
            <text:p>0.3675018</text:p>
          </table:table-cell>
        </table:table-row>
        <table:table-row table:style-name="ro1">
          <table:table-cell office:value-type="float" office:value="0.000014808" calcext:value-type="float">
            <text:p>0.000014808</text:p>
          </table:table-cell>
          <table:table-cell office:value-type="float" office:value="0.3675018" calcext:value-type="float">
            <text:p>0.3675018</text:p>
          </table:table-cell>
        </table:table-row>
        <table:table-row table:style-name="ro1">
          <table:table-cell office:value-type="float" office:value="0.000014816" calcext:value-type="float">
            <text:p>0.000014816</text:p>
          </table:table-cell>
          <table:table-cell office:value-type="float" office:value="0.3675018" calcext:value-type="float">
            <text:p>0.3675018</text:p>
          </table:table-cell>
        </table:table-row>
        <table:table-row table:style-name="ro1">
          <table:table-cell office:value-type="float" office:value="0.000014824" calcext:value-type="float">
            <text:p>0.000014824</text:p>
          </table:table-cell>
          <table:table-cell office:value-type="float" office:value="0.4083353" calcext:value-type="float">
            <text:p>0.4083353</text:p>
          </table:table-cell>
        </table:table-row>
        <table:table-row table:style-name="ro1">
          <table:table-cell office:value-type="float" office:value="0.000014832" calcext:value-type="float">
            <text:p>0.000014832</text:p>
          </table:table-cell>
          <table:table-cell office:value-type="float" office:value="0.4491688" calcext:value-type="float">
            <text:p>0.4491688</text:p>
          </table:table-cell>
        </table:table-row>
        <table:table-row table:style-name="ro1">
          <table:table-cell office:value-type="float" office:value="0.00001484" calcext:value-type="float">
            <text:p>0.00001484</text:p>
          </table:table-cell>
          <table:table-cell office:value-type="float" office:value="0.4083353" calcext:value-type="float">
            <text:p>0.4083353</text:p>
          </table:table-cell>
        </table:table-row>
        <table:table-row table:style-name="ro1">
          <table:table-cell office:value-type="float" office:value="0.000014848" calcext:value-type="float">
            <text:p>0.000014848</text:p>
          </table:table-cell>
          <table:table-cell office:value-type="float" office:value="0.4491688" calcext:value-type="float">
            <text:p>0.4491688</text:p>
          </table:table-cell>
        </table:table-row>
        <table:table-row table:style-name="ro1">
          <table:table-cell office:value-type="float" office:value="0.000014856" calcext:value-type="float">
            <text:p>0.000014856</text:p>
          </table:table-cell>
          <table:table-cell office:value-type="float" office:value="0.4083353" calcext:value-type="float">
            <text:p>0.4083353</text:p>
          </table:table-cell>
        </table:table-row>
        <table:table-row table:style-name="ro1">
          <table:table-cell office:value-type="float" office:value="0.000014864" calcext:value-type="float">
            <text:p>0.000014864</text:p>
          </table:table-cell>
          <table:table-cell office:value-type="float" office:value="0.4491688" calcext:value-type="float">
            <text:p>0.4491688</text:p>
          </table:table-cell>
        </table:table-row>
        <table:table-row table:style-name="ro1">
          <table:table-cell office:value-type="float" office:value="0.000014872" calcext:value-type="float">
            <text:p>0.000014872</text:p>
          </table:table-cell>
          <table:table-cell office:value-type="float" office:value="0.4491688" calcext:value-type="float">
            <text:p>0.4491688</text:p>
          </table:table-cell>
        </table:table-row>
        <table:table-row table:style-name="ro1">
          <table:table-cell office:value-type="float" office:value="0.00001488" calcext:value-type="float">
            <text:p>0.00001488</text:p>
          </table:table-cell>
          <table:table-cell office:value-type="float" office:value="0.4491688" calcext:value-type="float">
            <text:p>0.4491688</text:p>
          </table:table-cell>
        </table:table-row>
        <table:table-row table:style-name="ro1">
          <table:table-cell office:value-type="float" office:value="0.000014888" calcext:value-type="float">
            <text:p>0.000014888</text:p>
          </table:table-cell>
          <table:table-cell office:value-type="float" office:value="0.4900023" calcext:value-type="float">
            <text:p>0.4900023</text:p>
          </table:table-cell>
        </table:table-row>
        <table:table-row table:style-name="ro1">
          <table:table-cell office:value-type="float" office:value="0.000014896" calcext:value-type="float">
            <text:p>0.000014896</text:p>
          </table:table-cell>
          <table:table-cell office:value-type="float" office:value="0.4491688" calcext:value-type="float">
            <text:p>0.4491688</text:p>
          </table:table-cell>
        </table:table-row>
        <table:table-row table:style-name="ro1">
          <table:table-cell office:value-type="float" office:value="0.000014904" calcext:value-type="float">
            <text:p>0.000014904</text:p>
          </table:table-cell>
          <table:table-cell office:value-type="float" office:value="0.4491688" calcext:value-type="float">
            <text:p>0.4491688</text:p>
          </table:table-cell>
        </table:table-row>
        <table:table-row table:style-name="ro1">
          <table:table-cell office:value-type="float" office:value="0.000014912" calcext:value-type="float">
            <text:p>0.000014912</text:p>
          </table:table-cell>
          <table:table-cell office:value-type="float" office:value="0.4900023" calcext:value-type="float">
            <text:p>0.4900023</text:p>
          </table:table-cell>
        </table:table-row>
        <table:table-row table:style-name="ro1">
          <table:table-cell office:value-type="float" office:value="0.00001492" calcext:value-type="float">
            <text:p>0.00001492</text:p>
          </table:table-cell>
          <table:table-cell office:value-type="float" office:value="0.4900023" calcext:value-type="float">
            <text:p>0.4900023</text:p>
          </table:table-cell>
        </table:table-row>
        <table:table-row table:style-name="ro1">
          <table:table-cell office:value-type="float" office:value="0.000014928" calcext:value-type="float">
            <text:p>0.000014928</text:p>
          </table:table-cell>
          <table:table-cell office:value-type="float" office:value="0.4900023" calcext:value-type="float">
            <text:p>0.4900023</text:p>
          </table:table-cell>
        </table:table-row>
        <table:table-row table:style-name="ro1">
          <table:table-cell office:value-type="float" office:value="0.000014936" calcext:value-type="float">
            <text:p>0.000014936</text:p>
          </table:table-cell>
          <table:table-cell office:value-type="float" office:value="0.4900023" calcext:value-type="float">
            <text:p>0.4900023</text:p>
          </table:table-cell>
        </table:table-row>
        <table:table-row table:style-name="ro1">
          <table:table-cell office:value-type="float" office:value="0.000014944" calcext:value-type="float">
            <text:p>0.000014944</text:p>
          </table:table-cell>
          <table:table-cell office:value-type="float" office:value="0.4900023" calcext:value-type="float">
            <text:p>0.4900023</text:p>
          </table:table-cell>
        </table:table-row>
        <table:table-row table:style-name="ro1">
          <table:table-cell office:value-type="float" office:value="0.000014952" calcext:value-type="float">
            <text:p>0.000014952</text:p>
          </table:table-cell>
          <table:table-cell office:value-type="float" office:value="0.4900023" calcext:value-type="float">
            <text:p>0.4900023</text:p>
          </table:table-cell>
        </table:table-row>
        <table:table-row table:style-name="ro1">
          <table:table-cell office:value-type="float" office:value="0.00001496" calcext:value-type="float">
            <text:p>0.00001496</text:p>
          </table:table-cell>
          <table:table-cell office:value-type="float" office:value="0.5308359" calcext:value-type="float">
            <text:p>0.5308359</text:p>
          </table:table-cell>
        </table:table-row>
        <table:table-row table:style-name="ro1">
          <table:table-cell office:value-type="float" office:value="0.000014968" calcext:value-type="float">
            <text:p>0.000014968</text:p>
          </table:table-cell>
          <table:table-cell office:value-type="float" office:value="0.5308359" calcext:value-type="float">
            <text:p>0.5308359</text:p>
          </table:table-cell>
        </table:table-row>
        <table:table-row table:style-name="ro1">
          <table:table-cell office:value-type="float" office:value="0.000014976" calcext:value-type="float">
            <text:p>0.000014976</text:p>
          </table:table-cell>
          <table:table-cell office:value-type="float" office:value="0.5308359" calcext:value-type="float">
            <text:p>0.5308359</text:p>
          </table:table-cell>
        </table:table-row>
        <table:table-row table:style-name="ro1">
          <table:table-cell office:value-type="float" office:value="0.000014984" calcext:value-type="float">
            <text:p>0.000014984</text:p>
          </table:table-cell>
          <table:table-cell office:value-type="float" office:value="0.5308359" calcext:value-type="float">
            <text:p>0.5308359</text:p>
          </table:table-cell>
        </table:table-row>
        <table:table-row table:style-name="ro1">
          <table:table-cell office:value-type="float" office:value="0.000014992" calcext:value-type="float">
            <text:p>0.000014992</text:p>
          </table:table-cell>
          <table:table-cell office:value-type="float" office:value="0.5308359" calcext:value-type="float">
            <text:p>0.5308359</text:p>
          </table:table-cell>
        </table:table-row>
        <table:table-row table:style-name="ro1">
          <table:table-cell office:value-type="float" office:value="0.000015" calcext:value-type="float">
            <text:p>0.000015</text:p>
          </table:table-cell>
          <table:table-cell office:value-type="float" office:value="0.5716694" calcext:value-type="float">
            <text:p>0.5716694</text:p>
          </table:table-cell>
        </table:table-row>
        <table:table-row table:style-name="ro1">
          <table:table-cell office:value-type="float" office:value="0.000015008" calcext:value-type="float">
            <text:p>0.000015008</text:p>
          </table:table-cell>
          <table:table-cell office:value-type="float" office:value="0.5716694" calcext:value-type="float">
            <text:p>0.5716694</text:p>
          </table:table-cell>
        </table:table-row>
        <table:table-row table:style-name="ro1">
          <table:table-cell office:value-type="float" office:value="0.000015016" calcext:value-type="float">
            <text:p>0.000015016</text:p>
          </table:table-cell>
          <table:table-cell office:value-type="float" office:value="0.5716694" calcext:value-type="float">
            <text:p>0.5716694</text:p>
          </table:table-cell>
        </table:table-row>
        <table:table-row table:style-name="ro1">
          <table:table-cell office:value-type="float" office:value="0.000015024" calcext:value-type="float">
            <text:p>0.000015024</text:p>
          </table:table-cell>
          <table:table-cell office:value-type="float" office:value="0.6125029" calcext:value-type="float">
            <text:p>0.6125029</text:p>
          </table:table-cell>
        </table:table-row>
        <table:table-row table:style-name="ro1">
          <table:table-cell office:value-type="float" office:value="0.000015032" calcext:value-type="float">
            <text:p>0.000015032</text:p>
          </table:table-cell>
          <table:table-cell office:value-type="float" office:value="0.6533364" calcext:value-type="float">
            <text:p>0.6533364</text:p>
          </table:table-cell>
        </table:table-row>
        <table:table-row table:style-name="ro1">
          <table:table-cell office:value-type="float" office:value="0.00001504" calcext:value-type="float">
            <text:p>0.00001504</text:p>
          </table:table-cell>
          <table:table-cell office:value-type="float" office:value="0.6125029" calcext:value-type="float">
            <text:p>0.6125029</text:p>
          </table:table-cell>
        </table:table-row>
        <table:table-row table:style-name="ro1">
          <table:table-cell office:value-type="float" office:value="0.000015048" calcext:value-type="float">
            <text:p>0.000015048</text:p>
          </table:table-cell>
          <table:table-cell office:value-type="float" office:value="0.6125029" calcext:value-type="float">
            <text:p>0.6125029</text:p>
          </table:table-cell>
        </table:table-row>
        <table:table-row table:style-name="ro1">
          <table:table-cell office:value-type="float" office:value="0.000015056" calcext:value-type="float">
            <text:p>0.000015056</text:p>
          </table:table-cell>
          <table:table-cell office:value-type="float" office:value="0.6125029" calcext:value-type="float">
            <text:p>0.6125029</text:p>
          </table:table-cell>
        </table:table-row>
        <table:table-row table:style-name="ro1">
          <table:table-cell office:value-type="float" office:value="0.000015064" calcext:value-type="float">
            <text:p>0.000015064</text:p>
          </table:table-cell>
          <table:table-cell office:value-type="float" office:value="0.6125029" calcext:value-type="float">
            <text:p>0.6125029</text:p>
          </table:table-cell>
        </table:table-row>
        <table:table-row table:style-name="ro1">
          <table:table-cell office:value-type="float" office:value="0.000015072" calcext:value-type="float">
            <text:p>0.000015072</text:p>
          </table:table-cell>
          <table:table-cell office:value-type="float" office:value="0.6533364" calcext:value-type="float">
            <text:p>0.6533364</text:p>
          </table:table-cell>
        </table:table-row>
        <table:table-row table:style-name="ro1">
          <table:table-cell office:value-type="float" office:value="0.00001508" calcext:value-type="float">
            <text:p>0.00001508</text:p>
          </table:table-cell>
          <table:table-cell office:value-type="float" office:value="0.6125029" calcext:value-type="float">
            <text:p>0.6125029</text:p>
          </table:table-cell>
        </table:table-row>
        <table:table-row table:style-name="ro1">
          <table:table-cell office:value-type="float" office:value="0.000015088" calcext:value-type="float">
            <text:p>0.000015088</text:p>
          </table:table-cell>
          <table:table-cell office:value-type="float" office:value="0.6533364" calcext:value-type="float">
            <text:p>0.6533364</text:p>
          </table:table-cell>
        </table:table-row>
        <table:table-row table:style-name="ro1">
          <table:table-cell office:value-type="float" office:value="0.000015096" calcext:value-type="float">
            <text:p>0.000015096</text:p>
          </table:table-cell>
          <table:table-cell office:value-type="float" office:value="0.6533364" calcext:value-type="float">
            <text:p>0.6533364</text:p>
          </table:table-cell>
        </table:table-row>
        <table:table-row table:style-name="ro1">
          <table:table-cell office:value-type="float" office:value="0.000015104" calcext:value-type="float">
            <text:p>0.000015104</text:p>
          </table:table-cell>
          <table:table-cell office:value-type="float" office:value="0.69417" calcext:value-type="float">
            <text:p>0.69417</text:p>
          </table:table-cell>
        </table:table-row>
        <table:table-row table:style-name="ro1">
          <table:table-cell office:value-type="float" office:value="0.000015112" calcext:value-type="float">
            <text:p>0.000015112</text:p>
          </table:table-cell>
          <table:table-cell office:value-type="float" office:value="0.69417" calcext:value-type="float">
            <text:p>0.69417</text:p>
          </table:table-cell>
        </table:table-row>
        <table:table-row table:style-name="ro1">
          <table:table-cell office:value-type="float" office:value="0.00001512" calcext:value-type="float">
            <text:p>0.00001512</text:p>
          </table:table-cell>
          <table:table-cell office:value-type="float" office:value="0.69417" calcext:value-type="float">
            <text:p>0.69417</text:p>
          </table:table-cell>
        </table:table-row>
        <table:table-row table:style-name="ro1">
          <table:table-cell office:value-type="float" office:value="0.000015128" calcext:value-type="float">
            <text:p>0.000015128</text:p>
          </table:table-cell>
          <table:table-cell office:value-type="float" office:value="0.69417" calcext:value-type="float">
            <text:p>0.69417</text:p>
          </table:table-cell>
        </table:table-row>
        <table:table-row table:style-name="ro1">
          <table:table-cell office:value-type="float" office:value="0.000015136" calcext:value-type="float">
            <text:p>0.000015136</text:p>
          </table:table-cell>
          <table:table-cell office:value-type="float" office:value="0.69417" calcext:value-type="float">
            <text:p>0.69417</text:p>
          </table:table-cell>
        </table:table-row>
        <table:table-row table:style-name="ro1">
          <table:table-cell office:value-type="float" office:value="0.000015144" calcext:value-type="float">
            <text:p>0.000015144</text:p>
          </table:table-cell>
          <table:table-cell office:value-type="float" office:value="0.7350035" calcext:value-type="float">
            <text:p>0.7350035</text:p>
          </table:table-cell>
        </table:table-row>
        <table:table-row table:style-name="ro1">
          <table:table-cell office:value-type="float" office:value="0.000015152" calcext:value-type="float">
            <text:p>0.000015152</text:p>
          </table:table-cell>
          <table:table-cell office:value-type="float" office:value="0.7350035" calcext:value-type="float">
            <text:p>0.7350035</text:p>
          </table:table-cell>
        </table:table-row>
        <table:table-row table:style-name="ro1">
          <table:table-cell office:value-type="float" office:value="0.00001516" calcext:value-type="float">
            <text:p>0.00001516</text:p>
          </table:table-cell>
          <table:table-cell office:value-type="float" office:value="0.7350035" calcext:value-type="float">
            <text:p>0.7350035</text:p>
          </table:table-cell>
        </table:table-row>
        <table:table-row table:style-name="ro1">
          <table:table-cell office:value-type="float" office:value="0.000015168" calcext:value-type="float">
            <text:p>0.000015168</text:p>
          </table:table-cell>
          <table:table-cell office:value-type="float" office:value="0.7350035" calcext:value-type="float">
            <text:p>0.7350035</text:p>
          </table:table-cell>
        </table:table-row>
        <table:table-row table:style-name="ro1">
          <table:table-cell office:value-type="float" office:value="0.000015176" calcext:value-type="float">
            <text:p>0.000015176</text:p>
          </table:table-cell>
          <table:table-cell office:value-type="float" office:value="0.775837" calcext:value-type="float">
            <text:p>0.775837</text:p>
          </table:table-cell>
        </table:table-row>
        <table:table-row table:style-name="ro1">
          <table:table-cell office:value-type="float" office:value="0.000015184" calcext:value-type="float">
            <text:p>0.000015184</text:p>
          </table:table-cell>
          <table:table-cell office:value-type="float" office:value="0.775837" calcext:value-type="float">
            <text:p>0.775837</text:p>
          </table:table-cell>
        </table:table-row>
        <table:table-row table:style-name="ro1">
          <table:table-cell office:value-type="float" office:value="0.000015192" calcext:value-type="float">
            <text:p>0.000015192</text:p>
          </table:table-cell>
          <table:table-cell office:value-type="float" office:value="0.775837" calcext:value-type="float">
            <text:p>0.775837</text:p>
          </table:table-cell>
        </table:table-row>
        <table:table-row table:style-name="ro1">
          <table:table-cell office:value-type="float" office:value="0.0000152" calcext:value-type="float">
            <text:p>0.0000152</text:p>
          </table:table-cell>
          <table:table-cell office:value-type="float" office:value="0.775837" calcext:value-type="float">
            <text:p>0.775837</text:p>
          </table:table-cell>
        </table:table-row>
        <table:table-row table:style-name="ro1">
          <table:table-cell office:value-type="float" office:value="0.000015208" calcext:value-type="float">
            <text:p>0.000015208</text:p>
          </table:table-cell>
          <table:table-cell office:value-type="float" office:value="0.8166706" calcext:value-type="float">
            <text:p>0.8166706</text:p>
          </table:table-cell>
        </table:table-row>
        <table:table-row table:style-name="ro1">
          <table:table-cell office:value-type="float" office:value="0.000015216" calcext:value-type="float">
            <text:p>0.000015216</text:p>
          </table:table-cell>
          <table:table-cell office:value-type="float" office:value="0.8166706" calcext:value-type="float">
            <text:p>0.8166706</text:p>
          </table:table-cell>
        </table:table-row>
        <table:table-row table:style-name="ro1">
          <table:table-cell office:value-type="float" office:value="0.000015224" calcext:value-type="float">
            <text:p>0.000015224</text:p>
          </table:table-cell>
          <table:table-cell office:value-type="float" office:value="0.8166706" calcext:value-type="float">
            <text:p>0.8166706</text:p>
          </table:table-cell>
        </table:table-row>
        <table:table-row table:style-name="ro1">
          <table:table-cell office:value-type="float" office:value="0.000015232" calcext:value-type="float">
            <text:p>0.000015232</text:p>
          </table:table-cell>
          <table:table-cell office:value-type="float" office:value="0.8166706" calcext:value-type="float">
            <text:p>0.8166706</text:p>
          </table:table-cell>
        </table:table-row>
        <table:table-row table:style-name="ro1">
          <table:table-cell office:value-type="float" office:value="0.00001524" calcext:value-type="float">
            <text:p>0.00001524</text:p>
          </table:table-cell>
          <table:table-cell office:value-type="float" office:value="0.8166706" calcext:value-type="float">
            <text:p>0.8166706</text:p>
          </table:table-cell>
        </table:table-row>
        <table:table-row table:style-name="ro1">
          <table:table-cell office:value-type="float" office:value="0.000015248" calcext:value-type="float">
            <text:p>0.000015248</text:p>
          </table:table-cell>
          <table:table-cell office:value-type="float" office:value="0.8166706" calcext:value-type="float">
            <text:p>0.8166706</text:p>
          </table:table-cell>
        </table:table-row>
        <table:table-row table:style-name="ro1">
          <table:table-cell office:value-type="float" office:value="0.000015256" calcext:value-type="float">
            <text:p>0.000015256</text:p>
          </table:table-cell>
          <table:table-cell office:value-type="float" office:value="0.8575041" calcext:value-type="float">
            <text:p>0.8575041</text:p>
          </table:table-cell>
        </table:table-row>
        <table:table-row table:style-name="ro1">
          <table:table-cell office:value-type="float" office:value="0.000015264" calcext:value-type="float">
            <text:p>0.000015264</text:p>
          </table:table-cell>
          <table:table-cell office:value-type="float" office:value="0.8575041" calcext:value-type="float">
            <text:p>0.8575041</text:p>
          </table:table-cell>
        </table:table-row>
        <table:table-row table:style-name="ro1">
          <table:table-cell office:value-type="float" office:value="0.000015272" calcext:value-type="float">
            <text:p>0.000015272</text:p>
          </table:table-cell>
          <table:table-cell office:value-type="float" office:value="0.8575041" calcext:value-type="float">
            <text:p>0.8575041</text:p>
          </table:table-cell>
        </table:table-row>
        <table:table-row table:style-name="ro1">
          <table:table-cell office:value-type="float" office:value="0.00001528" calcext:value-type="float">
            <text:p>0.00001528</text:p>
          </table:table-cell>
          <table:table-cell office:value-type="float" office:value="0.8575041" calcext:value-type="float">
            <text:p>0.8575041</text:p>
          </table:table-cell>
        </table:table-row>
        <table:table-row table:style-name="ro1">
          <table:table-cell office:value-type="float" office:value="0.000015288" calcext:value-type="float">
            <text:p>0.000015288</text:p>
          </table:table-cell>
          <table:table-cell office:value-type="float" office:value="0.8575041" calcext:value-type="float">
            <text:p>0.8575041</text:p>
          </table:table-cell>
        </table:table-row>
        <table:table-row table:style-name="ro1">
          <table:table-cell office:value-type="float" office:value="0.000015296" calcext:value-type="float">
            <text:p>0.000015296</text:p>
          </table:table-cell>
          <table:table-cell office:value-type="float" office:value="0.8983376" calcext:value-type="float">
            <text:p>0.8983376</text:p>
          </table:table-cell>
        </table:table-row>
        <table:table-row table:style-name="ro1">
          <table:table-cell office:value-type="float" office:value="0.000015304" calcext:value-type="float">
            <text:p>0.000015304</text:p>
          </table:table-cell>
          <table:table-cell office:value-type="float" office:value="0.8983376" calcext:value-type="float">
            <text:p>0.8983376</text:p>
          </table:table-cell>
        </table:table-row>
        <table:table-row table:style-name="ro1">
          <table:table-cell office:value-type="float" office:value="0.000015312" calcext:value-type="float">
            <text:p>0.000015312</text:p>
          </table:table-cell>
          <table:table-cell office:value-type="float" office:value="0.9391711" calcext:value-type="float">
            <text:p>0.9391711</text:p>
          </table:table-cell>
        </table:table-row>
        <table:table-row table:style-name="ro1">
          <table:table-cell office:value-type="float" office:value="0.00001532" calcext:value-type="float">
            <text:p>0.00001532</text:p>
          </table:table-cell>
          <table:table-cell office:value-type="float" office:value="0.9391711" calcext:value-type="float">
            <text:p>0.9391711</text:p>
          </table:table-cell>
        </table:table-row>
        <table:table-row table:style-name="ro1">
          <table:table-cell office:value-type="float" office:value="0.000015328" calcext:value-type="float">
            <text:p>0.000015328</text:p>
          </table:table-cell>
          <table:table-cell office:value-type="float" office:value="0.9391711" calcext:value-type="float">
            <text:p>0.9391711</text:p>
          </table:table-cell>
        </table:table-row>
        <table:table-row table:style-name="ro1">
          <table:table-cell office:value-type="float" office:value="0.000015336" calcext:value-type="float">
            <text:p>0.000015336</text:p>
          </table:table-cell>
          <table:table-cell office:value-type="float" office:value="0.9800047" calcext:value-type="float">
            <text:p>0.9800047</text:p>
          </table:table-cell>
        </table:table-row>
        <table:table-row table:style-name="ro1">
          <table:table-cell office:value-type="float" office:value="0.000015344" calcext:value-type="float">
            <text:p>0.000015344</text:p>
          </table:table-cell>
          <table:table-cell office:value-type="float" office:value="0.9391711" calcext:value-type="float">
            <text:p>0.9391711</text:p>
          </table:table-cell>
        </table:table-row>
        <table:table-row table:style-name="ro1">
          <table:table-cell office:value-type="float" office:value="0.000015352" calcext:value-type="float">
            <text:p>0.000015352</text:p>
          </table:table-cell>
          <table:table-cell office:value-type="float" office:value="0.8983376" calcext:value-type="float">
            <text:p>0.8983376</text:p>
          </table:table-cell>
        </table:table-row>
        <table:table-row table:style-name="ro1">
          <table:table-cell office:value-type="float" office:value="0.00001536" calcext:value-type="float">
            <text:p>0.00001536</text:p>
          </table:table-cell>
          <table:table-cell office:value-type="float" office:value="0.9391711" calcext:value-type="float">
            <text:p>0.9391711</text:p>
          </table:table-cell>
        </table:table-row>
        <table:table-row table:style-name="ro1">
          <table:table-cell office:value-type="float" office:value="0.000015368" calcext:value-type="float">
            <text:p>0.000015368</text:p>
          </table:table-cell>
          <table:table-cell office:value-type="float" office:value="0.9800047" calcext:value-type="float">
            <text:p>0.9800047</text:p>
          </table:table-cell>
        </table:table-row>
        <table:table-row table:style-name="ro1">
          <table:table-cell office:value-type="float" office:value="0.000015376" calcext:value-type="float">
            <text:p>0.000015376</text:p>
          </table:table-cell>
          <table:table-cell office:value-type="float" office:value="0.9800047" calcext:value-type="float">
            <text:p>0.9800047</text:p>
          </table:table-cell>
        </table:table-row>
        <table:table-row table:style-name="ro1">
          <table:table-cell office:value-type="float" office:value="0.000015384" calcext:value-type="float">
            <text:p>0.000015384</text:p>
          </table:table-cell>
          <table:table-cell office:value-type="float" office:value="0.9800047" calcext:value-type="float">
            <text:p>0.9800047</text:p>
          </table:table-cell>
        </table:table-row>
        <table:table-row table:style-name="ro1">
          <table:table-cell office:value-type="float" office:value="0.000015392" calcext:value-type="float">
            <text:p>0.000015392</text:p>
          </table:table-cell>
          <table:table-cell office:value-type="float" office:value="1.020838" calcext:value-type="float">
            <text:p>1.020838</text:p>
          </table:table-cell>
        </table:table-row>
        <table:table-row table:style-name="ro1">
          <table:table-cell office:value-type="float" office:value="0.0000154" calcext:value-type="float">
            <text:p>0.0000154</text:p>
          </table:table-cell>
          <table:table-cell office:value-type="float" office:value="1.020838" calcext:value-type="float">
            <text:p>1.020838</text:p>
          </table:table-cell>
        </table:table-row>
        <table:table-row table:style-name="ro1">
          <table:table-cell office:value-type="float" office:value="0.000015408" calcext:value-type="float">
            <text:p>0.000015408</text:p>
          </table:table-cell>
          <table:table-cell office:value-type="float" office:value="1.061672" calcext:value-type="float">
            <text:p>1.061672</text:p>
          </table:table-cell>
        </table:table-row>
        <table:table-row table:style-name="ro1">
          <table:table-cell office:value-type="float" office:value="0.000015416" calcext:value-type="float">
            <text:p>0.000015416</text:p>
          </table:table-cell>
          <table:table-cell office:value-type="float" office:value="1.061672" calcext:value-type="float">
            <text:p>1.061672</text:p>
          </table:table-cell>
        </table:table-row>
        <table:table-row table:style-name="ro1">
          <table:table-cell office:value-type="float" office:value="0.000015424" calcext:value-type="float">
            <text:p>0.000015424</text:p>
          </table:table-cell>
          <table:table-cell office:value-type="float" office:value="1.061672" calcext:value-type="float">
            <text:p>1.061672</text:p>
          </table:table-cell>
        </table:table-row>
        <table:table-row table:style-name="ro1">
          <table:table-cell office:value-type="float" office:value="0.000015432" calcext:value-type="float">
            <text:p>0.000015432</text:p>
          </table:table-cell>
          <table:table-cell office:value-type="float" office:value="1.061672" calcext:value-type="float">
            <text:p>1.061672</text:p>
          </table:table-cell>
        </table:table-row>
        <table:table-row table:style-name="ro1">
          <table:table-cell office:value-type="float" office:value="0.00001544" calcext:value-type="float">
            <text:p>0.00001544</text:p>
          </table:table-cell>
          <table:table-cell office:value-type="float" office:value="1.102505" calcext:value-type="float">
            <text:p>1.102505</text:p>
          </table:table-cell>
        </table:table-row>
        <table:table-row table:style-name="ro1">
          <table:table-cell office:value-type="float" office:value="0.000015448" calcext:value-type="float">
            <text:p>0.000015448</text:p>
          </table:table-cell>
          <table:table-cell office:value-type="float" office:value="1.102505" calcext:value-type="float">
            <text:p>1.102505</text:p>
          </table:table-cell>
        </table:table-row>
        <table:table-row table:style-name="ro1">
          <table:table-cell office:value-type="float" office:value="0.000015456" calcext:value-type="float">
            <text:p>0.000015456</text:p>
          </table:table-cell>
          <table:table-cell office:value-type="float" office:value="1.102505" calcext:value-type="float">
            <text:p>1.102505</text:p>
          </table:table-cell>
        </table:table-row>
        <table:table-row table:style-name="ro1">
          <table:table-cell office:value-type="float" office:value="0.000015464" calcext:value-type="float">
            <text:p>0.000015464</text:p>
          </table:table-cell>
          <table:table-cell office:value-type="float" office:value="1.102505" calcext:value-type="float">
            <text:p>1.102505</text:p>
          </table:table-cell>
        </table:table-row>
        <table:table-row table:style-name="ro1">
          <table:table-cell office:value-type="float" office:value="0.000015472" calcext:value-type="float">
            <text:p>0.000015472</text:p>
          </table:table-cell>
          <table:table-cell office:value-type="float" office:value="1.143339" calcext:value-type="float">
            <text:p>1.143339</text:p>
          </table:table-cell>
        </table:table-row>
        <table:table-row table:style-name="ro1">
          <table:table-cell office:value-type="float" office:value="0.00001548" calcext:value-type="float">
            <text:p>0.00001548</text:p>
          </table:table-cell>
          <table:table-cell office:value-type="float" office:value="1.143339" calcext:value-type="float">
            <text:p>1.143339</text:p>
          </table:table-cell>
        </table:table-row>
        <table:table-row table:style-name="ro1">
          <table:table-cell office:value-type="float" office:value="0.000015488" calcext:value-type="float">
            <text:p>0.000015488</text:p>
          </table:table-cell>
          <table:table-cell office:value-type="float" office:value="1.143339" calcext:value-type="float">
            <text:p>1.143339</text:p>
          </table:table-cell>
        </table:table-row>
        <table:table-row table:style-name="ro1">
          <table:table-cell office:value-type="float" office:value="0.000015496" calcext:value-type="float">
            <text:p>0.000015496</text:p>
          </table:table-cell>
          <table:table-cell office:value-type="float" office:value="1.184172" calcext:value-type="float">
            <text:p>1.184172</text:p>
          </table:table-cell>
        </table:table-row>
        <table:table-row table:style-name="ro1">
          <table:table-cell office:value-type="float" office:value="0.000015504" calcext:value-type="float">
            <text:p>0.000015504</text:p>
          </table:table-cell>
          <table:table-cell office:value-type="float" office:value="1.184172" calcext:value-type="float">
            <text:p>1.184172</text:p>
          </table:table-cell>
        </table:table-row>
        <table:table-row table:style-name="ro1">
          <table:table-cell office:value-type="float" office:value="0.000015512" calcext:value-type="float">
            <text:p>0.000015512</text:p>
          </table:table-cell>
          <table:table-cell office:value-type="float" office:value="1.184172" calcext:value-type="float">
            <text:p>1.184172</text:p>
          </table:table-cell>
        </table:table-row>
        <table:table-row table:style-name="ro1">
          <table:table-cell office:value-type="float" office:value="0.00001552" calcext:value-type="float">
            <text:p>0.00001552</text:p>
          </table:table-cell>
          <table:table-cell office:value-type="float" office:value="1.184172" calcext:value-type="float">
            <text:p>1.184172</text:p>
          </table:table-cell>
        </table:table-row>
        <table:table-row table:style-name="ro1">
          <table:table-cell office:value-type="float" office:value="0.000015528" calcext:value-type="float">
            <text:p>0.000015528</text:p>
          </table:table-cell>
          <table:table-cell office:value-type="float" office:value="1.225006" calcext:value-type="float">
            <text:p>1.225006</text:p>
          </table:table-cell>
        </table:table-row>
        <table:table-row table:style-name="ro1">
          <table:table-cell office:value-type="float" office:value="0.000015536" calcext:value-type="float">
            <text:p>0.000015536</text:p>
          </table:table-cell>
          <table:table-cell office:value-type="float" office:value="1.225006" calcext:value-type="float">
            <text:p>1.225006</text:p>
          </table:table-cell>
        </table:table-row>
        <table:table-row table:style-name="ro1">
          <table:table-cell office:value-type="float" office:value="0.000015544" calcext:value-type="float">
            <text:p>0.000015544</text:p>
          </table:table-cell>
          <table:table-cell office:value-type="float" office:value="1.225006" calcext:value-type="float">
            <text:p>1.225006</text:p>
          </table:table-cell>
        </table:table-row>
        <table:table-row table:style-name="ro1">
          <table:table-cell office:value-type="float" office:value="0.000015552" calcext:value-type="float">
            <text:p>0.000015552</text:p>
          </table:table-cell>
          <table:table-cell office:value-type="float" office:value="1.265839" calcext:value-type="float">
            <text:p>1.265839</text:p>
          </table:table-cell>
        </table:table-row>
        <table:table-row table:style-name="ro1">
          <table:table-cell office:value-type="float" office:value="0.00001556" calcext:value-type="float">
            <text:p>0.00001556</text:p>
          </table:table-cell>
          <table:table-cell office:value-type="float" office:value="1.306673" calcext:value-type="float">
            <text:p>1.306673</text:p>
          </table:table-cell>
        </table:table-row>
        <table:table-row table:style-name="ro1">
          <table:table-cell office:value-type="float" office:value="0.000015568" calcext:value-type="float">
            <text:p>0.000015568</text:p>
          </table:table-cell>
          <table:table-cell office:value-type="float" office:value="1.265839" calcext:value-type="float">
            <text:p>1.265839</text:p>
          </table:table-cell>
        </table:table-row>
        <table:table-row table:style-name="ro1">
          <table:table-cell office:value-type="float" office:value="0.000015576" calcext:value-type="float">
            <text:p>0.000015576</text:p>
          </table:table-cell>
          <table:table-cell office:value-type="float" office:value="1.306673" calcext:value-type="float">
            <text:p>1.306673</text:p>
          </table:table-cell>
        </table:table-row>
        <table:table-row table:style-name="ro1">
          <table:table-cell office:value-type="float" office:value="0.000015584" calcext:value-type="float">
            <text:p>0.000015584</text:p>
          </table:table-cell>
          <table:table-cell office:value-type="float" office:value="1.306673" calcext:value-type="float">
            <text:p>1.306673</text:p>
          </table:table-cell>
        </table:table-row>
        <table:table-row table:style-name="ro1">
          <table:table-cell office:value-type="float" office:value="0.000015592" calcext:value-type="float">
            <text:p>0.000015592</text:p>
          </table:table-cell>
          <table:table-cell office:value-type="float" office:value="1.306673" calcext:value-type="float">
            <text:p>1.306673</text:p>
          </table:table-cell>
        </table:table-row>
        <table:table-row table:style-name="ro1">
          <table:table-cell office:value-type="float" office:value="0.0000156" calcext:value-type="float">
            <text:p>0.0000156</text:p>
          </table:table-cell>
          <table:table-cell office:value-type="float" office:value="1.306673" calcext:value-type="float">
            <text:p>1.306673</text:p>
          </table:table-cell>
        </table:table-row>
        <table:table-row table:style-name="ro1">
          <table:table-cell office:value-type="float" office:value="0.000015608" calcext:value-type="float">
            <text:p>0.000015608</text:p>
          </table:table-cell>
          <table:table-cell office:value-type="float" office:value="1.347506" calcext:value-type="float">
            <text:p>1.347506</text:p>
          </table:table-cell>
        </table:table-row>
        <table:table-row table:style-name="ro1">
          <table:table-cell office:value-type="float" office:value="0.000015616" calcext:value-type="float">
            <text:p>0.000015616</text:p>
          </table:table-cell>
          <table:table-cell office:value-type="float" office:value="1.347506" calcext:value-type="float">
            <text:p>1.347506</text:p>
          </table:table-cell>
        </table:table-row>
        <table:table-row table:style-name="ro1">
          <table:table-cell office:value-type="float" office:value="0.000015624" calcext:value-type="float">
            <text:p>0.000015624</text:p>
          </table:table-cell>
          <table:table-cell office:value-type="float" office:value="1.347506" calcext:value-type="float">
            <text:p>1.347506</text:p>
          </table:table-cell>
        </table:table-row>
        <table:table-row table:style-name="ro1">
          <table:table-cell office:value-type="float" office:value="0.000015632" calcext:value-type="float">
            <text:p>0.000015632</text:p>
          </table:table-cell>
          <table:table-cell office:value-type="float" office:value="1.347506" calcext:value-type="float">
            <text:p>1.347506</text:p>
          </table:table-cell>
        </table:table-row>
        <table:table-row table:style-name="ro1">
          <table:table-cell office:value-type="float" office:value="0.00001564" calcext:value-type="float">
            <text:p>0.00001564</text:p>
          </table:table-cell>
          <table:table-cell office:value-type="float" office:value="1.347506" calcext:value-type="float">
            <text:p>1.347506</text:p>
          </table:table-cell>
        </table:table-row>
        <table:table-row table:style-name="ro1">
          <table:table-cell office:value-type="float" office:value="0.000015648" calcext:value-type="float">
            <text:p>0.000015648</text:p>
          </table:table-cell>
          <table:table-cell office:value-type="float" office:value="1.38834" calcext:value-type="float">
            <text:p>1.38834</text:p>
          </table:table-cell>
        </table:table-row>
        <table:table-row table:style-name="ro1">
          <table:table-cell office:value-type="float" office:value="0.000015656" calcext:value-type="float">
            <text:p>0.000015656</text:p>
          </table:table-cell>
          <table:table-cell office:value-type="float" office:value="1.429173" calcext:value-type="float">
            <text:p>1.429173</text:p>
          </table:table-cell>
        </table:table-row>
        <table:table-row table:style-name="ro1">
          <table:table-cell office:value-type="float" office:value="0.000015664" calcext:value-type="float">
            <text:p>0.000015664</text:p>
          </table:table-cell>
          <table:table-cell office:value-type="float" office:value="1.429173" calcext:value-type="float">
            <text:p>1.429173</text:p>
          </table:table-cell>
        </table:table-row>
        <table:table-row table:style-name="ro1">
          <table:table-cell office:value-type="float" office:value="0.000015672" calcext:value-type="float">
            <text:p>0.000015672</text:p>
          </table:table-cell>
          <table:table-cell office:value-type="float" office:value="1.429173" calcext:value-type="float">
            <text:p>1.429173</text:p>
          </table:table-cell>
        </table:table-row>
        <table:table-row table:style-name="ro1">
          <table:table-cell office:value-type="float" office:value="0.00001568" calcext:value-type="float">
            <text:p>0.00001568</text:p>
          </table:table-cell>
          <table:table-cell office:value-type="float" office:value="1.429173" calcext:value-type="float">
            <text:p>1.429173</text:p>
          </table:table-cell>
        </table:table-row>
        <table:table-row table:style-name="ro1">
          <table:table-cell office:value-type="float" office:value="0.000015688" calcext:value-type="float">
            <text:p>0.000015688</text:p>
          </table:table-cell>
          <table:table-cell office:value-type="float" office:value="1.470007" calcext:value-type="float">
            <text:p>1.470007</text:p>
          </table:table-cell>
        </table:table-row>
        <table:table-row table:style-name="ro1">
          <table:table-cell office:value-type="float" office:value="0.000015696" calcext:value-type="float">
            <text:p>0.000015696</text:p>
          </table:table-cell>
          <table:table-cell office:value-type="float" office:value="1.470007" calcext:value-type="float">
            <text:p>1.470007</text:p>
          </table:table-cell>
        </table:table-row>
        <table:table-row table:style-name="ro1">
          <table:table-cell office:value-type="float" office:value="0.000015704" calcext:value-type="float">
            <text:p>0.000015704</text:p>
          </table:table-cell>
          <table:table-cell office:value-type="float" office:value="1.510841" calcext:value-type="float">
            <text:p>1.510841</text:p>
          </table:table-cell>
        </table:table-row>
        <table:table-row table:style-name="ro1">
          <table:table-cell office:value-type="float" office:value="0.000015712" calcext:value-type="float">
            <text:p>0.000015712</text:p>
          </table:table-cell>
          <table:table-cell office:value-type="float" office:value="1.510841" calcext:value-type="float">
            <text:p>1.510841</text:p>
          </table:table-cell>
        </table:table-row>
        <table:table-row table:style-name="ro1">
          <table:table-cell office:value-type="float" office:value="0.00001572" calcext:value-type="float">
            <text:p>0.00001572</text:p>
          </table:table-cell>
          <table:table-cell office:value-type="float" office:value="1.510841" calcext:value-type="float">
            <text:p>1.510841</text:p>
          </table:table-cell>
        </table:table-row>
        <table:table-row table:style-name="ro1">
          <table:table-cell office:value-type="float" office:value="0.000015728" calcext:value-type="float">
            <text:p>0.000015728</text:p>
          </table:table-cell>
          <table:table-cell office:value-type="float" office:value="1.510841" calcext:value-type="float">
            <text:p>1.510841</text:p>
          </table:table-cell>
        </table:table-row>
        <table:table-row table:style-name="ro1">
          <table:table-cell office:value-type="float" office:value="0.000015736" calcext:value-type="float">
            <text:p>0.000015736</text:p>
          </table:table-cell>
          <table:table-cell office:value-type="float" office:value="1.551674" calcext:value-type="float">
            <text:p>1.551674</text:p>
          </table:table-cell>
        </table:table-row>
        <table:table-row table:style-name="ro1">
          <table:table-cell office:value-type="float" office:value="0.000015744" calcext:value-type="float">
            <text:p>0.000015744</text:p>
          </table:table-cell>
          <table:table-cell office:value-type="float" office:value="1.551674" calcext:value-type="float">
            <text:p>1.551674</text:p>
          </table:table-cell>
        </table:table-row>
        <table:table-row table:style-name="ro1">
          <table:table-cell office:value-type="float" office:value="0.000015752" calcext:value-type="float">
            <text:p>0.000015752</text:p>
          </table:table-cell>
          <table:table-cell office:value-type="float" office:value="1.592508" calcext:value-type="float">
            <text:p>1.592508</text:p>
          </table:table-cell>
        </table:table-row>
        <table:table-row table:style-name="ro1">
          <table:table-cell office:value-type="float" office:value="0.00001576" calcext:value-type="float">
            <text:p>0.00001576</text:p>
          </table:table-cell>
          <table:table-cell office:value-type="float" office:value="1.592508" calcext:value-type="float">
            <text:p>1.592508</text:p>
          </table:table-cell>
        </table:table-row>
        <table:table-row table:style-name="ro1">
          <table:table-cell office:value-type="float" office:value="0.000015768" calcext:value-type="float">
            <text:p>0.000015768</text:p>
          </table:table-cell>
          <table:table-cell office:value-type="float" office:value="1.592508" calcext:value-type="float">
            <text:p>1.592508</text:p>
          </table:table-cell>
        </table:table-row>
        <table:table-row table:style-name="ro1">
          <table:table-cell office:value-type="float" office:value="0.000015776" calcext:value-type="float">
            <text:p>0.000015776</text:p>
          </table:table-cell>
          <table:table-cell office:value-type="float" office:value="1.633341" calcext:value-type="float">
            <text:p>1.633341</text:p>
          </table:table-cell>
        </table:table-row>
        <table:table-row table:style-name="ro1">
          <table:table-cell office:value-type="float" office:value="0.000015784" calcext:value-type="float">
            <text:p>0.000015784</text:p>
          </table:table-cell>
          <table:table-cell office:value-type="float" office:value="1.633341" calcext:value-type="float">
            <text:p>1.633341</text:p>
          </table:table-cell>
        </table:table-row>
        <table:table-row table:style-name="ro1">
          <table:table-cell office:value-type="float" office:value="0.000015792" calcext:value-type="float">
            <text:p>0.000015792</text:p>
          </table:table-cell>
          <table:table-cell office:value-type="float" office:value="1.674175" calcext:value-type="float">
            <text:p>1.674175</text:p>
          </table:table-cell>
        </table:table-row>
        <table:table-row table:style-name="ro1">
          <table:table-cell office:value-type="float" office:value="0.0000158" calcext:value-type="float">
            <text:p>0.0000158</text:p>
          </table:table-cell>
          <table:table-cell office:value-type="float" office:value="1.674175" calcext:value-type="float">
            <text:p>1.674175</text:p>
          </table:table-cell>
        </table:table-row>
        <table:table-row table:style-name="ro1">
          <table:table-cell office:value-type="float" office:value="0.000015808" calcext:value-type="float">
            <text:p>0.000015808</text:p>
          </table:table-cell>
          <table:table-cell office:value-type="float" office:value="1.674175" calcext:value-type="float">
            <text:p>1.674175</text:p>
          </table:table-cell>
        </table:table-row>
        <table:table-row table:style-name="ro1">
          <table:table-cell office:value-type="float" office:value="0.000015816" calcext:value-type="float">
            <text:p>0.000015816</text:p>
          </table:table-cell>
          <table:table-cell office:value-type="float" office:value="1.674175" calcext:value-type="float">
            <text:p>1.674175</text:p>
          </table:table-cell>
        </table:table-row>
        <table:table-row table:style-name="ro1">
          <table:table-cell office:value-type="float" office:value="0.000015824" calcext:value-type="float">
            <text:p>0.000015824</text:p>
          </table:table-cell>
          <table:table-cell office:value-type="float" office:value="1.674175" calcext:value-type="float">
            <text:p>1.674175</text:p>
          </table:table-cell>
        </table:table-row>
        <table:table-row table:style-name="ro1">
          <table:table-cell office:value-type="float" office:value="0.000015832" calcext:value-type="float">
            <text:p>0.000015832</text:p>
          </table:table-cell>
          <table:table-cell office:value-type="float" office:value="1.715008" calcext:value-type="float">
            <text:p>1.715008</text:p>
          </table:table-cell>
        </table:table-row>
        <table:table-row table:style-name="ro1">
          <table:table-cell office:value-type="float" office:value="0.00001584" calcext:value-type="float">
            <text:p>0.00001584</text:p>
          </table:table-cell>
          <table:table-cell office:value-type="float" office:value="1.715008" calcext:value-type="float">
            <text:p>1.715008</text:p>
          </table:table-cell>
        </table:table-row>
        <table:table-row table:style-name="ro1">
          <table:table-cell office:value-type="float" office:value="0.000015848" calcext:value-type="float">
            <text:p>0.000015848</text:p>
          </table:table-cell>
          <table:table-cell office:value-type="float" office:value="1.755842" calcext:value-type="float">
            <text:p>1.755842</text:p>
          </table:table-cell>
        </table:table-row>
        <table:table-row table:style-name="ro1">
          <table:table-cell office:value-type="float" office:value="0.000015856" calcext:value-type="float">
            <text:p>0.000015856</text:p>
          </table:table-cell>
          <table:table-cell office:value-type="float" office:value="1.755842" calcext:value-type="float">
            <text:p>1.755842</text:p>
          </table:table-cell>
        </table:table-row>
        <table:table-row table:style-name="ro1">
          <table:table-cell office:value-type="float" office:value="0.000015864" calcext:value-type="float">
            <text:p>0.000015864</text:p>
          </table:table-cell>
          <table:table-cell office:value-type="float" office:value="1.796675" calcext:value-type="float">
            <text:p>1.796675</text:p>
          </table:table-cell>
        </table:table-row>
        <table:table-row table:style-name="ro1">
          <table:table-cell office:value-type="float" office:value="0.000015872" calcext:value-type="float">
            <text:p>0.000015872</text:p>
          </table:table-cell>
          <table:table-cell office:value-type="float" office:value="1.755842" calcext:value-type="float">
            <text:p>1.755842</text:p>
          </table:table-cell>
        </table:table-row>
        <table:table-row table:style-name="ro1">
          <table:table-cell office:value-type="float" office:value="0.00001588" calcext:value-type="float">
            <text:p>0.00001588</text:p>
          </table:table-cell>
          <table:table-cell office:value-type="float" office:value="1.796675" calcext:value-type="float">
            <text:p>1.796675</text:p>
          </table:table-cell>
        </table:table-row>
        <table:table-row table:style-name="ro1">
          <table:table-cell office:value-type="float" office:value="0.000015888" calcext:value-type="float">
            <text:p>0.000015888</text:p>
          </table:table-cell>
          <table:table-cell office:value-type="float" office:value="1.837509" calcext:value-type="float">
            <text:p>1.837509</text:p>
          </table:table-cell>
        </table:table-row>
        <table:table-row table:style-name="ro1">
          <table:table-cell office:value-type="float" office:value="0.000015896" calcext:value-type="float">
            <text:p>0.000015896</text:p>
          </table:table-cell>
          <table:table-cell office:value-type="float" office:value="1.837509" calcext:value-type="float">
            <text:p>1.837509</text:p>
          </table:table-cell>
        </table:table-row>
        <table:table-row table:style-name="ro1">
          <table:table-cell office:value-type="float" office:value="0.000015904" calcext:value-type="float">
            <text:p>0.000015904</text:p>
          </table:table-cell>
          <table:table-cell office:value-type="float" office:value="1.837509" calcext:value-type="float">
            <text:p>1.837509</text:p>
          </table:table-cell>
        </table:table-row>
        <table:table-row table:style-name="ro1">
          <table:table-cell office:value-type="float" office:value="0.000015912" calcext:value-type="float">
            <text:p>0.000015912</text:p>
          </table:table-cell>
          <table:table-cell office:value-type="float" office:value="1.878342" calcext:value-type="float">
            <text:p>1.878342</text:p>
          </table:table-cell>
        </table:table-row>
        <table:table-row table:style-name="ro1">
          <table:table-cell office:value-type="float" office:value="0.00001592" calcext:value-type="float">
            <text:p>0.00001592</text:p>
          </table:table-cell>
          <table:table-cell office:value-type="float" office:value="1.878342" calcext:value-type="float">
            <text:p>1.878342</text:p>
          </table:table-cell>
        </table:table-row>
        <table:table-row table:style-name="ro1">
          <table:table-cell office:value-type="float" office:value="0.000015928" calcext:value-type="float">
            <text:p>0.000015928</text:p>
          </table:table-cell>
          <table:table-cell office:value-type="float" office:value="1.878342" calcext:value-type="float">
            <text:p>1.878342</text:p>
          </table:table-cell>
        </table:table-row>
        <table:table-row table:style-name="ro1">
          <table:table-cell office:value-type="float" office:value="0.000015936" calcext:value-type="float">
            <text:p>0.000015936</text:p>
          </table:table-cell>
          <table:table-cell office:value-type="float" office:value="1.878342" calcext:value-type="float">
            <text:p>1.878342</text:p>
          </table:table-cell>
        </table:table-row>
        <table:table-row table:style-name="ro1">
          <table:table-cell office:value-type="float" office:value="0.000015944" calcext:value-type="float">
            <text:p>0.000015944</text:p>
          </table:table-cell>
          <table:table-cell office:value-type="float" office:value="1.919176" calcext:value-type="float">
            <text:p>1.919176</text:p>
          </table:table-cell>
        </table:table-row>
        <table:table-row table:style-name="ro1">
          <table:table-cell office:value-type="float" office:value="0.000015952" calcext:value-type="float">
            <text:p>0.000015952</text:p>
          </table:table-cell>
          <table:table-cell office:value-type="float" office:value="1.919176" calcext:value-type="float">
            <text:p>1.919176</text:p>
          </table:table-cell>
        </table:table-row>
        <table:table-row table:style-name="ro1">
          <table:table-cell office:value-type="float" office:value="0.00001596" calcext:value-type="float">
            <text:p>0.00001596</text:p>
          </table:table-cell>
          <table:table-cell office:value-type="float" office:value="1.919176" calcext:value-type="float">
            <text:p>1.919176</text:p>
          </table:table-cell>
        </table:table-row>
        <table:table-row table:style-name="ro1">
          <table:table-cell office:value-type="float" office:value="0.000015968" calcext:value-type="float">
            <text:p>0.000015968</text:p>
          </table:table-cell>
          <table:table-cell office:value-type="float" office:value="1.919176" calcext:value-type="float">
            <text:p>1.919176</text:p>
          </table:table-cell>
        </table:table-row>
        <table:table-row table:style-name="ro1">
          <table:table-cell office:value-type="float" office:value="0.000015976" calcext:value-type="float">
            <text:p>0.000015976</text:p>
          </table:table-cell>
          <table:table-cell office:value-type="float" office:value="1.960009" calcext:value-type="float">
            <text:p>1.960009</text:p>
          </table:table-cell>
        </table:table-row>
        <table:table-row table:style-name="ro1">
          <table:table-cell office:value-type="float" office:value="0.000015984" calcext:value-type="float">
            <text:p>0.000015984</text:p>
          </table:table-cell>
          <table:table-cell office:value-type="float" office:value="1.960009" calcext:value-type="float">
            <text:p>1.960009</text:p>
          </table:table-cell>
        </table:table-row>
        <table:table-row table:style-name="ro1">
          <table:table-cell office:value-type="float" office:value="0.000015992" calcext:value-type="float">
            <text:p>0.000015992</text:p>
          </table:table-cell>
          <table:table-cell office:value-type="float" office:value="2.000843" calcext:value-type="float">
            <text:p>2.000843</text:p>
          </table:table-cell>
        </table:table-row>
        <table:table-row table:style-name="ro1">
          <table:table-cell office:value-type="float" office:value="0.000016" calcext:value-type="float">
            <text:p>0.000016</text:p>
          </table:table-cell>
          <table:table-cell office:value-type="float" office:value="2.000843" calcext:value-type="float">
            <text:p>2.000843</text:p>
          </table:table-cell>
        </table:table-row>
        <table:table-row table:style-name="ro1">
          <table:table-cell office:value-type="float" office:value="0.000016008" calcext:value-type="float">
            <text:p>0.000016008</text:p>
          </table:table-cell>
          <table:table-cell office:value-type="float" office:value="2.000843" calcext:value-type="float">
            <text:p>2.000843</text:p>
          </table:table-cell>
        </table:table-row>
        <table:table-row table:style-name="ro1">
          <table:table-cell office:value-type="float" office:value="0.000016016" calcext:value-type="float">
            <text:p>0.000016016</text:p>
          </table:table-cell>
          <table:table-cell office:value-type="float" office:value="2.041676" calcext:value-type="float">
            <text:p>2.041676</text:p>
          </table:table-cell>
        </table:table-row>
        <table:table-row table:style-name="ro1">
          <table:table-cell office:value-type="float" office:value="0.000016024" calcext:value-type="float">
            <text:p>0.000016024</text:p>
          </table:table-cell>
          <table:table-cell office:value-type="float" office:value="2.041676" calcext:value-type="float">
            <text:p>2.041676</text:p>
          </table:table-cell>
        </table:table-row>
        <table:table-row table:style-name="ro1">
          <table:table-cell office:value-type="float" office:value="0.000016032" calcext:value-type="float">
            <text:p>0.000016032</text:p>
          </table:table-cell>
          <table:table-cell office:value-type="float" office:value="2.08251" calcext:value-type="float">
            <text:p>2.08251</text:p>
          </table:table-cell>
        </table:table-row>
        <table:table-row table:style-name="ro1">
          <table:table-cell office:value-type="float" office:value="0.00001604" calcext:value-type="float">
            <text:p>0.00001604</text:p>
          </table:table-cell>
          <table:table-cell office:value-type="float" office:value="2.123343" calcext:value-type="float">
            <text:p>2.123343</text:p>
          </table:table-cell>
        </table:table-row>
        <table:table-row table:style-name="ro1">
          <table:table-cell office:value-type="float" office:value="0.000016048" calcext:value-type="float">
            <text:p>0.000016048</text:p>
          </table:table-cell>
          <table:table-cell office:value-type="float" office:value="2.08251" calcext:value-type="float">
            <text:p>2.08251</text:p>
          </table:table-cell>
        </table:table-row>
        <table:table-row table:style-name="ro1">
          <table:table-cell office:value-type="float" office:value="0.000016056" calcext:value-type="float">
            <text:p>0.000016056</text:p>
          </table:table-cell>
          <table:table-cell office:value-type="float" office:value="2.08251" calcext:value-type="float">
            <text:p>2.08251</text:p>
          </table:table-cell>
        </table:table-row>
        <table:table-row table:style-name="ro1">
          <table:table-cell office:value-type="float" office:value="0.000016064" calcext:value-type="float">
            <text:p>0.000016064</text:p>
          </table:table-cell>
          <table:table-cell office:value-type="float" office:value="2.08251" calcext:value-type="float">
            <text:p>2.08251</text:p>
          </table:table-cell>
        </table:table-row>
        <table:table-row table:style-name="ro1">
          <table:table-cell office:value-type="float" office:value="0.000016072" calcext:value-type="float">
            <text:p>0.000016072</text:p>
          </table:table-cell>
          <table:table-cell office:value-type="float" office:value="2.123343" calcext:value-type="float">
            <text:p>2.123343</text:p>
          </table:table-cell>
        </table:table-row>
        <table:table-row table:style-name="ro1">
          <table:table-cell office:value-type="float" office:value="0.00001608" calcext:value-type="float">
            <text:p>0.00001608</text:p>
          </table:table-cell>
          <table:table-cell office:value-type="float" office:value="2.123343" calcext:value-type="float">
            <text:p>2.123343</text:p>
          </table:table-cell>
        </table:table-row>
        <table:table-row table:style-name="ro1">
          <table:table-cell office:value-type="float" office:value="0.000016088" calcext:value-type="float">
            <text:p>0.000016088</text:p>
          </table:table-cell>
          <table:table-cell office:value-type="float" office:value="2.164177" calcext:value-type="float">
            <text:p>2.164177</text:p>
          </table:table-cell>
        </table:table-row>
        <table:table-row table:style-name="ro1">
          <table:table-cell office:value-type="float" office:value="0.000016096" calcext:value-type="float">
            <text:p>0.000016096</text:p>
          </table:table-cell>
          <table:table-cell office:value-type="float" office:value="2.164177" calcext:value-type="float">
            <text:p>2.164177</text:p>
          </table:table-cell>
        </table:table-row>
        <table:table-row table:style-name="ro1">
          <table:table-cell office:value-type="float" office:value="0.000016104" calcext:value-type="float">
            <text:p>0.000016104</text:p>
          </table:table-cell>
          <table:table-cell office:value-type="float" office:value="2.205011" calcext:value-type="float">
            <text:p>2.205011</text:p>
          </table:table-cell>
        </table:table-row>
        <table:table-row table:style-name="ro1">
          <table:table-cell office:value-type="float" office:value="0.000016112" calcext:value-type="float">
            <text:p>0.000016112</text:p>
          </table:table-cell>
          <table:table-cell office:value-type="float" office:value="2.245844" calcext:value-type="float">
            <text:p>2.245844</text:p>
          </table:table-cell>
        </table:table-row>
        <table:table-row table:style-name="ro1">
          <table:table-cell office:value-type="float" office:value="0.00001612" calcext:value-type="float">
            <text:p>0.00001612</text:p>
          </table:table-cell>
          <table:table-cell office:value-type="float" office:value="2.205011" calcext:value-type="float">
            <text:p>2.205011</text:p>
          </table:table-cell>
        </table:table-row>
        <table:table-row table:style-name="ro1">
          <table:table-cell office:value-type="float" office:value="0.000016128" calcext:value-type="float">
            <text:p>0.000016128</text:p>
          </table:table-cell>
          <table:table-cell office:value-type="float" office:value="2.205011" calcext:value-type="float">
            <text:p>2.205011</text:p>
          </table:table-cell>
        </table:table-row>
        <table:table-row table:style-name="ro1">
          <table:table-cell office:value-type="float" office:value="0.000016136" calcext:value-type="float">
            <text:p>0.000016136</text:p>
          </table:table-cell>
          <table:table-cell office:value-type="float" office:value="2.205011" calcext:value-type="float">
            <text:p>2.205011</text:p>
          </table:table-cell>
        </table:table-row>
        <table:table-row table:style-name="ro1">
          <table:table-cell office:value-type="float" office:value="0.000016144" calcext:value-type="float">
            <text:p>0.000016144</text:p>
          </table:table-cell>
          <table:table-cell office:value-type="float" office:value="2.245844" calcext:value-type="float">
            <text:p>2.245844</text:p>
          </table:table-cell>
        </table:table-row>
        <table:table-row table:style-name="ro1">
          <table:table-cell office:value-type="float" office:value="0.000016152" calcext:value-type="float">
            <text:p>0.000016152</text:p>
          </table:table-cell>
          <table:table-cell office:value-type="float" office:value="2.245844" calcext:value-type="float">
            <text:p>2.245844</text:p>
          </table:table-cell>
        </table:table-row>
        <table:table-row table:style-name="ro1">
          <table:table-cell office:value-type="float" office:value="0.00001616" calcext:value-type="float">
            <text:p>0.00001616</text:p>
          </table:table-cell>
          <table:table-cell office:value-type="float" office:value="2.286678" calcext:value-type="float">
            <text:p>2.286678</text:p>
          </table:table-cell>
        </table:table-row>
        <table:table-row table:style-name="ro1">
          <table:table-cell office:value-type="float" office:value="0.000016168" calcext:value-type="float">
            <text:p>0.000016168</text:p>
          </table:table-cell>
          <table:table-cell office:value-type="float" office:value="2.286678" calcext:value-type="float">
            <text:p>2.286678</text:p>
          </table:table-cell>
        </table:table-row>
        <table:table-row table:style-name="ro1">
          <table:table-cell office:value-type="float" office:value="0.000016176" calcext:value-type="float">
            <text:p>0.000016176</text:p>
          </table:table-cell>
          <table:table-cell office:value-type="float" office:value="2.286678" calcext:value-type="float">
            <text:p>2.286678</text:p>
          </table:table-cell>
        </table:table-row>
        <table:table-row table:style-name="ro1">
          <table:table-cell office:value-type="float" office:value="0.000016184" calcext:value-type="float">
            <text:p>0.000016184</text:p>
          </table:table-cell>
          <table:table-cell office:value-type="float" office:value="2.286678" calcext:value-type="float">
            <text:p>2.286678</text:p>
          </table:table-cell>
        </table:table-row>
        <table:table-row table:style-name="ro1">
          <table:table-cell office:value-type="float" office:value="0.000016192" calcext:value-type="float">
            <text:p>0.000016192</text:p>
          </table:table-cell>
          <table:table-cell office:value-type="float" office:value="2.327511" calcext:value-type="float">
            <text:p>2.327511</text:p>
          </table:table-cell>
        </table:table-row>
        <table:table-row table:style-name="ro1">
          <table:table-cell office:value-type="float" office:value="0.0000162" calcext:value-type="float">
            <text:p>0.0000162</text:p>
          </table:table-cell>
          <table:table-cell office:value-type="float" office:value="2.327511" calcext:value-type="float">
            <text:p>2.327511</text:p>
          </table:table-cell>
        </table:table-row>
        <table:table-row table:style-name="ro1">
          <table:table-cell office:value-type="float" office:value="0.000016208" calcext:value-type="float">
            <text:p>0.000016208</text:p>
          </table:table-cell>
          <table:table-cell office:value-type="float" office:value="2.368345" calcext:value-type="float">
            <text:p>2.368345</text:p>
          </table:table-cell>
        </table:table-row>
        <table:table-row table:style-name="ro1">
          <table:table-cell office:value-type="float" office:value="0.000016216" calcext:value-type="float">
            <text:p>0.000016216</text:p>
          </table:table-cell>
          <table:table-cell office:value-type="float" office:value="2.409178" calcext:value-type="float">
            <text:p>2.409178</text:p>
          </table:table-cell>
        </table:table-row>
        <table:table-row table:style-name="ro1">
          <table:table-cell office:value-type="float" office:value="0.000016224" calcext:value-type="float">
            <text:p>0.000016224</text:p>
          </table:table-cell>
          <table:table-cell office:value-type="float" office:value="2.368345" calcext:value-type="float">
            <text:p>2.368345</text:p>
          </table:table-cell>
        </table:table-row>
        <table:table-row table:style-name="ro1">
          <table:table-cell office:value-type="float" office:value="0.000016232" calcext:value-type="float">
            <text:p>0.000016232</text:p>
          </table:table-cell>
          <table:table-cell office:value-type="float" office:value="2.409178" calcext:value-type="float">
            <text:p>2.409178</text:p>
          </table:table-cell>
        </table:table-row>
        <table:table-row table:style-name="ro1">
          <table:table-cell office:value-type="float" office:value="0.00001624" calcext:value-type="float">
            <text:p>0.00001624</text:p>
          </table:table-cell>
          <table:table-cell office:value-type="float" office:value="2.409178" calcext:value-type="float">
            <text:p>2.409178</text:p>
          </table:table-cell>
        </table:table-row>
        <table:table-row table:style-name="ro1">
          <table:table-cell office:value-type="float" office:value="0.000016248" calcext:value-type="float">
            <text:p>0.000016248</text:p>
          </table:table-cell>
          <table:table-cell office:value-type="float" office:value="2.450012" calcext:value-type="float">
            <text:p>2.450012</text:p>
          </table:table-cell>
        </table:table-row>
        <table:table-row table:style-name="ro1">
          <table:table-cell office:value-type="float" office:value="0.000016256" calcext:value-type="float">
            <text:p>0.000016256</text:p>
          </table:table-cell>
          <table:table-cell office:value-type="float" office:value="2.450012" calcext:value-type="float">
            <text:p>2.450012</text:p>
          </table:table-cell>
        </table:table-row>
        <table:table-row table:style-name="ro1">
          <table:table-cell office:value-type="float" office:value="0.000016264" calcext:value-type="float">
            <text:p>0.000016264</text:p>
          </table:table-cell>
          <table:table-cell office:value-type="float" office:value="2.450012" calcext:value-type="float">
            <text:p>2.450012</text:p>
          </table:table-cell>
        </table:table-row>
        <table:table-row table:style-name="ro1">
          <table:table-cell office:value-type="float" office:value="0.000016272" calcext:value-type="float">
            <text:p>0.000016272</text:p>
          </table:table-cell>
          <table:table-cell office:value-type="float" office:value="2.490845" calcext:value-type="float">
            <text:p>2.490845</text:p>
          </table:table-cell>
        </table:table-row>
        <table:table-row table:style-name="ro1">
          <table:table-cell office:value-type="float" office:value="0.00001628" calcext:value-type="float">
            <text:p>0.00001628</text:p>
          </table:table-cell>
          <table:table-cell office:value-type="float" office:value="2.490845" calcext:value-type="float">
            <text:p>2.490845</text:p>
          </table:table-cell>
        </table:table-row>
        <table:table-row table:style-name="ro1">
          <table:table-cell office:value-type="float" office:value="0.000016288" calcext:value-type="float">
            <text:p>0.000016288</text:p>
          </table:table-cell>
          <table:table-cell office:value-type="float" office:value="2.490845" calcext:value-type="float">
            <text:p>2.490845</text:p>
          </table:table-cell>
        </table:table-row>
        <table:table-row table:style-name="ro1">
          <table:table-cell office:value-type="float" office:value="0.000016296" calcext:value-type="float">
            <text:p>0.000016296</text:p>
          </table:table-cell>
          <table:table-cell office:value-type="float" office:value="2.490845" calcext:value-type="float">
            <text:p>2.490845</text:p>
          </table:table-cell>
        </table:table-row>
        <table:table-row table:style-name="ro1">
          <table:table-cell office:value-type="float" office:value="0.000016304" calcext:value-type="float">
            <text:p>0.000016304</text:p>
          </table:table-cell>
          <table:table-cell office:value-type="float" office:value="2.490845" calcext:value-type="float">
            <text:p>2.490845</text:p>
          </table:table-cell>
        </table:table-row>
        <table:table-row table:style-name="ro1">
          <table:table-cell office:value-type="float" office:value="0.000016312" calcext:value-type="float">
            <text:p>0.000016312</text:p>
          </table:table-cell>
          <table:table-cell office:value-type="float" office:value="2.531679" calcext:value-type="float">
            <text:p>2.531679</text:p>
          </table:table-cell>
        </table:table-row>
        <table:table-row table:style-name="ro1">
          <table:table-cell office:value-type="float" office:value="0.00001632" calcext:value-type="float">
            <text:p>0.00001632</text:p>
          </table:table-cell>
          <table:table-cell office:value-type="float" office:value="2.572512" calcext:value-type="float">
            <text:p>2.572512</text:p>
          </table:table-cell>
        </table:table-row>
        <table:table-row table:style-name="ro1">
          <table:table-cell office:value-type="float" office:value="0.000016328" calcext:value-type="float">
            <text:p>0.000016328</text:p>
          </table:table-cell>
          <table:table-cell office:value-type="float" office:value="2.572512" calcext:value-type="float">
            <text:p>2.572512</text:p>
          </table:table-cell>
        </table:table-row>
        <table:table-row table:style-name="ro1">
          <table:table-cell office:value-type="float" office:value="0.000016336" calcext:value-type="float">
            <text:p>0.000016336</text:p>
          </table:table-cell>
          <table:table-cell office:value-type="float" office:value="2.572512" calcext:value-type="float">
            <text:p>2.572512</text:p>
          </table:table-cell>
        </table:table-row>
        <table:table-row table:style-name="ro1">
          <table:table-cell office:value-type="float" office:value="0.000016344" calcext:value-type="float">
            <text:p>0.000016344</text:p>
          </table:table-cell>
          <table:table-cell office:value-type="float" office:value="2.572512" calcext:value-type="float">
            <text:p>2.572512</text:p>
          </table:table-cell>
        </table:table-row>
        <table:table-row table:style-name="ro1">
          <table:table-cell office:value-type="float" office:value="0.000016352" calcext:value-type="float">
            <text:p>0.000016352</text:p>
          </table:table-cell>
          <table:table-cell office:value-type="float" office:value="2.613346" calcext:value-type="float">
            <text:p>2.613346</text:p>
          </table:table-cell>
        </table:table-row>
        <table:table-row table:style-name="ro1">
          <table:table-cell office:value-type="float" office:value="0.00001636" calcext:value-type="float">
            <text:p>0.00001636</text:p>
          </table:table-cell>
          <table:table-cell office:value-type="float" office:value="2.654179" calcext:value-type="float">
            <text:p>2.654179</text:p>
          </table:table-cell>
        </table:table-row>
        <table:table-row table:style-name="ro1">
          <table:table-cell office:value-type="float" office:value="0.000016368" calcext:value-type="float">
            <text:p>0.000016368</text:p>
          </table:table-cell>
          <table:table-cell office:value-type="float" office:value="2.613346" calcext:value-type="float">
            <text:p>2.613346</text:p>
          </table:table-cell>
        </table:table-row>
        <table:table-row table:style-name="ro1">
          <table:table-cell office:value-type="float" office:value="0.000016376" calcext:value-type="float">
            <text:p>0.000016376</text:p>
          </table:table-cell>
          <table:table-cell office:value-type="float" office:value="2.654179" calcext:value-type="float">
            <text:p>2.654179</text:p>
          </table:table-cell>
        </table:table-row>
        <table:table-row table:style-name="ro1">
          <table:table-cell office:value-type="float" office:value="0.000016384" calcext:value-type="float">
            <text:p>0.000016384</text:p>
          </table:table-cell>
          <table:table-cell office:value-type="float" office:value="2.654179" calcext:value-type="float">
            <text:p>2.654179</text:p>
          </table:table-cell>
        </table:table-row>
        <table:table-row table:style-name="ro1">
          <table:table-cell office:value-type="float" office:value="0.000016392" calcext:value-type="float">
            <text:p>0.000016392</text:p>
          </table:table-cell>
          <table:table-cell office:value-type="float" office:value="2.654179" calcext:value-type="float">
            <text:p>2.654179</text:p>
          </table:table-cell>
        </table:table-row>
        <table:table-row table:style-name="ro1">
          <table:table-cell office:value-type="float" office:value="0.0000164" calcext:value-type="float">
            <text:p>0.0000164</text:p>
          </table:table-cell>
          <table:table-cell office:value-type="float" office:value="2.695013" calcext:value-type="float">
            <text:p>2.695013</text:p>
          </table:table-cell>
        </table:table-row>
        <table:table-row table:style-name="ro1">
          <table:table-cell office:value-type="float" office:value="0.000016408" calcext:value-type="float">
            <text:p>0.000016408</text:p>
          </table:table-cell>
          <table:table-cell office:value-type="float" office:value="2.654179" calcext:value-type="float">
            <text:p>2.654179</text:p>
          </table:table-cell>
        </table:table-row>
        <table:table-row table:style-name="ro1">
          <table:table-cell office:value-type="float" office:value="0.000016416" calcext:value-type="float">
            <text:p>0.000016416</text:p>
          </table:table-cell>
          <table:table-cell office:value-type="float" office:value="2.695013" calcext:value-type="float">
            <text:p>2.695013</text:p>
          </table:table-cell>
        </table:table-row>
        <table:table-row table:style-name="ro1">
          <table:table-cell office:value-type="float" office:value="0.000016424" calcext:value-type="float">
            <text:p>0.000016424</text:p>
          </table:table-cell>
          <table:table-cell office:value-type="float" office:value="2.695013" calcext:value-type="float">
            <text:p>2.695013</text:p>
          </table:table-cell>
        </table:table-row>
        <table:table-row table:style-name="ro1">
          <table:table-cell office:value-type="float" office:value="0.000016432" calcext:value-type="float">
            <text:p>0.000016432</text:p>
          </table:table-cell>
          <table:table-cell office:value-type="float" office:value="2.735846" calcext:value-type="float">
            <text:p>2.735846</text:p>
          </table:table-cell>
        </table:table-row>
        <table:table-row table:style-name="ro1">
          <table:table-cell office:value-type="float" office:value="0.00001644" calcext:value-type="float">
            <text:p>0.00001644</text:p>
          </table:table-cell>
          <table:table-cell office:value-type="float" office:value="2.735846" calcext:value-type="float">
            <text:p>2.735846</text:p>
          </table:table-cell>
        </table:table-row>
        <table:table-row table:style-name="ro1">
          <table:table-cell office:value-type="float" office:value="0.000016448" calcext:value-type="float">
            <text:p>0.000016448</text:p>
          </table:table-cell>
          <table:table-cell office:value-type="float" office:value="2.77668" calcext:value-type="float">
            <text:p>2.77668</text:p>
          </table:table-cell>
        </table:table-row>
        <table:table-row table:style-name="ro1">
          <table:table-cell office:value-type="float" office:value="0.000016456" calcext:value-type="float">
            <text:p>0.000016456</text:p>
          </table:table-cell>
          <table:table-cell office:value-type="float" office:value="2.77668" calcext:value-type="float">
            <text:p>2.77668</text:p>
          </table:table-cell>
        </table:table-row>
        <table:table-row table:style-name="ro1">
          <table:table-cell office:value-type="float" office:value="0.000016464" calcext:value-type="float">
            <text:p>0.000016464</text:p>
          </table:table-cell>
          <table:table-cell office:value-type="float" office:value="2.77668" calcext:value-type="float">
            <text:p>2.77668</text:p>
          </table:table-cell>
        </table:table-row>
        <table:table-row table:style-name="ro1">
          <table:table-cell office:value-type="float" office:value="0.000016472" calcext:value-type="float">
            <text:p>0.000016472</text:p>
          </table:table-cell>
          <table:table-cell office:value-type="float" office:value="2.77668" calcext:value-type="float">
            <text:p>2.77668</text:p>
          </table:table-cell>
        </table:table-row>
        <table:table-row table:style-name="ro1">
          <table:table-cell office:value-type="float" office:value="0.00001648" calcext:value-type="float">
            <text:p>0.00001648</text:p>
          </table:table-cell>
          <table:table-cell office:value-type="float" office:value="2.77668" calcext:value-type="float">
            <text:p>2.77668</text:p>
          </table:table-cell>
        </table:table-row>
        <table:table-row table:style-name="ro1">
          <table:table-cell office:value-type="float" office:value="0.000016488" calcext:value-type="float">
            <text:p>0.000016488</text:p>
          </table:table-cell>
          <table:table-cell office:value-type="float" office:value="2.817513" calcext:value-type="float">
            <text:p>2.817513</text:p>
          </table:table-cell>
        </table:table-row>
        <table:table-row table:style-name="ro1">
          <table:table-cell office:value-type="float" office:value="0.000016496" calcext:value-type="float">
            <text:p>0.000016496</text:p>
          </table:table-cell>
          <table:table-cell office:value-type="float" office:value="2.817513" calcext:value-type="float">
            <text:p>2.817513</text:p>
          </table:table-cell>
        </table:table-row>
        <table:table-row table:style-name="ro1">
          <table:table-cell office:value-type="float" office:value="0.000016504" calcext:value-type="float">
            <text:p>0.000016504</text:p>
          </table:table-cell>
          <table:table-cell office:value-type="float" office:value="2.858347" calcext:value-type="float">
            <text:p>2.858347</text:p>
          </table:table-cell>
        </table:table-row>
        <table:table-row table:style-name="ro1">
          <table:table-cell office:value-type="float" office:value="0.000016512" calcext:value-type="float">
            <text:p>0.000016512</text:p>
          </table:table-cell>
          <table:table-cell office:value-type="float" office:value="2.858347" calcext:value-type="float">
            <text:p>2.858347</text:p>
          </table:table-cell>
        </table:table-row>
        <table:table-row table:style-name="ro1">
          <table:table-cell office:value-type="float" office:value="0.00001652" calcext:value-type="float">
            <text:p>0.00001652</text:p>
          </table:table-cell>
          <table:table-cell office:value-type="float" office:value="2.858347" calcext:value-type="float">
            <text:p>2.858347</text:p>
          </table:table-cell>
        </table:table-row>
        <table:table-row table:style-name="ro1">
          <table:table-cell office:value-type="float" office:value="0.000016528" calcext:value-type="float">
            <text:p>0.000016528</text:p>
          </table:table-cell>
          <table:table-cell office:value-type="float" office:value="2.858347" calcext:value-type="float">
            <text:p>2.858347</text:p>
          </table:table-cell>
        </table:table-row>
        <table:table-row table:style-name="ro1">
          <table:table-cell office:value-type="float" office:value="0.000016536" calcext:value-type="float">
            <text:p>0.000016536</text:p>
          </table:table-cell>
          <table:table-cell office:value-type="float" office:value="2.89918" calcext:value-type="float">
            <text:p>2.89918</text:p>
          </table:table-cell>
        </table:table-row>
        <table:table-row table:style-name="ro1">
          <table:table-cell office:value-type="float" office:value="0.000016544" calcext:value-type="float">
            <text:p>0.000016544</text:p>
          </table:table-cell>
          <table:table-cell office:value-type="float" office:value="2.89918" calcext:value-type="float">
            <text:p>2.89918</text:p>
          </table:table-cell>
        </table:table-row>
        <table:table-row table:style-name="ro1">
          <table:table-cell office:value-type="float" office:value="0.000016552" calcext:value-type="float">
            <text:p>0.000016552</text:p>
          </table:table-cell>
          <table:table-cell office:value-type="float" office:value="2.89918" calcext:value-type="float">
            <text:p>2.89918</text:p>
          </table:table-cell>
        </table:table-row>
        <table:table-row table:style-name="ro1">
          <table:table-cell office:value-type="float" office:value="0.00001656" calcext:value-type="float">
            <text:p>0.00001656</text:p>
          </table:table-cell>
          <table:table-cell office:value-type="float" office:value="2.980848" calcext:value-type="float">
            <text:p>2.980848</text:p>
          </table:table-cell>
        </table:table-row>
        <table:table-row table:style-name="ro1">
          <table:table-cell office:value-type="float" office:value="0.000016568" calcext:value-type="float">
            <text:p>0.000016568</text:p>
          </table:table-cell>
          <table:table-cell office:value-type="float" office:value="2.940014" calcext:value-type="float">
            <text:p>2.940014</text:p>
          </table:table-cell>
        </table:table-row>
        <table:table-row table:style-name="ro1">
          <table:table-cell office:value-type="float" office:value="0.000016576" calcext:value-type="float">
            <text:p>0.000016576</text:p>
          </table:table-cell>
          <table:table-cell office:value-type="float" office:value="2.940014" calcext:value-type="float">
            <text:p>2.940014</text:p>
          </table:table-cell>
        </table:table-row>
        <table:table-row table:style-name="ro1">
          <table:table-cell office:value-type="float" office:value="0.000016584" calcext:value-type="float">
            <text:p>0.000016584</text:p>
          </table:table-cell>
          <table:table-cell office:value-type="float" office:value="2.980848" calcext:value-type="float">
            <text:p>2.980848</text:p>
          </table:table-cell>
        </table:table-row>
        <table:table-row table:style-name="ro1">
          <table:table-cell office:value-type="float" office:value="0.000016592" calcext:value-type="float">
            <text:p>0.000016592</text:p>
          </table:table-cell>
          <table:table-cell office:value-type="float" office:value="2.980848" calcext:value-type="float">
            <text:p>2.980848</text:p>
          </table:table-cell>
        </table:table-row>
        <table:table-row table:style-name="ro1">
          <table:table-cell office:value-type="float" office:value="0.0000166" calcext:value-type="float">
            <text:p>0.0000166</text:p>
          </table:table-cell>
          <table:table-cell office:value-type="float" office:value="2.980848" calcext:value-type="float">
            <text:p>2.980848</text:p>
          </table:table-cell>
        </table:table-row>
        <table:table-row table:style-name="ro1">
          <table:table-cell office:value-type="float" office:value="0.000016608" calcext:value-type="float">
            <text:p>0.000016608</text:p>
          </table:table-cell>
          <table:table-cell office:value-type="float" office:value="3.021681" calcext:value-type="float">
            <text:p>3.021681</text:p>
          </table:table-cell>
        </table:table-row>
        <table:table-row table:style-name="ro1">
          <table:table-cell office:value-type="float" office:value="0.000016616" calcext:value-type="float">
            <text:p>0.000016616</text:p>
          </table:table-cell>
          <table:table-cell office:value-type="float" office:value="3.021681" calcext:value-type="float">
            <text:p>3.021681</text:p>
          </table:table-cell>
        </table:table-row>
        <table:table-row table:style-name="ro1">
          <table:table-cell office:value-type="float" office:value="0.000016624" calcext:value-type="float">
            <text:p>0.000016624</text:p>
          </table:table-cell>
          <table:table-cell office:value-type="float" office:value="2.980848" calcext:value-type="float">
            <text:p>2.980848</text:p>
          </table:table-cell>
        </table:table-row>
        <table:table-row table:style-name="ro1">
          <table:table-cell office:value-type="float" office:value="0.000016632" calcext:value-type="float">
            <text:p>0.000016632</text:p>
          </table:table-cell>
          <table:table-cell office:value-type="float" office:value="3.021681" calcext:value-type="float">
            <text:p>3.021681</text:p>
          </table:table-cell>
        </table:table-row>
        <table:table-row table:style-name="ro1">
          <table:table-cell office:value-type="float" office:value="0.00001664" calcext:value-type="float">
            <text:p>0.00001664</text:p>
          </table:table-cell>
          <table:table-cell office:value-type="float" office:value="3.062515" calcext:value-type="float">
            <text:p>3.062515</text:p>
          </table:table-cell>
        </table:table-row>
        <table:table-row table:style-name="ro1">
          <table:table-cell office:value-type="float" office:value="0.000016648" calcext:value-type="float">
            <text:p>0.000016648</text:p>
          </table:table-cell>
          <table:table-cell office:value-type="float" office:value="3.062515" calcext:value-type="float">
            <text:p>3.062515</text:p>
          </table:table-cell>
        </table:table-row>
        <table:table-row table:style-name="ro1">
          <table:table-cell office:value-type="float" office:value="0.000016656" calcext:value-type="float">
            <text:p>0.000016656</text:p>
          </table:table-cell>
          <table:table-cell office:value-type="float" office:value="3.062515" calcext:value-type="float">
            <text:p>3.062515</text:p>
          </table:table-cell>
        </table:table-row>
        <table:table-row table:style-name="ro1">
          <table:table-cell office:value-type="float" office:value="0.000016664" calcext:value-type="float">
            <text:p>0.000016664</text:p>
          </table:table-cell>
          <table:table-cell office:value-type="float" office:value="3.062515" calcext:value-type="float">
            <text:p>3.062515</text:p>
          </table:table-cell>
        </table:table-row>
        <table:table-row table:style-name="ro1">
          <table:table-cell office:value-type="float" office:value="0.000016672" calcext:value-type="float">
            <text:p>0.000016672</text:p>
          </table:table-cell>
          <table:table-cell office:value-type="float" office:value="3.103348" calcext:value-type="float">
            <text:p>3.103348</text:p>
          </table:table-cell>
        </table:table-row>
        <table:table-row table:style-name="ro1">
          <table:table-cell office:value-type="float" office:value="0.00001668" calcext:value-type="float">
            <text:p>0.00001668</text:p>
          </table:table-cell>
          <table:table-cell office:value-type="float" office:value="3.103348" calcext:value-type="float">
            <text:p>3.103348</text:p>
          </table:table-cell>
        </table:table-row>
        <table:table-row table:style-name="ro1">
          <table:table-cell office:value-type="float" office:value="0.000016688" calcext:value-type="float">
            <text:p>0.000016688</text:p>
          </table:table-cell>
          <table:table-cell office:value-type="float" office:value="3.103348" calcext:value-type="float">
            <text:p>3.103348</text:p>
          </table:table-cell>
        </table:table-row>
        <table:table-row table:style-name="ro1">
          <table:table-cell office:value-type="float" office:value="0.000016696" calcext:value-type="float">
            <text:p>0.000016696</text:p>
          </table:table-cell>
          <table:table-cell office:value-type="float" office:value="3.144182" calcext:value-type="float">
            <text:p>3.144182</text:p>
          </table:table-cell>
        </table:table-row>
        <table:table-row table:style-name="ro1">
          <table:table-cell office:value-type="float" office:value="0.000016704" calcext:value-type="float">
            <text:p>0.000016704</text:p>
          </table:table-cell>
          <table:table-cell office:value-type="float" office:value="3.144182" calcext:value-type="float">
            <text:p>3.144182</text:p>
          </table:table-cell>
        </table:table-row>
        <table:table-row table:style-name="ro1">
          <table:table-cell office:value-type="float" office:value="0.000016712" calcext:value-type="float">
            <text:p>0.000016712</text:p>
          </table:table-cell>
          <table:table-cell office:value-type="float" office:value="3.144182" calcext:value-type="float">
            <text:p>3.144182</text:p>
          </table:table-cell>
        </table:table-row>
        <table:table-row table:style-name="ro1">
          <table:table-cell office:value-type="float" office:value="0.00001672" calcext:value-type="float">
            <text:p>0.00001672</text:p>
          </table:table-cell>
          <table:table-cell office:value-type="float" office:value="3.185015" calcext:value-type="float">
            <text:p>3.185015</text:p>
          </table:table-cell>
        </table:table-row>
        <table:table-row table:style-name="ro1">
          <table:table-cell office:value-type="float" office:value="0.000016728" calcext:value-type="float">
            <text:p>0.000016728</text:p>
          </table:table-cell>
          <table:table-cell office:value-type="float" office:value="3.185015" calcext:value-type="float">
            <text:p>3.185015</text:p>
          </table:table-cell>
        </table:table-row>
        <table:table-row table:style-name="ro1">
          <table:table-cell office:value-type="float" office:value="0.000016736" calcext:value-type="float">
            <text:p>0.000016736</text:p>
          </table:table-cell>
          <table:table-cell office:value-type="float" office:value="3.185015" calcext:value-type="float">
            <text:p>3.185015</text:p>
          </table:table-cell>
        </table:table-row>
        <table:table-row table:style-name="ro1">
          <table:table-cell office:value-type="float" office:value="0.000016744" calcext:value-type="float">
            <text:p>0.000016744</text:p>
          </table:table-cell>
          <table:table-cell office:value-type="float" office:value="3.185015" calcext:value-type="float">
            <text:p>3.185015</text:p>
          </table:table-cell>
        </table:table-row>
        <table:table-row table:style-name="ro1">
          <table:table-cell office:value-type="float" office:value="0.000016752" calcext:value-type="float">
            <text:p>0.000016752</text:p>
          </table:table-cell>
          <table:table-cell office:value-type="float" office:value="3.185015" calcext:value-type="float">
            <text:p>3.185015</text:p>
          </table:table-cell>
        </table:table-row>
        <table:table-row table:style-name="ro1">
          <table:table-cell office:value-type="float" office:value="0.00001676" calcext:value-type="float">
            <text:p>0.00001676</text:p>
          </table:table-cell>
          <table:table-cell office:value-type="float" office:value="3.185015" calcext:value-type="float">
            <text:p>3.185015</text:p>
          </table:table-cell>
        </table:table-row>
        <table:table-row table:style-name="ro1">
          <table:table-cell office:value-type="float" office:value="0.000016768" calcext:value-type="float">
            <text:p>0.000016768</text:p>
          </table:table-cell>
          <table:table-cell office:value-type="float" office:value="3.185015" calcext:value-type="float">
            <text:p>3.185015</text:p>
          </table:table-cell>
        </table:table-row>
        <table:table-row table:style-name="ro1">
          <table:table-cell office:value-type="float" office:value="0.000016776" calcext:value-type="float">
            <text:p>0.000016776</text:p>
          </table:table-cell>
          <table:table-cell office:value-type="float" office:value="3.225849" calcext:value-type="float">
            <text:p>3.225849</text:p>
          </table:table-cell>
        </table:table-row>
        <table:table-row table:style-name="ro1">
          <table:table-cell office:value-type="float" office:value="0.000016784" calcext:value-type="float">
            <text:p>0.000016784</text:p>
          </table:table-cell>
          <table:table-cell office:value-type="float" office:value="3.225849" calcext:value-type="float">
            <text:p>3.225849</text:p>
          </table:table-cell>
        </table:table-row>
        <table:table-row table:style-name="ro1">
          <table:table-cell office:value-type="float" office:value="0.000016792" calcext:value-type="float">
            <text:p>0.000016792</text:p>
          </table:table-cell>
          <table:table-cell office:value-type="float" office:value="3.225849" calcext:value-type="float">
            <text:p>3.225849</text:p>
          </table:table-cell>
        </table:table-row>
        <table:table-row table:style-name="ro1">
          <table:table-cell office:value-type="float" office:value="0.0000168" calcext:value-type="float">
            <text:p>0.0000168</text:p>
          </table:table-cell>
          <table:table-cell office:value-type="float" office:value="3.266682" calcext:value-type="float">
            <text:p>3.266682</text:p>
          </table:table-cell>
        </table:table-row>
        <table:table-row table:style-name="ro1">
          <table:table-cell office:value-type="float" office:value="0.000016808" calcext:value-type="float">
            <text:p>0.000016808</text:p>
          </table:table-cell>
          <table:table-cell office:value-type="float" office:value="3.266682" calcext:value-type="float">
            <text:p>3.266682</text:p>
          </table:table-cell>
        </table:table-row>
        <table:table-row table:style-name="ro1">
          <table:table-cell office:value-type="float" office:value="0.000016816" calcext:value-type="float">
            <text:p>0.000016816</text:p>
          </table:table-cell>
          <table:table-cell office:value-type="float" office:value="3.307516" calcext:value-type="float">
            <text:p>3.307516</text:p>
          </table:table-cell>
        </table:table-row>
        <table:table-row table:style-name="ro1">
          <table:table-cell office:value-type="float" office:value="0.000016824" calcext:value-type="float">
            <text:p>0.000016824</text:p>
          </table:table-cell>
          <table:table-cell office:value-type="float" office:value="3.307516" calcext:value-type="float">
            <text:p>3.307516</text:p>
          </table:table-cell>
        </table:table-row>
        <table:table-row table:style-name="ro1">
          <table:table-cell office:value-type="float" office:value="0.000016832" calcext:value-type="float">
            <text:p>0.000016832</text:p>
          </table:table-cell>
          <table:table-cell office:value-type="float" office:value="3.307516" calcext:value-type="float">
            <text:p>3.307516</text:p>
          </table:table-cell>
        </table:table-row>
        <table:table-row table:style-name="ro1">
          <table:table-cell office:value-type="float" office:value="0.00001684" calcext:value-type="float">
            <text:p>0.00001684</text:p>
          </table:table-cell>
          <table:table-cell office:value-type="float" office:value="3.266682" calcext:value-type="float">
            <text:p>3.266682</text:p>
          </table:table-cell>
        </table:table-row>
        <table:table-row table:style-name="ro1">
          <table:table-cell office:value-type="float" office:value="0.000016848" calcext:value-type="float">
            <text:p>0.000016848</text:p>
          </table:table-cell>
          <table:table-cell office:value-type="float" office:value="3.307516" calcext:value-type="float">
            <text:p>3.307516</text:p>
          </table:table-cell>
        </table:table-row>
        <table:table-row table:style-name="ro1">
          <table:table-cell office:value-type="float" office:value="0.000016856" calcext:value-type="float">
            <text:p>0.000016856</text:p>
          </table:table-cell>
          <table:table-cell office:value-type="float" office:value="3.348349" calcext:value-type="float">
            <text:p>3.348349</text:p>
          </table:table-cell>
        </table:table-row>
        <table:table-row table:style-name="ro1">
          <table:table-cell office:value-type="float" office:value="0.000016864" calcext:value-type="float">
            <text:p>0.000016864</text:p>
          </table:table-cell>
          <table:table-cell office:value-type="float" office:value="3.307516" calcext:value-type="float">
            <text:p>3.307516</text:p>
          </table:table-cell>
        </table:table-row>
        <table:table-row table:style-name="ro1">
          <table:table-cell office:value-type="float" office:value="0.000016872" calcext:value-type="float">
            <text:p>0.000016872</text:p>
          </table:table-cell>
          <table:table-cell office:value-type="float" office:value="3.348349" calcext:value-type="float">
            <text:p>3.348349</text:p>
          </table:table-cell>
        </table:table-row>
        <table:table-row table:style-name="ro1">
          <table:table-cell office:value-type="float" office:value="0.00001688" calcext:value-type="float">
            <text:p>0.00001688</text:p>
          </table:table-cell>
          <table:table-cell office:value-type="float" office:value="3.348349" calcext:value-type="float">
            <text:p>3.348349</text:p>
          </table:table-cell>
        </table:table-row>
        <table:table-row table:style-name="ro1">
          <table:table-cell office:value-type="float" office:value="0.000016888" calcext:value-type="float">
            <text:p>0.000016888</text:p>
          </table:table-cell>
          <table:table-cell office:value-type="float" office:value="3.348349" calcext:value-type="float">
            <text:p>3.348349</text:p>
          </table:table-cell>
        </table:table-row>
        <table:table-row table:style-name="ro1">
          <table:table-cell office:value-type="float" office:value="0.000016896" calcext:value-type="float">
            <text:p>0.000016896</text:p>
          </table:table-cell>
          <table:table-cell office:value-type="float" office:value="3.389183" calcext:value-type="float">
            <text:p>3.389183</text:p>
          </table:table-cell>
        </table:table-row>
        <table:table-row table:style-name="ro1">
          <table:table-cell office:value-type="float" office:value="0.000016904" calcext:value-type="float">
            <text:p>0.000016904</text:p>
          </table:table-cell>
          <table:table-cell office:value-type="float" office:value="3.389183" calcext:value-type="float">
            <text:p>3.389183</text:p>
          </table:table-cell>
        </table:table-row>
        <table:table-row table:style-name="ro1">
          <table:table-cell office:value-type="float" office:value="0.000016912" calcext:value-type="float">
            <text:p>0.000016912</text:p>
          </table:table-cell>
          <table:table-cell office:value-type="float" office:value="3.389183" calcext:value-type="float">
            <text:p>3.389183</text:p>
          </table:table-cell>
        </table:table-row>
        <table:table-row table:style-name="ro1">
          <table:table-cell office:value-type="float" office:value="0.00001692" calcext:value-type="float">
            <text:p>0.00001692</text:p>
          </table:table-cell>
          <table:table-cell office:value-type="float" office:value="3.389183" calcext:value-type="float">
            <text:p>3.389183</text:p>
          </table:table-cell>
        </table:table-row>
        <table:table-row table:style-name="ro1">
          <table:table-cell office:value-type="float" office:value="0.000016928" calcext:value-type="float">
            <text:p>0.000016928</text:p>
          </table:table-cell>
          <table:table-cell office:value-type="float" office:value="3.389183" calcext:value-type="float">
            <text:p>3.389183</text:p>
          </table:table-cell>
        </table:table-row>
        <table:table-row table:style-name="ro1">
          <table:table-cell office:value-type="float" office:value="0.000016936" calcext:value-type="float">
            <text:p>0.000016936</text:p>
          </table:table-cell>
          <table:table-cell office:value-type="float" office:value="3.430016" calcext:value-type="float">
            <text:p>3.430016</text:p>
          </table:table-cell>
        </table:table-row>
        <table:table-row table:style-name="ro1">
          <table:table-cell office:value-type="float" office:value="0.000016944" calcext:value-type="float">
            <text:p>0.000016944</text:p>
          </table:table-cell>
          <table:table-cell office:value-type="float" office:value="3.430016" calcext:value-type="float">
            <text:p>3.430016</text:p>
          </table:table-cell>
        </table:table-row>
        <table:table-row table:style-name="ro1">
          <table:table-cell office:value-type="float" office:value="0.000016952" calcext:value-type="float">
            <text:p>0.000016952</text:p>
          </table:table-cell>
          <table:table-cell office:value-type="float" office:value="3.430016" calcext:value-type="float">
            <text:p>3.430016</text:p>
          </table:table-cell>
        </table:table-row>
        <table:table-row table:style-name="ro1">
          <table:table-cell office:value-type="float" office:value="0.00001696" calcext:value-type="float">
            <text:p>0.00001696</text:p>
          </table:table-cell>
          <table:table-cell office:value-type="float" office:value="3.47085" calcext:value-type="float">
            <text:p>3.47085</text:p>
          </table:table-cell>
        </table:table-row>
        <table:table-row table:style-name="ro1">
          <table:table-cell office:value-type="float" office:value="0.000016968" calcext:value-type="float">
            <text:p>0.000016968</text:p>
          </table:table-cell>
          <table:table-cell office:value-type="float" office:value="3.47085" calcext:value-type="float">
            <text:p>3.47085</text:p>
          </table:table-cell>
        </table:table-row>
        <table:table-row table:style-name="ro1">
          <table:table-cell office:value-type="float" office:value="0.000016976" calcext:value-type="float">
            <text:p>0.000016976</text:p>
          </table:table-cell>
          <table:table-cell office:value-type="float" office:value="3.47085" calcext:value-type="float">
            <text:p>3.47085</text:p>
          </table:table-cell>
        </table:table-row>
        <table:table-row table:style-name="ro1">
          <table:table-cell office:value-type="float" office:value="0.000016984" calcext:value-type="float">
            <text:p>0.000016984</text:p>
          </table:table-cell>
          <table:table-cell office:value-type="float" office:value="3.47085" calcext:value-type="float">
            <text:p>3.47085</text:p>
          </table:table-cell>
        </table:table-row>
        <table:table-row table:style-name="ro1">
          <table:table-cell office:value-type="float" office:value="0.000016992" calcext:value-type="float">
            <text:p>0.000016992</text:p>
          </table:table-cell>
          <table:table-cell office:value-type="float" office:value="3.47085" calcext:value-type="float">
            <text:p>3.47085</text:p>
          </table:table-cell>
        </table:table-row>
        <table:table-row table:style-name="ro1">
          <table:table-cell office:value-type="float" office:value="0.000017" calcext:value-type="float">
            <text:p>0.000017</text:p>
          </table:table-cell>
          <table:table-cell office:value-type="float" office:value="3.511683" calcext:value-type="float">
            <text:p>3.511683</text:p>
          </table:table-cell>
        </table:table-row>
        <table:table-row table:style-name="ro1">
          <table:table-cell office:value-type="float" office:value="0.000017008" calcext:value-type="float">
            <text:p>0.000017008</text:p>
          </table:table-cell>
          <table:table-cell office:value-type="float" office:value="3.511683" calcext:value-type="float">
            <text:p>3.511683</text:p>
          </table:table-cell>
        </table:table-row>
        <table:table-row table:style-name="ro1">
          <table:table-cell office:value-type="float" office:value="0.000017016" calcext:value-type="float">
            <text:p>0.000017016</text:p>
          </table:table-cell>
          <table:table-cell office:value-type="float" office:value="3.511683" calcext:value-type="float">
            <text:p>3.511683</text:p>
          </table:table-cell>
        </table:table-row>
        <table:table-row table:style-name="ro1">
          <table:table-cell office:value-type="float" office:value="0.000017024" calcext:value-type="float">
            <text:p>0.000017024</text:p>
          </table:table-cell>
          <table:table-cell office:value-type="float" office:value="3.511683" calcext:value-type="float">
            <text:p>3.511683</text:p>
          </table:table-cell>
        </table:table-row>
        <table:table-row table:style-name="ro1">
          <table:table-cell office:value-type="float" office:value="0.000017032" calcext:value-type="float">
            <text:p>0.000017032</text:p>
          </table:table-cell>
          <table:table-cell office:value-type="float" office:value="3.511683" calcext:value-type="float">
            <text:p>3.511683</text:p>
          </table:table-cell>
        </table:table-row>
        <table:table-row table:style-name="ro1">
          <table:table-cell office:value-type="float" office:value="0.00001704" calcext:value-type="float">
            <text:p>0.00001704</text:p>
          </table:table-cell>
          <table:table-cell office:value-type="float" office:value="3.552517" calcext:value-type="float">
            <text:p>3.552517</text:p>
          </table:table-cell>
        </table:table-row>
        <table:table-row table:style-name="ro1">
          <table:table-cell office:value-type="float" office:value="0.000017048" calcext:value-type="float">
            <text:p>0.000017048</text:p>
          </table:table-cell>
          <table:table-cell office:value-type="float" office:value="3.552517" calcext:value-type="float">
            <text:p>3.552517</text:p>
          </table:table-cell>
        </table:table-row>
        <table:table-row table:style-name="ro1">
          <table:table-cell office:value-type="float" office:value="0.000017056" calcext:value-type="float">
            <text:p>0.000017056</text:p>
          </table:table-cell>
          <table:table-cell office:value-type="float" office:value="3.552517" calcext:value-type="float">
            <text:p>3.552517</text:p>
          </table:table-cell>
        </table:table-row>
        <table:table-row table:style-name="ro1">
          <table:table-cell office:value-type="float" office:value="0.000017064" calcext:value-type="float">
            <text:p>0.000017064</text:p>
          </table:table-cell>
          <table:table-cell office:value-type="float" office:value="3.552517" calcext:value-type="float">
            <text:p>3.552517</text:p>
          </table:table-cell>
        </table:table-row>
        <table:table-row table:style-name="ro1">
          <table:table-cell office:value-type="float" office:value="0.000017072" calcext:value-type="float">
            <text:p>0.000017072</text:p>
          </table:table-cell>
          <table:table-cell office:value-type="float" office:value="3.634184" calcext:value-type="float">
            <text:p>3.634184</text:p>
          </table:table-cell>
        </table:table-row>
        <table:table-row table:style-name="ro1">
          <table:table-cell office:value-type="float" office:value="0.00001708" calcext:value-type="float">
            <text:p>0.00001708</text:p>
          </table:table-cell>
          <table:table-cell office:value-type="float" office:value="3.59335" calcext:value-type="float">
            <text:p>3.59335</text:p>
          </table:table-cell>
        </table:table-row>
        <table:table-row table:style-name="ro1">
          <table:table-cell office:value-type="float" office:value="0.000017088" calcext:value-type="float">
            <text:p>0.000017088</text:p>
          </table:table-cell>
          <table:table-cell office:value-type="float" office:value="3.634184" calcext:value-type="float">
            <text:p>3.634184</text:p>
          </table:table-cell>
        </table:table-row>
        <table:table-row table:style-name="ro1">
          <table:table-cell office:value-type="float" office:value="0.000017096" calcext:value-type="float">
            <text:p>0.000017096</text:p>
          </table:table-cell>
          <table:table-cell office:value-type="float" office:value="3.634184" calcext:value-type="float">
            <text:p>3.634184</text:p>
          </table:table-cell>
        </table:table-row>
        <table:table-row table:style-name="ro1">
          <table:table-cell office:value-type="float" office:value="0.000017104" calcext:value-type="float">
            <text:p>0.000017104</text:p>
          </table:table-cell>
          <table:table-cell office:value-type="float" office:value="3.59335" calcext:value-type="float">
            <text:p>3.59335</text:p>
          </table:table-cell>
        </table:table-row>
        <table:table-row table:style-name="ro1">
          <table:table-cell office:value-type="float" office:value="0.000017112" calcext:value-type="float">
            <text:p>0.000017112</text:p>
          </table:table-cell>
          <table:table-cell office:value-type="float" office:value="3.59335" calcext:value-type="float">
            <text:p>3.59335</text:p>
          </table:table-cell>
        </table:table-row>
        <table:table-row table:style-name="ro1">
          <table:table-cell office:value-type="float" office:value="0.00001712" calcext:value-type="float">
            <text:p>0.00001712</text:p>
          </table:table-cell>
          <table:table-cell office:value-type="float" office:value="3.634184" calcext:value-type="float">
            <text:p>3.634184</text:p>
          </table:table-cell>
        </table:table-row>
        <table:table-row table:style-name="ro1">
          <table:table-cell office:value-type="float" office:value="0.000017128" calcext:value-type="float">
            <text:p>0.000017128</text:p>
          </table:table-cell>
          <table:table-cell office:value-type="float" office:value="3.634184" calcext:value-type="float">
            <text:p>3.634184</text:p>
          </table:table-cell>
        </table:table-row>
        <table:table-row table:style-name="ro1">
          <table:table-cell office:value-type="float" office:value="0.000017136" calcext:value-type="float">
            <text:p>0.000017136</text:p>
          </table:table-cell>
          <table:table-cell office:value-type="float" office:value="3.634184" calcext:value-type="float">
            <text:p>3.634184</text:p>
          </table:table-cell>
        </table:table-row>
        <table:table-row table:style-name="ro1">
          <table:table-cell office:value-type="float" office:value="0.000017144" calcext:value-type="float">
            <text:p>0.000017144</text:p>
          </table:table-cell>
          <table:table-cell office:value-type="float" office:value="3.675018" calcext:value-type="float">
            <text:p>3.675018</text:p>
          </table:table-cell>
        </table:table-row>
        <table:table-row table:style-name="ro1">
          <table:table-cell office:value-type="float" office:value="0.000017152" calcext:value-type="float">
            <text:p>0.000017152</text:p>
          </table:table-cell>
          <table:table-cell office:value-type="float" office:value="3.675018" calcext:value-type="float">
            <text:p>3.675018</text:p>
          </table:table-cell>
        </table:table-row>
        <table:table-row table:style-name="ro1">
          <table:table-cell office:value-type="float" office:value="0.00001716" calcext:value-type="float">
            <text:p>0.00001716</text:p>
          </table:table-cell>
          <table:table-cell office:value-type="float" office:value="3.675018" calcext:value-type="float">
            <text:p>3.675018</text:p>
          </table:table-cell>
        </table:table-row>
        <table:table-row table:style-name="ro1">
          <table:table-cell office:value-type="float" office:value="0.000017168" calcext:value-type="float">
            <text:p>0.000017168</text:p>
          </table:table-cell>
          <table:table-cell office:value-type="float" office:value="3.715851" calcext:value-type="float">
            <text:p>3.715851</text:p>
          </table:table-cell>
        </table:table-row>
        <table:table-row table:style-name="ro1">
          <table:table-cell office:value-type="float" office:value="0.000017176" calcext:value-type="float">
            <text:p>0.000017176</text:p>
          </table:table-cell>
          <table:table-cell office:value-type="float" office:value="3.715851" calcext:value-type="float">
            <text:p>3.715851</text:p>
          </table:table-cell>
        </table:table-row>
        <table:table-row table:style-name="ro1">
          <table:table-cell office:value-type="float" office:value="0.000017184" calcext:value-type="float">
            <text:p>0.000017184</text:p>
          </table:table-cell>
          <table:table-cell office:value-type="float" office:value="3.675018" calcext:value-type="float">
            <text:p>3.675018</text:p>
          </table:table-cell>
        </table:table-row>
        <table:table-row table:style-name="ro1">
          <table:table-cell office:value-type="float" office:value="0.000017192" calcext:value-type="float">
            <text:p>0.000017192</text:p>
          </table:table-cell>
          <table:table-cell office:value-type="float" office:value="3.715851" calcext:value-type="float">
            <text:p>3.715851</text:p>
          </table:table-cell>
        </table:table-row>
        <table:table-row table:style-name="ro1">
          <table:table-cell office:value-type="float" office:value="0.0000172" calcext:value-type="float">
            <text:p>0.0000172</text:p>
          </table:table-cell>
          <table:table-cell office:value-type="float" office:value="3.715851" calcext:value-type="float">
            <text:p>3.715851</text:p>
          </table:table-cell>
        </table:table-row>
        <table:table-row table:style-name="ro1">
          <table:table-cell office:value-type="float" office:value="0.000017208" calcext:value-type="float">
            <text:p>0.000017208</text:p>
          </table:table-cell>
          <table:table-cell office:value-type="float" office:value="3.715851" calcext:value-type="float">
            <text:p>3.715851</text:p>
          </table:table-cell>
        </table:table-row>
        <table:table-row table:style-name="ro1">
          <table:table-cell office:value-type="float" office:value="0.000017216" calcext:value-type="float">
            <text:p>0.000017216</text:p>
          </table:table-cell>
          <table:table-cell office:value-type="float" office:value="3.756685" calcext:value-type="float">
            <text:p>3.756685</text:p>
          </table:table-cell>
        </table:table-row>
        <table:table-row table:style-name="ro1">
          <table:table-cell office:value-type="float" office:value="0.000017224" calcext:value-type="float">
            <text:p>0.000017224</text:p>
          </table:table-cell>
          <table:table-cell office:value-type="float" office:value="3.715851" calcext:value-type="float">
            <text:p>3.715851</text:p>
          </table:table-cell>
        </table:table-row>
        <table:table-row table:style-name="ro1">
          <table:table-cell office:value-type="float" office:value="0.000017232" calcext:value-type="float">
            <text:p>0.000017232</text:p>
          </table:table-cell>
          <table:table-cell office:value-type="float" office:value="3.715851" calcext:value-type="float">
            <text:p>3.715851</text:p>
          </table:table-cell>
        </table:table-row>
        <table:table-row table:style-name="ro1">
          <table:table-cell office:value-type="float" office:value="0.00001724" calcext:value-type="float">
            <text:p>0.00001724</text:p>
          </table:table-cell>
          <table:table-cell office:value-type="float" office:value="3.756685" calcext:value-type="float">
            <text:p>3.756685</text:p>
          </table:table-cell>
        </table:table-row>
        <table:table-row table:style-name="ro1">
          <table:table-cell office:value-type="float" office:value="0.000017248" calcext:value-type="float">
            <text:p>0.000017248</text:p>
          </table:table-cell>
          <table:table-cell office:value-type="float" office:value="3.756685" calcext:value-type="float">
            <text:p>3.756685</text:p>
          </table:table-cell>
        </table:table-row>
        <table:table-row table:style-name="ro1">
          <table:table-cell office:value-type="float" office:value="0.000017256" calcext:value-type="float">
            <text:p>0.000017256</text:p>
          </table:table-cell>
          <table:table-cell office:value-type="float" office:value="3.756685" calcext:value-type="float">
            <text:p>3.756685</text:p>
          </table:table-cell>
        </table:table-row>
        <table:table-row table:style-name="ro1">
          <table:table-cell office:value-type="float" office:value="0.000017264" calcext:value-type="float">
            <text:p>0.000017264</text:p>
          </table:table-cell>
          <table:table-cell office:value-type="float" office:value="3.797518" calcext:value-type="float">
            <text:p>3.797518</text:p>
          </table:table-cell>
        </table:table-row>
        <table:table-row table:style-name="ro1">
          <table:table-cell office:value-type="float" office:value="0.000017272" calcext:value-type="float">
            <text:p>0.000017272</text:p>
          </table:table-cell>
          <table:table-cell office:value-type="float" office:value="3.756685" calcext:value-type="float">
            <text:p>3.756685</text:p>
          </table:table-cell>
        </table:table-row>
        <table:table-row table:style-name="ro1">
          <table:table-cell office:value-type="float" office:value="0.00001728" calcext:value-type="float">
            <text:p>0.00001728</text:p>
          </table:table-cell>
          <table:table-cell office:value-type="float" office:value="3.797518" calcext:value-type="float">
            <text:p>3.797518</text:p>
          </table:table-cell>
        </table:table-row>
        <table:table-row table:style-name="ro1">
          <table:table-cell office:value-type="float" office:value="0.000017288" calcext:value-type="float">
            <text:p>0.000017288</text:p>
          </table:table-cell>
          <table:table-cell office:value-type="float" office:value="3.797518" calcext:value-type="float">
            <text:p>3.797518</text:p>
          </table:table-cell>
        </table:table-row>
        <table:table-row table:style-name="ro1">
          <table:table-cell office:value-type="float" office:value="0.000017296" calcext:value-type="float">
            <text:p>0.000017296</text:p>
          </table:table-cell>
          <table:table-cell office:value-type="float" office:value="3.797518" calcext:value-type="float">
            <text:p>3.797518</text:p>
          </table:table-cell>
        </table:table-row>
        <table:table-row table:style-name="ro1">
          <table:table-cell office:value-type="float" office:value="0.000017304" calcext:value-type="float">
            <text:p>0.000017304</text:p>
          </table:table-cell>
          <table:table-cell office:value-type="float" office:value="3.838352" calcext:value-type="float">
            <text:p>3.838352</text:p>
          </table:table-cell>
        </table:table-row>
        <table:table-row table:style-name="ro1">
          <table:table-cell office:value-type="float" office:value="0.000017312" calcext:value-type="float">
            <text:p>0.000017312</text:p>
          </table:table-cell>
          <table:table-cell office:value-type="float" office:value="3.838352" calcext:value-type="float">
            <text:p>3.838352</text:p>
          </table:table-cell>
        </table:table-row>
        <table:table-row table:style-name="ro1">
          <table:table-cell office:value-type="float" office:value="0.00001732" calcext:value-type="float">
            <text:p>0.00001732</text:p>
          </table:table-cell>
          <table:table-cell office:value-type="float" office:value="3.838352" calcext:value-type="float">
            <text:p>3.838352</text:p>
          </table:table-cell>
        </table:table-row>
        <table:table-row table:style-name="ro1">
          <table:table-cell office:value-type="float" office:value="0.000017328" calcext:value-type="float">
            <text:p>0.000017328</text:p>
          </table:table-cell>
          <table:table-cell office:value-type="float" office:value="3.838352" calcext:value-type="float">
            <text:p>3.838352</text:p>
          </table:table-cell>
        </table:table-row>
        <table:table-row table:style-name="ro1">
          <table:table-cell office:value-type="float" office:value="0.000017336" calcext:value-type="float">
            <text:p>0.000017336</text:p>
          </table:table-cell>
          <table:table-cell office:value-type="float" office:value="3.838352" calcext:value-type="float">
            <text:p>3.838352</text:p>
          </table:table-cell>
        </table:table-row>
        <table:table-row table:style-name="ro1">
          <table:table-cell office:value-type="float" office:value="0.000017344" calcext:value-type="float">
            <text:p>0.000017344</text:p>
          </table:table-cell>
          <table:table-cell office:value-type="float" office:value="3.838352" calcext:value-type="float">
            <text:p>3.838352</text:p>
          </table:table-cell>
        </table:table-row>
        <table:table-row table:style-name="ro1">
          <table:table-cell office:value-type="float" office:value="0.000017352" calcext:value-type="float">
            <text:p>0.000017352</text:p>
          </table:table-cell>
          <table:table-cell office:value-type="float" office:value="3.838352" calcext:value-type="float">
            <text:p>3.838352</text:p>
          </table:table-cell>
        </table:table-row>
        <table:table-row table:style-name="ro1">
          <table:table-cell office:value-type="float" office:value="0.00001736" calcext:value-type="float">
            <text:p>0.00001736</text:p>
          </table:table-cell>
          <table:table-cell office:value-type="float" office:value="3.879185" calcext:value-type="float">
            <text:p>3.879185</text:p>
          </table:table-cell>
        </table:table-row>
        <table:table-row table:style-name="ro1">
          <table:table-cell office:value-type="float" office:value="0.000017368" calcext:value-type="float">
            <text:p>0.000017368</text:p>
          </table:table-cell>
          <table:table-cell office:value-type="float" office:value="3.838352" calcext:value-type="float">
            <text:p>3.838352</text:p>
          </table:table-cell>
        </table:table-row>
        <table:table-row table:style-name="ro1">
          <table:table-cell office:value-type="float" office:value="0.000017376" calcext:value-type="float">
            <text:p>0.000017376</text:p>
          </table:table-cell>
          <table:table-cell office:value-type="float" office:value="3.879185" calcext:value-type="float">
            <text:p>3.879185</text:p>
          </table:table-cell>
        </table:table-row>
        <table:table-row table:style-name="ro1">
          <table:table-cell office:value-type="float" office:value="0.000017384" calcext:value-type="float">
            <text:p>0.000017384</text:p>
          </table:table-cell>
          <table:table-cell office:value-type="float" office:value="3.879185" calcext:value-type="float">
            <text:p>3.879185</text:p>
          </table:table-cell>
        </table:table-row>
        <table:table-row table:style-name="ro1">
          <table:table-cell office:value-type="float" office:value="0.000017392" calcext:value-type="float">
            <text:p>0.000017392</text:p>
          </table:table-cell>
          <table:table-cell office:value-type="float" office:value="3.879185" calcext:value-type="float">
            <text:p>3.879185</text:p>
          </table:table-cell>
        </table:table-row>
        <table:table-row table:style-name="ro1">
          <table:table-cell office:value-type="float" office:value="0.0000174" calcext:value-type="float">
            <text:p>0.0000174</text:p>
          </table:table-cell>
          <table:table-cell office:value-type="float" office:value="3.879185" calcext:value-type="float">
            <text:p>3.879185</text:p>
          </table:table-cell>
        </table:table-row>
        <table:table-row table:style-name="ro1">
          <table:table-cell office:value-type="float" office:value="0.000017408" calcext:value-type="float">
            <text:p>0.000017408</text:p>
          </table:table-cell>
          <table:table-cell office:value-type="float" office:value="3.879185" calcext:value-type="float">
            <text:p>3.879185</text:p>
          </table:table-cell>
        </table:table-row>
        <table:table-row table:style-name="ro1">
          <table:table-cell office:value-type="float" office:value="0.000017416" calcext:value-type="float">
            <text:p>0.000017416</text:p>
          </table:table-cell>
          <table:table-cell office:value-type="float" office:value="3.879185" calcext:value-type="float">
            <text:p>3.879185</text:p>
          </table:table-cell>
        </table:table-row>
        <table:table-row table:style-name="ro1">
          <table:table-cell office:value-type="float" office:value="0.000017424" calcext:value-type="float">
            <text:p>0.000017424</text:p>
          </table:table-cell>
          <table:table-cell office:value-type="float" office:value="3.920019" calcext:value-type="float">
            <text:p>3.920019</text:p>
          </table:table-cell>
        </table:table-row>
        <table:table-row table:style-name="ro1">
          <table:table-cell office:value-type="float" office:value="0.000017432" calcext:value-type="float">
            <text:p>0.000017432</text:p>
          </table:table-cell>
          <table:table-cell office:value-type="float" office:value="3.879185" calcext:value-type="float">
            <text:p>3.879185</text:p>
          </table:table-cell>
        </table:table-row>
        <table:table-row table:style-name="ro1">
          <table:table-cell office:value-type="float" office:value="0.00001744" calcext:value-type="float">
            <text:p>0.00001744</text:p>
          </table:table-cell>
          <table:table-cell office:value-type="float" office:value="3.920019" calcext:value-type="float">
            <text:p>3.920019</text:p>
          </table:table-cell>
        </table:table-row>
        <table:table-row table:style-name="ro1">
          <table:table-cell office:value-type="float" office:value="0.000017448" calcext:value-type="float">
            <text:p>0.000017448</text:p>
          </table:table-cell>
          <table:table-cell office:value-type="float" office:value="3.920019" calcext:value-type="float">
            <text:p>3.920019</text:p>
          </table:table-cell>
        </table:table-row>
        <table:table-row table:style-name="ro1">
          <table:table-cell office:value-type="float" office:value="0.000017456" calcext:value-type="float">
            <text:p>0.000017456</text:p>
          </table:table-cell>
          <table:table-cell office:value-type="float" office:value="3.920019" calcext:value-type="float">
            <text:p>3.920019</text:p>
          </table:table-cell>
        </table:table-row>
        <table:table-row table:style-name="ro1">
          <table:table-cell office:value-type="float" office:value="0.000017464" calcext:value-type="float">
            <text:p>0.000017464</text:p>
          </table:table-cell>
          <table:table-cell office:value-type="float" office:value="3.920019" calcext:value-type="float">
            <text:p>3.920019</text:p>
          </table:table-cell>
        </table:table-row>
        <table:table-row table:style-name="ro1">
          <table:table-cell office:value-type="float" office:value="0.000017472" calcext:value-type="float">
            <text:p>0.000017472</text:p>
          </table:table-cell>
          <table:table-cell office:value-type="float" office:value="3.920019" calcext:value-type="float">
            <text:p>3.920019</text:p>
          </table:table-cell>
        </table:table-row>
        <table:table-row table:style-name="ro1">
          <table:table-cell office:value-type="float" office:value="0.00001748" calcext:value-type="float">
            <text:p>0.00001748</text:p>
          </table:table-cell>
          <table:table-cell office:value-type="float" office:value="3.960852" calcext:value-type="float">
            <text:p>3.960852</text:p>
          </table:table-cell>
        </table:table-row>
        <table:table-row table:style-name="ro1">
          <table:table-cell office:value-type="float" office:value="0.000017488" calcext:value-type="float">
            <text:p>0.000017488</text:p>
          </table:table-cell>
          <table:table-cell office:value-type="float" office:value="3.960852" calcext:value-type="float">
            <text:p>3.960852</text:p>
          </table:table-cell>
        </table:table-row>
        <table:table-row table:style-name="ro1">
          <table:table-cell office:value-type="float" office:value="0.000017496" calcext:value-type="float">
            <text:p>0.000017496</text:p>
          </table:table-cell>
          <table:table-cell office:value-type="float" office:value="3.960852" calcext:value-type="float">
            <text:p>3.960852</text:p>
          </table:table-cell>
        </table:table-row>
        <table:table-row table:style-name="ro1">
          <table:table-cell office:value-type="float" office:value="0.000017504" calcext:value-type="float">
            <text:p>0.000017504</text:p>
          </table:table-cell>
          <table:table-cell office:value-type="float" office:value="3.960852" calcext:value-type="float">
            <text:p>3.960852</text:p>
          </table:table-cell>
        </table:table-row>
        <table:table-row table:style-name="ro1">
          <table:table-cell office:value-type="float" office:value="0.000017512" calcext:value-type="float">
            <text:p>0.000017512</text:p>
          </table:table-cell>
          <table:table-cell office:value-type="float" office:value="3.960852" calcext:value-type="float">
            <text:p>3.960852</text:p>
          </table:table-cell>
        </table:table-row>
        <table:table-row table:style-name="ro1">
          <table:table-cell office:value-type="float" office:value="0.00001752" calcext:value-type="float">
            <text:p>0.00001752</text:p>
          </table:table-cell>
          <table:table-cell office:value-type="float" office:value="4.001686" calcext:value-type="float">
            <text:p>4.001686</text:p>
          </table:table-cell>
        </table:table-row>
        <table:table-row table:style-name="ro1">
          <table:table-cell office:value-type="float" office:value="0.000017528" calcext:value-type="float">
            <text:p>0.000017528</text:p>
          </table:table-cell>
          <table:table-cell office:value-type="float" office:value="4.001686" calcext:value-type="float">
            <text:p>4.001686</text:p>
          </table:table-cell>
        </table:table-row>
        <table:table-row table:style-name="ro1">
          <table:table-cell office:value-type="float" office:value="0.000017536" calcext:value-type="float">
            <text:p>0.000017536</text:p>
          </table:table-cell>
          <table:table-cell office:value-type="float" office:value="4.001686" calcext:value-type="float">
            <text:p>4.001686</text:p>
          </table:table-cell>
        </table:table-row>
        <table:table-row table:style-name="ro1">
          <table:table-cell office:value-type="float" office:value="0.000017544" calcext:value-type="float">
            <text:p>0.000017544</text:p>
          </table:table-cell>
          <table:table-cell office:value-type="float" office:value="4.001686" calcext:value-type="float">
            <text:p>4.001686</text:p>
          </table:table-cell>
        </table:table-row>
        <table:table-row table:style-name="ro1">
          <table:table-cell office:value-type="float" office:value="0.000017552" calcext:value-type="float">
            <text:p>0.000017552</text:p>
          </table:table-cell>
          <table:table-cell office:value-type="float" office:value="4.001686" calcext:value-type="float">
            <text:p>4.001686</text:p>
          </table:table-cell>
        </table:table-row>
        <table:table-row table:style-name="ro1">
          <table:table-cell office:value-type="float" office:value="0.00001756" calcext:value-type="float">
            <text:p>0.00001756</text:p>
          </table:table-cell>
          <table:table-cell office:value-type="float" office:value="4.001686" calcext:value-type="float">
            <text:p>4.001686</text:p>
          </table:table-cell>
        </table:table-row>
        <table:table-row table:style-name="ro1">
          <table:table-cell office:value-type="float" office:value="0.000017568" calcext:value-type="float">
            <text:p>0.000017568</text:p>
          </table:table-cell>
          <table:table-cell office:value-type="float" office:value="4.001686" calcext:value-type="float">
            <text:p>4.001686</text:p>
          </table:table-cell>
        </table:table-row>
        <table:table-row table:style-name="ro1">
          <table:table-cell office:value-type="float" office:value="0.000017576" calcext:value-type="float">
            <text:p>0.000017576</text:p>
          </table:table-cell>
          <table:table-cell office:value-type="float" office:value="4.001686" calcext:value-type="float">
            <text:p>4.001686</text:p>
          </table:table-cell>
        </table:table-row>
        <table:table-row table:style-name="ro1">
          <table:table-cell office:value-type="float" office:value="0.000017584" calcext:value-type="float">
            <text:p>0.000017584</text:p>
          </table:table-cell>
          <table:table-cell office:value-type="float" office:value="4.042519" calcext:value-type="float">
            <text:p>4.042519</text:p>
          </table:table-cell>
        </table:table-row>
        <table:table-row table:style-name="ro1">
          <table:table-cell office:value-type="float" office:value="0.000017592" calcext:value-type="float">
            <text:p>0.000017592</text:p>
          </table:table-cell>
          <table:table-cell office:value-type="float" office:value="4.001686" calcext:value-type="float">
            <text:p>4.001686</text:p>
          </table:table-cell>
        </table:table-row>
        <table:table-row table:style-name="ro1">
          <table:table-cell office:value-type="float" office:value="0.0000176" calcext:value-type="float">
            <text:p>0.0000176</text:p>
          </table:table-cell>
          <table:table-cell office:value-type="float" office:value="4.042519" calcext:value-type="float">
            <text:p>4.042519</text:p>
          </table:table-cell>
        </table:table-row>
        <table:table-row table:style-name="ro1">
          <table:table-cell office:value-type="float" office:value="0.000017608" calcext:value-type="float">
            <text:p>0.000017608</text:p>
          </table:table-cell>
          <table:table-cell office:value-type="float" office:value="4.042519" calcext:value-type="float">
            <text:p>4.042519</text:p>
          </table:table-cell>
        </table:table-row>
        <table:table-row table:style-name="ro1">
          <table:table-cell office:value-type="float" office:value="0.000017616" calcext:value-type="float">
            <text:p>0.000017616</text:p>
          </table:table-cell>
          <table:table-cell office:value-type="float" office:value="4.042519" calcext:value-type="float">
            <text:p>4.042519</text:p>
          </table:table-cell>
        </table:table-row>
        <table:table-row table:style-name="ro1">
          <table:table-cell office:value-type="float" office:value="0.000017624" calcext:value-type="float">
            <text:p>0.000017624</text:p>
          </table:table-cell>
          <table:table-cell office:value-type="float" office:value="4.042519" calcext:value-type="float">
            <text:p>4.042519</text:p>
          </table:table-cell>
        </table:table-row>
        <table:table-row table:style-name="ro1">
          <table:table-cell office:value-type="float" office:value="0.000017632" calcext:value-type="float">
            <text:p>0.000017632</text:p>
          </table:table-cell>
          <table:table-cell office:value-type="float" office:value="4.042519" calcext:value-type="float">
            <text:p>4.042519</text:p>
          </table:table-cell>
        </table:table-row>
        <table:table-row table:style-name="ro1">
          <table:table-cell office:value-type="float" office:value="0.00001764" calcext:value-type="float">
            <text:p>0.00001764</text:p>
          </table:table-cell>
          <table:table-cell office:value-type="float" office:value="4.083353" calcext:value-type="float">
            <text:p>4.083353</text:p>
          </table:table-cell>
        </table:table-row>
        <table:table-row table:style-name="ro1">
          <table:table-cell office:value-type="float" office:value="0.000017648" calcext:value-type="float">
            <text:p>0.000017648</text:p>
          </table:table-cell>
          <table:table-cell office:value-type="float" office:value="4.083353" calcext:value-type="float">
            <text:p>4.083353</text:p>
          </table:table-cell>
        </table:table-row>
        <table:table-row table:style-name="ro1">
          <table:table-cell office:value-type="float" office:value="0.000017656" calcext:value-type="float">
            <text:p>0.000017656</text:p>
          </table:table-cell>
          <table:table-cell office:value-type="float" office:value="4.042519" calcext:value-type="float">
            <text:p>4.042519</text:p>
          </table:table-cell>
        </table:table-row>
        <table:table-row table:style-name="ro1">
          <table:table-cell office:value-type="float" office:value="0.000017664" calcext:value-type="float">
            <text:p>0.000017664</text:p>
          </table:table-cell>
          <table:table-cell office:value-type="float" office:value="4.083353" calcext:value-type="float">
            <text:p>4.083353</text:p>
          </table:table-cell>
        </table:table-row>
        <table:table-row table:style-name="ro1">
          <table:table-cell office:value-type="float" office:value="0.000017672" calcext:value-type="float">
            <text:p>0.000017672</text:p>
          </table:table-cell>
          <table:table-cell office:value-type="float" office:value="4.083353" calcext:value-type="float">
            <text:p>4.083353</text:p>
          </table:table-cell>
        </table:table-row>
        <table:table-row table:style-name="ro1">
          <table:table-cell office:value-type="float" office:value="0.00001768" calcext:value-type="float">
            <text:p>0.00001768</text:p>
          </table:table-cell>
          <table:table-cell office:value-type="float" office:value="4.083353" calcext:value-type="float">
            <text:p>4.083353</text:p>
          </table:table-cell>
        </table:table-row>
        <table:table-row table:style-name="ro1">
          <table:table-cell office:value-type="float" office:value="0.000017688" calcext:value-type="float">
            <text:p>0.000017688</text:p>
          </table:table-cell>
          <table:table-cell office:value-type="float" office:value="4.083353" calcext:value-type="float">
            <text:p>4.083353</text:p>
          </table:table-cell>
        </table:table-row>
        <table:table-row table:style-name="ro1">
          <table:table-cell office:value-type="float" office:value="0.000017696" calcext:value-type="float">
            <text:p>0.000017696</text:p>
          </table:table-cell>
          <table:table-cell office:value-type="float" office:value="4.083353" calcext:value-type="float">
            <text:p>4.083353</text:p>
          </table:table-cell>
        </table:table-row>
        <table:table-row table:style-name="ro1">
          <table:table-cell office:value-type="float" office:value="0.000017704" calcext:value-type="float">
            <text:p>0.000017704</text:p>
          </table:table-cell>
          <table:table-cell office:value-type="float" office:value="4.124186" calcext:value-type="float">
            <text:p>4.124186</text:p>
          </table:table-cell>
        </table:table-row>
        <table:table-row table:style-name="ro1">
          <table:table-cell office:value-type="float" office:value="0.000017712" calcext:value-type="float">
            <text:p>0.000017712</text:p>
          </table:table-cell>
          <table:table-cell office:value-type="float" office:value="4.124186" calcext:value-type="float">
            <text:p>4.124186</text:p>
          </table:table-cell>
        </table:table-row>
        <table:table-row table:style-name="ro1">
          <table:table-cell office:value-type="float" office:value="0.00001772" calcext:value-type="float">
            <text:p>0.00001772</text:p>
          </table:table-cell>
          <table:table-cell office:value-type="float" office:value="4.083353" calcext:value-type="float">
            <text:p>4.083353</text:p>
          </table:table-cell>
        </table:table-row>
        <table:table-row table:style-name="ro1">
          <table:table-cell office:value-type="float" office:value="0.000017728" calcext:value-type="float">
            <text:p>0.000017728</text:p>
          </table:table-cell>
          <table:table-cell office:value-type="float" office:value="4.124186" calcext:value-type="float">
            <text:p>4.124186</text:p>
          </table:table-cell>
        </table:table-row>
        <table:table-row table:style-name="ro1">
          <table:table-cell office:value-type="float" office:value="0.000017736" calcext:value-type="float">
            <text:p>0.000017736</text:p>
          </table:table-cell>
          <table:table-cell office:value-type="float" office:value="4.124186" calcext:value-type="float">
            <text:p>4.124186</text:p>
          </table:table-cell>
        </table:table-row>
        <table:table-row table:style-name="ro1">
          <table:table-cell office:value-type="float" office:value="0.000017744" calcext:value-type="float">
            <text:p>0.000017744</text:p>
          </table:table-cell>
          <table:table-cell office:value-type="float" office:value="4.16502" calcext:value-type="float">
            <text:p>4.16502</text:p>
          </table:table-cell>
        </table:table-row>
        <table:table-row table:style-name="ro1">
          <table:table-cell office:value-type="float" office:value="0.000017752" calcext:value-type="float">
            <text:p>0.000017752</text:p>
          </table:table-cell>
          <table:table-cell office:value-type="float" office:value="4.124186" calcext:value-type="float">
            <text:p>4.124186</text:p>
          </table:table-cell>
        </table:table-row>
        <table:table-row table:style-name="ro1">
          <table:table-cell office:value-type="float" office:value="0.00001776" calcext:value-type="float">
            <text:p>0.00001776</text:p>
          </table:table-cell>
          <table:table-cell office:value-type="float" office:value="4.124186" calcext:value-type="float">
            <text:p>4.124186</text:p>
          </table:table-cell>
        </table:table-row>
        <table:table-row table:style-name="ro1">
          <table:table-cell office:value-type="float" office:value="0.000017768" calcext:value-type="float">
            <text:p>0.000017768</text:p>
          </table:table-cell>
          <table:table-cell office:value-type="float" office:value="4.124186" calcext:value-type="float">
            <text:p>4.124186</text:p>
          </table:table-cell>
        </table:table-row>
        <table:table-row table:style-name="ro1">
          <table:table-cell office:value-type="float" office:value="0.000017776" calcext:value-type="float">
            <text:p>0.000017776</text:p>
          </table:table-cell>
          <table:table-cell office:value-type="float" office:value="4.16502" calcext:value-type="float">
            <text:p>4.16502</text:p>
          </table:table-cell>
        </table:table-row>
        <table:table-row table:style-name="ro1">
          <table:table-cell office:value-type="float" office:value="0.000017784" calcext:value-type="float">
            <text:p>0.000017784</text:p>
          </table:table-cell>
          <table:table-cell office:value-type="float" office:value="4.16502" calcext:value-type="float">
            <text:p>4.16502</text:p>
          </table:table-cell>
        </table:table-row>
        <table:table-row table:style-name="ro1">
          <table:table-cell office:value-type="float" office:value="0.000017792" calcext:value-type="float">
            <text:p>0.000017792</text:p>
          </table:table-cell>
          <table:table-cell office:value-type="float" office:value="4.16502" calcext:value-type="float">
            <text:p>4.16502</text:p>
          </table:table-cell>
        </table:table-row>
        <table:table-row table:style-name="ro1">
          <table:table-cell office:value-type="float" office:value="0.0000178" calcext:value-type="float">
            <text:p>0.0000178</text:p>
          </table:table-cell>
          <table:table-cell office:value-type="float" office:value="4.16502" calcext:value-type="float">
            <text:p>4.16502</text:p>
          </table:table-cell>
        </table:table-row>
        <table:table-row table:style-name="ro1">
          <table:table-cell office:value-type="float" office:value="0.000017808" calcext:value-type="float">
            <text:p>0.000017808</text:p>
          </table:table-cell>
          <table:table-cell office:value-type="float" office:value="4.124186" calcext:value-type="float">
            <text:p>4.124186</text:p>
          </table:table-cell>
        </table:table-row>
        <table:table-row table:style-name="ro1">
          <table:table-cell office:value-type="float" office:value="0.000017816" calcext:value-type="float">
            <text:p>0.000017816</text:p>
          </table:table-cell>
          <table:table-cell office:value-type="float" office:value="4.16502" calcext:value-type="float">
            <text:p>4.16502</text:p>
          </table:table-cell>
        </table:table-row>
        <table:table-row table:style-name="ro1">
          <table:table-cell office:value-type="float" office:value="0.000017824" calcext:value-type="float">
            <text:p>0.000017824</text:p>
          </table:table-cell>
          <table:table-cell office:value-type="float" office:value="4.16502" calcext:value-type="float">
            <text:p>4.16502</text:p>
          </table:table-cell>
        </table:table-row>
        <table:table-row table:style-name="ro1">
          <table:table-cell office:value-type="float" office:value="0.000017832" calcext:value-type="float">
            <text:p>0.000017832</text:p>
          </table:table-cell>
          <table:table-cell office:value-type="float" office:value="4.16502" calcext:value-type="float">
            <text:p>4.16502</text:p>
          </table:table-cell>
        </table:table-row>
        <table:table-row table:style-name="ro1">
          <table:table-cell office:value-type="float" office:value="0.00001784" calcext:value-type="float">
            <text:p>0.00001784</text:p>
          </table:table-cell>
          <table:table-cell office:value-type="float" office:value="4.205853" calcext:value-type="float">
            <text:p>4.205853</text:p>
          </table:table-cell>
        </table:table-row>
        <table:table-row table:style-name="ro1">
          <table:table-cell office:value-type="float" office:value="0.000017848" calcext:value-type="float">
            <text:p>0.000017848</text:p>
          </table:table-cell>
          <table:table-cell office:value-type="float" office:value="4.205853" calcext:value-type="float">
            <text:p>4.205853</text:p>
          </table:table-cell>
        </table:table-row>
        <table:table-row table:style-name="ro1">
          <table:table-cell office:value-type="float" office:value="0.000017856" calcext:value-type="float">
            <text:p>0.000017856</text:p>
          </table:table-cell>
          <table:table-cell office:value-type="float" office:value="4.205853" calcext:value-type="float">
            <text:p>4.205853</text:p>
          </table:table-cell>
        </table:table-row>
        <table:table-row table:style-name="ro1">
          <table:table-cell office:value-type="float" office:value="0.000017864" calcext:value-type="float">
            <text:p>0.000017864</text:p>
          </table:table-cell>
          <table:table-cell office:value-type="float" office:value="4.205853" calcext:value-type="float">
            <text:p>4.205853</text:p>
          </table:table-cell>
        </table:table-row>
        <table:table-row table:style-name="ro1">
          <table:table-cell office:value-type="float" office:value="0.000017872" calcext:value-type="float">
            <text:p>0.000017872</text:p>
          </table:table-cell>
          <table:table-cell office:value-type="float" office:value="4.205853" calcext:value-type="float">
            <text:p>4.205853</text:p>
          </table:table-cell>
        </table:table-row>
        <table:table-row table:style-name="ro1">
          <table:table-cell office:value-type="float" office:value="0.00001788" calcext:value-type="float">
            <text:p>0.00001788</text:p>
          </table:table-cell>
          <table:table-cell office:value-type="float" office:value="4.205853" calcext:value-type="float">
            <text:p>4.205853</text:p>
          </table:table-cell>
        </table:table-row>
        <table:table-row table:style-name="ro1">
          <table:table-cell office:value-type="float" office:value="0.000017888" calcext:value-type="float">
            <text:p>0.000017888</text:p>
          </table:table-cell>
          <table:table-cell office:value-type="float" office:value="4.205853" calcext:value-type="float">
            <text:p>4.205853</text:p>
          </table:table-cell>
        </table:table-row>
        <table:table-row table:style-name="ro1">
          <table:table-cell office:value-type="float" office:value="0.000017896" calcext:value-type="float">
            <text:p>0.000017896</text:p>
          </table:table-cell>
          <table:table-cell office:value-type="float" office:value="4.246687" calcext:value-type="float">
            <text:p>4.246687</text:p>
          </table:table-cell>
        </table:table-row>
        <table:table-row table:style-name="ro1">
          <table:table-cell office:value-type="float" office:value="0.000017904" calcext:value-type="float">
            <text:p>0.000017904</text:p>
          </table:table-cell>
          <table:table-cell office:value-type="float" office:value="4.205853" calcext:value-type="float">
            <text:p>4.205853</text:p>
          </table:table-cell>
        </table:table-row>
        <table:table-row table:style-name="ro1">
          <table:table-cell office:value-type="float" office:value="0.000017912" calcext:value-type="float">
            <text:p>0.000017912</text:p>
          </table:table-cell>
          <table:table-cell office:value-type="float" office:value="4.246687" calcext:value-type="float">
            <text:p>4.246687</text:p>
          </table:table-cell>
        </table:table-row>
        <table:table-row table:style-name="ro1">
          <table:table-cell office:value-type="float" office:value="0.00001792" calcext:value-type="float">
            <text:p>0.00001792</text:p>
          </table:table-cell>
          <table:table-cell office:value-type="float" office:value="4.205853" calcext:value-type="float">
            <text:p>4.205853</text:p>
          </table:table-cell>
        </table:table-row>
        <table:table-row table:style-name="ro1">
          <table:table-cell office:value-type="float" office:value="0.000017928" calcext:value-type="float">
            <text:p>0.000017928</text:p>
          </table:table-cell>
          <table:table-cell office:value-type="float" office:value="4.246687" calcext:value-type="float">
            <text:p>4.246687</text:p>
          </table:table-cell>
        </table:table-row>
        <table:table-row table:style-name="ro1">
          <table:table-cell office:value-type="float" office:value="0.000017936" calcext:value-type="float">
            <text:p>0.000017936</text:p>
          </table:table-cell>
          <table:table-cell office:value-type="float" office:value="4.246687" calcext:value-type="float">
            <text:p>4.246687</text:p>
          </table:table-cell>
        </table:table-row>
        <table:table-row table:style-name="ro1">
          <table:table-cell office:value-type="float" office:value="0.000017944" calcext:value-type="float">
            <text:p>0.000017944</text:p>
          </table:table-cell>
          <table:table-cell office:value-type="float" office:value="4.246687" calcext:value-type="float">
            <text:p>4.246687</text:p>
          </table:table-cell>
        </table:table-row>
        <table:table-row table:style-name="ro1">
          <table:table-cell office:value-type="float" office:value="0.000017952" calcext:value-type="float">
            <text:p>0.000017952</text:p>
          </table:table-cell>
          <table:table-cell office:value-type="float" office:value="4.246687" calcext:value-type="float">
            <text:p>4.246687</text:p>
          </table:table-cell>
        </table:table-row>
        <table:table-row table:style-name="ro1">
          <table:table-cell office:value-type="float" office:value="0.00001796" calcext:value-type="float">
            <text:p>0.00001796</text:p>
          </table:table-cell>
          <table:table-cell office:value-type="float" office:value="4.246687" calcext:value-type="float">
            <text:p>4.246687</text:p>
          </table:table-cell>
        </table:table-row>
        <table:table-row table:style-name="ro1">
          <table:table-cell office:value-type="float" office:value="0.000017968" calcext:value-type="float">
            <text:p>0.000017968</text:p>
          </table:table-cell>
          <table:table-cell office:value-type="float" office:value="4.246687" calcext:value-type="float">
            <text:p>4.246687</text:p>
          </table:table-cell>
        </table:table-row>
        <table:table-row table:style-name="ro1">
          <table:table-cell office:value-type="float" office:value="0.000017976" calcext:value-type="float">
            <text:p>0.000017976</text:p>
          </table:table-cell>
          <table:table-cell office:value-type="float" office:value="4.28752" calcext:value-type="float">
            <text:p>4.28752</text:p>
          </table:table-cell>
        </table:table-row>
        <table:table-row table:style-name="ro1">
          <table:table-cell office:value-type="float" office:value="0.000017984" calcext:value-type="float">
            <text:p>0.000017984</text:p>
          </table:table-cell>
          <table:table-cell office:value-type="float" office:value="4.28752" calcext:value-type="float">
            <text:p>4.28752</text:p>
          </table:table-cell>
        </table:table-row>
        <table:table-row table:style-name="ro1">
          <table:table-cell office:value-type="float" office:value="0.000017992" calcext:value-type="float">
            <text:p>0.000017992</text:p>
          </table:table-cell>
          <table:table-cell office:value-type="float" office:value="4.28752" calcext:value-type="float">
            <text:p>4.28752</text:p>
          </table:table-cell>
        </table:table-row>
        <table:table-row table:style-name="ro1">
          <table:table-cell office:value-type="float" office:value="0.000018" calcext:value-type="float">
            <text:p>0.000018</text:p>
          </table:table-cell>
          <table:table-cell office:value-type="float" office:value="4.28752" calcext:value-type="float">
            <text:p>4.28752</text:p>
          </table:table-cell>
        </table:table-row>
        <table:table-row table:style-name="ro1">
          <table:table-cell office:value-type="float" office:value="0.000018008" calcext:value-type="float">
            <text:p>0.000018008</text:p>
          </table:table-cell>
          <table:table-cell office:value-type="float" office:value="4.28752" calcext:value-type="float">
            <text:p>4.28752</text:p>
          </table:table-cell>
        </table:table-row>
        <table:table-row table:style-name="ro1">
          <table:table-cell office:value-type="float" office:value="0.000018016" calcext:value-type="float">
            <text:p>0.000018016</text:p>
          </table:table-cell>
          <table:table-cell office:value-type="float" office:value="4.28752" calcext:value-type="float">
            <text:p>4.28752</text:p>
          </table:table-cell>
        </table:table-row>
        <table:table-row table:style-name="ro1">
          <table:table-cell office:value-type="float" office:value="0.000018024" calcext:value-type="float">
            <text:p>0.000018024</text:p>
          </table:table-cell>
          <table:table-cell office:value-type="float" office:value="4.28752" calcext:value-type="float">
            <text:p>4.28752</text:p>
          </table:table-cell>
        </table:table-row>
        <table:table-row table:style-name="ro1">
          <table:table-cell office:value-type="float" office:value="0.000018032" calcext:value-type="float">
            <text:p>0.000018032</text:p>
          </table:table-cell>
          <table:table-cell office:value-type="float" office:value="4.28752" calcext:value-type="float">
            <text:p>4.28752</text:p>
          </table:table-cell>
        </table:table-row>
        <table:table-row table:style-name="ro1">
          <table:table-cell office:value-type="float" office:value="0.00001804" calcext:value-type="float">
            <text:p>0.00001804</text:p>
          </table:table-cell>
          <table:table-cell office:value-type="float" office:value="4.28752" calcext:value-type="float">
            <text:p>4.28752</text:p>
          </table:table-cell>
        </table:table-row>
        <table:table-row table:style-name="ro1">
          <table:table-cell office:value-type="float" office:value="0.000018048" calcext:value-type="float">
            <text:p>0.000018048</text:p>
          </table:table-cell>
          <table:table-cell office:value-type="float" office:value="4.28752" calcext:value-type="float">
            <text:p>4.28752</text:p>
          </table:table-cell>
        </table:table-row>
        <table:table-row table:style-name="ro1">
          <table:table-cell office:value-type="float" office:value="0.000018056" calcext:value-type="float">
            <text:p>0.000018056</text:p>
          </table:table-cell>
          <table:table-cell office:value-type="float" office:value="4.328354" calcext:value-type="float">
            <text:p>4.328354</text:p>
          </table:table-cell>
        </table:table-row>
        <table:table-row table:style-name="ro1">
          <table:table-cell office:value-type="float" office:value="0.000018064" calcext:value-type="float">
            <text:p>0.000018064</text:p>
          </table:table-cell>
          <table:table-cell office:value-type="float" office:value="4.28752" calcext:value-type="float">
            <text:p>4.28752</text:p>
          </table:table-cell>
        </table:table-row>
        <table:table-row table:style-name="ro1">
          <table:table-cell office:value-type="float" office:value="0.000018072" calcext:value-type="float">
            <text:p>0.000018072</text:p>
          </table:table-cell>
          <table:table-cell office:value-type="float" office:value="4.28752" calcext:value-type="float">
            <text:p>4.28752</text:p>
          </table:table-cell>
        </table:table-row>
        <table:table-row table:style-name="ro1">
          <table:table-cell office:value-type="float" office:value="0.00001808" calcext:value-type="float">
            <text:p>0.00001808</text:p>
          </table:table-cell>
          <table:table-cell office:value-type="float" office:value="4.369188" calcext:value-type="float">
            <text:p>4.369188</text:p>
          </table:table-cell>
        </table:table-row>
        <table:table-row table:style-name="ro1">
          <table:table-cell office:value-type="float" office:value="0.000018088" calcext:value-type="float">
            <text:p>0.000018088</text:p>
          </table:table-cell>
          <table:table-cell office:value-type="float" office:value="4.28752" calcext:value-type="float">
            <text:p>4.28752</text:p>
          </table:table-cell>
        </table:table-row>
        <table:table-row table:style-name="ro1">
          <table:table-cell office:value-type="float" office:value="0.000018096" calcext:value-type="float">
            <text:p>0.000018096</text:p>
          </table:table-cell>
          <table:table-cell office:value-type="float" office:value="4.328354" calcext:value-type="float">
            <text:p>4.328354</text:p>
          </table:table-cell>
        </table:table-row>
        <table:table-row table:style-name="ro1">
          <table:table-cell office:value-type="float" office:value="0.000018104" calcext:value-type="float">
            <text:p>0.000018104</text:p>
          </table:table-cell>
          <table:table-cell office:value-type="float" office:value="4.328354" calcext:value-type="float">
            <text:p>4.328354</text:p>
          </table:table-cell>
        </table:table-row>
        <table:table-row table:style-name="ro1">
          <table:table-cell office:value-type="float" office:value="0.000018112" calcext:value-type="float">
            <text:p>0.000018112</text:p>
          </table:table-cell>
          <table:table-cell office:value-type="float" office:value="4.328354" calcext:value-type="float">
            <text:p>4.328354</text:p>
          </table:table-cell>
        </table:table-row>
        <table:table-row table:style-name="ro1">
          <table:table-cell office:value-type="float" office:value="0.00001812" calcext:value-type="float">
            <text:p>0.00001812</text:p>
          </table:table-cell>
          <table:table-cell office:value-type="float" office:value="4.328354" calcext:value-type="float">
            <text:p>4.328354</text:p>
          </table:table-cell>
        </table:table-row>
        <table:table-row table:style-name="ro1">
          <table:table-cell office:value-type="float" office:value="0.000018128" calcext:value-type="float">
            <text:p>0.000018128</text:p>
          </table:table-cell>
          <table:table-cell office:value-type="float" office:value="4.369188" calcext:value-type="float">
            <text:p>4.369188</text:p>
          </table:table-cell>
        </table:table-row>
        <table:table-row table:style-name="ro1">
          <table:table-cell office:value-type="float" office:value="0.000018136" calcext:value-type="float">
            <text:p>0.000018136</text:p>
          </table:table-cell>
          <table:table-cell office:value-type="float" office:value="4.328354" calcext:value-type="float">
            <text:p>4.328354</text:p>
          </table:table-cell>
        </table:table-row>
        <table:table-row table:style-name="ro1">
          <table:table-cell office:value-type="float" office:value="0.000018144" calcext:value-type="float">
            <text:p>0.000018144</text:p>
          </table:table-cell>
          <table:table-cell office:value-type="float" office:value="4.328354" calcext:value-type="float">
            <text:p>4.328354</text:p>
          </table:table-cell>
        </table:table-row>
        <table:table-row table:style-name="ro1">
          <table:table-cell office:value-type="float" office:value="0.000018152" calcext:value-type="float">
            <text:p>0.000018152</text:p>
          </table:table-cell>
          <table:table-cell office:value-type="float" office:value="4.328354" calcext:value-type="float">
            <text:p>4.328354</text:p>
          </table:table-cell>
        </table:table-row>
        <table:table-row table:style-name="ro1">
          <table:table-cell office:value-type="float" office:value="0.00001816" calcext:value-type="float">
            <text:p>0.00001816</text:p>
          </table:table-cell>
          <table:table-cell office:value-type="float" office:value="4.369188" calcext:value-type="float">
            <text:p>4.369188</text:p>
          </table:table-cell>
        </table:table-row>
        <table:table-row table:style-name="ro1">
          <table:table-cell office:value-type="float" office:value="0.000018168" calcext:value-type="float">
            <text:p>0.000018168</text:p>
          </table:table-cell>
          <table:table-cell office:value-type="float" office:value="4.369188" calcext:value-type="float">
            <text:p>4.369188</text:p>
          </table:table-cell>
        </table:table-row>
        <table:table-row table:style-name="ro1">
          <table:table-cell office:value-type="float" office:value="0.000018176" calcext:value-type="float">
            <text:p>0.000018176</text:p>
          </table:table-cell>
          <table:table-cell office:value-type="float" office:value="4.369188" calcext:value-type="float">
            <text:p>4.369188</text:p>
          </table:table-cell>
        </table:table-row>
        <table:table-row table:style-name="ro1">
          <table:table-cell office:value-type="float" office:value="0.000018184" calcext:value-type="float">
            <text:p>0.000018184</text:p>
          </table:table-cell>
          <table:table-cell office:value-type="float" office:value="4.328354" calcext:value-type="float">
            <text:p>4.328354</text:p>
          </table:table-cell>
        </table:table-row>
        <table:table-row table:style-name="ro1">
          <table:table-cell office:value-type="float" office:value="0.000018192" calcext:value-type="float">
            <text:p>0.000018192</text:p>
          </table:table-cell>
          <table:table-cell office:value-type="float" office:value="4.369188" calcext:value-type="float">
            <text:p>4.369188</text:p>
          </table:table-cell>
        </table:table-row>
        <table:table-row table:style-name="ro1">
          <table:table-cell office:value-type="float" office:value="0.0000182" calcext:value-type="float">
            <text:p>0.0000182</text:p>
          </table:table-cell>
          <table:table-cell office:value-type="float" office:value="4.369188" calcext:value-type="float">
            <text:p>4.369188</text:p>
          </table:table-cell>
        </table:table-row>
        <table:table-row table:style-name="ro1">
          <table:table-cell office:value-type="float" office:value="0.000018208" calcext:value-type="float">
            <text:p>0.000018208</text:p>
          </table:table-cell>
          <table:table-cell office:value-type="float" office:value="4.369188" calcext:value-type="float">
            <text:p>4.369188</text:p>
          </table:table-cell>
        </table:table-row>
        <table:table-row table:style-name="ro1">
          <table:table-cell office:value-type="float" office:value="0.000018216" calcext:value-type="float">
            <text:p>0.000018216</text:p>
          </table:table-cell>
          <table:table-cell office:value-type="float" office:value="4.369188" calcext:value-type="float">
            <text:p>4.369188</text:p>
          </table:table-cell>
        </table:table-row>
        <table:table-row table:style-name="ro1">
          <table:table-cell office:value-type="float" office:value="0.000018224" calcext:value-type="float">
            <text:p>0.000018224</text:p>
          </table:table-cell>
          <table:table-cell office:value-type="float" office:value="4.410021" calcext:value-type="float">
            <text:p>4.410021</text:p>
          </table:table-cell>
        </table:table-row>
        <table:table-row table:style-name="ro1">
          <table:table-cell office:value-type="float" office:value="0.000018232" calcext:value-type="float">
            <text:p>0.000018232</text:p>
          </table:table-cell>
          <table:table-cell office:value-type="float" office:value="4.369188" calcext:value-type="float">
            <text:p>4.369188</text:p>
          </table:table-cell>
        </table:table-row>
        <table:table-row table:style-name="ro1">
          <table:table-cell office:value-type="float" office:value="0.00001824" calcext:value-type="float">
            <text:p>0.00001824</text:p>
          </table:table-cell>
          <table:table-cell office:value-type="float" office:value="4.410021" calcext:value-type="float">
            <text:p>4.410021</text:p>
          </table:table-cell>
        </table:table-row>
        <table:table-row table:style-name="ro1">
          <table:table-cell office:value-type="float" office:value="0.000018248" calcext:value-type="float">
            <text:p>0.000018248</text:p>
          </table:table-cell>
          <table:table-cell office:value-type="float" office:value="4.410021" calcext:value-type="float">
            <text:p>4.410021</text:p>
          </table:table-cell>
        </table:table-row>
        <table:table-row table:style-name="ro1">
          <table:table-cell office:value-type="float" office:value="0.000018256" calcext:value-type="float">
            <text:p>0.000018256</text:p>
          </table:table-cell>
          <table:table-cell office:value-type="float" office:value="4.369188" calcext:value-type="float">
            <text:p>4.369188</text:p>
          </table:table-cell>
        </table:table-row>
        <table:table-row table:style-name="ro1">
          <table:table-cell office:value-type="float" office:value="0.000018264" calcext:value-type="float">
            <text:p>0.000018264</text:p>
          </table:table-cell>
          <table:table-cell office:value-type="float" office:value="4.410021" calcext:value-type="float">
            <text:p>4.410021</text:p>
          </table:table-cell>
        </table:table-row>
        <table:table-row table:style-name="ro1">
          <table:table-cell office:value-type="float" office:value="0.000018272" calcext:value-type="float">
            <text:p>0.000018272</text:p>
          </table:table-cell>
          <table:table-cell office:value-type="float" office:value="4.410021" calcext:value-type="float">
            <text:p>4.410021</text:p>
          </table:table-cell>
        </table:table-row>
        <table:table-row table:style-name="ro1">
          <table:table-cell office:value-type="float" office:value="0.00001828" calcext:value-type="float">
            <text:p>0.00001828</text:p>
          </table:table-cell>
          <table:table-cell office:value-type="float" office:value="4.410021" calcext:value-type="float">
            <text:p>4.410021</text:p>
          </table:table-cell>
        </table:table-row>
        <table:table-row table:style-name="ro1">
          <table:table-cell office:value-type="float" office:value="0.000018288" calcext:value-type="float">
            <text:p>0.000018288</text:p>
          </table:table-cell>
          <table:table-cell office:value-type="float" office:value="4.410021" calcext:value-type="float">
            <text:p>4.410021</text:p>
          </table:table-cell>
        </table:table-row>
        <table:table-row table:style-name="ro1">
          <table:table-cell office:value-type="float" office:value="0.000018296" calcext:value-type="float">
            <text:p>0.000018296</text:p>
          </table:table-cell>
          <table:table-cell office:value-type="float" office:value="4.410021" calcext:value-type="float">
            <text:p>4.410021</text:p>
          </table:table-cell>
        </table:table-row>
        <table:table-row table:style-name="ro1">
          <table:table-cell office:value-type="float" office:value="0.000018304" calcext:value-type="float">
            <text:p>0.000018304</text:p>
          </table:table-cell>
          <table:table-cell office:value-type="float" office:value="4.410021" calcext:value-type="float">
            <text:p>4.410021</text:p>
          </table:table-cell>
        </table:table-row>
        <table:table-row table:style-name="ro1">
          <table:table-cell office:value-type="float" office:value="0.000018312" calcext:value-type="float">
            <text:p>0.000018312</text:p>
          </table:table-cell>
          <table:table-cell office:value-type="float" office:value="4.450855" calcext:value-type="float">
            <text:p>4.450855</text:p>
          </table:table-cell>
        </table:table-row>
        <table:table-row table:style-name="ro1">
          <table:table-cell office:value-type="float" office:value="0.00001832" calcext:value-type="float">
            <text:p>0.00001832</text:p>
          </table:table-cell>
          <table:table-cell office:value-type="float" office:value="4.410021" calcext:value-type="float">
            <text:p>4.410021</text:p>
          </table:table-cell>
        </table:table-row>
        <table:table-row table:style-name="ro1">
          <table:table-cell office:value-type="float" office:value="0.000018328" calcext:value-type="float">
            <text:p>0.000018328</text:p>
          </table:table-cell>
          <table:table-cell office:value-type="float" office:value="4.410021" calcext:value-type="float">
            <text:p>4.410021</text:p>
          </table:table-cell>
        </table:table-row>
        <table:table-row table:style-name="ro1">
          <table:table-cell office:value-type="float" office:value="0.000018336" calcext:value-type="float">
            <text:p>0.000018336</text:p>
          </table:table-cell>
          <table:table-cell office:value-type="float" office:value="4.410021" calcext:value-type="float">
            <text:p>4.410021</text:p>
          </table:table-cell>
        </table:table-row>
        <table:table-row table:style-name="ro1">
          <table:table-cell office:value-type="float" office:value="0.000018344" calcext:value-type="float">
            <text:p>0.000018344</text:p>
          </table:table-cell>
          <table:table-cell office:value-type="float" office:value="4.410021" calcext:value-type="float">
            <text:p>4.410021</text:p>
          </table:table-cell>
        </table:table-row>
        <table:table-row table:style-name="ro1">
          <table:table-cell office:value-type="float" office:value="0.000018352" calcext:value-type="float">
            <text:p>0.000018352</text:p>
          </table:table-cell>
          <table:table-cell office:value-type="float" office:value="4.410021" calcext:value-type="float">
            <text:p>4.410021</text:p>
          </table:table-cell>
        </table:table-row>
        <table:table-row table:style-name="ro1">
          <table:table-cell office:value-type="float" office:value="0.00001836" calcext:value-type="float">
            <text:p>0.00001836</text:p>
          </table:table-cell>
          <table:table-cell office:value-type="float" office:value="4.450855" calcext:value-type="float">
            <text:p>4.450855</text:p>
          </table:table-cell>
        </table:table-row>
        <table:table-row table:style-name="ro1">
          <table:table-cell office:value-type="float" office:value="0.000018368" calcext:value-type="float">
            <text:p>0.000018368</text:p>
          </table:table-cell>
          <table:table-cell office:value-type="float" office:value="4.491688" calcext:value-type="float">
            <text:p>4.491688</text:p>
          </table:table-cell>
        </table:table-row>
        <table:table-row table:style-name="ro1">
          <table:table-cell office:value-type="float" office:value="0.000018376" calcext:value-type="float">
            <text:p>0.000018376</text:p>
          </table:table-cell>
          <table:table-cell office:value-type="float" office:value="4.450855" calcext:value-type="float">
            <text:p>4.450855</text:p>
          </table:table-cell>
        </table:table-row>
        <table:table-row table:style-name="ro1">
          <table:table-cell office:value-type="float" office:value="0.000018384" calcext:value-type="float">
            <text:p>0.000018384</text:p>
          </table:table-cell>
          <table:table-cell office:value-type="float" office:value="4.450855" calcext:value-type="float">
            <text:p>4.450855</text:p>
          </table:table-cell>
        </table:table-row>
        <table:table-row table:style-name="ro1">
          <table:table-cell office:value-type="float" office:value="0.000018392" calcext:value-type="float">
            <text:p>0.000018392</text:p>
          </table:table-cell>
          <table:table-cell office:value-type="float" office:value="4.450855" calcext:value-type="float">
            <text:p>4.450855</text:p>
          </table:table-cell>
        </table:table-row>
        <table:table-row table:style-name="ro1">
          <table:table-cell office:value-type="float" office:value="0.0000184" calcext:value-type="float">
            <text:p>0.0000184</text:p>
          </table:table-cell>
          <table:table-cell office:value-type="float" office:value="4.450855" calcext:value-type="float">
            <text:p>4.450855</text:p>
          </table:table-cell>
        </table:table-row>
        <table:table-row table:style-name="ro1">
          <table:table-cell office:value-type="float" office:value="0.000018408" calcext:value-type="float">
            <text:p>0.000018408</text:p>
          </table:table-cell>
          <table:table-cell office:value-type="float" office:value="4.450855" calcext:value-type="float">
            <text:p>4.450855</text:p>
          </table:table-cell>
        </table:table-row>
        <table:table-row table:style-name="ro1">
          <table:table-cell office:value-type="float" office:value="0.000018416" calcext:value-type="float">
            <text:p>0.000018416</text:p>
          </table:table-cell>
          <table:table-cell office:value-type="float" office:value="4.450855" calcext:value-type="float">
            <text:p>4.450855</text:p>
          </table:table-cell>
        </table:table-row>
        <table:table-row table:style-name="ro1">
          <table:table-cell office:value-type="float" office:value="0.000018424" calcext:value-type="float">
            <text:p>0.000018424</text:p>
          </table:table-cell>
          <table:table-cell office:value-type="float" office:value="4.491688" calcext:value-type="float">
            <text:p>4.491688</text:p>
          </table:table-cell>
        </table:table-row>
        <table:table-row table:style-name="ro1">
          <table:table-cell office:value-type="float" office:value="0.000018432" calcext:value-type="float">
            <text:p>0.000018432</text:p>
          </table:table-cell>
          <table:table-cell office:value-type="float" office:value="4.491688" calcext:value-type="float">
            <text:p>4.491688</text:p>
          </table:table-cell>
        </table:table-row>
        <table:table-row table:style-name="ro1">
          <table:table-cell office:value-type="float" office:value="0.00001844" calcext:value-type="float">
            <text:p>0.00001844</text:p>
          </table:table-cell>
          <table:table-cell office:value-type="float" office:value="4.491688" calcext:value-type="float">
            <text:p>4.491688</text:p>
          </table:table-cell>
        </table:table-row>
        <table:table-row table:style-name="ro1">
          <table:table-cell office:value-type="float" office:value="0.000018448" calcext:value-type="float">
            <text:p>0.000018448</text:p>
          </table:table-cell>
          <table:table-cell office:value-type="float" office:value="4.491688" calcext:value-type="float">
            <text:p>4.491688</text:p>
          </table:table-cell>
        </table:table-row>
        <table:table-row table:style-name="ro1">
          <table:table-cell office:value-type="float" office:value="0.000018456" calcext:value-type="float">
            <text:p>0.000018456</text:p>
          </table:table-cell>
          <table:table-cell office:value-type="float" office:value="4.491688" calcext:value-type="float">
            <text:p>4.491688</text:p>
          </table:table-cell>
        </table:table-row>
        <table:table-row table:style-name="ro1">
          <table:table-cell office:value-type="float" office:value="0.000018464" calcext:value-type="float">
            <text:p>0.000018464</text:p>
          </table:table-cell>
          <table:table-cell office:value-type="float" office:value="4.491688" calcext:value-type="float">
            <text:p>4.491688</text:p>
          </table:table-cell>
        </table:table-row>
        <table:table-row table:style-name="ro1">
          <table:table-cell office:value-type="float" office:value="0.000018472" calcext:value-type="float">
            <text:p>0.000018472</text:p>
          </table:table-cell>
          <table:table-cell office:value-type="float" office:value="4.491688" calcext:value-type="float">
            <text:p>4.491688</text:p>
          </table:table-cell>
        </table:table-row>
        <table:table-row table:style-name="ro1">
          <table:table-cell office:value-type="float" office:value="0.00001848" calcext:value-type="float">
            <text:p>0.00001848</text:p>
          </table:table-cell>
          <table:table-cell office:value-type="float" office:value="4.491688" calcext:value-type="float">
            <text:p>4.491688</text:p>
          </table:table-cell>
        </table:table-row>
        <table:table-row table:style-name="ro1">
          <table:table-cell office:value-type="float" office:value="0.000018488" calcext:value-type="float">
            <text:p>0.000018488</text:p>
          </table:table-cell>
          <table:table-cell office:value-type="float" office:value="4.491688" calcext:value-type="float">
            <text:p>4.491688</text:p>
          </table:table-cell>
        </table:table-row>
        <table:table-row table:style-name="ro1">
          <table:table-cell office:value-type="float" office:value="0.000018496" calcext:value-type="float">
            <text:p>0.000018496</text:p>
          </table:table-cell>
          <table:table-cell office:value-type="float" office:value="4.491688" calcext:value-type="float">
            <text:p>4.491688</text:p>
          </table:table-cell>
        </table:table-row>
        <table:table-row table:style-name="ro1">
          <table:table-cell office:value-type="float" office:value="0.000018504" calcext:value-type="float">
            <text:p>0.000018504</text:p>
          </table:table-cell>
          <table:table-cell office:value-type="float" office:value="4.491688" calcext:value-type="float">
            <text:p>4.491688</text:p>
          </table:table-cell>
        </table:table-row>
        <table:table-row table:style-name="ro1">
          <table:table-cell office:value-type="float" office:value="0.000018512" calcext:value-type="float">
            <text:p>0.000018512</text:p>
          </table:table-cell>
          <table:table-cell office:value-type="float" office:value="4.491688" calcext:value-type="float">
            <text:p>4.491688</text:p>
          </table:table-cell>
        </table:table-row>
        <table:table-row table:style-name="ro1">
          <table:table-cell office:value-type="float" office:value="0.00001852" calcext:value-type="float">
            <text:p>0.00001852</text:p>
          </table:table-cell>
          <table:table-cell office:value-type="float" office:value="4.491688" calcext:value-type="float">
            <text:p>4.491688</text:p>
          </table:table-cell>
        </table:table-row>
        <table:table-row table:style-name="ro1">
          <table:table-cell office:value-type="float" office:value="0.000018528" calcext:value-type="float">
            <text:p>0.000018528</text:p>
          </table:table-cell>
          <table:table-cell office:value-type="float" office:value="4.491688" calcext:value-type="float">
            <text:p>4.491688</text:p>
          </table:table-cell>
        </table:table-row>
        <table:table-row table:style-name="ro1">
          <table:table-cell office:value-type="float" office:value="0.000018536" calcext:value-type="float">
            <text:p>0.000018536</text:p>
          </table:table-cell>
          <table:table-cell office:value-type="float" office:value="4.532522" calcext:value-type="float">
            <text:p>4.532522</text:p>
          </table:table-cell>
        </table:table-row>
        <table:table-row table:style-name="ro1">
          <table:table-cell office:value-type="float" office:value="0.000018544" calcext:value-type="float">
            <text:p>0.000018544</text:p>
          </table:table-cell>
          <table:table-cell office:value-type="float" office:value="4.491688" calcext:value-type="float">
            <text:p>4.491688</text:p>
          </table:table-cell>
        </table:table-row>
        <table:table-row table:style-name="ro1">
          <table:table-cell office:value-type="float" office:value="0.000018552" calcext:value-type="float">
            <text:p>0.000018552</text:p>
          </table:table-cell>
          <table:table-cell office:value-type="float" office:value="4.491688" calcext:value-type="float">
            <text:p>4.491688</text:p>
          </table:table-cell>
        </table:table-row>
        <table:table-row table:style-name="ro1">
          <table:table-cell office:value-type="float" office:value="0.00001856" calcext:value-type="float">
            <text:p>0.00001856</text:p>
          </table:table-cell>
          <table:table-cell office:value-type="float" office:value="4.532522" calcext:value-type="float">
            <text:p>4.532522</text:p>
          </table:table-cell>
        </table:table-row>
        <table:table-row table:style-name="ro1">
          <table:table-cell office:value-type="float" office:value="0.000018568" calcext:value-type="float">
            <text:p>0.000018568</text:p>
          </table:table-cell>
          <table:table-cell office:value-type="float" office:value="4.532522" calcext:value-type="float">
            <text:p>4.532522</text:p>
          </table:table-cell>
        </table:table-row>
        <table:table-row table:style-name="ro1">
          <table:table-cell office:value-type="float" office:value="0.000018576" calcext:value-type="float">
            <text:p>0.000018576</text:p>
          </table:table-cell>
          <table:table-cell office:value-type="float" office:value="4.491688" calcext:value-type="float">
            <text:p>4.491688</text:p>
          </table:table-cell>
        </table:table-row>
        <table:table-row table:style-name="ro1">
          <table:table-cell office:value-type="float" office:value="0.000018584" calcext:value-type="float">
            <text:p>0.000018584</text:p>
          </table:table-cell>
          <table:table-cell office:value-type="float" office:value="4.532522" calcext:value-type="float">
            <text:p>4.532522</text:p>
          </table:table-cell>
        </table:table-row>
        <table:table-row table:style-name="ro1">
          <table:table-cell office:value-type="float" office:value="0.000018592" calcext:value-type="float">
            <text:p>0.000018592</text:p>
          </table:table-cell>
          <table:table-cell office:value-type="float" office:value="4.532522" calcext:value-type="float">
            <text:p>4.532522</text:p>
          </table:table-cell>
        </table:table-row>
        <table:table-row table:style-name="ro1">
          <table:table-cell office:value-type="float" office:value="0.0000186" calcext:value-type="float">
            <text:p>0.0000186</text:p>
          </table:table-cell>
          <table:table-cell office:value-type="float" office:value="4.491688" calcext:value-type="float">
            <text:p>4.491688</text:p>
          </table:table-cell>
        </table:table-row>
        <table:table-row table:style-name="ro1">
          <table:table-cell office:value-type="float" office:value="0.000018608" calcext:value-type="float">
            <text:p>0.000018608</text:p>
          </table:table-cell>
          <table:table-cell office:value-type="float" office:value="4.491688" calcext:value-type="float">
            <text:p>4.491688</text:p>
          </table:table-cell>
        </table:table-row>
        <table:table-row table:style-name="ro1">
          <table:table-cell office:value-type="float" office:value="0.000018616" calcext:value-type="float">
            <text:p>0.000018616</text:p>
          </table:table-cell>
          <table:table-cell office:value-type="float" office:value="4.532522" calcext:value-type="float">
            <text:p>4.532522</text:p>
          </table:table-cell>
        </table:table-row>
        <table:table-row table:style-name="ro1">
          <table:table-cell office:value-type="float" office:value="0.000018624" calcext:value-type="float">
            <text:p>0.000018624</text:p>
          </table:table-cell>
          <table:table-cell office:value-type="float" office:value="4.532522" calcext:value-type="float">
            <text:p>4.532522</text:p>
          </table:table-cell>
        </table:table-row>
        <table:table-row table:style-name="ro1">
          <table:table-cell office:value-type="float" office:value="0.000018632" calcext:value-type="float">
            <text:p>0.000018632</text:p>
          </table:table-cell>
          <table:table-cell office:value-type="float" office:value="4.532522" calcext:value-type="float">
            <text:p>4.532522</text:p>
          </table:table-cell>
        </table:table-row>
        <table:table-row table:style-name="ro1">
          <table:table-cell office:value-type="float" office:value="0.00001864" calcext:value-type="float">
            <text:p>0.00001864</text:p>
          </table:table-cell>
          <table:table-cell office:value-type="float" office:value="4.573355" calcext:value-type="float">
            <text:p>4.573355</text:p>
          </table:table-cell>
        </table:table-row>
        <table:table-row table:style-name="ro1">
          <table:table-cell office:value-type="float" office:value="0.000018648" calcext:value-type="float">
            <text:p>0.000018648</text:p>
          </table:table-cell>
          <table:table-cell office:value-type="float" office:value="4.573355" calcext:value-type="float">
            <text:p>4.573355</text:p>
          </table:table-cell>
        </table:table-row>
        <table:table-row table:style-name="ro1">
          <table:table-cell office:value-type="float" office:value="0.000018656" calcext:value-type="float">
            <text:p>0.000018656</text:p>
          </table:table-cell>
          <table:table-cell office:value-type="float" office:value="4.532522" calcext:value-type="float">
            <text:p>4.532522</text:p>
          </table:table-cell>
        </table:table-row>
        <table:table-row table:style-name="ro1">
          <table:table-cell office:value-type="float" office:value="0.000018664" calcext:value-type="float">
            <text:p>0.000018664</text:p>
          </table:table-cell>
          <table:table-cell office:value-type="float" office:value="4.532522" calcext:value-type="float">
            <text:p>4.532522</text:p>
          </table:table-cell>
        </table:table-row>
        <table:table-row table:style-name="ro1">
          <table:table-cell office:value-type="float" office:value="0.000018672" calcext:value-type="float">
            <text:p>0.000018672</text:p>
          </table:table-cell>
          <table:table-cell office:value-type="float" office:value="4.532522" calcext:value-type="float">
            <text:p>4.532522</text:p>
          </table:table-cell>
        </table:table-row>
        <table:table-row table:style-name="ro1">
          <table:table-cell office:value-type="float" office:value="0.00001868" calcext:value-type="float">
            <text:p>0.00001868</text:p>
          </table:table-cell>
          <table:table-cell office:value-type="float" office:value="4.532522" calcext:value-type="float">
            <text:p>4.532522</text:p>
          </table:table-cell>
        </table:table-row>
        <table:table-row table:style-name="ro1">
          <table:table-cell office:value-type="float" office:value="0.000018688" calcext:value-type="float">
            <text:p>0.000018688</text:p>
          </table:table-cell>
          <table:table-cell office:value-type="float" office:value="4.573355" calcext:value-type="float">
            <text:p>4.573355</text:p>
          </table:table-cell>
        </table:table-row>
        <table:table-row table:style-name="ro1">
          <table:table-cell office:value-type="float" office:value="0.000018696" calcext:value-type="float">
            <text:p>0.000018696</text:p>
          </table:table-cell>
          <table:table-cell office:value-type="float" office:value="4.573355" calcext:value-type="float">
            <text:p>4.573355</text:p>
          </table:table-cell>
        </table:table-row>
        <table:table-row table:style-name="ro1">
          <table:table-cell office:value-type="float" office:value="0.000018704" calcext:value-type="float">
            <text:p>0.000018704</text:p>
          </table:table-cell>
          <table:table-cell office:value-type="float" office:value="4.573355" calcext:value-type="float">
            <text:p>4.573355</text:p>
          </table:table-cell>
        </table:table-row>
        <table:table-row table:style-name="ro1">
          <table:table-cell office:value-type="float" office:value="0.000018712" calcext:value-type="float">
            <text:p>0.000018712</text:p>
          </table:table-cell>
          <table:table-cell office:value-type="float" office:value="4.573355" calcext:value-type="float">
            <text:p>4.573355</text:p>
          </table:table-cell>
        </table:table-row>
        <table:table-row table:style-name="ro1">
          <table:table-cell office:value-type="float" office:value="0.00001872" calcext:value-type="float">
            <text:p>0.00001872</text:p>
          </table:table-cell>
          <table:table-cell office:value-type="float" office:value="4.532522" calcext:value-type="float">
            <text:p>4.532522</text:p>
          </table:table-cell>
        </table:table-row>
        <table:table-row table:style-name="ro1">
          <table:table-cell office:value-type="float" office:value="0.000018728" calcext:value-type="float">
            <text:p>0.000018728</text:p>
          </table:table-cell>
          <table:table-cell office:value-type="float" office:value="4.573355" calcext:value-type="float">
            <text:p>4.573355</text:p>
          </table:table-cell>
        </table:table-row>
        <table:table-row table:style-name="ro1">
          <table:table-cell office:value-type="float" office:value="0.000018736" calcext:value-type="float">
            <text:p>0.000018736</text:p>
          </table:table-cell>
          <table:table-cell office:value-type="float" office:value="4.573355" calcext:value-type="float">
            <text:p>4.573355</text:p>
          </table:table-cell>
        </table:table-row>
        <table:table-row table:style-name="ro1">
          <table:table-cell office:value-type="float" office:value="0.000018744" calcext:value-type="float">
            <text:p>0.000018744</text:p>
          </table:table-cell>
          <table:table-cell office:value-type="float" office:value="4.573355" calcext:value-type="float">
            <text:p>4.573355</text:p>
          </table:table-cell>
        </table:table-row>
        <table:table-row table:style-name="ro1">
          <table:table-cell office:value-type="float" office:value="0.000018752" calcext:value-type="float">
            <text:p>0.000018752</text:p>
          </table:table-cell>
          <table:table-cell office:value-type="float" office:value="4.573355" calcext:value-type="float">
            <text:p>4.573355</text:p>
          </table:table-cell>
        </table:table-row>
        <table:table-row table:style-name="ro1">
          <table:table-cell office:value-type="float" office:value="0.00001876" calcext:value-type="float">
            <text:p>0.00001876</text:p>
          </table:table-cell>
          <table:table-cell office:value-type="float" office:value="4.614189" calcext:value-type="float">
            <text:p>4.614189</text:p>
          </table:table-cell>
        </table:table-row>
        <table:table-row table:style-name="ro1">
          <table:table-cell office:value-type="float" office:value="0.000018768" calcext:value-type="float">
            <text:p>0.000018768</text:p>
          </table:table-cell>
          <table:table-cell office:value-type="float" office:value="4.573355" calcext:value-type="float">
            <text:p>4.573355</text:p>
          </table:table-cell>
        </table:table-row>
        <table:table-row table:style-name="ro1">
          <table:table-cell office:value-type="float" office:value="0.000018776" calcext:value-type="float">
            <text:p>0.000018776</text:p>
          </table:table-cell>
          <table:table-cell office:value-type="float" office:value="4.573355" calcext:value-type="float">
            <text:p>4.573355</text:p>
          </table:table-cell>
        </table:table-row>
        <table:table-row table:style-name="ro1">
          <table:table-cell office:value-type="float" office:value="0.000018784" calcext:value-type="float">
            <text:p>0.000018784</text:p>
          </table:table-cell>
          <table:table-cell office:value-type="float" office:value="4.573355" calcext:value-type="float">
            <text:p>4.573355</text:p>
          </table:table-cell>
        </table:table-row>
        <table:table-row table:style-name="ro1">
          <table:table-cell office:value-type="float" office:value="0.000018792" calcext:value-type="float">
            <text:p>0.000018792</text:p>
          </table:table-cell>
          <table:table-cell office:value-type="float" office:value="4.614189" calcext:value-type="float">
            <text:p>4.614189</text:p>
          </table:table-cell>
        </table:table-row>
        <table:table-row table:style-name="ro1">
          <table:table-cell office:value-type="float" office:value="0.0000188" calcext:value-type="float">
            <text:p>0.0000188</text:p>
          </table:table-cell>
          <table:table-cell office:value-type="float" office:value="4.614189" calcext:value-type="float">
            <text:p>4.614189</text:p>
          </table:table-cell>
        </table:table-row>
        <table:table-row table:style-name="ro1">
          <table:table-cell office:value-type="float" office:value="0.000018808" calcext:value-type="float">
            <text:p>0.000018808</text:p>
          </table:table-cell>
          <table:table-cell office:value-type="float" office:value="4.573355" calcext:value-type="float">
            <text:p>4.573355</text:p>
          </table:table-cell>
        </table:table-row>
        <table:table-row table:style-name="ro1">
          <table:table-cell office:value-type="float" office:value="0.000018816" calcext:value-type="float">
            <text:p>0.000018816</text:p>
          </table:table-cell>
          <table:table-cell office:value-type="float" office:value="4.573355" calcext:value-type="float">
            <text:p>4.573355</text:p>
          </table:table-cell>
        </table:table-row>
        <table:table-row table:style-name="ro1">
          <table:table-cell office:value-type="float" office:value="0.000018824" calcext:value-type="float">
            <text:p>0.000018824</text:p>
          </table:table-cell>
          <table:table-cell office:value-type="float" office:value="4.614189" calcext:value-type="float">
            <text:p>4.614189</text:p>
          </table:table-cell>
        </table:table-row>
        <table:table-row table:style-name="ro1">
          <table:table-cell office:value-type="float" office:value="0.000018832" calcext:value-type="float">
            <text:p>0.000018832</text:p>
          </table:table-cell>
          <table:table-cell office:value-type="float" office:value="4.614189" calcext:value-type="float">
            <text:p>4.614189</text:p>
          </table:table-cell>
        </table:table-row>
        <table:table-row table:style-name="ro1">
          <table:table-cell office:value-type="float" office:value="0.00001884" calcext:value-type="float">
            <text:p>0.00001884</text:p>
          </table:table-cell>
          <table:table-cell office:value-type="float" office:value="4.573355" calcext:value-type="float">
            <text:p>4.573355</text:p>
          </table:table-cell>
        </table:table-row>
        <table:table-row table:style-name="ro1">
          <table:table-cell office:value-type="float" office:value="0.000018848" calcext:value-type="float">
            <text:p>0.000018848</text:p>
          </table:table-cell>
          <table:table-cell office:value-type="float" office:value="4.614189" calcext:value-type="float">
            <text:p>4.614189</text:p>
          </table:table-cell>
        </table:table-row>
        <table:table-row table:style-name="ro1">
          <table:table-cell office:value-type="float" office:value="0.000018856" calcext:value-type="float">
            <text:p>0.000018856</text:p>
          </table:table-cell>
          <table:table-cell office:value-type="float" office:value="4.573355" calcext:value-type="float">
            <text:p>4.573355</text:p>
          </table:table-cell>
        </table:table-row>
        <table:table-row table:style-name="ro1">
          <table:table-cell office:value-type="float" office:value="0.000018864" calcext:value-type="float">
            <text:p>0.000018864</text:p>
          </table:table-cell>
          <table:table-cell office:value-type="float" office:value="4.614189" calcext:value-type="float">
            <text:p>4.614189</text:p>
          </table:table-cell>
        </table:table-row>
        <table:table-row table:style-name="ro1">
          <table:table-cell office:value-type="float" office:value="0.000018872" calcext:value-type="float">
            <text:p>0.000018872</text:p>
          </table:table-cell>
          <table:table-cell office:value-type="float" office:value="4.614189" calcext:value-type="float">
            <text:p>4.614189</text:p>
          </table:table-cell>
        </table:table-row>
        <table:table-row table:style-name="ro1">
          <table:table-cell office:value-type="float" office:value="0.00001888" calcext:value-type="float">
            <text:p>0.00001888</text:p>
          </table:table-cell>
          <table:table-cell office:value-type="float" office:value="4.614189" calcext:value-type="float">
            <text:p>4.614189</text:p>
          </table:table-cell>
        </table:table-row>
        <table:table-row table:style-name="ro1">
          <table:table-cell office:value-type="float" office:value="0.000018888" calcext:value-type="float">
            <text:p>0.000018888</text:p>
          </table:table-cell>
          <table:table-cell office:value-type="float" office:value="4.614189" calcext:value-type="float">
            <text:p>4.614189</text:p>
          </table:table-cell>
        </table:table-row>
        <table:table-row table:style-name="ro1">
          <table:table-cell office:value-type="float" office:value="0.000018896" calcext:value-type="float">
            <text:p>0.000018896</text:p>
          </table:table-cell>
          <table:table-cell office:value-type="float" office:value="4.614189" calcext:value-type="float">
            <text:p>4.614189</text:p>
          </table:table-cell>
        </table:table-row>
        <table:table-row table:style-name="ro1">
          <table:table-cell office:value-type="float" office:value="0.000018904" calcext:value-type="float">
            <text:p>0.000018904</text:p>
          </table:table-cell>
          <table:table-cell office:value-type="float" office:value="4.614189" calcext:value-type="float">
            <text:p>4.614189</text:p>
          </table:table-cell>
        </table:table-row>
        <table:table-row table:style-name="ro1">
          <table:table-cell office:value-type="float" office:value="0.000018912" calcext:value-type="float">
            <text:p>0.000018912</text:p>
          </table:table-cell>
          <table:table-cell office:value-type="float" office:value="4.614189" calcext:value-type="float">
            <text:p>4.614189</text:p>
          </table:table-cell>
        </table:table-row>
        <table:table-row table:style-name="ro1">
          <table:table-cell office:value-type="float" office:value="0.00001892" calcext:value-type="float">
            <text:p>0.00001892</text:p>
          </table:table-cell>
          <table:table-cell office:value-type="float" office:value="4.614189" calcext:value-type="float">
            <text:p>4.614189</text:p>
          </table:table-cell>
        </table:table-row>
        <table:table-row table:style-name="ro1">
          <table:table-cell office:value-type="float" office:value="0.000018928" calcext:value-type="float">
            <text:p>0.000018928</text:p>
          </table:table-cell>
          <table:table-cell office:value-type="float" office:value="4.614189" calcext:value-type="float">
            <text:p>4.614189</text:p>
          </table:table-cell>
        </table:table-row>
        <table:table-row table:style-name="ro1">
          <table:table-cell office:value-type="float" office:value="0.000018936" calcext:value-type="float">
            <text:p>0.000018936</text:p>
          </table:table-cell>
          <table:table-cell office:value-type="float" office:value="4.614189" calcext:value-type="float">
            <text:p>4.614189</text:p>
          </table:table-cell>
        </table:table-row>
        <table:table-row table:style-name="ro1">
          <table:table-cell office:value-type="float" office:value="0.000018944" calcext:value-type="float">
            <text:p>0.000018944</text:p>
          </table:table-cell>
          <table:table-cell office:value-type="float" office:value="4.614189" calcext:value-type="float">
            <text:p>4.614189</text:p>
          </table:table-cell>
        </table:table-row>
        <table:table-row table:style-name="ro1">
          <table:table-cell office:value-type="float" office:value="0.000018952" calcext:value-type="float">
            <text:p>0.000018952</text:p>
          </table:table-cell>
          <table:table-cell office:value-type="float" office:value="4.655022" calcext:value-type="float">
            <text:p>4.655022</text:p>
          </table:table-cell>
        </table:table-row>
        <table:table-row table:style-name="ro1">
          <table:table-cell office:value-type="float" office:value="0.00001896" calcext:value-type="float">
            <text:p>0.00001896</text:p>
          </table:table-cell>
          <table:table-cell office:value-type="float" office:value="4.614189" calcext:value-type="float">
            <text:p>4.614189</text:p>
          </table:table-cell>
        </table:table-row>
        <table:table-row table:style-name="ro1">
          <table:table-cell office:value-type="float" office:value="0.000018968" calcext:value-type="float">
            <text:p>0.000018968</text:p>
          </table:table-cell>
          <table:table-cell office:value-type="float" office:value="4.614189" calcext:value-type="float">
            <text:p>4.614189</text:p>
          </table:table-cell>
        </table:table-row>
        <table:table-row table:style-name="ro1">
          <table:table-cell office:value-type="float" office:value="0.000018976" calcext:value-type="float">
            <text:p>0.000018976</text:p>
          </table:table-cell>
          <table:table-cell office:value-type="float" office:value="4.655022" calcext:value-type="float">
            <text:p>4.655022</text:p>
          </table:table-cell>
        </table:table-row>
        <table:table-row table:style-name="ro1">
          <table:table-cell office:value-type="float" office:value="0.000018984" calcext:value-type="float">
            <text:p>0.000018984</text:p>
          </table:table-cell>
          <table:table-cell office:value-type="float" office:value="4.655022" calcext:value-type="float">
            <text:p>4.655022</text:p>
          </table:table-cell>
        </table:table-row>
        <table:table-row table:style-name="ro1">
          <table:table-cell office:value-type="float" office:value="0.000018992" calcext:value-type="float">
            <text:p>0.000018992</text:p>
          </table:table-cell>
          <table:table-cell office:value-type="float" office:value="4.655022" calcext:value-type="float">
            <text:p>4.655022</text:p>
          </table:table-cell>
        </table:table-row>
        <table:table-row table:style-name="ro1">
          <table:table-cell office:value-type="float" office:value="0.000019" calcext:value-type="float">
            <text:p>0.000019</text:p>
          </table:table-cell>
          <table:table-cell office:value-type="float" office:value="4.655022" calcext:value-type="float">
            <text:p>4.655022</text:p>
          </table:table-cell>
        </table:table-row>
        <table:table-row table:style-name="ro1">
          <table:table-cell office:value-type="float" office:value="0.000019008" calcext:value-type="float">
            <text:p>0.000019008</text:p>
          </table:table-cell>
          <table:table-cell office:value-type="float" office:value="4.655022" calcext:value-type="float">
            <text:p>4.655022</text:p>
          </table:table-cell>
        </table:table-row>
        <table:table-row table:style-name="ro1">
          <table:table-cell office:value-type="float" office:value="0.000019016" calcext:value-type="float">
            <text:p>0.000019016</text:p>
          </table:table-cell>
          <table:table-cell office:value-type="float" office:value="4.695856" calcext:value-type="float">
            <text:p>4.695856</text:p>
          </table:table-cell>
        </table:table-row>
        <table:table-row table:style-name="ro1">
          <table:table-cell office:value-type="float" office:value="0.000019024" calcext:value-type="float">
            <text:p>0.000019024</text:p>
          </table:table-cell>
          <table:table-cell office:value-type="float" office:value="4.614189" calcext:value-type="float">
            <text:p>4.614189</text:p>
          </table:table-cell>
        </table:table-row>
        <table:table-row table:style-name="ro1">
          <table:table-cell office:value-type="float" office:value="0.000019032" calcext:value-type="float">
            <text:p>0.000019032</text:p>
          </table:table-cell>
          <table:table-cell office:value-type="float" office:value="4.655022" calcext:value-type="float">
            <text:p>4.655022</text:p>
          </table:table-cell>
        </table:table-row>
        <table:table-row table:style-name="ro1">
          <table:table-cell office:value-type="float" office:value="0.00001904" calcext:value-type="float">
            <text:p>0.00001904</text:p>
          </table:table-cell>
          <table:table-cell office:value-type="float" office:value="4.655022" calcext:value-type="float">
            <text:p>4.655022</text:p>
          </table:table-cell>
        </table:table-row>
        <table:table-row table:style-name="ro1">
          <table:table-cell office:value-type="float" office:value="0.000019048" calcext:value-type="float">
            <text:p>0.000019048</text:p>
          </table:table-cell>
          <table:table-cell office:value-type="float" office:value="4.655022" calcext:value-type="float">
            <text:p>4.655022</text:p>
          </table:table-cell>
        </table:table-row>
        <table:table-row table:style-name="ro1">
          <table:table-cell office:value-type="float" office:value="0.000019056" calcext:value-type="float">
            <text:p>0.000019056</text:p>
          </table:table-cell>
          <table:table-cell office:value-type="float" office:value="4.655022" calcext:value-type="float">
            <text:p>4.655022</text:p>
          </table:table-cell>
        </table:table-row>
        <table:table-row table:style-name="ro1">
          <table:table-cell office:value-type="float" office:value="0.000019064" calcext:value-type="float">
            <text:p>0.000019064</text:p>
          </table:table-cell>
          <table:table-cell office:value-type="float" office:value="4.655022" calcext:value-type="float">
            <text:p>4.655022</text:p>
          </table:table-cell>
        </table:table-row>
        <table:table-row table:style-name="ro1">
          <table:table-cell office:value-type="float" office:value="0.000019072" calcext:value-type="float">
            <text:p>0.000019072</text:p>
          </table:table-cell>
          <table:table-cell office:value-type="float" office:value="4.655022" calcext:value-type="float">
            <text:p>4.655022</text:p>
          </table:table-cell>
        </table:table-row>
        <table:table-row table:style-name="ro1">
          <table:table-cell office:value-type="float" office:value="0.00001908" calcext:value-type="float">
            <text:p>0.00001908</text:p>
          </table:table-cell>
          <table:table-cell office:value-type="float" office:value="4.655022" calcext:value-type="float">
            <text:p>4.655022</text:p>
          </table:table-cell>
        </table:table-row>
        <table:table-row table:style-name="ro1">
          <table:table-cell office:value-type="float" office:value="0.000019088" calcext:value-type="float">
            <text:p>0.000019088</text:p>
          </table:table-cell>
          <table:table-cell office:value-type="float" office:value="4.655022" calcext:value-type="float">
            <text:p>4.655022</text:p>
          </table:table-cell>
        </table:table-row>
        <table:table-row table:style-name="ro1">
          <table:table-cell office:value-type="float" office:value="0.000019096" calcext:value-type="float">
            <text:p>0.000019096</text:p>
          </table:table-cell>
          <table:table-cell office:value-type="float" office:value="4.655022" calcext:value-type="float">
            <text:p>4.655022</text:p>
          </table:table-cell>
        </table:table-row>
        <table:table-row table:style-name="ro1">
          <table:table-cell office:value-type="float" office:value="0.000019104" calcext:value-type="float">
            <text:p>0.000019104</text:p>
          </table:table-cell>
          <table:table-cell office:value-type="float" office:value="4.655022" calcext:value-type="float">
            <text:p>4.655022</text:p>
          </table:table-cell>
        </table:table-row>
        <table:table-row table:style-name="ro1">
          <table:table-cell office:value-type="float" office:value="0.000019112" calcext:value-type="float">
            <text:p>0.000019112</text:p>
          </table:table-cell>
          <table:table-cell office:value-type="float" office:value="4.655022" calcext:value-type="float">
            <text:p>4.655022</text:p>
          </table:table-cell>
        </table:table-row>
        <table:table-row table:style-name="ro1">
          <table:table-cell office:value-type="float" office:value="0.00001912" calcext:value-type="float">
            <text:p>0.00001912</text:p>
          </table:table-cell>
          <table:table-cell office:value-type="float" office:value="4.695856" calcext:value-type="float">
            <text:p>4.695856</text:p>
          </table:table-cell>
        </table:table-row>
        <table:table-row table:style-name="ro1">
          <table:table-cell office:value-type="float" office:value="0.000019128" calcext:value-type="float">
            <text:p>0.000019128</text:p>
          </table:table-cell>
          <table:table-cell office:value-type="float" office:value="4.655022" calcext:value-type="float">
            <text:p>4.655022</text:p>
          </table:table-cell>
        </table:table-row>
        <table:table-row table:style-name="ro1">
          <table:table-cell office:value-type="float" office:value="0.000019136" calcext:value-type="float">
            <text:p>0.000019136</text:p>
          </table:table-cell>
          <table:table-cell office:value-type="float" office:value="4.655022" calcext:value-type="float">
            <text:p>4.655022</text:p>
          </table:table-cell>
        </table:table-row>
        <table:table-row table:style-name="ro1">
          <table:table-cell office:value-type="float" office:value="0.000019144" calcext:value-type="float">
            <text:p>0.000019144</text:p>
          </table:table-cell>
          <table:table-cell office:value-type="float" office:value="4.695856" calcext:value-type="float">
            <text:p>4.695856</text:p>
          </table:table-cell>
        </table:table-row>
        <table:table-row table:style-name="ro1">
          <table:table-cell office:value-type="float" office:value="0.000019152" calcext:value-type="float">
            <text:p>0.000019152</text:p>
          </table:table-cell>
          <table:table-cell office:value-type="float" office:value="4.695856" calcext:value-type="float">
            <text:p>4.695856</text:p>
          </table:table-cell>
        </table:table-row>
        <table:table-row table:style-name="ro1">
          <table:table-cell office:value-type="float" office:value="0.00001916" calcext:value-type="float">
            <text:p>0.00001916</text:p>
          </table:table-cell>
          <table:table-cell office:value-type="float" office:value="4.695856" calcext:value-type="float">
            <text:p>4.695856</text:p>
          </table:table-cell>
        </table:table-row>
        <table:table-row table:style-name="ro1">
          <table:table-cell office:value-type="float" office:value="0.000019168" calcext:value-type="float">
            <text:p>0.000019168</text:p>
          </table:table-cell>
          <table:table-cell office:value-type="float" office:value="4.655022" calcext:value-type="float">
            <text:p>4.655022</text:p>
          </table:table-cell>
        </table:table-row>
        <table:table-row table:style-name="ro1">
          <table:table-cell office:value-type="float" office:value="0.000019176" calcext:value-type="float">
            <text:p>0.000019176</text:p>
          </table:table-cell>
          <table:table-cell office:value-type="float" office:value="4.655022" calcext:value-type="float">
            <text:p>4.655022</text:p>
          </table:table-cell>
        </table:table-row>
        <table:table-row table:style-name="ro1">
          <table:table-cell office:value-type="float" office:value="0.000019184" calcext:value-type="float">
            <text:p>0.000019184</text:p>
          </table:table-cell>
          <table:table-cell office:value-type="float" office:value="4.655022" calcext:value-type="float">
            <text:p>4.655022</text:p>
          </table:table-cell>
        </table:table-row>
        <table:table-row table:style-name="ro1">
          <table:table-cell office:value-type="float" office:value="0.000019192" calcext:value-type="float">
            <text:p>0.000019192</text:p>
          </table:table-cell>
          <table:table-cell office:value-type="float" office:value="4.695856" calcext:value-type="float">
            <text:p>4.695856</text:p>
          </table:table-cell>
        </table:table-row>
        <table:table-row table:style-name="ro1">
          <table:table-cell office:value-type="float" office:value="0.0000192" calcext:value-type="float">
            <text:p>0.0000192</text:p>
          </table:table-cell>
          <table:table-cell office:value-type="float" office:value="4.695856" calcext:value-type="float">
            <text:p>4.695856</text:p>
          </table:table-cell>
        </table:table-row>
        <table:table-row table:style-name="ro1">
          <table:table-cell office:value-type="float" office:value="0.000019208" calcext:value-type="float">
            <text:p>0.000019208</text:p>
          </table:table-cell>
          <table:table-cell office:value-type="float" office:value="4.655022" calcext:value-type="float">
            <text:p>4.655022</text:p>
          </table:table-cell>
        </table:table-row>
        <table:table-row table:style-name="ro1">
          <table:table-cell office:value-type="float" office:value="0.000019216" calcext:value-type="float">
            <text:p>0.000019216</text:p>
          </table:table-cell>
          <table:table-cell office:value-type="float" office:value="4.655022" calcext:value-type="float">
            <text:p>4.655022</text:p>
          </table:table-cell>
        </table:table-row>
        <table:table-row table:style-name="ro1">
          <table:table-cell office:value-type="float" office:value="0.000019224" calcext:value-type="float">
            <text:p>0.000019224</text:p>
          </table:table-cell>
          <table:table-cell office:value-type="float" office:value="4.695856" calcext:value-type="float">
            <text:p>4.695856</text:p>
          </table:table-cell>
        </table:table-row>
        <table:table-row table:style-name="ro1">
          <table:table-cell office:value-type="float" office:value="0.000019232" calcext:value-type="float">
            <text:p>0.000019232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24" calcext:value-type="float">
            <text:p>0.00001924</text:p>
          </table:table-cell>
          <table:table-cell office:value-type="float" office:value="4.695856" calcext:value-type="float">
            <text:p>4.695856</text:p>
          </table:table-cell>
        </table:table-row>
        <table:table-row table:style-name="ro1">
          <table:table-cell office:value-type="float" office:value="0.000019248" calcext:value-type="float">
            <text:p>0.000019248</text:p>
          </table:table-cell>
          <table:table-cell office:value-type="float" office:value="4.695856" calcext:value-type="float">
            <text:p>4.695856</text:p>
          </table:table-cell>
        </table:table-row>
        <table:table-row table:style-name="ro1">
          <table:table-cell office:value-type="float" office:value="0.000019256" calcext:value-type="float">
            <text:p>0.000019256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264" calcext:value-type="float">
            <text:p>0.000019264</text:p>
          </table:table-cell>
          <table:table-cell office:value-type="float" office:value="4.695856" calcext:value-type="float">
            <text:p>4.695856</text:p>
          </table:table-cell>
        </table:table-row>
        <table:table-row table:style-name="ro1">
          <table:table-cell office:value-type="float" office:value="0.000019272" calcext:value-type="float">
            <text:p>0.000019272</text:p>
          </table:table-cell>
          <table:table-cell office:value-type="float" office:value="4.695856" calcext:value-type="float">
            <text:p>4.695856</text:p>
          </table:table-cell>
        </table:table-row>
        <table:table-row table:style-name="ro1">
          <table:table-cell office:value-type="float" office:value="0.00001928" calcext:value-type="float">
            <text:p>0.00001928</text:p>
          </table:table-cell>
          <table:table-cell office:value-type="float" office:value="4.695856" calcext:value-type="float">
            <text:p>4.695856</text:p>
          </table:table-cell>
        </table:table-row>
        <table:table-row table:style-name="ro1">
          <table:table-cell office:value-type="float" office:value="0.000019288" calcext:value-type="float">
            <text:p>0.000019288</text:p>
          </table:table-cell>
          <table:table-cell office:value-type="float" office:value="4.695856" calcext:value-type="float">
            <text:p>4.695856</text:p>
          </table:table-cell>
        </table:table-row>
        <table:table-row table:style-name="ro1">
          <table:table-cell office:value-type="float" office:value="0.000019296" calcext:value-type="float">
            <text:p>0.000019296</text:p>
          </table:table-cell>
          <table:table-cell office:value-type="float" office:value="4.695856" calcext:value-type="float">
            <text:p>4.695856</text:p>
          </table:table-cell>
        </table:table-row>
        <table:table-row table:style-name="ro1">
          <table:table-cell office:value-type="float" office:value="0.000019304" calcext:value-type="float">
            <text:p>0.000019304</text:p>
          </table:table-cell>
          <table:table-cell office:value-type="float" office:value="4.695856" calcext:value-type="float">
            <text:p>4.695856</text:p>
          </table:table-cell>
        </table:table-row>
        <table:table-row table:style-name="ro1">
          <table:table-cell office:value-type="float" office:value="0.000019312" calcext:value-type="float">
            <text:p>0.000019312</text:p>
          </table:table-cell>
          <table:table-cell office:value-type="float" office:value="4.695856" calcext:value-type="float">
            <text:p>4.695856</text:p>
          </table:table-cell>
        </table:table-row>
        <table:table-row table:style-name="ro1">
          <table:table-cell office:value-type="float" office:value="0.00001932" calcext:value-type="float">
            <text:p>0.00001932</text:p>
          </table:table-cell>
          <table:table-cell office:value-type="float" office:value="4.695856" calcext:value-type="float">
            <text:p>4.695856</text:p>
          </table:table-cell>
        </table:table-row>
        <table:table-row table:style-name="ro1">
          <table:table-cell office:value-type="float" office:value="0.000019328" calcext:value-type="float">
            <text:p>0.000019328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336" calcext:value-type="float">
            <text:p>0.000019336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344" calcext:value-type="float">
            <text:p>0.000019344</text:p>
          </table:table-cell>
          <table:table-cell office:value-type="float" office:value="4.695856" calcext:value-type="float">
            <text:p>4.695856</text:p>
          </table:table-cell>
        </table:table-row>
        <table:table-row table:style-name="ro1">
          <table:table-cell office:value-type="float" office:value="0.000019352" calcext:value-type="float">
            <text:p>0.000019352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36" calcext:value-type="float">
            <text:p>0.00001936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368" calcext:value-type="float">
            <text:p>0.000019368</text:p>
          </table:table-cell>
          <table:table-cell office:value-type="float" office:value="4.695856" calcext:value-type="float">
            <text:p>4.695856</text:p>
          </table:table-cell>
        </table:table-row>
        <table:table-row table:style-name="ro1">
          <table:table-cell office:value-type="float" office:value="0.000019376" calcext:value-type="float">
            <text:p>0.000019376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384" calcext:value-type="float">
            <text:p>0.000019384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392" calcext:value-type="float">
            <text:p>0.000019392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4" calcext:value-type="float">
            <text:p>0.0000194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408" calcext:value-type="float">
            <text:p>0.000019408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416" calcext:value-type="float">
            <text:p>0.000019416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424" calcext:value-type="float">
            <text:p>0.000019424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432" calcext:value-type="float">
            <text:p>0.000019432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44" calcext:value-type="float">
            <text:p>0.00001944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448" calcext:value-type="float">
            <text:p>0.000019448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456" calcext:value-type="float">
            <text:p>0.000019456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464" calcext:value-type="float">
            <text:p>0.000019464</text:p>
          </table:table-cell>
          <table:table-cell office:value-type="float" office:value="4.695856" calcext:value-type="float">
            <text:p>4.695856</text:p>
          </table:table-cell>
        </table:table-row>
        <table:table-row table:style-name="ro1">
          <table:table-cell office:value-type="float" office:value="0.000019472" calcext:value-type="float">
            <text:p>0.000019472</text:p>
          </table:table-cell>
          <table:table-cell office:value-type="float" office:value="4.695856" calcext:value-type="float">
            <text:p>4.695856</text:p>
          </table:table-cell>
        </table:table-row>
        <table:table-row table:style-name="ro1">
          <table:table-cell office:value-type="float" office:value="0.00001948" calcext:value-type="float">
            <text:p>0.00001948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488" calcext:value-type="float">
            <text:p>0.000019488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496" calcext:value-type="float">
            <text:p>0.000019496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504" calcext:value-type="float">
            <text:p>0.000019504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512" calcext:value-type="float">
            <text:p>0.000019512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52" calcext:value-type="float">
            <text:p>0.00001952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528" calcext:value-type="float">
            <text:p>0.000019528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536" calcext:value-type="float">
            <text:p>0.000019536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544" calcext:value-type="float">
            <text:p>0.000019544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552" calcext:value-type="float">
            <text:p>0.000019552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56" calcext:value-type="float">
            <text:p>0.00001956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568" calcext:value-type="float">
            <text:p>0.000019568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576" calcext:value-type="float">
            <text:p>0.000019576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584" calcext:value-type="float">
            <text:p>0.000019584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592" calcext:value-type="float">
            <text:p>0.000019592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6" calcext:value-type="float">
            <text:p>0.0000196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608" calcext:value-type="float">
            <text:p>0.000019608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616" calcext:value-type="float">
            <text:p>0.000019616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624" calcext:value-type="float">
            <text:p>0.000019624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632" calcext:value-type="float">
            <text:p>0.000019632</text:p>
          </table:table-cell>
          <table:table-cell office:value-type="float" office:value="4.736689" calcext:value-type="float">
            <text:p>4.736689</text:p>
          </table:table-cell>
        </table:table-row>
        <table:table-row table:style-name="ro1">
          <table:table-cell office:value-type="float" office:value="0.00001964" calcext:value-type="float">
            <text:p>0.00001964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648" calcext:value-type="float">
            <text:p>0.000019648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656" calcext:value-type="float">
            <text:p>0.000019656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664" calcext:value-type="float">
            <text:p>0.000019664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672" calcext:value-type="float">
            <text:p>0.000019672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68" calcext:value-type="float">
            <text:p>0.00001968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688" calcext:value-type="float">
            <text:p>0.000019688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696" calcext:value-type="float">
            <text:p>0.000019696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704" calcext:value-type="float">
            <text:p>0.000019704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712" calcext:value-type="float">
            <text:p>0.000019712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72" calcext:value-type="float">
            <text:p>0.00001972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728" calcext:value-type="float">
            <text:p>0.000019728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736" calcext:value-type="float">
            <text:p>0.000019736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744" calcext:value-type="float">
            <text:p>0.000019744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752" calcext:value-type="float">
            <text:p>0.000019752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76" calcext:value-type="float">
            <text:p>0.00001976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768" calcext:value-type="float">
            <text:p>0.000019768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776" calcext:value-type="float">
            <text:p>0.000019776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19784" calcext:value-type="float">
            <text:p>0.000019784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792" calcext:value-type="float">
            <text:p>0.000019792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8" calcext:value-type="float">
            <text:p>0.0000198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808" calcext:value-type="float">
            <text:p>0.000019808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816" calcext:value-type="float">
            <text:p>0.000019816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19824" calcext:value-type="float">
            <text:p>0.000019824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832" calcext:value-type="float">
            <text:p>0.000019832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84" calcext:value-type="float">
            <text:p>0.00001984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848" calcext:value-type="float">
            <text:p>0.000019848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856" calcext:value-type="float">
            <text:p>0.000019856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864" calcext:value-type="float">
            <text:p>0.000019864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872" calcext:value-type="float">
            <text:p>0.000019872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1988" calcext:value-type="float">
            <text:p>0.00001988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19888" calcext:value-type="float">
            <text:p>0.000019888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19896" calcext:value-type="float">
            <text:p>0.000019896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19904" calcext:value-type="float">
            <text:p>0.000019904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912" calcext:value-type="float">
            <text:p>0.000019912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1992" calcext:value-type="float">
            <text:p>0.00001992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19928" calcext:value-type="float">
            <text:p>0.000019928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19936" calcext:value-type="float">
            <text:p>0.000019936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19944" calcext:value-type="float">
            <text:p>0.000019944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19952" calcext:value-type="float">
            <text:p>0.000019952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1996" calcext:value-type="float">
            <text:p>0.00001996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19968" calcext:value-type="float">
            <text:p>0.000019968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19976" calcext:value-type="float">
            <text:p>0.000019976</text:p>
          </table:table-cell>
          <table:table-cell office:value-type="float" office:value="4.777523" calcext:value-type="float">
            <text:p>4.777523</text:p>
          </table:table-cell>
        </table:table-row>
        <table:table-row table:style-name="ro1">
          <table:table-cell office:value-type="float" office:value="0.000019984" calcext:value-type="float">
            <text:p>0.000019984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19992" calcext:value-type="float">
            <text:p>0.000019992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2" calcext:value-type="float">
            <text:p>0.00002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20008" calcext:value-type="float">
            <text:p>0.000020008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20016" calcext:value-type="float">
            <text:p>0.000020016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20024" calcext:value-type="float">
            <text:p>0.000020024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20032" calcext:value-type="float">
            <text:p>0.000020032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2004" calcext:value-type="float">
            <text:p>0.00002004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20048" calcext:value-type="float">
            <text:p>0.000020048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20056" calcext:value-type="float">
            <text:p>0.000020056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20064" calcext:value-type="float">
            <text:p>0.000020064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20072" calcext:value-type="float">
            <text:p>0.000020072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2008" calcext:value-type="float">
            <text:p>0.00002008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20088" calcext:value-type="float">
            <text:p>0.000020088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20096" calcext:value-type="float">
            <text:p>0.000020096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104" calcext:value-type="float">
            <text:p>0.000020104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112" calcext:value-type="float">
            <text:p>0.000020112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2012" calcext:value-type="float">
            <text:p>0.00002012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20128" calcext:value-type="float">
            <text:p>0.000020128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136" calcext:value-type="float">
            <text:p>0.000020136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20144" calcext:value-type="float">
            <text:p>0.000020144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20152" calcext:value-type="float">
            <text:p>0.000020152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2016" calcext:value-type="float">
            <text:p>0.00002016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168" calcext:value-type="float">
            <text:p>0.000020168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20176" calcext:value-type="float">
            <text:p>0.000020176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20184" calcext:value-type="float">
            <text:p>0.000020184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20192" calcext:value-type="float">
            <text:p>0.000020192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202" calcext:value-type="float">
            <text:p>0.0000202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208" calcext:value-type="float">
            <text:p>0.000020208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216" calcext:value-type="float">
            <text:p>0.000020216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224" calcext:value-type="float">
            <text:p>0.000020224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20232" calcext:value-type="float">
            <text:p>0.000020232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2024" calcext:value-type="float">
            <text:p>0.00002024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248" calcext:value-type="float">
            <text:p>0.000020248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256" calcext:value-type="float">
            <text:p>0.000020256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20264" calcext:value-type="float">
            <text:p>0.000020264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20272" calcext:value-type="float">
            <text:p>0.000020272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28" calcext:value-type="float">
            <text:p>0.00002028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288" calcext:value-type="float">
            <text:p>0.000020288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296" calcext:value-type="float">
            <text:p>0.000020296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304" calcext:value-type="float">
            <text:p>0.000020304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20312" calcext:value-type="float">
            <text:p>0.000020312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32" calcext:value-type="float">
            <text:p>0.00002032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328" calcext:value-type="float">
            <text:p>0.000020328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336" calcext:value-type="float">
            <text:p>0.000020336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344" calcext:value-type="float">
            <text:p>0.000020344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352" calcext:value-type="float">
            <text:p>0.000020352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36" calcext:value-type="float">
            <text:p>0.00002036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20368" calcext:value-type="float">
            <text:p>0.000020368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20376" calcext:value-type="float">
            <text:p>0.000020376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384" calcext:value-type="float">
            <text:p>0.000020384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392" calcext:value-type="float">
            <text:p>0.000020392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4" calcext:value-type="float">
            <text:p>0.0000204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408" calcext:value-type="float">
            <text:p>0.000020408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416" calcext:value-type="float">
            <text:p>0.000020416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424" calcext:value-type="float">
            <text:p>0.000020424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432" calcext:value-type="float">
            <text:p>0.000020432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44" calcext:value-type="float">
            <text:p>0.00002044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448" calcext:value-type="float">
            <text:p>0.000020448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456" calcext:value-type="float">
            <text:p>0.000020456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464" calcext:value-type="float">
            <text:p>0.000020464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472" calcext:value-type="float">
            <text:p>0.000020472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48" calcext:value-type="float">
            <text:p>0.00002048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488" calcext:value-type="float">
            <text:p>0.00002048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496" calcext:value-type="float">
            <text:p>0.000020496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504" calcext:value-type="float">
            <text:p>0.000020504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512" calcext:value-type="float">
            <text:p>0.000020512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52" calcext:value-type="float">
            <text:p>0.00002052</text:p>
          </table:table-cell>
          <table:table-cell office:value-type="float" office:value="4.818356" calcext:value-type="float">
            <text:p>4.818356</text:p>
          </table:table-cell>
        </table:table-row>
        <table:table-row table:style-name="ro1">
          <table:table-cell office:value-type="float" office:value="0.000020528" calcext:value-type="float">
            <text:p>0.00002052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536" calcext:value-type="float">
            <text:p>0.000020536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544" calcext:value-type="float">
            <text:p>0.000020544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552" calcext:value-type="float">
            <text:p>0.000020552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56" calcext:value-type="float">
            <text:p>0.00002056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568" calcext:value-type="float">
            <text:p>0.000020568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576" calcext:value-type="float">
            <text:p>0.000020576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584" calcext:value-type="float">
            <text:p>0.000020584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592" calcext:value-type="float">
            <text:p>0.000020592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6" calcext:value-type="float">
            <text:p>0.0000206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608" calcext:value-type="float">
            <text:p>0.00002060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616" calcext:value-type="float">
            <text:p>0.000020616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624" calcext:value-type="float">
            <text:p>0.000020624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632" calcext:value-type="float">
            <text:p>0.000020632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64" calcext:value-type="float">
            <text:p>0.00002064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648" calcext:value-type="float">
            <text:p>0.000020648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656" calcext:value-type="float">
            <text:p>0.000020656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664" calcext:value-type="float">
            <text:p>0.000020664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672" calcext:value-type="float">
            <text:p>0.000020672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68" calcext:value-type="float">
            <text:p>0.0000206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688" calcext:value-type="float">
            <text:p>0.00002068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696" calcext:value-type="float">
            <text:p>0.000020696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704" calcext:value-type="float">
            <text:p>0.000020704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712" calcext:value-type="float">
            <text:p>0.000020712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72" calcext:value-type="float">
            <text:p>0.00002072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728" calcext:value-type="float">
            <text:p>0.00002072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736" calcext:value-type="float">
            <text:p>0.000020736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744" calcext:value-type="float">
            <text:p>0.000020744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752" calcext:value-type="float">
            <text:p>0.000020752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76" calcext:value-type="float">
            <text:p>0.00002076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768" calcext:value-type="float">
            <text:p>0.00002076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776" calcext:value-type="float">
            <text:p>0.000020776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784" calcext:value-type="float">
            <text:p>0.000020784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792" calcext:value-type="float">
            <text:p>0.000020792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8" calcext:value-type="float">
            <text:p>0.000020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808" calcext:value-type="float">
            <text:p>0.00002080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816" calcext:value-type="float">
            <text:p>0.000020816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824" calcext:value-type="float">
            <text:p>0.000020824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832" calcext:value-type="float">
            <text:p>0.000020832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84" calcext:value-type="float">
            <text:p>0.00002084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0848" calcext:value-type="float">
            <text:p>0.00002084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856" calcext:value-type="float">
            <text:p>0.000020856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864" calcext:value-type="float">
            <text:p>0.000020864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872" calcext:value-type="float">
            <text:p>0.000020872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88" calcext:value-type="float">
            <text:p>0.0000208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888" calcext:value-type="float">
            <text:p>0.00002088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896" calcext:value-type="float">
            <text:p>0.00002089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0904" calcext:value-type="float">
            <text:p>0.000020904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912" calcext:value-type="float">
            <text:p>0.000020912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92" calcext:value-type="float">
            <text:p>0.00002092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928" calcext:value-type="float">
            <text:p>0.00002092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936" calcext:value-type="float">
            <text:p>0.000020936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944" calcext:value-type="float">
            <text:p>0.000020944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952" calcext:value-type="float">
            <text:p>0.000020952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96" calcext:value-type="float">
            <text:p>0.00002096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968" calcext:value-type="float">
            <text:p>0.00002096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976" calcext:value-type="float">
            <text:p>0.000020976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984" calcext:value-type="float">
            <text:p>0.000020984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0992" calcext:value-type="float">
            <text:p>0.000020992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" calcext:value-type="float">
            <text:p>0.000021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008" calcext:value-type="float">
            <text:p>0.00002100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016" calcext:value-type="float">
            <text:p>0.000021016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024" calcext:value-type="float">
            <text:p>0.000021024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032" calcext:value-type="float">
            <text:p>0.000021032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04" calcext:value-type="float">
            <text:p>0.0000210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048" calcext:value-type="float">
            <text:p>0.00002104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056" calcext:value-type="float">
            <text:p>0.000021056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064" calcext:value-type="float">
            <text:p>0.000021064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072" calcext:value-type="float">
            <text:p>0.000021072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08" calcext:value-type="float">
            <text:p>0.0000210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088" calcext:value-type="float">
            <text:p>0.00002108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096" calcext:value-type="float">
            <text:p>0.000021096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104" calcext:value-type="float">
            <text:p>0.00002110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112" calcext:value-type="float">
            <text:p>0.000021112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12" calcext:value-type="float">
            <text:p>0.00002112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128" calcext:value-type="float">
            <text:p>0.00002112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136" calcext:value-type="float">
            <text:p>0.000021136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144" calcext:value-type="float">
            <text:p>0.000021144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152" calcext:value-type="float">
            <text:p>0.000021152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16" calcext:value-type="float">
            <text:p>0.00002116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168" calcext:value-type="float">
            <text:p>0.00002116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176" calcext:value-type="float">
            <text:p>0.00002117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184" calcext:value-type="float">
            <text:p>0.000021184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192" calcext:value-type="float">
            <text:p>0.000021192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2" calcext:value-type="float">
            <text:p>0.0000212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208" calcext:value-type="float">
            <text:p>0.00002120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216" calcext:value-type="float">
            <text:p>0.000021216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224" calcext:value-type="float">
            <text:p>0.000021224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232" calcext:value-type="float">
            <text:p>0.00002123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24" calcext:value-type="float">
            <text:p>0.00002124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248" calcext:value-type="float">
            <text:p>0.00002124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256" calcext:value-type="float">
            <text:p>0.000021256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264" calcext:value-type="float">
            <text:p>0.000021264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272" calcext:value-type="float">
            <text:p>0.00002127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28" calcext:value-type="float">
            <text:p>0.0000212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288" calcext:value-type="float">
            <text:p>0.00002128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296" calcext:value-type="float">
            <text:p>0.000021296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304" calcext:value-type="float">
            <text:p>0.00002130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312" calcext:value-type="float">
            <text:p>0.000021312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32" calcext:value-type="float">
            <text:p>0.00002132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328" calcext:value-type="float">
            <text:p>0.00002132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336" calcext:value-type="float">
            <text:p>0.000021336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344" calcext:value-type="float">
            <text:p>0.00002134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352" calcext:value-type="float">
            <text:p>0.000021352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36" calcext:value-type="float">
            <text:p>0.0000213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368" calcext:value-type="float">
            <text:p>0.00002136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376" calcext:value-type="float">
            <text:p>0.00002137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384" calcext:value-type="float">
            <text:p>0.000021384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392" calcext:value-type="float">
            <text:p>0.00002139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4" calcext:value-type="float">
            <text:p>0.000021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408" calcext:value-type="float">
            <text:p>0.00002140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416" calcext:value-type="float">
            <text:p>0.000021416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424" calcext:value-type="float">
            <text:p>0.00002142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432" calcext:value-type="float">
            <text:p>0.000021432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44" calcext:value-type="float">
            <text:p>0.0000214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448" calcext:value-type="float">
            <text:p>0.00002144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456" calcext:value-type="float">
            <text:p>0.000021456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464" calcext:value-type="float">
            <text:p>0.000021464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472" calcext:value-type="float">
            <text:p>0.00002147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48" calcext:value-type="float">
            <text:p>0.0000214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488" calcext:value-type="float">
            <text:p>0.00002148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496" calcext:value-type="float">
            <text:p>0.000021496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504" calcext:value-type="float">
            <text:p>0.00002150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512" calcext:value-type="float">
            <text:p>0.00002151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52" calcext:value-type="float">
            <text:p>0.0000215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528" calcext:value-type="float">
            <text:p>0.000021528</text:p>
          </table:table-cell>
          <table:table-cell office:value-type="float" office:value="4.85919" calcext:value-type="float">
            <text:p>4.85919</text:p>
          </table:table-cell>
        </table:table-row>
        <table:table-row table:style-name="ro1">
          <table:table-cell office:value-type="float" office:value="0.000021536" calcext:value-type="float">
            <text:p>0.00002153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544" calcext:value-type="float">
            <text:p>0.00002154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552" calcext:value-type="float">
            <text:p>0.00002155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56" calcext:value-type="float">
            <text:p>0.0000215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568" calcext:value-type="float">
            <text:p>0.00002156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576" calcext:value-type="float">
            <text:p>0.00002157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584" calcext:value-type="float">
            <text:p>0.000021584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592" calcext:value-type="float">
            <text:p>0.00002159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6" calcext:value-type="float">
            <text:p>0.000021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608" calcext:value-type="float">
            <text:p>0.00002160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616" calcext:value-type="float">
            <text:p>0.00002161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624" calcext:value-type="float">
            <text:p>0.00002162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632" calcext:value-type="float">
            <text:p>0.00002163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64" calcext:value-type="float">
            <text:p>0.0000216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648" calcext:value-type="float">
            <text:p>0.00002164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656" calcext:value-type="float">
            <text:p>0.00002165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664" calcext:value-type="float">
            <text:p>0.00002166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672" calcext:value-type="float">
            <text:p>0.00002167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68" calcext:value-type="float">
            <text:p>0.0000216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688" calcext:value-type="float">
            <text:p>0.00002168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696" calcext:value-type="float">
            <text:p>0.00002169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704" calcext:value-type="float">
            <text:p>0.00002170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712" calcext:value-type="float">
            <text:p>0.00002171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72" calcext:value-type="float">
            <text:p>0.0000217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728" calcext:value-type="float">
            <text:p>0.00002172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736" calcext:value-type="float">
            <text:p>0.00002173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744" calcext:value-type="float">
            <text:p>0.00002174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752" calcext:value-type="float">
            <text:p>0.00002175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76" calcext:value-type="float">
            <text:p>0.0000217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768" calcext:value-type="float">
            <text:p>0.00002176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776" calcext:value-type="float">
            <text:p>0.00002177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784" calcext:value-type="float">
            <text:p>0.000021784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792" calcext:value-type="float">
            <text:p>0.00002179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8" calcext:value-type="float">
            <text:p>0.000021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808" calcext:value-type="float">
            <text:p>0.00002180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816" calcext:value-type="float">
            <text:p>0.00002181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824" calcext:value-type="float">
            <text:p>0.00002182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832" calcext:value-type="float">
            <text:p>0.00002183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84" calcext:value-type="float">
            <text:p>0.0000218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848" calcext:value-type="float">
            <text:p>0.00002184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856" calcext:value-type="float">
            <text:p>0.00002185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864" calcext:value-type="float">
            <text:p>0.00002186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872" calcext:value-type="float">
            <text:p>0.00002187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88" calcext:value-type="float">
            <text:p>0.0000218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888" calcext:value-type="float">
            <text:p>0.00002188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896" calcext:value-type="float">
            <text:p>0.0000218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1904" calcext:value-type="float">
            <text:p>0.0000219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1912" calcext:value-type="float">
            <text:p>0.00002191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92" calcext:value-type="float">
            <text:p>0.0000219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928" calcext:value-type="float">
            <text:p>0.0000219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1936" calcext:value-type="float">
            <text:p>0.00002193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944" calcext:value-type="float">
            <text:p>0.00002194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952" calcext:value-type="float">
            <text:p>0.0000219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196" calcext:value-type="float">
            <text:p>0.0000219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968" calcext:value-type="float">
            <text:p>0.000021968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1976" calcext:value-type="float">
            <text:p>0.00002197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984" calcext:value-type="float">
            <text:p>0.00002198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1992" calcext:value-type="float">
            <text:p>0.00002199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" calcext:value-type="float">
            <text:p>0.00002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008" calcext:value-type="float">
            <text:p>0.00002200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016" calcext:value-type="float">
            <text:p>0.00002201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024" calcext:value-type="float">
            <text:p>0.000022024</text:p>
          </table:table-cell>
          <table:table-cell office:value-type="float" office:value="4.900023" calcext:value-type="float">
            <text:p>4.900023</text:p>
          </table:table-cell>
        </table:table-row>
        <table:table-row table:style-name="ro1">
          <table:table-cell office:value-type="float" office:value="0.000022032" calcext:value-type="float">
            <text:p>0.00002203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04" calcext:value-type="float">
            <text:p>0.0000220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048" calcext:value-type="float">
            <text:p>0.00002204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056" calcext:value-type="float">
            <text:p>0.00002205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064" calcext:value-type="float">
            <text:p>0.00002206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072" calcext:value-type="float">
            <text:p>0.00002207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08" calcext:value-type="float">
            <text:p>0.0000220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088" calcext:value-type="float">
            <text:p>0.00002208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096" calcext:value-type="float">
            <text:p>0.00002209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104" calcext:value-type="float">
            <text:p>0.00002210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112" calcext:value-type="float">
            <text:p>0.00002211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12" calcext:value-type="float">
            <text:p>0.0000221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128" calcext:value-type="float">
            <text:p>0.00002212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136" calcext:value-type="float">
            <text:p>0.00002213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144" calcext:value-type="float">
            <text:p>0.00002214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152" calcext:value-type="float">
            <text:p>0.00002215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16" calcext:value-type="float">
            <text:p>0.0000221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168" calcext:value-type="float">
            <text:p>0.00002216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176" calcext:value-type="float">
            <text:p>0.00002217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184" calcext:value-type="float">
            <text:p>0.00002218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192" calcext:value-type="float">
            <text:p>0.00002219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2" calcext:value-type="float">
            <text:p>0.000022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208" calcext:value-type="float">
            <text:p>0.00002220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216" calcext:value-type="float">
            <text:p>0.00002221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224" calcext:value-type="float">
            <text:p>0.0000222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232" calcext:value-type="float">
            <text:p>0.00002223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24" calcext:value-type="float">
            <text:p>0.0000222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248" calcext:value-type="float">
            <text:p>0.0000222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256" calcext:value-type="float">
            <text:p>0.00002225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264" calcext:value-type="float">
            <text:p>0.00002226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272" calcext:value-type="float">
            <text:p>0.0000222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28" calcext:value-type="float">
            <text:p>0.0000222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288" calcext:value-type="float">
            <text:p>0.00002228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296" calcext:value-type="float">
            <text:p>0.00002229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304" calcext:value-type="float">
            <text:p>0.00002230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312" calcext:value-type="float">
            <text:p>0.0000223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32" calcext:value-type="float">
            <text:p>0.0000223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328" calcext:value-type="float">
            <text:p>0.00002232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336" calcext:value-type="float">
            <text:p>0.00002233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344" calcext:value-type="float">
            <text:p>0.00002234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352" calcext:value-type="float">
            <text:p>0.00002235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36" calcext:value-type="float">
            <text:p>0.0000223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368" calcext:value-type="float">
            <text:p>0.00002236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376" calcext:value-type="float">
            <text:p>0.00002237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384" calcext:value-type="float">
            <text:p>0.00002238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392" calcext:value-type="float">
            <text:p>0.00002239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4" calcext:value-type="float">
            <text:p>0.000022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408" calcext:value-type="float">
            <text:p>0.00002240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416" calcext:value-type="float">
            <text:p>0.00002241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424" calcext:value-type="float">
            <text:p>0.00002242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432" calcext:value-type="float">
            <text:p>0.00002243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44" calcext:value-type="float">
            <text:p>0.0000224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448" calcext:value-type="float">
            <text:p>0.0000224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456" calcext:value-type="float">
            <text:p>0.00002245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464" calcext:value-type="float">
            <text:p>0.00002246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472" calcext:value-type="float">
            <text:p>0.00002247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48" calcext:value-type="float">
            <text:p>0.000022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488" calcext:value-type="float">
            <text:p>0.00002248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496" calcext:value-type="float">
            <text:p>0.00002249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504" calcext:value-type="float">
            <text:p>0.00002250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512" calcext:value-type="float">
            <text:p>0.00002251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52" calcext:value-type="float">
            <text:p>0.0000225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528" calcext:value-type="float">
            <text:p>0.00002252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536" calcext:value-type="float">
            <text:p>0.00002253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544" calcext:value-type="float">
            <text:p>0.00002254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552" calcext:value-type="float">
            <text:p>0.00002255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56" calcext:value-type="float">
            <text:p>0.0000225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568" calcext:value-type="float">
            <text:p>0.0000225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576" calcext:value-type="float">
            <text:p>0.0000225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584" calcext:value-type="float">
            <text:p>0.00002258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592" calcext:value-type="float">
            <text:p>0.00002259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6" calcext:value-type="float">
            <text:p>0.000022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608" calcext:value-type="float">
            <text:p>0.0000226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616" calcext:value-type="float">
            <text:p>0.0000226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624" calcext:value-type="float">
            <text:p>0.00002262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632" calcext:value-type="float">
            <text:p>0.00002263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64" calcext:value-type="float">
            <text:p>0.0000226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648" calcext:value-type="float">
            <text:p>0.0000226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656" calcext:value-type="float">
            <text:p>0.00002265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664" calcext:value-type="float">
            <text:p>0.0000226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672" calcext:value-type="float">
            <text:p>0.00002267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68" calcext:value-type="float">
            <text:p>0.0000226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688" calcext:value-type="float">
            <text:p>0.00002268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696" calcext:value-type="float">
            <text:p>0.00002269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704" calcext:value-type="float">
            <text:p>0.0000227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712" calcext:value-type="float">
            <text:p>0.0000227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72" calcext:value-type="float">
            <text:p>0.000022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728" calcext:value-type="float">
            <text:p>0.0000227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736" calcext:value-type="float">
            <text:p>0.00002273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744" calcext:value-type="float">
            <text:p>0.00002274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752" calcext:value-type="float">
            <text:p>0.00002275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76" calcext:value-type="float">
            <text:p>0.0000227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768" calcext:value-type="float">
            <text:p>0.00002276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776" calcext:value-type="float">
            <text:p>0.0000227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784" calcext:value-type="float">
            <text:p>0.00002278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792" calcext:value-type="float">
            <text:p>0.00002279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8" calcext:value-type="float">
            <text:p>0.00002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808" calcext:value-type="float">
            <text:p>0.00002280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816" calcext:value-type="float">
            <text:p>0.0000228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824" calcext:value-type="float">
            <text:p>0.00002282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832" calcext:value-type="float">
            <text:p>0.00002283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84" calcext:value-type="float">
            <text:p>0.0000228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848" calcext:value-type="float">
            <text:p>0.0000228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856" calcext:value-type="float">
            <text:p>0.00002285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864" calcext:value-type="float">
            <text:p>0.0000228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872" calcext:value-type="float">
            <text:p>0.0000228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88" calcext:value-type="float">
            <text:p>0.000022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888" calcext:value-type="float">
            <text:p>0.0000228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896" calcext:value-type="float">
            <text:p>0.0000228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904" calcext:value-type="float">
            <text:p>0.0000229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912" calcext:value-type="float">
            <text:p>0.0000229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92" calcext:value-type="float">
            <text:p>0.0000229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928" calcext:value-type="float">
            <text:p>0.0000229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936" calcext:value-type="float">
            <text:p>0.00002293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944" calcext:value-type="float">
            <text:p>0.00002294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952" calcext:value-type="float">
            <text:p>0.0000229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96" calcext:value-type="float">
            <text:p>0.000022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968" calcext:value-type="float">
            <text:p>0.00002296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2976" calcext:value-type="float">
            <text:p>0.0000229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984" calcext:value-type="float">
            <text:p>0.00002298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2992" calcext:value-type="float">
            <text:p>0.00002299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" calcext:value-type="float">
            <text:p>0.000023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008" calcext:value-type="float">
            <text:p>0.0000230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016" calcext:value-type="float">
            <text:p>0.00002301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3024" calcext:value-type="float">
            <text:p>0.00002302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3032" calcext:value-type="float">
            <text:p>0.00002303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04" calcext:value-type="float">
            <text:p>0.0000230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3048" calcext:value-type="float">
            <text:p>0.0000230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056" calcext:value-type="float">
            <text:p>0.00002305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064" calcext:value-type="float">
            <text:p>0.0000230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072" calcext:value-type="float">
            <text:p>0.0000230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08" calcext:value-type="float">
            <text:p>0.000023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088" calcext:value-type="float">
            <text:p>0.0000230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096" calcext:value-type="float">
            <text:p>0.0000230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104" calcext:value-type="float">
            <text:p>0.0000231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112" calcext:value-type="float">
            <text:p>0.0000231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12" calcext:value-type="float">
            <text:p>0.0000231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3128" calcext:value-type="float">
            <text:p>0.0000231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136" calcext:value-type="float">
            <text:p>0.00002313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144" calcext:value-type="float">
            <text:p>0.00002314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3152" calcext:value-type="float">
            <text:p>0.0000231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16" calcext:value-type="float">
            <text:p>0.0000231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3168" calcext:value-type="float">
            <text:p>0.0000231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176" calcext:value-type="float">
            <text:p>0.0000231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184" calcext:value-type="float">
            <text:p>0.00002318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192" calcext:value-type="float">
            <text:p>0.00002319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2" calcext:value-type="float">
            <text:p>0.000023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208" calcext:value-type="float">
            <text:p>0.0000232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216" calcext:value-type="float">
            <text:p>0.0000232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224" calcext:value-type="float">
            <text:p>0.00002322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3232" calcext:value-type="float">
            <text:p>0.00002323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24" calcext:value-type="float">
            <text:p>0.000023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248" calcext:value-type="float">
            <text:p>0.00002324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3256" calcext:value-type="float">
            <text:p>0.00002325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264" calcext:value-type="float">
            <text:p>0.0000232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272" calcext:value-type="float">
            <text:p>0.0000232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28" calcext:value-type="float">
            <text:p>0.0000232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3288" calcext:value-type="float">
            <text:p>0.0000232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296" calcext:value-type="float">
            <text:p>0.0000232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304" calcext:value-type="float">
            <text:p>0.00002330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3312" calcext:value-type="float">
            <text:p>0.00002331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332" calcext:value-type="float">
            <text:p>0.0000233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328" calcext:value-type="float">
            <text:p>0.00002332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3336" calcext:value-type="float">
            <text:p>0.00002333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3344" calcext:value-type="float">
            <text:p>0.00002334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352" calcext:value-type="float">
            <text:p>0.0000233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36" calcext:value-type="float">
            <text:p>0.0000233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3368" calcext:value-type="float">
            <text:p>0.0000233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376" calcext:value-type="float">
            <text:p>0.0000233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384" calcext:value-type="float">
            <text:p>0.00002338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392" calcext:value-type="float">
            <text:p>0.00002339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4" calcext:value-type="float">
            <text:p>0.000023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408" calcext:value-type="float">
            <text:p>0.0000234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416" calcext:value-type="float">
            <text:p>0.0000234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424" calcext:value-type="float">
            <text:p>0.0000234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432" calcext:value-type="float">
            <text:p>0.00002343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44" calcext:value-type="float">
            <text:p>0.0000234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448" calcext:value-type="float">
            <text:p>0.0000234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456" calcext:value-type="float">
            <text:p>0.00002345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464" calcext:value-type="float">
            <text:p>0.0000234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472" calcext:value-type="float">
            <text:p>0.0000234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48" calcext:value-type="float">
            <text:p>0.000023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488" calcext:value-type="float">
            <text:p>0.00002348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3496" calcext:value-type="float">
            <text:p>0.0000234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504" calcext:value-type="float">
            <text:p>0.0000235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512" calcext:value-type="float">
            <text:p>0.00002351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352" calcext:value-type="float">
            <text:p>0.000023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528" calcext:value-type="float">
            <text:p>0.0000235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536" calcext:value-type="float">
            <text:p>0.00002353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544" calcext:value-type="float">
            <text:p>0.00002354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552" calcext:value-type="float">
            <text:p>0.0000235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56" calcext:value-type="float">
            <text:p>0.0000235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568" calcext:value-type="float">
            <text:p>0.0000235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576" calcext:value-type="float">
            <text:p>0.0000235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584" calcext:value-type="float">
            <text:p>0.00002358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592" calcext:value-type="float">
            <text:p>0.00002359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36" calcext:value-type="float">
            <text:p>0.000023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608" calcext:value-type="float">
            <text:p>0.0000236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616" calcext:value-type="float">
            <text:p>0.0000236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624" calcext:value-type="float">
            <text:p>0.0000236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632" calcext:value-type="float">
            <text:p>0.00002363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64" calcext:value-type="float">
            <text:p>0.000023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648" calcext:value-type="float">
            <text:p>0.0000236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656" calcext:value-type="float">
            <text:p>0.00002365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664" calcext:value-type="float">
            <text:p>0.0000236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672" calcext:value-type="float">
            <text:p>0.0000236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68" calcext:value-type="float">
            <text:p>0.000023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688" calcext:value-type="float">
            <text:p>0.0000236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696" calcext:value-type="float">
            <text:p>0.0000236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704" calcext:value-type="float">
            <text:p>0.0000237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712" calcext:value-type="float">
            <text:p>0.0000237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72" calcext:value-type="float">
            <text:p>0.000023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728" calcext:value-type="float">
            <text:p>0.0000237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736" calcext:value-type="float">
            <text:p>0.00002373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744" calcext:value-type="float">
            <text:p>0.00002374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752" calcext:value-type="float">
            <text:p>0.0000237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76" calcext:value-type="float">
            <text:p>0.000023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768" calcext:value-type="float">
            <text:p>0.0000237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776" calcext:value-type="float">
            <text:p>0.0000237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784" calcext:value-type="float">
            <text:p>0.00002378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792" calcext:value-type="float">
            <text:p>0.00002379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8" calcext:value-type="float">
            <text:p>0.000023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808" calcext:value-type="float">
            <text:p>0.0000238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816" calcext:value-type="float">
            <text:p>0.0000238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824" calcext:value-type="float">
            <text:p>0.00002382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3832" calcext:value-type="float">
            <text:p>0.00002383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384" calcext:value-type="float">
            <text:p>0.0000238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848" calcext:value-type="float">
            <text:p>0.00002384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3856" calcext:value-type="float">
            <text:p>0.00002385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864" calcext:value-type="float">
            <text:p>0.0000238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872" calcext:value-type="float">
            <text:p>0.0000238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88" calcext:value-type="float">
            <text:p>0.000023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888" calcext:value-type="float">
            <text:p>0.0000238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896" calcext:value-type="float">
            <text:p>0.0000238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904" calcext:value-type="float">
            <text:p>0.0000239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912" calcext:value-type="float">
            <text:p>0.0000239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92" calcext:value-type="float">
            <text:p>0.0000239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928" calcext:value-type="float">
            <text:p>0.0000239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936" calcext:value-type="float">
            <text:p>0.00002393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944" calcext:value-type="float">
            <text:p>0.00002394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952" calcext:value-type="float">
            <text:p>0.0000239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96" calcext:value-type="float">
            <text:p>0.000023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968" calcext:value-type="float">
            <text:p>0.0000239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976" calcext:value-type="float">
            <text:p>0.0000239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984" calcext:value-type="float">
            <text:p>0.00002398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3992" calcext:value-type="float">
            <text:p>0.00002399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4" calcext:value-type="float">
            <text:p>0.0000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008" calcext:value-type="float">
            <text:p>0.0000240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016" calcext:value-type="float">
            <text:p>0.0000240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024" calcext:value-type="float">
            <text:p>0.00002402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4032" calcext:value-type="float">
            <text:p>0.00002403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04" calcext:value-type="float">
            <text:p>0.000024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048" calcext:value-type="float">
            <text:p>0.0000240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056" calcext:value-type="float">
            <text:p>0.00002405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064" calcext:value-type="float">
            <text:p>0.0000240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072" calcext:value-type="float">
            <text:p>0.0000240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08" calcext:value-type="float">
            <text:p>0.0000240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4088" calcext:value-type="float">
            <text:p>0.0000240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096" calcext:value-type="float">
            <text:p>0.0000240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104" calcext:value-type="float">
            <text:p>0.00002410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4112" calcext:value-type="float">
            <text:p>0.0000241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12" calcext:value-type="float">
            <text:p>0.000024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128" calcext:value-type="float">
            <text:p>0.0000241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136" calcext:value-type="float">
            <text:p>0.00002413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144" calcext:value-type="float">
            <text:p>0.00002414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152" calcext:value-type="float">
            <text:p>0.0000241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16" calcext:value-type="float">
            <text:p>0.000024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168" calcext:value-type="float">
            <text:p>0.0000241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176" calcext:value-type="float">
            <text:p>0.00002417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4184" calcext:value-type="float">
            <text:p>0.00002418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192" calcext:value-type="float">
            <text:p>0.00002419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2" calcext:value-type="float">
            <text:p>0.000024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4208" calcext:value-type="float">
            <text:p>0.00002420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4216" calcext:value-type="float">
            <text:p>0.0000242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224" calcext:value-type="float">
            <text:p>0.0000242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232" calcext:value-type="float">
            <text:p>0.00002423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424" calcext:value-type="float">
            <text:p>0.000024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248" calcext:value-type="float">
            <text:p>0.0000242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256" calcext:value-type="float">
            <text:p>0.00002425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264" calcext:value-type="float">
            <text:p>0.0000242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272" calcext:value-type="float">
            <text:p>0.0000242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28" calcext:value-type="float">
            <text:p>0.000024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288" calcext:value-type="float">
            <text:p>0.0000242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296" calcext:value-type="float">
            <text:p>0.0000242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304" calcext:value-type="float">
            <text:p>0.0000243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312" calcext:value-type="float">
            <text:p>0.0000243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32" calcext:value-type="float">
            <text:p>0.0000243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328" calcext:value-type="float">
            <text:p>0.0000243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336" calcext:value-type="float">
            <text:p>0.00002433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344" calcext:value-type="float">
            <text:p>0.00002434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4352" calcext:value-type="float">
            <text:p>0.0000243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36" calcext:value-type="float">
            <text:p>0.0000243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368" calcext:value-type="float">
            <text:p>0.0000243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376" calcext:value-type="float">
            <text:p>0.0000243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384" calcext:value-type="float">
            <text:p>0.00002438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392" calcext:value-type="float">
            <text:p>0.00002439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4" calcext:value-type="float">
            <text:p>0.0000244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4408" calcext:value-type="float">
            <text:p>0.00002440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4416" calcext:value-type="float">
            <text:p>0.0000244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424" calcext:value-type="float">
            <text:p>0.00002442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4432" calcext:value-type="float">
            <text:p>0.00002443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44" calcext:value-type="float">
            <text:p>0.0000244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448" calcext:value-type="float">
            <text:p>0.0000244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456" calcext:value-type="float">
            <text:p>0.00002445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464" calcext:value-type="float">
            <text:p>0.00002446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4472" calcext:value-type="float">
            <text:p>0.0000244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48" calcext:value-type="float">
            <text:p>0.0000244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4488" calcext:value-type="float">
            <text:p>0.000024488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4496" calcext:value-type="float">
            <text:p>0.0000244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504" calcext:value-type="float">
            <text:p>0.0000245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512" calcext:value-type="float">
            <text:p>0.0000245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52" calcext:value-type="float">
            <text:p>0.000024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528" calcext:value-type="float">
            <text:p>0.0000245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536" calcext:value-type="float">
            <text:p>0.00002453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544" calcext:value-type="float">
            <text:p>0.00002454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552" calcext:value-type="float">
            <text:p>0.0000245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56" calcext:value-type="float">
            <text:p>0.0000245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568" calcext:value-type="float">
            <text:p>0.0000245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576" calcext:value-type="float">
            <text:p>0.00002457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4584" calcext:value-type="float">
            <text:p>0.00002458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4592" calcext:value-type="float">
            <text:p>0.00002459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46" calcext:value-type="float">
            <text:p>0.000024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4608" calcext:value-type="float">
            <text:p>0.0000246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616" calcext:value-type="float">
            <text:p>0.0000246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624" calcext:value-type="float">
            <text:p>0.0000246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632" calcext:value-type="float">
            <text:p>0.00002463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64" calcext:value-type="float">
            <text:p>0.000024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648" calcext:value-type="float">
            <text:p>0.0000246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656" calcext:value-type="float">
            <text:p>0.00002465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4664" calcext:value-type="float">
            <text:p>0.0000246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672" calcext:value-type="float">
            <text:p>0.00002467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468" calcext:value-type="float">
            <text:p>0.000024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688" calcext:value-type="float">
            <text:p>0.0000246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696" calcext:value-type="float">
            <text:p>0.0000246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704" calcext:value-type="float">
            <text:p>0.0000247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712" calcext:value-type="float">
            <text:p>0.0000247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72" calcext:value-type="float">
            <text:p>0.000024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728" calcext:value-type="float">
            <text:p>0.0000247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736" calcext:value-type="float">
            <text:p>0.00002473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744" calcext:value-type="float">
            <text:p>0.00002474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752" calcext:value-type="float">
            <text:p>0.0000247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76" calcext:value-type="float">
            <text:p>0.000024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768" calcext:value-type="float">
            <text:p>0.0000247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776" calcext:value-type="float">
            <text:p>0.0000247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784" calcext:value-type="float">
            <text:p>0.00002478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792" calcext:value-type="float">
            <text:p>0.00002479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48" calcext:value-type="float">
            <text:p>0.000024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4808" calcext:value-type="float">
            <text:p>0.0000248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816" calcext:value-type="float">
            <text:p>0.0000248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824" calcext:value-type="float">
            <text:p>0.0000248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832" calcext:value-type="float">
            <text:p>0.00002483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484" calcext:value-type="float">
            <text:p>0.0000248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848" calcext:value-type="float">
            <text:p>0.00002484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4856" calcext:value-type="float">
            <text:p>0.00002485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864" calcext:value-type="float">
            <text:p>0.0000248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872" calcext:value-type="float">
            <text:p>0.0000248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88" calcext:value-type="float">
            <text:p>0.000024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888" calcext:value-type="float">
            <text:p>0.00002488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4896" calcext:value-type="float">
            <text:p>0.00002489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4904" calcext:value-type="float">
            <text:p>0.0000249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912" calcext:value-type="float">
            <text:p>0.0000249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92" calcext:value-type="float">
            <text:p>0.0000249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928" calcext:value-type="float">
            <text:p>0.0000249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936" calcext:value-type="float">
            <text:p>0.00002493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4944" calcext:value-type="float">
            <text:p>0.00002494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952" calcext:value-type="float">
            <text:p>0.0000249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96" calcext:value-type="float">
            <text:p>0.000024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968" calcext:value-type="float">
            <text:p>0.0000249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976" calcext:value-type="float">
            <text:p>0.00002497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4984" calcext:value-type="float">
            <text:p>0.00002498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4992" calcext:value-type="float">
            <text:p>0.00002499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" calcext:value-type="float">
            <text:p>0.000025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008" calcext:value-type="float">
            <text:p>0.0000250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016" calcext:value-type="float">
            <text:p>0.0000250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024" calcext:value-type="float">
            <text:p>0.0000250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032" calcext:value-type="float">
            <text:p>0.00002503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04" calcext:value-type="float">
            <text:p>0.000025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048" calcext:value-type="float">
            <text:p>0.0000250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056" calcext:value-type="float">
            <text:p>0.00002505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064" calcext:value-type="float">
            <text:p>0.00002506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5072" calcext:value-type="float">
            <text:p>0.00002507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508" calcext:value-type="float">
            <text:p>0.0000250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5088" calcext:value-type="float">
            <text:p>0.0000250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096" calcext:value-type="float">
            <text:p>0.0000250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104" calcext:value-type="float">
            <text:p>0.0000251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112" calcext:value-type="float">
            <text:p>0.0000251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12" calcext:value-type="float">
            <text:p>0.0000251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5128" calcext:value-type="float">
            <text:p>0.0000251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136" calcext:value-type="float">
            <text:p>0.00002513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144" calcext:value-type="float">
            <text:p>0.00002514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152" calcext:value-type="float">
            <text:p>0.0000251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16" calcext:value-type="float">
            <text:p>0.000025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168" calcext:value-type="float">
            <text:p>0.0000251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176" calcext:value-type="float">
            <text:p>0.00002517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5184" calcext:value-type="float">
            <text:p>0.00002518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192" calcext:value-type="float">
            <text:p>0.00002519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52" calcext:value-type="float">
            <text:p>0.000025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5208" calcext:value-type="float">
            <text:p>0.0000252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216" calcext:value-type="float">
            <text:p>0.0000252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224" calcext:value-type="float">
            <text:p>0.00002522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5232" calcext:value-type="float">
            <text:p>0.00002523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24" calcext:value-type="float">
            <text:p>0.0000252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5248" calcext:value-type="float">
            <text:p>0.0000252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256" calcext:value-type="float">
            <text:p>0.00002525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264" calcext:value-type="float">
            <text:p>0.0000252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272" calcext:value-type="float">
            <text:p>0.0000252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28" calcext:value-type="float">
            <text:p>0.000025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288" calcext:value-type="float">
            <text:p>0.00002528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5296" calcext:value-type="float">
            <text:p>0.0000252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304" calcext:value-type="float">
            <text:p>0.0000253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312" calcext:value-type="float">
            <text:p>0.00002531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532" calcext:value-type="float">
            <text:p>0.0000253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328" calcext:value-type="float">
            <text:p>0.0000253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336" calcext:value-type="float">
            <text:p>0.00002533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344" calcext:value-type="float">
            <text:p>0.00002534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352" calcext:value-type="float">
            <text:p>0.0000253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36" calcext:value-type="float">
            <text:p>0.0000253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5368" calcext:value-type="float">
            <text:p>0.0000253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376" calcext:value-type="float">
            <text:p>0.0000253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384" calcext:value-type="float">
            <text:p>0.00002538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5392" calcext:value-type="float">
            <text:p>0.00002539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4" calcext:value-type="float">
            <text:p>0.000025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408" calcext:value-type="float">
            <text:p>0.00002540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5416" calcext:value-type="float">
            <text:p>0.0000254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424" calcext:value-type="float">
            <text:p>0.00002542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5432" calcext:value-type="float">
            <text:p>0.00002543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544" calcext:value-type="float">
            <text:p>0.0000254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5448" calcext:value-type="float">
            <text:p>0.0000254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456" calcext:value-type="float">
            <text:p>0.00002545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464" calcext:value-type="float">
            <text:p>0.0000254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472" calcext:value-type="float">
            <text:p>0.0000254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48" calcext:value-type="float">
            <text:p>0.000025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488" calcext:value-type="float">
            <text:p>0.0000254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496" calcext:value-type="float">
            <text:p>0.0000254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504" calcext:value-type="float">
            <text:p>0.0000255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512" calcext:value-type="float">
            <text:p>0.0000255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52" calcext:value-type="float">
            <text:p>0.000025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528" calcext:value-type="float">
            <text:p>0.0000255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536" calcext:value-type="float">
            <text:p>0.00002553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544" calcext:value-type="float">
            <text:p>0.00002554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5552" calcext:value-type="float">
            <text:p>0.0000255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56" calcext:value-type="float">
            <text:p>0.0000255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568" calcext:value-type="float">
            <text:p>0.0000255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576" calcext:value-type="float">
            <text:p>0.0000255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584" calcext:value-type="float">
            <text:p>0.00002558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592" calcext:value-type="float">
            <text:p>0.00002559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56" calcext:value-type="float">
            <text:p>0.000025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5608" calcext:value-type="float">
            <text:p>0.00002560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5616" calcext:value-type="float">
            <text:p>0.0000256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624" calcext:value-type="float">
            <text:p>0.0000256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632" calcext:value-type="float">
            <text:p>0.00002563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64" calcext:value-type="float">
            <text:p>0.000025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648" calcext:value-type="float">
            <text:p>0.0000256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656" calcext:value-type="float">
            <text:p>0.00002565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664" calcext:value-type="float">
            <text:p>0.0000256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672" calcext:value-type="float">
            <text:p>0.0000256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68" calcext:value-type="float">
            <text:p>0.000025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688" calcext:value-type="float">
            <text:p>0.0000256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696" calcext:value-type="float">
            <text:p>0.0000256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704" calcext:value-type="float">
            <text:p>0.0000257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712" calcext:value-type="float">
            <text:p>0.0000257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72" calcext:value-type="float">
            <text:p>0.000025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728" calcext:value-type="float">
            <text:p>0.0000257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736" calcext:value-type="float">
            <text:p>0.00002573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744" calcext:value-type="float">
            <text:p>0.00002574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752" calcext:value-type="float">
            <text:p>0.0000257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76" calcext:value-type="float">
            <text:p>0.000025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768" calcext:value-type="float">
            <text:p>0.0000257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776" calcext:value-type="float">
            <text:p>0.00002577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5784" calcext:value-type="float">
            <text:p>0.00002578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792" calcext:value-type="float">
            <text:p>0.00002579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58" calcext:value-type="float">
            <text:p>0.000025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808" calcext:value-type="float">
            <text:p>0.0000258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816" calcext:value-type="float">
            <text:p>0.0000258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824" calcext:value-type="float">
            <text:p>0.0000258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832" calcext:value-type="float">
            <text:p>0.00002583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84" calcext:value-type="float">
            <text:p>0.0000258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848" calcext:value-type="float">
            <text:p>0.0000258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856" calcext:value-type="float">
            <text:p>0.00002585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864" calcext:value-type="float">
            <text:p>0.0000258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872" calcext:value-type="float">
            <text:p>0.0000258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88" calcext:value-type="float">
            <text:p>0.000025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888" calcext:value-type="float">
            <text:p>0.0000258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896" calcext:value-type="float">
            <text:p>0.00002589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5904" calcext:value-type="float">
            <text:p>0.0000259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912" calcext:value-type="float">
            <text:p>0.0000259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92" calcext:value-type="float">
            <text:p>0.0000259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928" calcext:value-type="float">
            <text:p>0.0000259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936" calcext:value-type="float">
            <text:p>0.00002593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944" calcext:value-type="float">
            <text:p>0.00002594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5952" calcext:value-type="float">
            <text:p>0.0000259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96" calcext:value-type="float">
            <text:p>0.000025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968" calcext:value-type="float">
            <text:p>0.0000259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976" calcext:value-type="float">
            <text:p>0.00002597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5984" calcext:value-type="float">
            <text:p>0.00002598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5992" calcext:value-type="float">
            <text:p>0.00002599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" calcext:value-type="float">
            <text:p>0.00002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008" calcext:value-type="float">
            <text:p>0.0000260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016" calcext:value-type="float">
            <text:p>0.0000260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024" calcext:value-type="float">
            <text:p>0.00002602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032" calcext:value-type="float">
            <text:p>0.00002603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04" calcext:value-type="float">
            <text:p>0.000026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048" calcext:value-type="float">
            <text:p>0.00002604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056" calcext:value-type="float">
            <text:p>0.00002605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064" calcext:value-type="float">
            <text:p>0.0000260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072" calcext:value-type="float">
            <text:p>0.00002607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08" calcext:value-type="float">
            <text:p>0.0000260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088" calcext:value-type="float">
            <text:p>0.0000260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096" calcext:value-type="float">
            <text:p>0.0000260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104" calcext:value-type="float">
            <text:p>0.0000261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112" calcext:value-type="float">
            <text:p>0.0000261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12" calcext:value-type="float">
            <text:p>0.000026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128" calcext:value-type="float">
            <text:p>0.0000261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136" calcext:value-type="float">
            <text:p>0.00002613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144" calcext:value-type="float">
            <text:p>0.00002614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152" calcext:value-type="float">
            <text:p>0.00002615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16" calcext:value-type="float">
            <text:p>0.000026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168" calcext:value-type="float">
            <text:p>0.00002616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176" calcext:value-type="float">
            <text:p>0.00002617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184" calcext:value-type="float">
            <text:p>0.00002618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192" calcext:value-type="float">
            <text:p>0.00002619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2" calcext:value-type="float">
            <text:p>0.000026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208" calcext:value-type="float">
            <text:p>0.0000262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216" calcext:value-type="float">
            <text:p>0.0000262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224" calcext:value-type="float">
            <text:p>0.00002622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232" calcext:value-type="float">
            <text:p>0.00002623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24" calcext:value-type="float">
            <text:p>0.000026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248" calcext:value-type="float">
            <text:p>0.00002624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256" calcext:value-type="float">
            <text:p>0.00002625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264" calcext:value-type="float">
            <text:p>0.00002626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272" calcext:value-type="float">
            <text:p>0.00002627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28" calcext:value-type="float">
            <text:p>0.0000262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288" calcext:value-type="float">
            <text:p>0.0000262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296" calcext:value-type="float">
            <text:p>0.0000262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304" calcext:value-type="float">
            <text:p>0.00002630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312" calcext:value-type="float">
            <text:p>0.0000263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32" calcext:value-type="float">
            <text:p>0.0000263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328" calcext:value-type="float">
            <text:p>0.0000263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336" calcext:value-type="float">
            <text:p>0.00002633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344" calcext:value-type="float">
            <text:p>0.00002634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352" calcext:value-type="float">
            <text:p>0.00002635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36" calcext:value-type="float">
            <text:p>0.0000263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368" calcext:value-type="float">
            <text:p>0.00002636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376" calcext:value-type="float">
            <text:p>0.00002637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384" calcext:value-type="float">
            <text:p>0.00002638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392" calcext:value-type="float">
            <text:p>0.00002639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4" calcext:value-type="float">
            <text:p>0.00002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408" calcext:value-type="float">
            <text:p>0.0000264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416" calcext:value-type="float">
            <text:p>0.00002641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424" calcext:value-type="float">
            <text:p>0.00002642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432" calcext:value-type="float">
            <text:p>0.00002643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44" calcext:value-type="float">
            <text:p>0.0000264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448" calcext:value-type="float">
            <text:p>0.00002644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456" calcext:value-type="float">
            <text:p>0.00002645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464" calcext:value-type="float">
            <text:p>0.0000264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472" calcext:value-type="float">
            <text:p>0.0000264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48" calcext:value-type="float">
            <text:p>0.000026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488" calcext:value-type="float">
            <text:p>0.00002648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496" calcext:value-type="float">
            <text:p>0.00002649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504" calcext:value-type="float">
            <text:p>0.00002650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512" calcext:value-type="float">
            <text:p>0.00002651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52" calcext:value-type="float">
            <text:p>0.000026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528" calcext:value-type="float">
            <text:p>0.0000265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536" calcext:value-type="float">
            <text:p>0.00002653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544" calcext:value-type="float">
            <text:p>0.00002654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552" calcext:value-type="float">
            <text:p>0.0000265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56" calcext:value-type="float">
            <text:p>0.0000265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568" calcext:value-type="float">
            <text:p>0.0000265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576" calcext:value-type="float">
            <text:p>0.0000265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584" calcext:value-type="float">
            <text:p>0.00002658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592" calcext:value-type="float">
            <text:p>0.00002659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6" calcext:value-type="float">
            <text:p>0.000026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608" calcext:value-type="float">
            <text:p>0.0000266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616" calcext:value-type="float">
            <text:p>0.00002661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624" calcext:value-type="float">
            <text:p>0.00002662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632" calcext:value-type="float">
            <text:p>0.00002663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64" calcext:value-type="float">
            <text:p>0.0000266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648" calcext:value-type="float">
            <text:p>0.0000266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656" calcext:value-type="float">
            <text:p>0.00002665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664" calcext:value-type="float">
            <text:p>0.0000266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672" calcext:value-type="float">
            <text:p>0.00002667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68" calcext:value-type="float">
            <text:p>0.000026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688" calcext:value-type="float">
            <text:p>0.0000266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696" calcext:value-type="float">
            <text:p>0.0000266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704" calcext:value-type="float">
            <text:p>0.0000267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712" calcext:value-type="float">
            <text:p>0.0000267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72" calcext:value-type="float">
            <text:p>0.000026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728" calcext:value-type="float">
            <text:p>0.0000267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736" calcext:value-type="float">
            <text:p>0.00002673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744" calcext:value-type="float">
            <text:p>0.00002674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752" calcext:value-type="float">
            <text:p>0.00002675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76" calcext:value-type="float">
            <text:p>0.000026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768" calcext:value-type="float">
            <text:p>0.0000267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776" calcext:value-type="float">
            <text:p>0.0000267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784" calcext:value-type="float">
            <text:p>0.00002678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792" calcext:value-type="float">
            <text:p>0.00002679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8" calcext:value-type="float">
            <text:p>0.00002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808" calcext:value-type="float">
            <text:p>0.0000268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816" calcext:value-type="float">
            <text:p>0.00002681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824" calcext:value-type="float">
            <text:p>0.0000268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832" calcext:value-type="float">
            <text:p>0.00002683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84" calcext:value-type="float">
            <text:p>0.0000268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848" calcext:value-type="float">
            <text:p>0.0000268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856" calcext:value-type="float">
            <text:p>0.00002685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864" calcext:value-type="float">
            <text:p>0.00002686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872" calcext:value-type="float">
            <text:p>0.00002687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88" calcext:value-type="float">
            <text:p>0.000026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888" calcext:value-type="float">
            <text:p>0.0000268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896" calcext:value-type="float">
            <text:p>0.00002689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904" calcext:value-type="float">
            <text:p>0.00002690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912" calcext:value-type="float">
            <text:p>0.0000269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92" calcext:value-type="float">
            <text:p>0.0000269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928" calcext:value-type="float">
            <text:p>0.0000269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936" calcext:value-type="float">
            <text:p>0.00002693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944" calcext:value-type="float">
            <text:p>0.00002694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952" calcext:value-type="float">
            <text:p>0.00002695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96" calcext:value-type="float">
            <text:p>0.000026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968" calcext:value-type="float">
            <text:p>0.0000269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976" calcext:value-type="float">
            <text:p>0.0000269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6984" calcext:value-type="float">
            <text:p>0.00002698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6992" calcext:value-type="float">
            <text:p>0.00002699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" calcext:value-type="float">
            <text:p>0.000027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7008" calcext:value-type="float">
            <text:p>0.00002700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016" calcext:value-type="float">
            <text:p>0.0000270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024" calcext:value-type="float">
            <text:p>0.0000270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032" calcext:value-type="float">
            <text:p>0.00002703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04" calcext:value-type="float">
            <text:p>0.000027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048" calcext:value-type="float">
            <text:p>0.0000270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056" calcext:value-type="float">
            <text:p>0.00002705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064" calcext:value-type="float">
            <text:p>0.0000270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072" calcext:value-type="float">
            <text:p>0.00002707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08" calcext:value-type="float">
            <text:p>0.000027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088" calcext:value-type="float">
            <text:p>0.00002708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096" calcext:value-type="float">
            <text:p>0.00002709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104" calcext:value-type="float">
            <text:p>0.00002710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112" calcext:value-type="float">
            <text:p>0.00002711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12" calcext:value-type="float">
            <text:p>0.000027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128" calcext:value-type="float">
            <text:p>0.0000271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136" calcext:value-type="float">
            <text:p>0.00002713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144" calcext:value-type="float">
            <text:p>0.00002714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152" calcext:value-type="float">
            <text:p>0.0000271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16" calcext:value-type="float">
            <text:p>0.0000271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168" calcext:value-type="float">
            <text:p>0.00002716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176" calcext:value-type="float">
            <text:p>0.00002717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184" calcext:value-type="float">
            <text:p>0.00002718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192" calcext:value-type="float">
            <text:p>0.00002719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2" calcext:value-type="float">
            <text:p>0.00002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208" calcext:value-type="float">
            <text:p>0.0000272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216" calcext:value-type="float">
            <text:p>0.00002721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224" calcext:value-type="float">
            <text:p>0.0000272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232" calcext:value-type="float">
            <text:p>0.00002723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24" calcext:value-type="float">
            <text:p>0.0000272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248" calcext:value-type="float">
            <text:p>0.0000272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256" calcext:value-type="float">
            <text:p>0.00002725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264" calcext:value-type="float">
            <text:p>0.0000272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272" calcext:value-type="float">
            <text:p>0.00002727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28" calcext:value-type="float">
            <text:p>0.000027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288" calcext:value-type="float">
            <text:p>0.00002728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296" calcext:value-type="float">
            <text:p>0.0000272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304" calcext:value-type="float">
            <text:p>0.00002730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312" calcext:value-type="float">
            <text:p>0.0000273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32" calcext:value-type="float">
            <text:p>0.0000273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328" calcext:value-type="float">
            <text:p>0.0000273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336" calcext:value-type="float">
            <text:p>0.00002733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344" calcext:value-type="float">
            <text:p>0.00002734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352" calcext:value-type="float">
            <text:p>0.0000273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36" calcext:value-type="float">
            <text:p>0.0000273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368" calcext:value-type="float">
            <text:p>0.0000273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376" calcext:value-type="float">
            <text:p>0.00002737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384" calcext:value-type="float">
            <text:p>0.00002738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392" calcext:value-type="float">
            <text:p>0.00002739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4" calcext:value-type="float">
            <text:p>0.000027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408" calcext:value-type="float">
            <text:p>0.0000274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416" calcext:value-type="float">
            <text:p>0.0000274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424" calcext:value-type="float">
            <text:p>0.0000274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432" calcext:value-type="float">
            <text:p>0.00002743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44" calcext:value-type="float">
            <text:p>0.0000274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448" calcext:value-type="float">
            <text:p>0.0000274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456" calcext:value-type="float">
            <text:p>0.00002745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464" calcext:value-type="float">
            <text:p>0.0000274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472" calcext:value-type="float">
            <text:p>0.0000274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48" calcext:value-type="float">
            <text:p>0.000027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488" calcext:value-type="float">
            <text:p>0.0000274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496" calcext:value-type="float">
            <text:p>0.00002749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504" calcext:value-type="float">
            <text:p>0.00002750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512" calcext:value-type="float">
            <text:p>0.0000275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52" calcext:value-type="float">
            <text:p>0.0000275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528" calcext:value-type="float">
            <text:p>0.0000275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536" calcext:value-type="float">
            <text:p>0.00002753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544" calcext:value-type="float">
            <text:p>0.00002754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552" calcext:value-type="float">
            <text:p>0.0000275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56" calcext:value-type="float">
            <text:p>0.0000275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568" calcext:value-type="float">
            <text:p>0.00002756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576" calcext:value-type="float">
            <text:p>0.0000275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584" calcext:value-type="float">
            <text:p>0.00002758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592" calcext:value-type="float">
            <text:p>0.00002759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6" calcext:value-type="float">
            <text:p>0.00002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608" calcext:value-type="float">
            <text:p>0.00002760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616" calcext:value-type="float">
            <text:p>0.00002761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624" calcext:value-type="float">
            <text:p>0.00002762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632" calcext:value-type="float">
            <text:p>0.00002763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64" calcext:value-type="float">
            <text:p>0.0000276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648" calcext:value-type="float">
            <text:p>0.00002764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656" calcext:value-type="float">
            <text:p>0.00002765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664" calcext:value-type="float">
            <text:p>0.00002766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672" calcext:value-type="float">
            <text:p>0.0000276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68" calcext:value-type="float">
            <text:p>0.000027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688" calcext:value-type="float">
            <text:p>0.0000276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696" calcext:value-type="float">
            <text:p>0.0000276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704" calcext:value-type="float">
            <text:p>0.0000277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712" calcext:value-type="float">
            <text:p>0.00002771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72" calcext:value-type="float">
            <text:p>0.000027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728" calcext:value-type="float">
            <text:p>0.0000277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736" calcext:value-type="float">
            <text:p>0.00002773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744" calcext:value-type="float">
            <text:p>0.00002774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752" calcext:value-type="float">
            <text:p>0.0000277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76" calcext:value-type="float">
            <text:p>0.0000277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768" calcext:value-type="float">
            <text:p>0.0000277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776" calcext:value-type="float">
            <text:p>0.00002777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784" calcext:value-type="float">
            <text:p>0.00002778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792" calcext:value-type="float">
            <text:p>0.00002779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8" calcext:value-type="float">
            <text:p>0.000027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808" calcext:value-type="float">
            <text:p>0.0000278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816" calcext:value-type="float">
            <text:p>0.00002781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824" calcext:value-type="float">
            <text:p>0.0000278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832" calcext:value-type="float">
            <text:p>0.00002783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84" calcext:value-type="float">
            <text:p>0.0000278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848" calcext:value-type="float">
            <text:p>0.0000278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856" calcext:value-type="float">
            <text:p>0.00002785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864" calcext:value-type="float">
            <text:p>0.0000278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872" calcext:value-type="float">
            <text:p>0.00002787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88" calcext:value-type="float">
            <text:p>0.0000278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888" calcext:value-type="float">
            <text:p>0.0000278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896" calcext:value-type="float">
            <text:p>0.00002789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904" calcext:value-type="float">
            <text:p>0.00002790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912" calcext:value-type="float">
            <text:p>0.00002791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92" calcext:value-type="float">
            <text:p>0.0000279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928" calcext:value-type="float">
            <text:p>0.00002792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936" calcext:value-type="float">
            <text:p>0.00002793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944" calcext:value-type="float">
            <text:p>0.00002794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952" calcext:value-type="float">
            <text:p>0.0000279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796" calcext:value-type="float">
            <text:p>0.0000279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968" calcext:value-type="float">
            <text:p>0.00002796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976" calcext:value-type="float">
            <text:p>0.00002797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984" calcext:value-type="float">
            <text:p>0.00002798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7992" calcext:value-type="float">
            <text:p>0.00002799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" calcext:value-type="float">
            <text:p>0.0000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008" calcext:value-type="float">
            <text:p>0.0000280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016" calcext:value-type="float">
            <text:p>0.00002801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024" calcext:value-type="float">
            <text:p>0.0000280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032" calcext:value-type="float">
            <text:p>0.00002803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04" calcext:value-type="float">
            <text:p>0.000028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048" calcext:value-type="float">
            <text:p>0.0000280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056" calcext:value-type="float">
            <text:p>0.00002805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064" calcext:value-type="float">
            <text:p>0.00002806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072" calcext:value-type="float">
            <text:p>0.00002807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08" calcext:value-type="float">
            <text:p>0.000028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088" calcext:value-type="float">
            <text:p>0.00002808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096" calcext:value-type="float">
            <text:p>0.0000280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104" calcext:value-type="float">
            <text:p>0.00002810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112" calcext:value-type="float">
            <text:p>0.00002811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12" calcext:value-type="float">
            <text:p>0.000028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128" calcext:value-type="float">
            <text:p>0.00002812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136" calcext:value-type="float">
            <text:p>0.00002813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144" calcext:value-type="float">
            <text:p>0.00002814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152" calcext:value-type="float">
            <text:p>0.00002815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16" calcext:value-type="float">
            <text:p>0.000028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168" calcext:value-type="float">
            <text:p>0.0000281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176" calcext:value-type="float">
            <text:p>0.00002817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184" calcext:value-type="float">
            <text:p>0.00002818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192" calcext:value-type="float">
            <text:p>0.00002819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2" calcext:value-type="float">
            <text:p>0.000028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208" calcext:value-type="float">
            <text:p>0.00002820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216" calcext:value-type="float">
            <text:p>0.00002821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224" calcext:value-type="float">
            <text:p>0.0000282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232" calcext:value-type="float">
            <text:p>0.00002823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24" calcext:value-type="float">
            <text:p>0.0000282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248" calcext:value-type="float">
            <text:p>0.00002824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256" calcext:value-type="float">
            <text:p>0.00002825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264" calcext:value-type="float">
            <text:p>0.0000282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272" calcext:value-type="float">
            <text:p>0.00002827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28" calcext:value-type="float">
            <text:p>0.000028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288" calcext:value-type="float">
            <text:p>0.00002828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296" calcext:value-type="float">
            <text:p>0.00002829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304" calcext:value-type="float">
            <text:p>0.0000283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312" calcext:value-type="float">
            <text:p>0.00002831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32" calcext:value-type="float">
            <text:p>0.0000283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328" calcext:value-type="float">
            <text:p>0.0000283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336" calcext:value-type="float">
            <text:p>0.00002833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344" calcext:value-type="float">
            <text:p>0.00002834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352" calcext:value-type="float">
            <text:p>0.0000283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36" calcext:value-type="float">
            <text:p>0.0000283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368" calcext:value-type="float">
            <text:p>0.00002836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376" calcext:value-type="float">
            <text:p>0.00002837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8384" calcext:value-type="float">
            <text:p>0.00002838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392" calcext:value-type="float">
            <text:p>0.00002839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4" calcext:value-type="float">
            <text:p>0.000028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408" calcext:value-type="float">
            <text:p>0.0000284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416" calcext:value-type="float">
            <text:p>0.00002841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424" calcext:value-type="float">
            <text:p>0.0000284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432" calcext:value-type="float">
            <text:p>0.00002843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44" calcext:value-type="float">
            <text:p>0.0000284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448" calcext:value-type="float">
            <text:p>0.0000284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456" calcext:value-type="float">
            <text:p>0.00002845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464" calcext:value-type="float">
            <text:p>0.00002846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472" calcext:value-type="float">
            <text:p>0.00002847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48" calcext:value-type="float">
            <text:p>0.000028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488" calcext:value-type="float">
            <text:p>0.00002848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496" calcext:value-type="float">
            <text:p>0.00002849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504" calcext:value-type="float">
            <text:p>0.0000285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512" calcext:value-type="float">
            <text:p>0.0000285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52" calcext:value-type="float">
            <text:p>0.000028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528" calcext:value-type="float">
            <text:p>0.0000285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536" calcext:value-type="float">
            <text:p>0.00002853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544" calcext:value-type="float">
            <text:p>0.00002854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552" calcext:value-type="float">
            <text:p>0.00002855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56" calcext:value-type="float">
            <text:p>0.0000285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568" calcext:value-type="float">
            <text:p>0.00002856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576" calcext:value-type="float">
            <text:p>0.00002857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584" calcext:value-type="float">
            <text:p>0.00002858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592" calcext:value-type="float">
            <text:p>0.00002859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6" calcext:value-type="float">
            <text:p>0.000028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608" calcext:value-type="float">
            <text:p>0.0000286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616" calcext:value-type="float">
            <text:p>0.0000286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624" calcext:value-type="float">
            <text:p>0.0000286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632" calcext:value-type="float">
            <text:p>0.00002863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64" calcext:value-type="float">
            <text:p>0.0000286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648" calcext:value-type="float">
            <text:p>0.00002864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656" calcext:value-type="float">
            <text:p>0.00002865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664" calcext:value-type="float">
            <text:p>0.00002866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672" calcext:value-type="float">
            <text:p>0.00002867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68" calcext:value-type="float">
            <text:p>0.000028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688" calcext:value-type="float">
            <text:p>0.0000286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696" calcext:value-type="float">
            <text:p>0.0000286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704" calcext:value-type="float">
            <text:p>0.00002870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712" calcext:value-type="float">
            <text:p>0.0000287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72" calcext:value-type="float">
            <text:p>0.000028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728" calcext:value-type="float">
            <text:p>0.0000287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736" calcext:value-type="float">
            <text:p>0.00002873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744" calcext:value-type="float">
            <text:p>0.00002874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752" calcext:value-type="float">
            <text:p>0.00002875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76" calcext:value-type="float">
            <text:p>0.0000287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768" calcext:value-type="float">
            <text:p>0.00002876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776" calcext:value-type="float">
            <text:p>0.00002877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784" calcext:value-type="float">
            <text:p>0.00002878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792" calcext:value-type="float">
            <text:p>0.00002879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8" calcext:value-type="float">
            <text:p>0.000028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808" calcext:value-type="float">
            <text:p>0.00002880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816" calcext:value-type="float">
            <text:p>0.0000288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824" calcext:value-type="float">
            <text:p>0.00002882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832" calcext:value-type="float">
            <text:p>0.00002883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84" calcext:value-type="float">
            <text:p>0.0000288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848" calcext:value-type="float">
            <text:p>0.00002884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856" calcext:value-type="float">
            <text:p>0.00002885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864" calcext:value-type="float">
            <text:p>0.00002886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872" calcext:value-type="float">
            <text:p>0.00002887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88" calcext:value-type="float">
            <text:p>0.0000288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888" calcext:value-type="float">
            <text:p>0.0000288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896" calcext:value-type="float">
            <text:p>0.0000288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904" calcext:value-type="float">
            <text:p>0.00002890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912" calcext:value-type="float">
            <text:p>0.0000289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92" calcext:value-type="float">
            <text:p>0.0000289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928" calcext:value-type="float">
            <text:p>0.00002892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936" calcext:value-type="float">
            <text:p>0.00002893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944" calcext:value-type="float">
            <text:p>0.00002894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952" calcext:value-type="float">
            <text:p>0.00002895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96" calcext:value-type="float">
            <text:p>0.000028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8968" calcext:value-type="float">
            <text:p>0.00002896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976" calcext:value-type="float">
            <text:p>0.00002897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984" calcext:value-type="float">
            <text:p>0.00002898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8992" calcext:value-type="float">
            <text:p>0.00002899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" calcext:value-type="float">
            <text:p>0.000029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008" calcext:value-type="float">
            <text:p>0.0000290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016" calcext:value-type="float">
            <text:p>0.0000290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024" calcext:value-type="float">
            <text:p>0.00002902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032" calcext:value-type="float">
            <text:p>0.00002903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04" calcext:value-type="float">
            <text:p>0.000029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048" calcext:value-type="float">
            <text:p>0.00002904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056" calcext:value-type="float">
            <text:p>0.00002905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064" calcext:value-type="float">
            <text:p>0.0000290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072" calcext:value-type="float">
            <text:p>0.0000290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08" calcext:value-type="float">
            <text:p>0.0000290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088" calcext:value-type="float">
            <text:p>0.00002908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096" calcext:value-type="float">
            <text:p>0.00002909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104" calcext:value-type="float">
            <text:p>0.0000291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112" calcext:value-type="float">
            <text:p>0.0000291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12" calcext:value-type="float">
            <text:p>0.000029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128" calcext:value-type="float">
            <text:p>0.0000291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136" calcext:value-type="float">
            <text:p>0.00002913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144" calcext:value-type="float">
            <text:p>0.00002914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152" calcext:value-type="float">
            <text:p>0.00002915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16" calcext:value-type="float">
            <text:p>0.0000291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168" calcext:value-type="float">
            <text:p>0.0000291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176" calcext:value-type="float">
            <text:p>0.00002917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184" calcext:value-type="float">
            <text:p>0.00002918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192" calcext:value-type="float">
            <text:p>0.00002919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2" calcext:value-type="float">
            <text:p>0.000029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208" calcext:value-type="float">
            <text:p>0.00002920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216" calcext:value-type="float">
            <text:p>0.0000292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224" calcext:value-type="float">
            <text:p>0.0000292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232" calcext:value-type="float">
            <text:p>0.00002923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24" calcext:value-type="float">
            <text:p>0.000029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248" calcext:value-type="float">
            <text:p>0.0000292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256" calcext:value-type="float">
            <text:p>0.00002925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264" calcext:value-type="float">
            <text:p>0.00002926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272" calcext:value-type="float">
            <text:p>0.00002927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28" calcext:value-type="float">
            <text:p>0.0000292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288" calcext:value-type="float">
            <text:p>0.00002928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296" calcext:value-type="float">
            <text:p>0.0000292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304" calcext:value-type="float">
            <text:p>0.00002930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312" calcext:value-type="float">
            <text:p>0.0000293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32" calcext:value-type="float">
            <text:p>0.0000293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328" calcext:value-type="float">
            <text:p>0.00002932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336" calcext:value-type="float">
            <text:p>0.00002933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344" calcext:value-type="float">
            <text:p>0.00002934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352" calcext:value-type="float">
            <text:p>0.00002935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36" calcext:value-type="float">
            <text:p>0.0000293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368" calcext:value-type="float">
            <text:p>0.00002936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376" calcext:value-type="float">
            <text:p>0.0000293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384" calcext:value-type="float">
            <text:p>0.00002938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392" calcext:value-type="float">
            <text:p>0.00002939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4" calcext:value-type="float">
            <text:p>0.000029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408" calcext:value-type="float">
            <text:p>0.00002940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416" calcext:value-type="float">
            <text:p>0.0000294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424" calcext:value-type="float">
            <text:p>0.00002942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432" calcext:value-type="float">
            <text:p>0.00002943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44" calcext:value-type="float">
            <text:p>0.0000294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448" calcext:value-type="float">
            <text:p>0.00002944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456" calcext:value-type="float">
            <text:p>0.00002945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464" calcext:value-type="float">
            <text:p>0.0000294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472" calcext:value-type="float">
            <text:p>0.00002947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48" calcext:value-type="float">
            <text:p>0.000029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488" calcext:value-type="float">
            <text:p>0.0000294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496" calcext:value-type="float">
            <text:p>0.00002949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504" calcext:value-type="float">
            <text:p>0.0000295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512" calcext:value-type="float">
            <text:p>0.0000295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52" calcext:value-type="float">
            <text:p>0.000029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528" calcext:value-type="float">
            <text:p>0.00002952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536" calcext:value-type="float">
            <text:p>0.00002953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544" calcext:value-type="float">
            <text:p>0.00002954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552" calcext:value-type="float">
            <text:p>0.0000295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56" calcext:value-type="float">
            <text:p>0.0000295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568" calcext:value-type="float">
            <text:p>0.0000295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576" calcext:value-type="float">
            <text:p>0.00002957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584" calcext:value-type="float">
            <text:p>0.00002958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592" calcext:value-type="float">
            <text:p>0.00002959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6" calcext:value-type="float">
            <text:p>0.000029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608" calcext:value-type="float">
            <text:p>0.0000296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616" calcext:value-type="float">
            <text:p>0.00002961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624" calcext:value-type="float">
            <text:p>0.0000296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632" calcext:value-type="float">
            <text:p>0.00002963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64" calcext:value-type="float">
            <text:p>0.0000296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648" calcext:value-type="float">
            <text:p>0.00002964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656" calcext:value-type="float">
            <text:p>0.00002965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664" calcext:value-type="float">
            <text:p>0.00002966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672" calcext:value-type="float">
            <text:p>0.0000296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68" calcext:value-type="float">
            <text:p>0.0000296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688" calcext:value-type="float">
            <text:p>0.0000296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696" calcext:value-type="float">
            <text:p>0.00002969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704" calcext:value-type="float">
            <text:p>0.0000297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712" calcext:value-type="float">
            <text:p>0.00002971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72" calcext:value-type="float">
            <text:p>0.0000297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728" calcext:value-type="float">
            <text:p>0.00002972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736" calcext:value-type="float">
            <text:p>0.00002973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744" calcext:value-type="float">
            <text:p>0.00002974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752" calcext:value-type="float">
            <text:p>0.000029752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2976" calcext:value-type="float">
            <text:p>0.000029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768" calcext:value-type="float">
            <text:p>0.00002976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776" calcext:value-type="float">
            <text:p>0.0000297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784" calcext:value-type="float">
            <text:p>0.00002978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792" calcext:value-type="float">
            <text:p>0.00002979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8" calcext:value-type="float">
            <text:p>0.000029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808" calcext:value-type="float">
            <text:p>0.00002980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816" calcext:value-type="float">
            <text:p>0.00002981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824" calcext:value-type="float">
            <text:p>0.0000298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832" calcext:value-type="float">
            <text:p>0.00002983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84" calcext:value-type="float">
            <text:p>0.0000298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848" calcext:value-type="float">
            <text:p>0.00002984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856" calcext:value-type="float">
            <text:p>0.00002985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864" calcext:value-type="float">
            <text:p>0.00002986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872" calcext:value-type="float">
            <text:p>0.00002987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88" calcext:value-type="float">
            <text:p>0.0000298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888" calcext:value-type="float">
            <text:p>0.00002988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896" calcext:value-type="float">
            <text:p>0.0000298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904" calcext:value-type="float">
            <text:p>0.0000299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912" calcext:value-type="float">
            <text:p>0.0000299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92" calcext:value-type="float">
            <text:p>0.0000299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928" calcext:value-type="float">
            <text:p>0.00002992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936" calcext:value-type="float">
            <text:p>0.00002993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944" calcext:value-type="float">
            <text:p>0.00002994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952" calcext:value-type="float">
            <text:p>0.0000299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2996" calcext:value-type="float">
            <text:p>0.0000299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968" calcext:value-type="float">
            <text:p>0.00002996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976" calcext:value-type="float">
            <text:p>0.00002997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984" calcext:value-type="float">
            <text:p>0.00002998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29992" calcext:value-type="float">
            <text:p>0.00002999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" calcext:value-type="float">
            <text:p>0.00003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008" calcext:value-type="float">
            <text:p>0.0000300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016" calcext:value-type="float">
            <text:p>0.0000300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024" calcext:value-type="float">
            <text:p>0.0000300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032" calcext:value-type="float">
            <text:p>0.00003003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04" calcext:value-type="float">
            <text:p>0.0000300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048" calcext:value-type="float">
            <text:p>0.00003004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056" calcext:value-type="float">
            <text:p>0.00003005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064" calcext:value-type="float">
            <text:p>0.0000300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072" calcext:value-type="float">
            <text:p>0.00003007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08" calcext:value-type="float">
            <text:p>0.0000300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088" calcext:value-type="float">
            <text:p>0.0000300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096" calcext:value-type="float">
            <text:p>0.00003009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104" calcext:value-type="float">
            <text:p>0.00003010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112" calcext:value-type="float">
            <text:p>0.00003011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12" calcext:value-type="float">
            <text:p>0.0000301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128" calcext:value-type="float">
            <text:p>0.0000301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136" calcext:value-type="float">
            <text:p>0.00003013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144" calcext:value-type="float">
            <text:p>0.00003014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152" calcext:value-type="float">
            <text:p>0.00003015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16" calcext:value-type="float">
            <text:p>0.00003016</text:p>
          </table:table-cell>
          <table:table-cell office:value-type="float" office:value="4.940857" calcext:value-type="float">
            <text:p>4.940857</text:p>
          </table:table-cell>
        </table:table-row>
        <table:table-row table:style-name="ro1">
          <table:table-cell office:value-type="float" office:value="0.000030168" calcext:value-type="float">
            <text:p>0.00003016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176" calcext:value-type="float">
            <text:p>0.00003017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184" calcext:value-type="float">
            <text:p>0.00003018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192" calcext:value-type="float">
            <text:p>0.00003019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2" calcext:value-type="float">
            <text:p>0.000030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208" calcext:value-type="float">
            <text:p>0.00003020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216" calcext:value-type="float">
            <text:p>0.0000302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224" calcext:value-type="float">
            <text:p>0.00003022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232" calcext:value-type="float">
            <text:p>0.00003023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24" calcext:value-type="float">
            <text:p>0.000030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248" calcext:value-type="float">
            <text:p>0.00003024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256" calcext:value-type="float">
            <text:p>0.00003025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264" calcext:value-type="float">
            <text:p>0.00003026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272" calcext:value-type="float">
            <text:p>0.00003027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28" calcext:value-type="float">
            <text:p>0.000030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288" calcext:value-type="float">
            <text:p>0.00003028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296" calcext:value-type="float">
            <text:p>0.0000302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304" calcext:value-type="float">
            <text:p>0.00003030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312" calcext:value-type="float">
            <text:p>0.00003031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32" calcext:value-type="float">
            <text:p>0.0000303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328" calcext:value-type="float">
            <text:p>0.00003032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336" calcext:value-type="float">
            <text:p>0.00003033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344" calcext:value-type="float">
            <text:p>0.00003034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352" calcext:value-type="float">
            <text:p>0.0000303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36" calcext:value-type="float">
            <text:p>0.0000303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368" calcext:value-type="float">
            <text:p>0.00003036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376" calcext:value-type="float">
            <text:p>0.00003037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384" calcext:value-type="float">
            <text:p>0.00003038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392" calcext:value-type="float">
            <text:p>0.00003039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4" calcext:value-type="float">
            <text:p>0.000030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408" calcext:value-type="float">
            <text:p>0.0000304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416" calcext:value-type="float">
            <text:p>0.0000304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424" calcext:value-type="float">
            <text:p>0.00003042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432" calcext:value-type="float">
            <text:p>0.00003043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44" calcext:value-type="float">
            <text:p>0.0000304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448" calcext:value-type="float">
            <text:p>0.0000304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456" calcext:value-type="float">
            <text:p>0.00003045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464" calcext:value-type="float">
            <text:p>0.0000304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472" calcext:value-type="float">
            <text:p>0.0000304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48" calcext:value-type="float">
            <text:p>0.0000304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488" calcext:value-type="float">
            <text:p>0.00003048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496" calcext:value-type="float">
            <text:p>0.00003049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504" calcext:value-type="float">
            <text:p>0.00003050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512" calcext:value-type="float">
            <text:p>0.00003051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52" calcext:value-type="float">
            <text:p>0.0000305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528" calcext:value-type="float">
            <text:p>0.0000305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536" calcext:value-type="float">
            <text:p>0.00003053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544" calcext:value-type="float">
            <text:p>0.00003054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552" calcext:value-type="float">
            <text:p>0.0000305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56" calcext:value-type="float">
            <text:p>0.0000305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568" calcext:value-type="float">
            <text:p>0.00003056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576" calcext:value-type="float">
            <text:p>0.0000305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584" calcext:value-type="float">
            <text:p>0.00003058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592" calcext:value-type="float">
            <text:p>0.00003059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6" calcext:value-type="float">
            <text:p>0.000030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608" calcext:value-type="float">
            <text:p>0.00003060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616" calcext:value-type="float">
            <text:p>0.00003061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624" calcext:value-type="float">
            <text:p>0.00003062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632" calcext:value-type="float">
            <text:p>0.00003063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64" calcext:value-type="float">
            <text:p>0.000030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648" calcext:value-type="float">
            <text:p>0.0000306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656" calcext:value-type="float">
            <text:p>0.00003065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664" calcext:value-type="float">
            <text:p>0.0000306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672" calcext:value-type="float">
            <text:p>0.0000306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68" calcext:value-type="float">
            <text:p>0.0000306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688" calcext:value-type="float">
            <text:p>0.00003068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696" calcext:value-type="float">
            <text:p>0.00003069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704" calcext:value-type="float">
            <text:p>0.00003070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712" calcext:value-type="float">
            <text:p>0.0000307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72" calcext:value-type="float">
            <text:p>0.000030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728" calcext:value-type="float">
            <text:p>0.0000307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736" calcext:value-type="float">
            <text:p>0.00003073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744" calcext:value-type="float">
            <text:p>0.00003074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752" calcext:value-type="float">
            <text:p>0.00003075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76" calcext:value-type="float">
            <text:p>0.000030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768" calcext:value-type="float">
            <text:p>0.00003076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776" calcext:value-type="float">
            <text:p>0.0000307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784" calcext:value-type="float">
            <text:p>0.00003078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792" calcext:value-type="float">
            <text:p>0.00003079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8" calcext:value-type="float">
            <text:p>0.00003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808" calcext:value-type="float">
            <text:p>0.0000308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816" calcext:value-type="float">
            <text:p>0.00003081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824" calcext:value-type="float">
            <text:p>0.0000308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832" calcext:value-type="float">
            <text:p>0.00003083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84" calcext:value-type="float">
            <text:p>0.0000308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848" calcext:value-type="float">
            <text:p>0.0000308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856" calcext:value-type="float">
            <text:p>0.00003085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864" calcext:value-type="float">
            <text:p>0.00003086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872" calcext:value-type="float">
            <text:p>0.00003087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88" calcext:value-type="float">
            <text:p>0.000030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888" calcext:value-type="float">
            <text:p>0.0000308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896" calcext:value-type="float">
            <text:p>0.00003089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904" calcext:value-type="float">
            <text:p>0.00003090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912" calcext:value-type="float">
            <text:p>0.0000309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92" calcext:value-type="float">
            <text:p>0.0000309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928" calcext:value-type="float">
            <text:p>0.0000309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936" calcext:value-type="float">
            <text:p>0.00003093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944" calcext:value-type="float">
            <text:p>0.000030944</text:p>
          </table:table-cell>
          <table:table-cell office:value-type="float" office:value="5.063357" calcext:value-type="float">
            <text:p>5.063357</text:p>
          </table:table-cell>
        </table:table-row>
        <table:table-row table:style-name="ro1">
          <table:table-cell office:value-type="float" office:value="0.000030952" calcext:value-type="float">
            <text:p>0.00003095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96" calcext:value-type="float">
            <text:p>0.0000309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968" calcext:value-type="float">
            <text:p>0.00003096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976" calcext:value-type="float">
            <text:p>0.0000309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0984" calcext:value-type="float">
            <text:p>0.00003098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0992" calcext:value-type="float">
            <text:p>0.00003099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" calcext:value-type="float">
            <text:p>0.000031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008" calcext:value-type="float">
            <text:p>0.0000310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016" calcext:value-type="float">
            <text:p>0.00003101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024" calcext:value-type="float">
            <text:p>0.0000310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032" calcext:value-type="float">
            <text:p>0.00003103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04" calcext:value-type="float">
            <text:p>0.000031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048" calcext:value-type="float">
            <text:p>0.0000310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056" calcext:value-type="float">
            <text:p>0.00003105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064" calcext:value-type="float">
            <text:p>0.00003106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072" calcext:value-type="float">
            <text:p>0.00003107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08" calcext:value-type="float">
            <text:p>0.000031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088" calcext:value-type="float">
            <text:p>0.00003108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096" calcext:value-type="float">
            <text:p>0.00003109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104" calcext:value-type="float">
            <text:p>0.00003110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112" calcext:value-type="float">
            <text:p>0.00003111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12" calcext:value-type="float">
            <text:p>0.0000311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128" calcext:value-type="float">
            <text:p>0.0000311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136" calcext:value-type="float">
            <text:p>0.00003113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144" calcext:value-type="float">
            <text:p>0.00003114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152" calcext:value-type="float">
            <text:p>0.00003115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16" calcext:value-type="float">
            <text:p>0.0000311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168" calcext:value-type="float">
            <text:p>0.00003116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176" calcext:value-type="float">
            <text:p>0.00003117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184" calcext:value-type="float">
            <text:p>0.00003118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192" calcext:value-type="float">
            <text:p>0.00003119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2" calcext:value-type="float">
            <text:p>0.00003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208" calcext:value-type="float">
            <text:p>0.00003120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216" calcext:value-type="float">
            <text:p>0.00003121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224" calcext:value-type="float">
            <text:p>0.00003122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232" calcext:value-type="float">
            <text:p>0.00003123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24" calcext:value-type="float">
            <text:p>0.000031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248" calcext:value-type="float">
            <text:p>0.00003124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256" calcext:value-type="float">
            <text:p>0.00003125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264" calcext:value-type="float">
            <text:p>0.00003126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272" calcext:value-type="float">
            <text:p>0.00003127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28" calcext:value-type="float">
            <text:p>0.0000312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288" calcext:value-type="float">
            <text:p>0.00003128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296" calcext:value-type="float">
            <text:p>0.00003129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304" calcext:value-type="float">
            <text:p>0.00003130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312" calcext:value-type="float">
            <text:p>0.0000313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32" calcext:value-type="float">
            <text:p>0.0000313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328" calcext:value-type="float">
            <text:p>0.00003132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336" calcext:value-type="float">
            <text:p>0.00003133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344" calcext:value-type="float">
            <text:p>0.00003134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352" calcext:value-type="float">
            <text:p>0.00003135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36" calcext:value-type="float">
            <text:p>0.0000313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368" calcext:value-type="float">
            <text:p>0.00003136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376" calcext:value-type="float">
            <text:p>0.0000313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384" calcext:value-type="float">
            <text:p>0.00003138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392" calcext:value-type="float">
            <text:p>0.00003139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4" calcext:value-type="float">
            <text:p>0.0000314</text:p>
          </table:table-cell>
          <table:table-cell office:value-type="float" office:value="5.063357" calcext:value-type="float">
            <text:p>5.063357</text:p>
          </table:table-cell>
        </table:table-row>
        <table:table-row table:style-name="ro1">
          <table:table-cell office:value-type="float" office:value="0.000031408" calcext:value-type="float">
            <text:p>0.0000314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416" calcext:value-type="float">
            <text:p>0.00003141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424" calcext:value-type="float">
            <text:p>0.0000314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432" calcext:value-type="float">
            <text:p>0.00003143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44" calcext:value-type="float">
            <text:p>0.0000314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448" calcext:value-type="float">
            <text:p>0.00003144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456" calcext:value-type="float">
            <text:p>0.00003145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464" calcext:value-type="float">
            <text:p>0.00003146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472" calcext:value-type="float">
            <text:p>0.00003147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48" calcext:value-type="float">
            <text:p>0.0000314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488" calcext:value-type="float">
            <text:p>0.00003148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496" calcext:value-type="float">
            <text:p>0.0000314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504" calcext:value-type="float">
            <text:p>0.00003150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512" calcext:value-type="float">
            <text:p>0.00003151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52" calcext:value-type="float">
            <text:p>0.0000315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528" calcext:value-type="float">
            <text:p>0.00003152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536" calcext:value-type="float">
            <text:p>0.00003153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544" calcext:value-type="float">
            <text:p>0.00003154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552" calcext:value-type="float">
            <text:p>0.0000315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56" calcext:value-type="float">
            <text:p>0.0000315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568" calcext:value-type="float">
            <text:p>0.00003156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576" calcext:value-type="float">
            <text:p>0.0000315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584" calcext:value-type="float">
            <text:p>0.00003158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592" calcext:value-type="float">
            <text:p>0.00003159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6" calcext:value-type="float">
            <text:p>0.000031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608" calcext:value-type="float">
            <text:p>0.00003160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616" calcext:value-type="float">
            <text:p>0.00003161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624" calcext:value-type="float">
            <text:p>0.0000316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632" calcext:value-type="float">
            <text:p>0.00003163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64" calcext:value-type="float">
            <text:p>0.0000316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648" calcext:value-type="float">
            <text:p>0.0000316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656" calcext:value-type="float">
            <text:p>0.00003165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664" calcext:value-type="float">
            <text:p>0.00003166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672" calcext:value-type="float">
            <text:p>0.00003167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68" calcext:value-type="float">
            <text:p>0.0000316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688" calcext:value-type="float">
            <text:p>0.00003168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696" calcext:value-type="float">
            <text:p>0.00003169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704" calcext:value-type="float">
            <text:p>0.00003170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712" calcext:value-type="float">
            <text:p>0.00003171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72" calcext:value-type="float">
            <text:p>0.0000317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728" calcext:value-type="float">
            <text:p>0.00003172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736" calcext:value-type="float">
            <text:p>0.00003173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744" calcext:value-type="float">
            <text:p>0.00003174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752" calcext:value-type="float">
            <text:p>0.00003175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76" calcext:value-type="float">
            <text:p>0.0000317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768" calcext:value-type="float">
            <text:p>0.00003176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776" calcext:value-type="float">
            <text:p>0.000031776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784" calcext:value-type="float">
            <text:p>0.00003178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792" calcext:value-type="float">
            <text:p>0.00003179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8" calcext:value-type="float">
            <text:p>0.000031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808" calcext:value-type="float">
            <text:p>0.00003180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816" calcext:value-type="float">
            <text:p>0.00003181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824" calcext:value-type="float">
            <text:p>0.00003182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832" calcext:value-type="float">
            <text:p>0.00003183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84" calcext:value-type="float">
            <text:p>0.0000318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848" calcext:value-type="float">
            <text:p>0.00003184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856" calcext:value-type="float">
            <text:p>0.00003185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864" calcext:value-type="float">
            <text:p>0.00003186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872" calcext:value-type="float">
            <text:p>0.00003187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88" calcext:value-type="float">
            <text:p>0.000031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888" calcext:value-type="float">
            <text:p>0.000031888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896" calcext:value-type="float">
            <text:p>0.00003189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904" calcext:value-type="float">
            <text:p>0.00003190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912" calcext:value-type="float">
            <text:p>0.00003191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92" calcext:value-type="float">
            <text:p>0.00003192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928" calcext:value-type="float">
            <text:p>0.00003192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936" calcext:value-type="float">
            <text:p>0.00003193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944" calcext:value-type="float">
            <text:p>0.000031944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952" calcext:value-type="float">
            <text:p>0.000031952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96" calcext:value-type="float">
            <text:p>0.0000319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968" calcext:value-type="float">
            <text:p>0.000031968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976" calcext:value-type="float">
            <text:p>0.000031976</text:p>
          </table:table-cell>
          <table:table-cell office:value-type="float" office:value="5.022524" calcext:value-type="float">
            <text:p>5.022524</text:p>
          </table:table-cell>
        </table:table-row>
        <table:table-row table:style-name="ro1">
          <table:table-cell office:value-type="float" office:value="0.000031984" calcext:value-type="float">
            <text:p>0.000031984</text:p>
          </table:table-cell>
          <table:table-cell office:value-type="float" office:value="4.98169" calcext:value-type="float">
            <text:p>4.98169</text:p>
          </table:table-cell>
        </table:table-row>
        <table:table-row table:style-name="ro1">
          <table:table-cell office:value-type="float" office:value="0.000031992" calcext:value-type="float">
            <text:p>0.000031992</text:p>
          </table:table-cell>
          <table:table-cell office:value-type="float" office:value="5.022524" calcext:value-type="float">
            <text:p>5.0225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2-20T14:21:53.510958700</dc:date>
    <meta:editing-duration>PT2M17S</meta:editing-duration>
    <meta:editing-cycles>1</meta:editing-cycles>
    <meta:document-statistic meta:table-count="1" meta:cell-count="8002" meta:object-count="1"/>
    <meta:generator>LibreOffice/25.8.4.2$Windows_X86_64 LibreOffice_project/290daaa01b999472f0c7a3890eb6a550fd74c6d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705cm" svg:height="19.177cm" xlink:href=".." xlink:type="simple" chart:class="chart:scatter" chart:style-name="ch1">
        <chart:legend chart:legend-position="bottom" svg:x="15.766cm" svg:y="18.579cm" style:legend-expansion="wide" chart:style-name="ch2"/>
        <chart:plot-area chart:style-name="ch3" svg:x="0.674cm" svg:y="0.383cm" svg:width="32.357cm" svg:height="17.629cm">
          <chart:coordinate-region svg:x="1.121cm" svg:y="0.582cm" svg:width="31.173cm" svg:height="16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2:data.B4001" chart:label-cell-address="data.B1:data.B1" chart:class="chart:scatter">
            <chart:domain table:cell-range-address="data.A2:data.A4001"/>
            <chart:data-point chart:repeated="4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t_V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2:data.A4001</svg:desc>
                </draw:g>
              </table:table-cell>
              <table:table-cell office:value-type="float" office:value="0.04083353">
                <text:p>0.04083353</text:p>
                <draw:g>
                  <svg:desc>data.B2:data.B4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8">
                <text:p>0.0000000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16">
                <text:p>0.0000000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24">
                <text:p>0.0000000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32">
                <text:p>0.0000000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4">
                <text:p>0.000000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48">
                <text:p>0.0000000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56">
                <text:p>0.0000000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64">
                <text:p>0.00000006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72">
                <text:p>0.0000000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8">
                <text:p>0.000000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088">
                <text:p>0.0000000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096">
                <text:p>0.0000000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104">
                <text:p>0.0000001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112">
                <text:p>0.0000001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12">
                <text:p>0.000000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128">
                <text:p>0.0000001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136">
                <text:p>0.0000001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144">
                <text:p>0.00000014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152">
                <text:p>0.0000001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16">
                <text:p>0.000000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168">
                <text:p>0.0000001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176">
                <text:p>0.0000001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184">
                <text:p>0.0000001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192">
                <text:p>0.00000019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2">
                <text:p>0.000000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208">
                <text:p>0.0000002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0216">
                <text:p>0.0000002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224">
                <text:p>0.0000002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232">
                <text:p>0.0000002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24">
                <text:p>0.000000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248">
                <text:p>0.0000002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256">
                <text:p>0.0000002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264">
                <text:p>0.0000002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272">
                <text:p>0.0000002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28">
                <text:p>0.000000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288">
                <text:p>0.0000002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296">
                <text:p>0.0000002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304">
                <text:p>0.0000003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312">
                <text:p>0.0000003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32">
                <text:p>0.000000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328">
                <text:p>0.00000032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0336">
                <text:p>0.0000003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0344">
                <text:p>0.000000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0352">
                <text:p>0.00000035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036">
                <text:p>0.000000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0368">
                <text:p>0.0000003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0376">
                <text:p>0.0000003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0384">
                <text:p>0.00000038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0392">
                <text:p>0.0000003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0408">
                <text:p>0.00000040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0416">
                <text:p>0.0000004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0424">
                <text:p>0.0000004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0432">
                <text:p>0.0000004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044">
                <text:p>0.000000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0448">
                <text:p>0.0000004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0456">
                <text:p>0.0000004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0464">
                <text:p>0.0000004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0472">
                <text:p>0.0000004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048">
                <text:p>0.000000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0488">
                <text:p>0.00000048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0496">
                <text:p>0.0000004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0504">
                <text:p>0.0000005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0512">
                <text:p>0.0000005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052">
                <text:p>0.0000005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0528">
                <text:p>0.0000005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0536">
                <text:p>0.0000005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0544">
                <text:p>0.0000005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0552">
                <text:p>0.0000005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056">
                <text:p>0.000000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0568">
                <text:p>0.0000005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0576">
                <text:p>0.0000005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0584">
                <text:p>0.0000005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0592">
                <text:p>0.0000005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0608">
                <text:p>0.0000006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0616">
                <text:p>0.00000061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0624">
                <text:p>0.0000006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0632">
                <text:p>0.0000006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064">
                <text:p>0.000000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0648">
                <text:p>0.0000006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0656">
                <text:p>0.0000006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0664">
                <text:p>0.0000006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0672">
                <text:p>0.00000067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068">
                <text:p>0.000000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0688">
                <text:p>0.0000006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0696">
                <text:p>0.0000006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0704">
                <text:p>0.0000007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0712">
                <text:p>0.0000007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0072">
                <text:p>0.0000007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0728">
                <text:p>0.0000007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0736">
                <text:p>0.0000007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0744">
                <text:p>0.0000007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0752">
                <text:p>0.00000075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076">
                <text:p>0.000000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0768">
                <text:p>0.0000007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0776">
                <text:p>0.0000007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0784">
                <text:p>0.0000007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0792">
                <text:p>0.0000007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0808">
                <text:p>0.0000008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00816">
                <text:p>0.0000008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00824">
                <text:p>0.0000008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0832">
                <text:p>0.0000008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084">
                <text:p>0.000000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0848">
                <text:p>0.0000008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00856">
                <text:p>0.0000008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00864">
                <text:p>0.00000086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00872">
                <text:p>0.0000008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088">
                <text:p>0.000000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00888">
                <text:p>0.0000008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00896">
                <text:p>0.0000008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00904">
                <text:p>0.0000009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0912">
                <text:p>0.0000009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0092">
                <text:p>0.000000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0928">
                <text:p>0.0000009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00936">
                <text:p>0.0000009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00944">
                <text:p>0.0000009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0952">
                <text:p>0.0000009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0096">
                <text:p>0.0000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00968">
                <text:p>0.0000009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00976">
                <text:p>0.0000009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00984">
                <text:p>0.000000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0992">
                <text:p>0.0000009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01008">
                <text:p>0.0000010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01016">
                <text:p>0.00000101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01024">
                <text:p>0.0000010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01032">
                <text:p>0.0000010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00104">
                <text:p>0.0000010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01048">
                <text:p>0.0000010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01056">
                <text:p>0.0000010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001064">
                <text:p>0.0000010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1072">
                <text:p>0.0000010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0108">
                <text:p>0.000001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001088">
                <text:p>0.0000010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001096">
                <text:p>0.0000010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001104">
                <text:p>0.0000011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01112">
                <text:p>0.0000011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00112">
                <text:p>0.000001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001128">
                <text:p>0.0000011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01136">
                <text:p>0.0000011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01144">
                <text:p>0.0000011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001152">
                <text:p>0.0000011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0116">
                <text:p>0.000001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01168">
                <text:p>0.0000011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01176">
                <text:p>0.000001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01184">
                <text:p>0.0000011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01192">
                <text:p>0.0000011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012">
                <text:p>0.00000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01208">
                <text:p>0.0000012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01216">
                <text:p>0.0000012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01224">
                <text:p>0.0000012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01232">
                <text:p>0.0000012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0124">
                <text:p>0.000001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01248">
                <text:p>0.0000012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01256">
                <text:p>0.000001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01264">
                <text:p>0.0000012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01272">
                <text:p>0.0000012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0128">
                <text:p>0.000001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01288">
                <text:p>0.0000012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01296">
                <text:p>0.0000012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01304">
                <text:p>0.0000013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01312">
                <text:p>0.0000013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0132">
                <text:p>0.000001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01328">
                <text:p>0.0000013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01336">
                <text:p>0.0000013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01344">
                <text:p>0.0000013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01352">
                <text:p>0.0000013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0136">
                <text:p>0.000001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01368">
                <text:p>0.0000013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01376">
                <text:p>0.0000013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01384">
                <text:p>0.0000013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01392">
                <text:p>0.0000013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014">
                <text:p>0.000001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01408">
                <text:p>0.0000014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01416">
                <text:p>0.0000014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001424">
                <text:p>0.0000014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01432">
                <text:p>0.0000014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00144">
                <text:p>0.000001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01448">
                <text:p>0.0000014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001456">
                <text:p>0.0000014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01464">
                <text:p>0.0000014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01472">
                <text:p>0.0000014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0148">
                <text:p>0.000001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01488">
                <text:p>0.0000014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01496">
                <text:p>0.0000014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01504">
                <text:p>0.0000015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01512">
                <text:p>0.00000151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0152">
                <text:p>0.000001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01528">
                <text:p>0.0000015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01536">
                <text:p>0.0000015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01544">
                <text:p>0.000001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01552">
                <text:p>0.0000015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156">
                <text:p>0.000001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01568">
                <text:p>0.0000015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01576">
                <text:p>0.0000015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01584">
                <text:p>0.0000015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01592">
                <text:p>0.0000015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016">
                <text:p>0.000001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01608">
                <text:p>0.0000016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01616">
                <text:p>0.0000016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01624">
                <text:p>0.0000016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01632">
                <text:p>0.0000016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0164">
                <text:p>0.000001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01648">
                <text:p>0.00000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01656">
                <text:p>0.0000016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01664">
                <text:p>0.0000016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01672">
                <text:p>0.0000016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0168">
                <text:p>0.000001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01688">
                <text:p>0.0000016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01696">
                <text:p>0.0000016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01704">
                <text:p>0.0000017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1712">
                <text:p>0.0000017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0172">
                <text:p>0.000001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01728">
                <text:p>0.0000017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01736">
                <text:p>0.0000017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001744">
                <text:p>0.0000017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01752">
                <text:p>0.00000175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0176">
                <text:p>0.000001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01768">
                <text:p>0.0000017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001776">
                <text:p>0.00000177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001784">
                <text:p>0.0000017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01792">
                <text:p>0.0000017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018">
                <text:p>0.000001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001808">
                <text:p>0.0000018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001816">
                <text:p>0.00000181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01824">
                <text:p>0.00000182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01832">
                <text:p>0.00000183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0184">
                <text:p>0.000001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001848">
                <text:p>0.0000018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01856">
                <text:p>0.0000018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001864">
                <text:p>0.0000018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001872">
                <text:p>0.00000187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0188">
                <text:p>0.000001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01888">
                <text:p>0.0000018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001896">
                <text:p>0.0000018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001904">
                <text:p>0.0000019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001912">
                <text:p>0.0000019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00192">
                <text:p>0.000001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001928">
                <text:p>0.0000019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001936">
                <text:p>0.00000193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001944">
                <text:p>0.00000194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001952">
                <text:p>0.0000019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00196">
                <text:p>0.000001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001968">
                <text:p>0.0000019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001976">
                <text:p>0.0000019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001984">
                <text:p>0.0000019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001992">
                <text:p>0.0000019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02">
                <text:p>0.00000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002008">
                <text:p>0.0000020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002016">
                <text:p>0.0000020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002024">
                <text:p>0.00000202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002032">
                <text:p>0.0000020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0204">
                <text:p>0.000002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002048">
                <text:p>0.0000020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002056">
                <text:p>0.0000020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002064">
                <text:p>0.0000020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002072">
                <text:p>0.0000020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00208">
                <text:p>0.000002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002088">
                <text:p>0.0000020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002096">
                <text:p>0.00000209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002104">
                <text:p>0.0000021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002112">
                <text:p>0.00000211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00212">
                <text:p>0.000002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002128">
                <text:p>0.0000021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002136">
                <text:p>0.0000021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002144">
                <text:p>0.0000021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002152">
                <text:p>0.0000021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00216">
                <text:p>0.000002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002168">
                <text:p>0.0000021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002176">
                <text:p>0.0000021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002184">
                <text:p>0.0000021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002192">
                <text:p>0.00000219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0022">
                <text:p>0.000002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002208">
                <text:p>0.00000220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002216">
                <text:p>0.0000022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002224">
                <text:p>0.0000022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002232">
                <text:p>0.0000022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00224">
                <text:p>0.0000022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002248">
                <text:p>0.0000022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002256">
                <text:p>0.00000225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002264">
                <text:p>0.0000022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002272">
                <text:p>0.0000022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00228">
                <text:p>0.000002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002288">
                <text:p>0.0000022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002296">
                <text:p>0.0000022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002304">
                <text:p>0.0000023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002312">
                <text:p>0.0000023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00232">
                <text:p>0.0000023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002328">
                <text:p>0.00000232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002336">
                <text:p>0.00000233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002344">
                <text:p>0.0000023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002352">
                <text:p>0.0000023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00236">
                <text:p>0.000002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002368">
                <text:p>0.0000023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002376">
                <text:p>0.00000237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002384">
                <text:p>0.0000023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002392">
                <text:p>0.0000023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0024">
                <text:p>0.000002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002408">
                <text:p>0.0000024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002416">
                <text:p>0.0000024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002424">
                <text:p>0.0000024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002432">
                <text:p>0.0000024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00244">
                <text:p>0.000002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002448">
                <text:p>0.0000024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002456">
                <text:p>0.0000024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002464">
                <text:p>0.0000024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002472">
                <text:p>0.0000024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00248">
                <text:p>0.000002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02488">
                <text:p>0.0000024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002496">
                <text:p>0.0000024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002504">
                <text:p>0.0000025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002512">
                <text:p>0.0000025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00252">
                <text:p>0.000002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002528">
                <text:p>0.0000025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002536">
                <text:p>0.0000025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002544">
                <text:p>0.0000025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002552">
                <text:p>0.0000025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00256">
                <text:p>0.000002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002568">
                <text:p>0.0000025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002576">
                <text:p>0.0000025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002584">
                <text:p>0.0000025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002592">
                <text:p>0.00000259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0026">
                <text:p>0.000002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002608">
                <text:p>0.00000260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002616">
                <text:p>0.0000026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002624">
                <text:p>0.00000262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002632">
                <text:p>0.0000026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00264">
                <text:p>0.0000026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002648">
                <text:p>0.00000264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002656">
                <text:p>0.0000026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002664">
                <text:p>0.0000026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002672">
                <text:p>0.0000026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00268">
                <text:p>0.000002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002688">
                <text:p>0.0000026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002696">
                <text:p>0.00000269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002704">
                <text:p>0.0000027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002712">
                <text:p>0.0000027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00272">
                <text:p>0.000002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002728">
                <text:p>0.0000027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002736">
                <text:p>0.0000027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002744">
                <text:p>0.0000027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002752">
                <text:p>0.0000027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00276">
                <text:p>0.000002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002768">
                <text:p>0.0000027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002776">
                <text:p>0.0000027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002784">
                <text:p>0.0000027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002792">
                <text:p>0.0000027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0028">
                <text:p>0.00000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002808">
                <text:p>0.0000028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002816">
                <text:p>0.00000281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002824">
                <text:p>0.0000028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002832">
                <text:p>0.0000028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00284">
                <text:p>0.000002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002848">
                <text:p>0.0000028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002856">
                <text:p>0.0000028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002864">
                <text:p>0.0000028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002872">
                <text:p>0.0000028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00288">
                <text:p>0.000002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002888">
                <text:p>0.0000028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002896">
                <text:p>0.00000289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002904">
                <text:p>0.0000029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002912">
                <text:p>0.0000029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00292">
                <text:p>0.000002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002928">
                <text:p>0.00000292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002936">
                <text:p>0.0000029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002944">
                <text:p>0.0000029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002952">
                <text:p>0.00000295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00296">
                <text:p>0.000002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002968">
                <text:p>0.0000029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002976">
                <text:p>0.0000029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002984">
                <text:p>0.00000298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002992">
                <text:p>0.0000029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003">
                <text:p>0.000003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003008">
                <text:p>0.0000030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003016">
                <text:p>0.0000030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003024">
                <text:p>0.00000302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003032">
                <text:p>0.0000030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00304">
                <text:p>0.000003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003048">
                <text:p>0.0000030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003056">
                <text:p>0.0000030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003064">
                <text:p>0.0000030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003072">
                <text:p>0.00000307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00308">
                <text:p>0.000003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003088">
                <text:p>0.0000030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003096">
                <text:p>0.0000030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003104">
                <text:p>0.0000031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003112">
                <text:p>0.0000031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00312">
                <text:p>0.000003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003128">
                <text:p>0.0000031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003136">
                <text:p>0.0000031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003144">
                <text:p>0.0000031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003152">
                <text:p>0.0000031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00316">
                <text:p>0.000003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003168">
                <text:p>0.0000031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003176">
                <text:p>0.0000031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003184">
                <text:p>0.0000031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003192">
                <text:p>0.0000031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0032">
                <text:p>0.00000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003208">
                <text:p>0.0000032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003216">
                <text:p>0.0000032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003224">
                <text:p>0.0000032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003232">
                <text:p>0.0000032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00324">
                <text:p>0.000003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003248">
                <text:p>0.0000032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003256">
                <text:p>0.0000032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003264">
                <text:p>0.0000032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003272">
                <text:p>0.0000032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00328">
                <text:p>0.000003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003288">
                <text:p>0.0000032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003296">
                <text:p>0.0000032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003304">
                <text:p>0.00000330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003312">
                <text:p>0.0000033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00332">
                <text:p>0.0000033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003328">
                <text:p>0.0000033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003336">
                <text:p>0.0000033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003344">
                <text:p>0.0000033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003352">
                <text:p>0.0000033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00336">
                <text:p>0.000003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003368">
                <text:p>0.0000033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003376">
                <text:p>0.0000033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003384">
                <text:p>0.0000033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003392">
                <text:p>0.0000033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0034">
                <text:p>0.000003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003408">
                <text:p>0.00000340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003416">
                <text:p>0.0000034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003424">
                <text:p>0.0000034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003432">
                <text:p>0.0000034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00344">
                <text:p>0.000003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003448">
                <text:p>0.0000034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003456">
                <text:p>0.0000034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003464">
                <text:p>0.0000034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003472">
                <text:p>0.0000034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00348">
                <text:p>0.000003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003488">
                <text:p>0.0000034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003496">
                <text:p>0.0000034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003504">
                <text:p>0.0000035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003512">
                <text:p>0.00000351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00352">
                <text:p>0.0000035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003528">
                <text:p>0.0000035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003536">
                <text:p>0.0000035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003544">
                <text:p>0.0000035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003552">
                <text:p>0.0000035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00356">
                <text:p>0.000003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003568">
                <text:p>0.0000035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003576">
                <text:p>0.0000035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003584">
                <text:p>0.0000035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003592">
                <text:p>0.0000035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0036">
                <text:p>0.00000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003608">
                <text:p>0.0000036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003616">
                <text:p>0.0000036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003624">
                <text:p>0.0000036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003632">
                <text:p>0.0000036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00364">
                <text:p>0.000003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003648">
                <text:p>0.0000036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003656">
                <text:p>0.0000036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003664">
                <text:p>0.0000036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003672">
                <text:p>0.0000036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00368">
                <text:p>0.000003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003688">
                <text:p>0.0000036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003696">
                <text:p>0.0000036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003704">
                <text:p>0.0000037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003712">
                <text:p>0.000003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00372">
                <text:p>0.000003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003728">
                <text:p>0.0000037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003736">
                <text:p>0.0000037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003744">
                <text:p>0.0000037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003752">
                <text:p>0.0000037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00376">
                <text:p>0.0000037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003768">
                <text:p>0.00000376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003776">
                <text:p>0.0000037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003784">
                <text:p>0.0000037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003792">
                <text:p>0.0000037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0038">
                <text:p>0.000003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003808">
                <text:p>0.0000038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003816">
                <text:p>0.0000038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003824">
                <text:p>0.0000038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003832">
                <text:p>0.0000038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00384">
                <text:p>0.000003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003848">
                <text:p>0.0000038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003856">
                <text:p>0.0000038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003864">
                <text:p>0.00000386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003872">
                <text:p>0.0000038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00388">
                <text:p>0.000003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003888">
                <text:p>0.0000038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003896">
                <text:p>0.0000038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003904">
                <text:p>0.0000039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003912">
                <text:p>0.0000039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00392">
                <text:p>0.000003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003928">
                <text:p>0.0000039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003936">
                <text:p>0.0000039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003944">
                <text:p>0.0000039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003952">
                <text:p>0.0000039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00396">
                <text:p>0.000003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003968">
                <text:p>0.0000039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003976">
                <text:p>0.0000039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003984">
                <text:p>0.0000039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003992">
                <text:p>0.0000039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004008">
                <text:p>0.0000040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004016">
                <text:p>0.0000040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004024">
                <text:p>0.0000040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004032">
                <text:p>0.0000040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00404">
                <text:p>0.000004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004048">
                <text:p>0.0000040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004056">
                <text:p>0.00000405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004064">
                <text:p>0.0000040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004072">
                <text:p>0.0000040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00408">
                <text:p>0.000004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004088">
                <text:p>0.0000040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004096">
                <text:p>0.0000040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004104">
                <text:p>0.0000041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004112">
                <text:p>0.00000411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00412">
                <text:p>0.000004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004128">
                <text:p>0.00000412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004136">
                <text:p>0.0000041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004144">
                <text:p>0.0000041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004152">
                <text:p>0.0000041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00416">
                <text:p>0.000004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004168">
                <text:p>0.0000041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004176">
                <text:p>0.0000041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004184">
                <text:p>0.0000041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004192">
                <text:p>0.0000041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0042">
                <text:p>0.000004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004208">
                <text:p>0.00000420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004216">
                <text:p>0.0000042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004224">
                <text:p>0.0000042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004232">
                <text:p>0.0000042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00424">
                <text:p>0.000004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004248">
                <text:p>0.0000042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004256">
                <text:p>0.0000042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004264">
                <text:p>0.0000042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004272">
                <text:p>0.00000427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00428">
                <text:p>0.000004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004288">
                <text:p>0.0000042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004296">
                <text:p>0.0000042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004304">
                <text:p>0.0000043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0004312">
                <text:p>0.0000043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00432">
                <text:p>0.000004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004328">
                <text:p>0.0000043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0004336">
                <text:p>0.0000043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0004344">
                <text:p>0.0000043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004352">
                <text:p>0.0000043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00436">
                <text:p>0.000004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0004368">
                <text:p>0.0000043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0004376">
                <text:p>0.0000043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004384">
                <text:p>0.00000438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0004392">
                <text:p>0.0000043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00044">
                <text:p>0.000004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0004408">
                <text:p>0.0000044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0004416">
                <text:p>0.0000044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0004424">
                <text:p>0.0000044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0004432">
                <text:p>0.0000044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000444">
                <text:p>0.000004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004448">
                <text:p>0.0000044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0004456">
                <text:p>0.0000044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0004464">
                <text:p>0.0000044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0004472">
                <text:p>0.00000447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000448">
                <text:p>0.000004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0004488">
                <text:p>0.0000044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0004496">
                <text:p>0.0000044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0004504">
                <text:p>0.0000045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0004512">
                <text:p>0.0000045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000452">
                <text:p>0.000004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0004528">
                <text:p>0.0000045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0004536">
                <text:p>0.0000045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0004544">
                <text:p>0.0000045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0004552">
                <text:p>0.0000045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000456">
                <text:p>0.000004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0004568">
                <text:p>0.0000045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0004576">
                <text:p>0.0000045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004584">
                <text:p>0.0000045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0004592">
                <text:p>0.0000045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00046">
                <text:p>0.000004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0004608">
                <text:p>0.0000046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0004616">
                <text:p>0.0000046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0004624">
                <text:p>0.0000046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0004632">
                <text:p>0.0000046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000464">
                <text:p>0.000004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0004648">
                <text:p>0.0000046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0004656">
                <text:p>0.0000046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004664">
                <text:p>0.00000466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004672">
                <text:p>0.0000046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000468">
                <text:p>0.000004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0004688">
                <text:p>0.0000046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0004696">
                <text:p>0.0000046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004704">
                <text:p>0.0000047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0004712">
                <text:p>0.0000047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00472">
                <text:p>0.0000047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004728">
                <text:p>0.0000047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0004736">
                <text:p>0.0000047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0004744">
                <text:p>0.0000047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0004752">
                <text:p>0.0000047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000476">
                <text:p>0.000004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0004768">
                <text:p>0.0000047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0004776">
                <text:p>0.0000047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0004784">
                <text:p>0.0000047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0004792">
                <text:p>0.00000479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00048">
                <text:p>0.00000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0004808">
                <text:p>0.0000048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0004816">
                <text:p>0.0000048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0004824">
                <text:p>0.0000048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0004832">
                <text:p>0.0000048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000484">
                <text:p>0.000004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0004848">
                <text:p>0.0000048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0004856">
                <text:p>0.0000048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0004864">
                <text:p>0.0000048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004872">
                <text:p>0.0000048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000488">
                <text:p>0.0000048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0004888">
                <text:p>0.0000048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0004896">
                <text:p>0.00000489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0004904">
                <text:p>0.0000049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0004912">
                <text:p>0.0000049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000492">
                <text:p>0.000004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0004928">
                <text:p>0.00000492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0004936">
                <text:p>0.0000049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0004944">
                <text:p>0.0000049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004952">
                <text:p>0.0000049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000496">
                <text:p>0.000004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0004968">
                <text:p>0.0000049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0004976">
                <text:p>0.0000049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0004984">
                <text:p>0.0000049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0004992">
                <text:p>0.0000049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0005">
                <text:p>0.000005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0005008">
                <text:p>0.0000050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0005016">
                <text:p>0.0000050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0005024">
                <text:p>0.0000050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005032">
                <text:p>0.0000050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000504">
                <text:p>0.000005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0005048">
                <text:p>0.0000050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0005056">
                <text:p>0.0000050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0005064">
                <text:p>0.0000050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0005072">
                <text:p>0.0000050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000508">
                <text:p>0.000005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0005088">
                <text:p>0.0000050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0005096">
                <text:p>0.0000050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0005104">
                <text:p>0.0000051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005112">
                <text:p>0.0000051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000512">
                <text:p>0.000005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0005128">
                <text:p>0.0000051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0005136">
                <text:p>0.0000051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0005144">
                <text:p>0.0000051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0005152">
                <text:p>0.0000051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000516">
                <text:p>0.000005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0005168">
                <text:p>0.00000516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0005176">
                <text:p>0.00000517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0005184">
                <text:p>0.0000051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005192">
                <text:p>0.00000519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00052">
                <text:p>0.00000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0005208">
                <text:p>0.0000052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0005216">
                <text:p>0.0000052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0005224">
                <text:p>0.0000052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0005232">
                <text:p>0.0000052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000524">
                <text:p>0.000005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0005248">
                <text:p>0.0000052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0005256">
                <text:p>0.0000052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0005264">
                <text:p>0.00000526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005272">
                <text:p>0.00000527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000528">
                <text:p>0.000005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0005288">
                <text:p>0.0000052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0005296">
                <text:p>0.00000529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0005304">
                <text:p>0.0000053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0005312">
                <text:p>0.0000053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000532">
                <text:p>0.000005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0005328">
                <text:p>0.00000532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0005336">
                <text:p>0.0000053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0005344">
                <text:p>0.0000053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0005352">
                <text:p>0.0000053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000536">
                <text:p>0.0000053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0005368">
                <text:p>0.00000536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0005376">
                <text:p>0.0000053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0005384">
                <text:p>0.00000538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0005392">
                <text:p>0.0000053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00054">
                <text:p>0.000005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0005408">
                <text:p>0.00000540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0005416">
                <text:p>0.0000054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0005424">
                <text:p>0.0000054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0005432">
                <text:p>0.0000054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000544">
                <text:p>0.000005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0005448">
                <text:p>0.0000054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0005456">
                <text:p>0.0000054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0005464">
                <text:p>0.0000054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0005472">
                <text:p>0.0000054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000548">
                <text:p>0.0000054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0005488">
                <text:p>0.0000054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0005496">
                <text:p>0.00000549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0005504">
                <text:p>0.0000055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005512">
                <text:p>0.00000551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000552">
                <text:p>0.000005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0005528">
                <text:p>0.00000552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0005536">
                <text:p>0.0000055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0005544">
                <text:p>0.0000055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0005552">
                <text:p>0.00000555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000556">
                <text:p>0.000005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0005568">
                <text:p>0.00000556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0005576">
                <text:p>0.00000557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0005584">
                <text:p>0.0000055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005592">
                <text:p>0.0000055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00056">
                <text:p>0.00000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0005608">
                <text:p>0.0000056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0005616">
                <text:p>0.00000561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0005624">
                <text:p>0.0000056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0005632">
                <text:p>0.0000056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000564">
                <text:p>0.000005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0005648">
                <text:p>0.000005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0005656">
                <text:p>0.0000056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0005664">
                <text:p>0.0000056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0005672">
                <text:p>0.0000056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000568">
                <text:p>0.000005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0005688">
                <text:p>0.0000056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0005696">
                <text:p>0.0000056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0005704">
                <text:p>0.00000570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0005712">
                <text:p>0.0000057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000572">
                <text:p>0.000005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0005728">
                <text:p>0.0000057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0005736">
                <text:p>0.0000057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0005744">
                <text:p>0.0000057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005752">
                <text:p>0.0000057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000576">
                <text:p>0.000005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0005768">
                <text:p>0.0000057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0005776">
                <text:p>0.0000057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0005784">
                <text:p>0.0000057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0005792">
                <text:p>0.00000579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00058">
                <text:p>0.000005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0005808">
                <text:p>0.0000058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0005816">
                <text:p>0.0000058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0005824">
                <text:p>0.0000058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005832">
                <text:p>0.0000058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000584">
                <text:p>0.000005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0005848">
                <text:p>0.0000058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0005856">
                <text:p>0.0000058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0005864">
                <text:p>0.0000058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0005872">
                <text:p>0.0000058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000588">
                <text:p>0.000005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0005888">
                <text:p>0.0000058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0005896">
                <text:p>0.0000058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0005904">
                <text:p>0.0000059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0005912">
                <text:p>0.0000059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000592">
                <text:p>0.000005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0005928">
                <text:p>0.0000059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0005936">
                <text:p>0.00000593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0005944">
                <text:p>0.0000059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0005952">
                <text:p>0.0000059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000596">
                <text:p>0.000005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0005968">
                <text:p>0.0000059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0005976">
                <text:p>0.00000597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0005984">
                <text:p>0.0000059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0005992">
                <text:p>0.00000599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0006">
                <text:p>0.00000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0006008">
                <text:p>0.0000060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0006016">
                <text:p>0.0000060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0006024">
                <text:p>0.0000060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0006032">
                <text:p>0.0000060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000604">
                <text:p>0.000006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0006048">
                <text:p>0.0000060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0006056">
                <text:p>0.0000060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0006064">
                <text:p>0.0000060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006072">
                <text:p>0.0000060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000608">
                <text:p>0.0000060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0006088">
                <text:p>0.0000060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0006096">
                <text:p>0.0000060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0006104">
                <text:p>0.0000061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0006112">
                <text:p>0.0000061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000612">
                <text:p>0.00000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0006128">
                <text:p>0.0000061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0006136">
                <text:p>0.0000061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0006144">
                <text:p>0.0000061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006152">
                <text:p>0.0000061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000616">
                <text:p>0.000006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0006168">
                <text:p>0.0000061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0006176">
                <text:p>0.0000061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0006184">
                <text:p>0.0000061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0006192">
                <text:p>0.0000061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00062">
                <text:p>0.000006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0006208">
                <text:p>0.0000062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0006216">
                <text:p>0.0000062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0006224">
                <text:p>0.00000622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0006232">
                <text:p>0.00000623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000624">
                <text:p>0.000006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0006248">
                <text:p>0.0000062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0006256">
                <text:p>0.0000062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0006264">
                <text:p>0.0000062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0006272">
                <text:p>0.0000062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000628">
                <text:p>0.000006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0006288">
                <text:p>0.0000062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0006296">
                <text:p>0.0000062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0006304">
                <text:p>0.000006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006312">
                <text:p>0.0000063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000632">
                <text:p>0.0000063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0006328">
                <text:p>0.0000063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0006336">
                <text:p>0.0000063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0006344">
                <text:p>0.0000063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0006352">
                <text:p>0.00000635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000636">
                <text:p>0.000006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0006368">
                <text:p>0.0000063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0006376">
                <text:p>0.0000063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0006384">
                <text:p>0.0000063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006392">
                <text:p>0.0000063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00064">
                <text:p>0.00000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0006408">
                <text:p>0.0000064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0006416">
                <text:p>0.0000064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0006424">
                <text:p>0.0000064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0006432">
                <text:p>0.0000064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000644">
                <text:p>0.000006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0006448">
                <text:p>0.0000064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0006456">
                <text:p>0.0000064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0006464">
                <text:p>0.0000064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0006472">
                <text:p>0.0000064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000648">
                <text:p>0.000006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0006488">
                <text:p>0.0000064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0006496">
                <text:p>0.000006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0006504">
                <text:p>0.0000065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0006512">
                <text:p>0.0000065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000652">
                <text:p>0.000006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0006528">
                <text:p>0.00000652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0006536">
                <text:p>0.0000065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0006544">
                <text:p>0.0000065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006552">
                <text:p>0.00000655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000656">
                <text:p>0.0000065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0006568">
                <text:p>0.0000065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0006576">
                <text:p>0.0000065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0006584">
                <text:p>0.0000065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0006592">
                <text:p>0.000006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00066">
                <text:p>0.000006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0006608">
                <text:p>0.0000066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0006616">
                <text:p>0.0000066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0006624">
                <text:p>0.0000066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006632">
                <text:p>0.0000066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000664">
                <text:p>0.000006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0006648">
                <text:p>0.0000066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0006656">
                <text:p>0.0000066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0006664">
                <text:p>0.00000666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0006672">
                <text:p>0.0000066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000668">
                <text:p>0.000006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0006688">
                <text:p>0.0000066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0006696">
                <text:p>0.0000066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0006704">
                <text:p>0.0000067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006712">
                <text:p>0.0000067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000672">
                <text:p>0.000006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0006728">
                <text:p>0.0000067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0006736">
                <text:p>0.0000067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0006744">
                <text:p>0.0000067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0006752">
                <text:p>0.0000067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000676">
                <text:p>0.000006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0006768">
                <text:p>0.0000067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0006776">
                <text:p>0.0000067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0006784">
                <text:p>0.0000067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006792">
                <text:p>0.0000067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00068">
                <text:p>0.00000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0006808">
                <text:p>0.0000068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0006816">
                <text:p>0.0000068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0006824">
                <text:p>0.0000068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0006832">
                <text:p>0.0000068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000684">
                <text:p>0.000006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0006848">
                <text:p>0.0000068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0006856">
                <text:p>0.0000068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0006864">
                <text:p>0.0000068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006872">
                <text:p>0.0000068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000688">
                <text:p>0.000006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0006888">
                <text:p>0.0000068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0006896">
                <text:p>0.0000068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0006904">
                <text:p>0.0000069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0006912">
                <text:p>0.0000069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000692">
                <text:p>0.000006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0006928">
                <text:p>0.0000069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0006936">
                <text:p>0.0000069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0006944">
                <text:p>0.0000069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006952">
                <text:p>0.00000695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000696">
                <text:p>0.000006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0006968">
                <text:p>0.0000069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0006976">
                <text:p>0.0000069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0006984">
                <text:p>0.0000069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0006992">
                <text:p>0.00000699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0007">
                <text:p>0.000007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0007008">
                <text:p>0.0000070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0007016">
                <text:p>0.0000070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0007024">
                <text:p>0.0000070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0007032">
                <text:p>0.0000070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000704">
                <text:p>0.0000070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0007048">
                <text:p>0.0000070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0007056">
                <text:p>0.0000070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0007064">
                <text:p>0.0000070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0007072">
                <text:p>0.0000070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000708">
                <text:p>0.000007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0007088">
                <text:p>0.0000070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0007096">
                <text:p>0.0000070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0007104">
                <text:p>0.0000071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0007112">
                <text:p>0.0000071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000712">
                <text:p>0.000007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0007128">
                <text:p>0.0000071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0007136">
                <text:p>0.0000071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0007144">
                <text:p>0.0000071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0007152">
                <text:p>0.0000071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000716">
                <text:p>0.000007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0007168">
                <text:p>0.0000071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0007176">
                <text:p>0.0000071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0007184">
                <text:p>0.0000071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0007192">
                <text:p>0.00000719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00072">
                <text:p>0.00000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0007208">
                <text:p>0.0000072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0007216">
                <text:p>0.0000072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0007224">
                <text:p>0.0000072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0007232">
                <text:p>0.0000072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000724">
                <text:p>0.000007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0007248">
                <text:p>0.0000072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0007256">
                <text:p>0.0000072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0007264">
                <text:p>0.0000072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0007272">
                <text:p>0.00000727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000728">
                <text:p>0.000007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0007288">
                <text:p>0.0000072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0007296">
                <text:p>0.0000072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0007304">
                <text:p>0.00000730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0007312">
                <text:p>0.0000073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000732">
                <text:p>0.000007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0007328">
                <text:p>0.0000073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0007336">
                <text:p>0.0000073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0007344">
                <text:p>0.0000073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0007352">
                <text:p>0.0000073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000736">
                <text:p>0.000007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0007368">
                <text:p>0.0000073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0007376">
                <text:p>0.0000073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0007384">
                <text:p>0.0000073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0007392">
                <text:p>0.0000073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00074">
                <text:p>0.000007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0007408">
                <text:p>0.0000074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0007416">
                <text:p>0.0000074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0007424">
                <text:p>0.0000074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0007432">
                <text:p>0.0000074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000744">
                <text:p>0.000007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0007448">
                <text:p>0.0000074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0007456">
                <text:p>0.0000074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0007464">
                <text:p>0.0000074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0007472">
                <text:p>0.0000074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000748">
                <text:p>0.000007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0007488">
                <text:p>0.0000074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0007496">
                <text:p>0.0000074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0007504">
                <text:p>0.0000075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0007512">
                <text:p>0.0000075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000752">
                <text:p>0.000007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0007528">
                <text:p>0.0000075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0007536">
                <text:p>0.0000075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0007544">
                <text:p>0.0000075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0007552">
                <text:p>0.0000075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000756">
                <text:p>0.000007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0007568">
                <text:p>0.00000756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0007576">
                <text:p>0.0000075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0007584">
                <text:p>0.0000075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0007592">
                <text:p>0.0000075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00076">
                <text:p>0.00000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0007608">
                <text:p>0.00000760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0007616">
                <text:p>0.0000076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0007624">
                <text:p>0.0000076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0007632">
                <text:p>0.0000076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000764">
                <text:p>0.000007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0007648">
                <text:p>0.0000076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0007656">
                <text:p>0.00000765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0007664">
                <text:p>0.0000076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0007672">
                <text:p>0.0000076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000768">
                <text:p>0.000007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0007688">
                <text:p>0.0000076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0007696">
                <text:p>0.0000076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0007704">
                <text:p>0.0000077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0007712">
                <text:p>0.0000077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000772">
                <text:p>0.000007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0007728">
                <text:p>0.0000077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0007736">
                <text:p>0.00000773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0007744">
                <text:p>0.0000077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0007752">
                <text:p>0.0000077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000776">
                <text:p>0.000007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0007768">
                <text:p>0.0000077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0007776">
                <text:p>0.0000077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0007784">
                <text:p>0.0000077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0007792">
                <text:p>0.0000077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00078">
                <text:p>0.000007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0007808">
                <text:p>0.00000780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0007816">
                <text:p>0.0000078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0007824">
                <text:p>0.0000078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0007832">
                <text:p>0.0000078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000784">
                <text:p>0.000007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0007848">
                <text:p>0.0000078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0007856">
                <text:p>0.00000785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0007864">
                <text:p>0.0000078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0007872">
                <text:p>0.0000078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000788">
                <text:p>0.0000078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0007888">
                <text:p>0.0000078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0007896">
                <text:p>0.0000078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0007904">
                <text:p>0.0000079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0007912">
                <text:p>0.00000791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000792">
                <text:p>0.000007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0007928">
                <text:p>0.0000079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0007936">
                <text:p>0.0000079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0007944">
                <text:p>0.0000079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0007952">
                <text:p>0.0000079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000796">
                <text:p>0.000007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0007968">
                <text:p>0.0000079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0007976">
                <text:p>0.0000079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0007984">
                <text:p>0.0000079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0007992">
                <text:p>0.0000079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0008">
                <text:p>0.0000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0008008">
                <text:p>0.0000080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0008016">
                <text:p>0.0000080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0008024">
                <text:p>0.00000802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0008032">
                <text:p>0.0000080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000804">
                <text:p>0.000008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0008048">
                <text:p>0.0000080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0008056">
                <text:p>0.0000080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0008064">
                <text:p>0.00000806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0008072">
                <text:p>0.0000080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000808">
                <text:p>0.000008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0008088">
                <text:p>0.0000080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0008096">
                <text:p>0.0000080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0008104">
                <text:p>0.0000081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0008112">
                <text:p>0.00000811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000812">
                <text:p>0.0000081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0008128">
                <text:p>0.00000812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0008136">
                <text:p>0.0000081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0008144">
                <text:p>0.0000081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0008152">
                <text:p>0.0000081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000816">
                <text:p>0.000008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0008168">
                <text:p>0.0000081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0008176">
                <text:p>0.0000081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0008184">
                <text:p>0.0000081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0008192">
                <text:p>0.0000081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00082">
                <text:p>0.000008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0008208">
                <text:p>0.0000082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0008216">
                <text:p>0.00000821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0008224">
                <text:p>0.0000082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0008232">
                <text:p>0.0000082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000824">
                <text:p>0.000008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0008248">
                <text:p>0.00000824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0008256">
                <text:p>0.0000082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0008264">
                <text:p>0.0000082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0008272">
                <text:p>0.0000082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000828">
                <text:p>0.000008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0008288">
                <text:p>0.0000082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0008296">
                <text:p>0.0000082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0008304">
                <text:p>0.00000830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0008312">
                <text:p>0.0000083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000832">
                <text:p>0.000008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0008328">
                <text:p>0.0000083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0008336">
                <text:p>0.0000083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0008344">
                <text:p>0.0000083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0008352">
                <text:p>0.0000083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000836">
                <text:p>0.000008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0008368">
                <text:p>0.00000836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0008376">
                <text:p>0.0000083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0008384">
                <text:p>0.0000083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0008392">
                <text:p>0.00000839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00084">
                <text:p>0.00000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0008408">
                <text:p>0.00000840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0008416">
                <text:p>0.0000084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0008424">
                <text:p>0.0000084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0008432">
                <text:p>0.0000084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000844">
                <text:p>0.000008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0008448">
                <text:p>0.0000084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0008456">
                <text:p>0.0000084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0008464">
                <text:p>0.0000084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0008472">
                <text:p>0.0000084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000848">
                <text:p>0.000008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0008488">
                <text:p>0.0000084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0008496">
                <text:p>0.00000849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0008504">
                <text:p>0.0000085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0008512">
                <text:p>0.0000085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000852">
                <text:p>0.000008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0008528">
                <text:p>0.0000085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0008536">
                <text:p>0.0000085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0008544">
                <text:p>0.000008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0008552">
                <text:p>0.0000085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000856">
                <text:p>0.000008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0008568">
                <text:p>0.0000085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0008576">
                <text:p>0.0000085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0008584">
                <text:p>0.0000085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0008592">
                <text:p>0.0000085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00086">
                <text:p>0.000008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0008608">
                <text:p>0.0000086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0008616">
                <text:p>0.0000086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0008624">
                <text:p>0.0000086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0008632">
                <text:p>0.0000086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000864">
                <text:p>0.000008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0008648">
                <text:p>0.0000086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0008656">
                <text:p>0.0000086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0008664">
                <text:p>0.0000086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0008672">
                <text:p>0.0000086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000868">
                <text:p>0.000008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0008688">
                <text:p>0.0000086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0008696">
                <text:p>0.0000086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0008704">
                <text:p>0.0000087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0008712">
                <text:p>0.0000087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000872">
                <text:p>0.000008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0008728">
                <text:p>0.0000087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0008736">
                <text:p>0.0000087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0008744">
                <text:p>0.0000087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0008752">
                <text:p>0.0000087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000876">
                <text:p>0.000008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0008768">
                <text:p>0.0000087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0008776">
                <text:p>0.0000087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0008784">
                <text:p>0.0000087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0008792">
                <text:p>0.0000087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00088">
                <text:p>0.00000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0008808">
                <text:p>0.0000088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0008816">
                <text:p>0.0000088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0008824">
                <text:p>0.0000088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0008832">
                <text:p>0.0000088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000884">
                <text:p>0.000008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0008848">
                <text:p>0.0000088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0008856">
                <text:p>0.0000088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0008864">
                <text:p>0.0000088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0008872">
                <text:p>0.0000088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000888">
                <text:p>0.000008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0008888">
                <text:p>0.0000088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0008896">
                <text:p>0.0000088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0008904">
                <text:p>0.0000089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0008912">
                <text:p>0.0000089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000892">
                <text:p>0.000008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0008928">
                <text:p>0.0000089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0008936">
                <text:p>0.0000089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0008944">
                <text:p>0.0000089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0008952">
                <text:p>0.0000089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000896">
                <text:p>0.0000089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0008968">
                <text:p>0.0000089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0008976">
                <text:p>0.0000089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0008984">
                <text:p>0.0000089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0008992">
                <text:p>0.0000089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0009">
                <text:p>0.000009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0009008">
                <text:p>0.0000090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0009016">
                <text:p>0.0000090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0009024">
                <text:p>0.0000090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0009032">
                <text:p>0.0000090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000904">
                <text:p>0.000009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0009048">
                <text:p>0.0000090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0009056">
                <text:p>0.0000090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0009064">
                <text:p>0.0000090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0009072">
                <text:p>0.0000090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000908">
                <text:p>0.0000090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0009088">
                <text:p>0.0000090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0009096">
                <text:p>0.0000090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0009104">
                <text:p>0.0000091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0009112">
                <text:p>0.0000091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000912">
                <text:p>0.000009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0009128">
                <text:p>0.0000091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0009136">
                <text:p>0.0000091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0009144">
                <text:p>0.0000091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0009152">
                <text:p>0.0000091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000916">
                <text:p>0.000009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0009168">
                <text:p>0.0000091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0009176">
                <text:p>0.0000091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0009184">
                <text:p>0.00000918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0009192">
                <text:p>0.0000091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00092">
                <text:p>0.00000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0009208">
                <text:p>0.00000920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0009216">
                <text:p>0.0000092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0009224">
                <text:p>0.0000092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0009232">
                <text:p>0.0000092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000924">
                <text:p>0.000009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0009248">
                <text:p>0.0000092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0009256">
                <text:p>0.0000092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0009264">
                <text:p>0.0000092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0009272">
                <text:p>0.0000092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000928">
                <text:p>0.000009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0009288">
                <text:p>0.0000092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0009296">
                <text:p>0.00000929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0009304">
                <text:p>0.00000930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0009312">
                <text:p>0.0000093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000932">
                <text:p>0.0000093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0009328">
                <text:p>0.00000932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0009336">
                <text:p>0.0000093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0009344">
                <text:p>0.00000934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0009352">
                <text:p>0.00000935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000936">
                <text:p>0.000009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0009368">
                <text:p>0.0000093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0009376">
                <text:p>0.0000093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0009384">
                <text:p>0.0000093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0009392">
                <text:p>0.0000093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00094">
                <text:p>0.000009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0009408">
                <text:p>0.0000094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0009416">
                <text:p>0.0000094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0009424">
                <text:p>0.0000094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0009432">
                <text:p>0.0000094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000944">
                <text:p>0.000009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0009448">
                <text:p>0.0000094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0009456">
                <text:p>0.0000094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0009464">
                <text:p>0.0000094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0009472">
                <text:p>0.00000947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000948">
                <text:p>0.000009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0009488">
                <text:p>0.0000094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0009496">
                <text:p>0.00000949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0009504">
                <text:p>0.00000950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0009512">
                <text:p>0.0000095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00000952">
                <text:p>0.000009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000009528">
                <text:p>0.0000095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000009536">
                <text:p>0.0000095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000009544">
                <text:p>0.0000095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000009552">
                <text:p>0.0000095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0000956">
                <text:p>0.000009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000009568">
                <text:p>0.00000956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000009576">
                <text:p>0.0000095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000009584">
                <text:p>0.0000095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00009592">
                <text:p>0.00000959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000096">
                <text:p>0.00000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000009608">
                <text:p>0.0000096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000009616">
                <text:p>0.0000096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00009624">
                <text:p>0.0000096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000009632">
                <text:p>0.0000096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0000964">
                <text:p>0.0000096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000009648">
                <text:p>0.0000096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00009656">
                <text:p>0.0000096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000009664">
                <text:p>0.0000096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00009672">
                <text:p>0.0000096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00000968">
                <text:p>0.000009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00009688">
                <text:p>0.00000968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000009696">
                <text:p>0.0000096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000009704">
                <text:p>0.0000097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000009712">
                <text:p>0.0000097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00000972">
                <text:p>0.000009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000009728">
                <text:p>0.0000097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000009736">
                <text:p>0.00000973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000009744">
                <text:p>0.0000097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000009752">
                <text:p>0.0000097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00000976">
                <text:p>0.000009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000009768">
                <text:p>0.0000097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000009776">
                <text:p>0.0000097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000009784">
                <text:p>0.0000097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000009792">
                <text:p>0.0000097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0000098">
                <text:p>0.000009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000009808">
                <text:p>0.0000098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000009816">
                <text:p>0.0000098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00009824">
                <text:p>0.0000098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000009832">
                <text:p>0.00000983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00000984">
                <text:p>0.000009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000009848">
                <text:p>0.0000098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00009856">
                <text:p>0.00000985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000009864">
                <text:p>0.0000098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000009872">
                <text:p>0.0000098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00000988">
                <text:p>0.000009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00009888">
                <text:p>0.0000098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000009896">
                <text:p>0.00000989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000009904">
                <text:p>0.00000990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000009912">
                <text:p>0.0000099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00000992">
                <text:p>0.000009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000009928">
                <text:p>0.0000099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000009936">
                <text:p>0.0000099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000009944">
                <text:p>0.0000099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000009952">
                <text:p>0.0000099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00000996">
                <text:p>0.000009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000009968">
                <text:p>0.0000099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000009976">
                <text:p>0.0000099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000009984">
                <text:p>0.0000099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000009992">
                <text:p>0.00000999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00001">
                <text:p>0.00001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000010008">
                <text:p>0.0000100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000010016">
                <text:p>0.0000100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000010024">
                <text:p>0.0000100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000010032">
                <text:p>0.0000100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00001004">
                <text:p>0.000010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000010048">
                <text:p>0.0000100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000010056">
                <text:p>0.0000100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000010064">
                <text:p>0.0000100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000010072">
                <text:p>0.0000100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0001008">
                <text:p>0.000010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00010088">
                <text:p>0.0000100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000010096">
                <text:p>0.0000100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000010104">
                <text:p>0.0000101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000010112">
                <text:p>0.0000101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0001012">
                <text:p>0.000010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00010128">
                <text:p>0.0000101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00010136">
                <text:p>0.0000101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000010144">
                <text:p>0.0000101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00010152">
                <text:p>0.0000101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0001016">
                <text:p>0.000010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000010168">
                <text:p>0.0000101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000010176">
                <text:p>0.0000101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000010184">
                <text:p>0.0000101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000010192">
                <text:p>0.0000101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0000102">
                <text:p>0.000010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000010208">
                <text:p>0.0000102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000010216">
                <text:p>0.00001021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000010224">
                <text:p>0.0000102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000010232">
                <text:p>0.0000102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00001024">
                <text:p>0.000010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000010248">
                <text:p>0.0000102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000010256">
                <text:p>0.0000102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000010264">
                <text:p>0.0000102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000010272">
                <text:p>0.00001027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00001028">
                <text:p>0.000010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000010288">
                <text:p>0.0000102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000010296">
                <text:p>0.0000102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000010304">
                <text:p>0.0000103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000010312">
                <text:p>0.00001031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00001032">
                <text:p>0.000010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000010328">
                <text:p>0.0000103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000010336">
                <text:p>0.00001033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000010344">
                <text:p>0.0000103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00010352">
                <text:p>0.00001035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00001036">
                <text:p>0.000010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000010368">
                <text:p>0.0000103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000010376">
                <text:p>0.0000103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00010384">
                <text:p>0.00001038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000010392">
                <text:p>0.0000103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0000104">
                <text:p>0.00001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000010408">
                <text:p>0.0000104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00010416">
                <text:p>0.0000104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000010424">
                <text:p>0.0000104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000010432">
                <text:p>0.0000104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00001044">
                <text:p>0.0000104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000010448">
                <text:p>0.00001044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000010456">
                <text:p>0.0000104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000010464">
                <text:p>0.0000104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000010472">
                <text:p>0.00001047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00001048">
                <text:p>0.000010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000010488">
                <text:p>0.0000104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000010496">
                <text:p>0.0000104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000010504">
                <text:p>0.0000105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000010512">
                <text:p>0.00001051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00001052">
                <text:p>0.0000105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000010528">
                <text:p>0.0000105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000010536">
                <text:p>0.0000105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000010544">
                <text:p>0.0000105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000010552">
                <text:p>0.0000105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00001056">
                <text:p>0.000010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000010568">
                <text:p>0.0000105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000010576">
                <text:p>0.0000105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000010584">
                <text:p>0.00001058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000010592">
                <text:p>0.0000105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0000106">
                <text:p>0.000010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000010608">
                <text:p>0.0000106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000010616">
                <text:p>0.0000106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000010624">
                <text:p>0.00001062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000010632">
                <text:p>0.0000106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00001064">
                <text:p>0.000010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000010648">
                <text:p>0.00001064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000010656">
                <text:p>0.0000106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000010664">
                <text:p>0.0000106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000010672">
                <text:p>0.0000106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00001068">
                <text:p>0.0000106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000010688">
                <text:p>0.0000106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000010696">
                <text:p>0.0000106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000010704">
                <text:p>0.00001070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000010712">
                <text:p>0.0000107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00001072">
                <text:p>0.000010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000010728">
                <text:p>0.0000107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000010736">
                <text:p>0.0000107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000010744">
                <text:p>0.00001074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000010752">
                <text:p>0.0000107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00001076">
                <text:p>0.000010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000010768">
                <text:p>0.0000107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000010776">
                <text:p>0.0000107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000010784">
                <text:p>0.00001078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000010792">
                <text:p>0.00001079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0000108">
                <text:p>0.00001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000010808">
                <text:p>0.0000108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000010816">
                <text:p>0.0000108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000010824">
                <text:p>0.00001082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000010832">
                <text:p>0.00001083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00001084">
                <text:p>0.000010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000010848">
                <text:p>0.0000108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000010856">
                <text:p>0.00001085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000010864">
                <text:p>0.0000108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000010872">
                <text:p>0.0000108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0001088">
                <text:p>0.0000108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000010888">
                <text:p>0.0000108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000010896">
                <text:p>0.0000108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000010904">
                <text:p>0.00001090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000010912">
                <text:p>0.0000109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00001092">
                <text:p>0.000010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000010928">
                <text:p>0.0000109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000010936">
                <text:p>0.00001093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000010944">
                <text:p>0.00001094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000010952">
                <text:p>0.00001095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00001096">
                <text:p>0.0000109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000010968">
                <text:p>0.00001096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000010976">
                <text:p>0.00001097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000010984">
                <text:p>0.00001098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000010992">
                <text:p>0.0000109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000011">
                <text:p>0.000011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000011008">
                <text:p>0.00001100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000011016">
                <text:p>0.00001101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000011024">
                <text:p>0.0000110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000011032">
                <text:p>0.0000110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00001104">
                <text:p>0.000011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000011048">
                <text:p>0.00001104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000011056">
                <text:p>0.0000110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000011064">
                <text:p>0.0000110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000011072">
                <text:p>0.00001107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00001108">
                <text:p>0.0000110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000011088">
                <text:p>0.00001108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000011096">
                <text:p>0.0000110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000011104">
                <text:p>0.0000111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000011112">
                <text:p>0.0000111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00001112">
                <text:p>0.000011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000011128">
                <text:p>0.00001112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000011136">
                <text:p>0.0000111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000011144">
                <text:p>0.0000111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000011152">
                <text:p>0.0000111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00001116">
                <text:p>0.0000111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000011168">
                <text:p>0.00001116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000011176">
                <text:p>0.0000111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000011184">
                <text:p>0.00001118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000011192">
                <text:p>0.0000111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0000112">
                <text:p>0.000011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000011208">
                <text:p>0.00001120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000011216">
                <text:p>0.00001121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000011224">
                <text:p>0.0000112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000011232">
                <text:p>0.00001123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00001124">
                <text:p>0.000011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000011248">
                <text:p>0.00001124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000011256">
                <text:p>0.00001125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000011264">
                <text:p>0.0000112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000011272">
                <text:p>0.00001127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00001128">
                <text:p>0.000011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000011288">
                <text:p>0.0000112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000011296">
                <text:p>0.0000112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000011304">
                <text:p>0.0000113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000011312">
                <text:p>0.00001131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00001132">
                <text:p>0.0000113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000011328">
                <text:p>0.00001132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000011336">
                <text:p>0.00001133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000011344">
                <text:p>0.00001134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000011352">
                <text:p>0.0000113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00001136">
                <text:p>0.000011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000011368">
                <text:p>0.00001136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000011376">
                <text:p>0.00001137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000011384">
                <text:p>0.0000113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000011392">
                <text:p>0.0000113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0000114">
                <text:p>0.000011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000011408">
                <text:p>0.0000114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000011416">
                <text:p>0.00001141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000011424">
                <text:p>0.0000114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000011432">
                <text:p>0.0000114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00001144">
                <text:p>0.0000114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000011448">
                <text:p>0.0000114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000011456">
                <text:p>0.0000114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000011464">
                <text:p>0.00001146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000011472">
                <text:p>0.00001147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00001148">
                <text:p>0.000011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000011488">
                <text:p>0.0000114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000011496">
                <text:p>0.0000114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000011504">
                <text:p>0.00001150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000011512">
                <text:p>0.00001151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00001152">
                <text:p>0.000011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000011528">
                <text:p>0.00001152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000011536">
                <text:p>0.0000115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000011544">
                <text:p>0.00001154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000011552">
                <text:p>0.00001155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00001156">
                <text:p>0.0000115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000011568">
                <text:p>0.00001156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000011576">
                <text:p>0.00001157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000011584">
                <text:p>0.00001158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000011592">
                <text:p>0.0000115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0000116">
                <text:p>0.00001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000011608">
                <text:p>0.00001160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000011616">
                <text:p>0.0000116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000011624">
                <text:p>0.0000116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000011632">
                <text:p>0.00001163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00001164">
                <text:p>0.000011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000011648">
                <text:p>0.00001164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000011656">
                <text:p>0.00001165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000011664">
                <text:p>0.00001166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000011672">
                <text:p>0.00001167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00001168">
                <text:p>0.0000116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000011688">
                <text:p>0.0000116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000011696">
                <text:p>0.00001169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000011704">
                <text:p>0.00001170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000011712">
                <text:p>0.00001171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00001172">
                <text:p>0.0000117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000011728">
                <text:p>0.00001172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000011736">
                <text:p>0.0000117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000011744">
                <text:p>0.0000117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000011752">
                <text:p>0.00001175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00001176">
                <text:p>0.0000117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000011768">
                <text:p>0.0000117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000011776">
                <text:p>0.00001177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000011784">
                <text:p>0.0000117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000011792">
                <text:p>0.00001179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0000118">
                <text:p>0.000011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000011808">
                <text:p>0.00001180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000011816">
                <text:p>0.0000118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000011824">
                <text:p>0.0000118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000011832">
                <text:p>0.00001183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00001184">
                <text:p>0.000011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000011848">
                <text:p>0.0000118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000011856">
                <text:p>0.00001185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000011864">
                <text:p>0.00001186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000011872">
                <text:p>0.00001187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00001188">
                <text:p>0.0000118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000011888">
                <text:p>0.0000118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000011896">
                <text:p>0.0000118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000011904">
                <text:p>0.00001190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000011912">
                <text:p>0.00001191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00001192">
                <text:p>0.000011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000011928">
                <text:p>0.0000119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000011936">
                <text:p>0.0000119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000011944">
                <text:p>0.00001194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000011952">
                <text:p>0.00001195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00001196">
                <text:p>0.0000119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000011968">
                <text:p>0.00001196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000011976">
                <text:p>0.00001197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000011984">
                <text:p>0.00001198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000011992">
                <text:p>0.00001199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000012">
                <text:p>0.00001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000012008">
                <text:p>0.0000120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000012016">
                <text:p>0.00001201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000012024">
                <text:p>0.00001202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000012032">
                <text:p>0.00001203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00001204">
                <text:p>0.0000120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000012048">
                <text:p>0.00001204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000012056">
                <text:p>0.00001205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000012064">
                <text:p>0.00001206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000012072">
                <text:p>0.00001207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00001208">
                <text:p>0.0000120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000012088">
                <text:p>0.00001208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000012096">
                <text:p>0.00001209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000012104">
                <text:p>0.00001210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000012112">
                <text:p>0.00001211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00001212">
                <text:p>0.0000121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000012128">
                <text:p>0.0000121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000012136">
                <text:p>0.00001213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000012144">
                <text:p>0.00001214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000012152">
                <text:p>0.0000121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00001216">
                <text:p>0.0000121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000012168">
                <text:p>0.00001216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000012176">
                <text:p>0.00001217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000012184">
                <text:p>0.00001218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000012192">
                <text:p>0.00001219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0000122">
                <text:p>0.000012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000012208">
                <text:p>0.00001220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000012216">
                <text:p>0.00001221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000012224">
                <text:p>0.00001222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000012232">
                <text:p>0.00001223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00001224">
                <text:p>0.0000122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000012248">
                <text:p>0.00001224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000012256">
                <text:p>0.00001225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000012264">
                <text:p>0.00001226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000012272">
                <text:p>0.00001227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00001228">
                <text:p>0.0000122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000012288">
                <text:p>0.00001228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000012296">
                <text:p>0.00001229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000012304">
                <text:p>0.00001230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000012312">
                <text:p>0.0000123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00001232">
                <text:p>0.0000123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000012328">
                <text:p>0.0000123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000012336">
                <text:p>0.0000123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000012344">
                <text:p>0.00001234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000012352">
                <text:p>0.00001235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00001236">
                <text:p>0.00001236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000012368">
                <text:p>0.00001236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000012376">
                <text:p>0.00001237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000012384">
                <text:p>0.00001238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000012392">
                <text:p>0.00001239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0000124">
                <text:p>0.000012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000012408">
                <text:p>0.00001240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000012416">
                <text:p>0.00001241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000012424">
                <text:p>0.00001242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000012432">
                <text:p>0.00001243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00001244">
                <text:p>0.0000124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000012448">
                <text:p>0.00001244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000012456">
                <text:p>0.00001245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000012464">
                <text:p>0.000012464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000012472">
                <text:p>0.00001247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00001248">
                <text:p>0.0000124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000012488">
                <text:p>0.00001248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000012496">
                <text:p>0.00001249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000012504">
                <text:p>0.00001250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000012512">
                <text:p>0.0000125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00001252">
                <text:p>0.0000125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000012528">
                <text:p>0.00001252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000012536">
                <text:p>0.00001253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000012544">
                <text:p>0.00001254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000012552">
                <text:p>0.00001255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00001256">
                <text:p>0.0000125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000012568">
                <text:p>0.00001256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000012576">
                <text:p>0.000012576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000012584">
                <text:p>0.00001258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000012592">
                <text:p>0.00001259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0000126">
                <text:p>0.000012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000012608">
                <text:p>0.00001260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000012616">
                <text:p>0.00001261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000012624">
                <text:p>0.00001262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000012632">
                <text:p>0.00001263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00001264">
                <text:p>0.0000126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000012648">
                <text:p>0.00001264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000012656">
                <text:p>0.00001265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000012664">
                <text:p>0.00001266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000012672">
                <text:p>0.00001267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00001268">
                <text:p>0.0000126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000012688">
                <text:p>0.00001268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000012696">
                <text:p>0.00001269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000012704">
                <text:p>0.00001270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000012712">
                <text:p>0.00001271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00001272">
                <text:p>0.00001272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000012728">
                <text:p>0.00001272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000012736">
                <text:p>0.00001273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000012744">
                <text:p>0.00001274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000012752">
                <text:p>0.00001275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00001276">
                <text:p>0.0000127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000012768">
                <text:p>0.00001276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000012776">
                <text:p>0.00001277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000012784">
                <text:p>0.00001278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000012792">
                <text:p>0.00001279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0000128">
                <text:p>0.000012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000012808">
                <text:p>0.00001280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000012816">
                <text:p>0.00001281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000012824">
                <text:p>0.00001282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000012832">
                <text:p>0.00001283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00001284">
                <text:p>0.0000128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000012848">
                <text:p>0.00001284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000012856">
                <text:p>0.000012856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000012864">
                <text:p>0.00001286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000012872">
                <text:p>0.00001287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00001288">
                <text:p>0.0000128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000012888">
                <text:p>0.00001288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000012896">
                <text:p>0.00001289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000012904">
                <text:p>0.00001290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000012912">
                <text:p>0.00001291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00001292">
                <text:p>0.0000129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000012928">
                <text:p>0.000012928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000012936">
                <text:p>0.00001293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000012944">
                <text:p>0.00001294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000012952">
                <text:p>0.00001295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00001296">
                <text:p>0.0000129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000012968">
                <text:p>0.00001296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000012976">
                <text:p>0.00001297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000012984">
                <text:p>0.00001298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000012992">
                <text:p>0.000012992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000013">
                <text:p>0.000013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000013008">
                <text:p>0.00001300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000013016">
                <text:p>0.00001301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000013024">
                <text:p>0.00001302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000013032">
                <text:p>0.00001303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00001304">
                <text:p>0.0000130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000013048">
                <text:p>0.00001304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000013056">
                <text:p>0.00001305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000013064">
                <text:p>0.00001306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000013072">
                <text:p>0.00001307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00001308">
                <text:p>0.0000130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000013088">
                <text:p>0.00001308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000013096">
                <text:p>0.000013096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000013104">
                <text:p>0.00001310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000013112">
                <text:p>0.00001311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00001312">
                <text:p>0.0000131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000013128">
                <text:p>0.00001312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000013136">
                <text:p>0.00001313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000013144">
                <text:p>0.000013144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000013152">
                <text:p>0.00001315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00001316">
                <text:p>0.0000131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000013168">
                <text:p>0.00001316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000013176">
                <text:p>0.00001317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000013184">
                <text:p>0.00001318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000013192">
                <text:p>0.00001319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0000132">
                <text:p>0.000013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000013208">
                <text:p>0.00001320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000013216">
                <text:p>0.00001321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000013224">
                <text:p>0.00001322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000013232">
                <text:p>0.00001323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00001324">
                <text:p>0.0000132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000013248">
                <text:p>0.00001324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000013256">
                <text:p>0.00001325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000013264">
                <text:p>0.00001326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000013272">
                <text:p>0.00001327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00001328">
                <text:p>0.00001328</text:p>
              </table:table-cell>
              <table:table-cell office:value-type="float" office:value="0.04083353">
                <text:p>0.04083353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000013288">
                <text:p>0.00001328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000013296">
                <text:p>0.00001329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000013304">
                <text:p>0.00001330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000013312">
                <text:p>0.00001331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00001332">
                <text:p>0.0000133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000013328">
                <text:p>0.00001332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000013336">
                <text:p>0.00001333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000013344">
                <text:p>0.00001334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000013352">
                <text:p>0.00001335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00001336">
                <text:p>0.0000133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000013368">
                <text:p>0.00001336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000013376">
                <text:p>0.00001337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000013384">
                <text:p>0.00001338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000013392">
                <text:p>0.00001339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0000134">
                <text:p>0.000013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000013408">
                <text:p>0.00001340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000013416">
                <text:p>0.000013416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000013424">
                <text:p>0.00001342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000013432">
                <text:p>0.00001343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00001344">
                <text:p>0.00001344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000013448">
                <text:p>0.00001344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000013456">
                <text:p>0.00001345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000013464">
                <text:p>0.00001346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000013472">
                <text:p>0.00001347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00001348">
                <text:p>0.0000134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000013488">
                <text:p>0.00001348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000013496">
                <text:p>0.00001349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000013504">
                <text:p>0.00001350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000013512">
                <text:p>0.00001351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00001352">
                <text:p>0.0000135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000013528">
                <text:p>0.00001352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000013536">
                <text:p>0.00001353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000013544">
                <text:p>0.00001354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000013552">
                <text:p>0.00001355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00001356">
                <text:p>0.00001356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000013568">
                <text:p>0.00001356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000013576">
                <text:p>0.00001357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000013584">
                <text:p>0.000013584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000013592">
                <text:p>0.000013592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0000136">
                <text:p>0.000013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000013608">
                <text:p>0.00001360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000013616">
                <text:p>0.00001361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000013624">
                <text:p>0.00001362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000013632">
                <text:p>0.00001363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00001364">
                <text:p>0.00001364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000013648">
                <text:p>0.00001364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000013656">
                <text:p>0.000013656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000013664">
                <text:p>0.000013664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000013672">
                <text:p>0.00001367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00001368">
                <text:p>0.00001368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000013688">
                <text:p>0.000013688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000013696">
                <text:p>0.000013696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000013704">
                <text:p>0.000013704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000013712">
                <text:p>0.00001371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00001372">
                <text:p>0.0000137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000013728">
                <text:p>0.000013728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000013736">
                <text:p>0.000013736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000013744">
                <text:p>0.000013744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000013752">
                <text:p>0.000013752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00001376">
                <text:p>0.0000137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000013768">
                <text:p>0.00001376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000013776">
                <text:p>0.000013776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000013784">
                <text:p>0.000013784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000013792">
                <text:p>0.000013792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0000138">
                <text:p>0.000013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000013808">
                <text:p>0.000013808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000013816">
                <text:p>0.000013816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000013824">
                <text:p>0.00001382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000013832">
                <text:p>0.00001383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00001384">
                <text:p>0.00001384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000013848">
                <text:p>0.000013848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000013856">
                <text:p>0.000013856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000013864">
                <text:p>0.00001386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000013872">
                <text:p>0.000013872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00001388">
                <text:p>0.00001388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000013888">
                <text:p>0.000013888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000013896">
                <text:p>0.00001389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000013904">
                <text:p>0.000013904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000013912">
                <text:p>0.000013912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00001392">
                <text:p>0.00001392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000013928">
                <text:p>0.000013928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000013936">
                <text:p>0.000013936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000013944">
                <text:p>0.00001394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000013952">
                <text:p>0.00001395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00001396">
                <text:p>0.00001396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000013968">
                <text:p>0.000013968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000013976">
                <text:p>0.000013976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000013984">
                <text:p>0.000013984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000013992">
                <text:p>0.000013992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000014">
                <text:p>0.00001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000014008">
                <text:p>0.000014008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000014016">
                <text:p>0.000014016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000014024">
                <text:p>0.000014024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000014032">
                <text:p>0.000014032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00001404">
                <text:p>0.00001404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000014048">
                <text:p>0.000014048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000014056">
                <text:p>0.000014056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000014064">
                <text:p>0.000014064</text:p>
              </table:table-cell>
              <table:table-cell office:value-type="float" office:value="0.1633341">
                <text:p>0.1633341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000014072">
                <text:p>0.000014072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00001408">
                <text:p>0.00001408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000014088">
                <text:p>0.000014088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000014096">
                <text:p>0.000014096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000014104">
                <text:p>0.000014104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000014112">
                <text:p>0.000014112</text:p>
              </table:table-cell>
              <table:table-cell office:value-type="float" office:value="0.08166706">
                <text:p>0.0816670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00001412">
                <text:p>0.00001412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000014128">
                <text:p>0.000014128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000014136">
                <text:p>0.000014136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000014144">
                <text:p>0.000014144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000014152">
                <text:p>0.000014152</text:p>
              </table:table-cell>
              <table:table-cell office:value-type="float" office:value="0.1633341">
                <text:p>0.163334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00001416">
                <text:p>0.00001416</text:p>
              </table:table-cell>
              <table:table-cell office:value-type="float" office:value="0.1633341">
                <text:p>0.163334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000014168">
                <text:p>0.000014168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000014176">
                <text:p>0.000014176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000014184">
                <text:p>0.000014184</text:p>
              </table:table-cell>
              <table:table-cell office:value-type="float" office:value="0.1633341">
                <text:p>0.1633341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000014192">
                <text:p>0.000014192</text:p>
              </table:table-cell>
              <table:table-cell office:value-type="float" office:value="0.1633341">
                <text:p>0.163334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0000142">
                <text:p>0.0000142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000014208">
                <text:p>0.000014208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000014216">
                <text:p>0.000014216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000014224">
                <text:p>0.000014224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000014232">
                <text:p>0.000014232</text:p>
              </table:table-cell>
              <table:table-cell office:value-type="float" office:value="0.1633341">
                <text:p>0.1633341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00001424">
                <text:p>0.00001424</text:p>
              </table:table-cell>
              <table:table-cell office:value-type="float" office:value="0.1633341">
                <text:p>0.163334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000014248">
                <text:p>0.000014248</text:p>
              </table:table-cell>
              <table:table-cell office:value-type="float" office:value="0.1633341">
                <text:p>0.1633341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000014256">
                <text:p>0.000014256</text:p>
              </table:table-cell>
              <table:table-cell office:value-type="float" office:value="0.1633341">
                <text:p>0.1633341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000014264">
                <text:p>0.000014264</text:p>
              </table:table-cell>
              <table:table-cell office:value-type="float" office:value="0.1633341">
                <text:p>0.1633341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000014272">
                <text:p>0.000014272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00001428">
                <text:p>0.00001428</text:p>
              </table:table-cell>
              <table:table-cell office:value-type="float" office:value="0.1633341">
                <text:p>0.1633341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000014288">
                <text:p>0.000014288</text:p>
              </table:table-cell>
              <table:table-cell office:value-type="float" office:value="0.1225006">
                <text:p>0.1225006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000014296">
                <text:p>0.000014296</text:p>
              </table:table-cell>
              <table:table-cell office:value-type="float" office:value="0.1633341">
                <text:p>0.1633341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000014304">
                <text:p>0.000014304</text:p>
              </table:table-cell>
              <table:table-cell office:value-type="float" office:value="0.2041676">
                <text:p>0.204167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000014312">
                <text:p>0.000014312</text:p>
              </table:table-cell>
              <table:table-cell office:value-type="float" office:value="0.1633341">
                <text:p>0.1633341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00001432">
                <text:p>0.00001432</text:p>
              </table:table-cell>
              <table:table-cell office:value-type="float" office:value="0.1633341">
                <text:p>0.163334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000014328">
                <text:p>0.000014328</text:p>
              </table:table-cell>
              <table:table-cell office:value-type="float" office:value="0.1633341">
                <text:p>0.1633341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000014336">
                <text:p>0.000014336</text:p>
              </table:table-cell>
              <table:table-cell office:value-type="float" office:value="0.1633341">
                <text:p>0.163334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000014344">
                <text:p>0.000014344</text:p>
              </table:table-cell>
              <table:table-cell office:value-type="float" office:value="0.1633341">
                <text:p>0.163334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000014352">
                <text:p>0.000014352</text:p>
              </table:table-cell>
              <table:table-cell office:value-type="float" office:value="0.1633341">
                <text:p>0.1633341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00001436">
                <text:p>0.00001436</text:p>
              </table:table-cell>
              <table:table-cell office:value-type="float" office:value="0.1633341">
                <text:p>0.163334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000014368">
                <text:p>0.000014368</text:p>
              </table:table-cell>
              <table:table-cell office:value-type="float" office:value="0.1633341">
                <text:p>0.1633341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000014376">
                <text:p>0.000014376</text:p>
              </table:table-cell>
              <table:table-cell office:value-type="float" office:value="0.1633341">
                <text:p>0.1633341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000014384">
                <text:p>0.000014384</text:p>
              </table:table-cell>
              <table:table-cell office:value-type="float" office:value="0.1633341">
                <text:p>0.163334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000014392">
                <text:p>0.000014392</text:p>
              </table:table-cell>
              <table:table-cell office:value-type="float" office:value="0.2041676">
                <text:p>0.2041676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0000144">
                <text:p>0.0000144</text:p>
              </table:table-cell>
              <table:table-cell office:value-type="float" office:value="0.1633341">
                <text:p>0.1633341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000014408">
                <text:p>0.000014408</text:p>
              </table:table-cell>
              <table:table-cell office:value-type="float" office:value="0.1633341">
                <text:p>0.1633341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000014416">
                <text:p>0.000014416</text:p>
              </table:table-cell>
              <table:table-cell office:value-type="float" office:value="0.2041676">
                <text:p>0.204167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000014424">
                <text:p>0.000014424</text:p>
              </table:table-cell>
              <table:table-cell office:value-type="float" office:value="0.1633341">
                <text:p>0.163334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000014432">
                <text:p>0.000014432</text:p>
              </table:table-cell>
              <table:table-cell office:value-type="float" office:value="0.1633341">
                <text:p>0.1633341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00001444">
                <text:p>0.00001444</text:p>
              </table:table-cell>
              <table:table-cell office:value-type="float" office:value="0.1633341">
                <text:p>0.1633341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000014448">
                <text:p>0.000014448</text:p>
              </table:table-cell>
              <table:table-cell office:value-type="float" office:value="0.2041676">
                <text:p>0.2041676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000014456">
                <text:p>0.000014456</text:p>
              </table:table-cell>
              <table:table-cell office:value-type="float" office:value="0.1633341">
                <text:p>0.163334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000014464">
                <text:p>0.000014464</text:p>
              </table:table-cell>
              <table:table-cell office:value-type="float" office:value="0.2041676">
                <text:p>0.204167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000014472">
                <text:p>0.000014472</text:p>
              </table:table-cell>
              <table:table-cell office:value-type="float" office:value="0.2041676">
                <text:p>0.2041676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00001448">
                <text:p>0.00001448</text:p>
              </table:table-cell>
              <table:table-cell office:value-type="float" office:value="0.2041676">
                <text:p>0.2041676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000014488">
                <text:p>0.000014488</text:p>
              </table:table-cell>
              <table:table-cell office:value-type="float" office:value="0.2450012">
                <text:p>0.2450012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000014496">
                <text:p>0.000014496</text:p>
              </table:table-cell>
              <table:table-cell office:value-type="float" office:value="0.2041676">
                <text:p>0.204167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000014504">
                <text:p>0.000014504</text:p>
              </table:table-cell>
              <table:table-cell office:value-type="float" office:value="0.2041676">
                <text:p>0.204167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000014512">
                <text:p>0.000014512</text:p>
              </table:table-cell>
              <table:table-cell office:value-type="float" office:value="0.2041676">
                <text:p>0.204167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00001452">
                <text:p>0.00001452</text:p>
              </table:table-cell>
              <table:table-cell office:value-type="float" office:value="0.2450012">
                <text:p>0.2450012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000014528">
                <text:p>0.000014528</text:p>
              </table:table-cell>
              <table:table-cell office:value-type="float" office:value="0.2041676">
                <text:p>0.204167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000014536">
                <text:p>0.000014536</text:p>
              </table:table-cell>
              <table:table-cell office:value-type="float" office:value="0.2450012">
                <text:p>0.245001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000014544">
                <text:p>0.000014544</text:p>
              </table:table-cell>
              <table:table-cell office:value-type="float" office:value="0.2450012">
                <text:p>0.2450012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000014552">
                <text:p>0.000014552</text:p>
              </table:table-cell>
              <table:table-cell office:value-type="float" office:value="0.2041676">
                <text:p>0.2041676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00001456">
                <text:p>0.00001456</text:p>
              </table:table-cell>
              <table:table-cell office:value-type="float" office:value="0.2041676">
                <text:p>0.204167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000014568">
                <text:p>0.000014568</text:p>
              </table:table-cell>
              <table:table-cell office:value-type="float" office:value="0.2450012">
                <text:p>0.245001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000014576">
                <text:p>0.000014576</text:p>
              </table:table-cell>
              <table:table-cell office:value-type="float" office:value="0.2450012">
                <text:p>0.2450012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000014584">
                <text:p>0.000014584</text:p>
              </table:table-cell>
              <table:table-cell office:value-type="float" office:value="0.2450012">
                <text:p>0.2450012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000014592">
                <text:p>0.000014592</text:p>
              </table:table-cell>
              <table:table-cell office:value-type="float" office:value="0.2450012">
                <text:p>0.2450012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0000146">
                <text:p>0.0000146</text:p>
              </table:table-cell>
              <table:table-cell office:value-type="float" office:value="0.2450012">
                <text:p>0.2450012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000014608">
                <text:p>0.000014608</text:p>
              </table:table-cell>
              <table:table-cell office:value-type="float" office:value="0.2858347">
                <text:p>0.2858347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000014616">
                <text:p>0.000014616</text:p>
              </table:table-cell>
              <table:table-cell office:value-type="float" office:value="0.2858347">
                <text:p>0.2858347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000014624">
                <text:p>0.000014624</text:p>
              </table:table-cell>
              <table:table-cell office:value-type="float" office:value="0.2858347">
                <text:p>0.285834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000014632">
                <text:p>0.000014632</text:p>
              </table:table-cell>
              <table:table-cell office:value-type="float" office:value="0.2450012">
                <text:p>0.2450012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00001464">
                <text:p>0.00001464</text:p>
              </table:table-cell>
              <table:table-cell office:value-type="float" office:value="0.2858347">
                <text:p>0.285834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000014648">
                <text:p>0.000014648</text:p>
              </table:table-cell>
              <table:table-cell office:value-type="float" office:value="0.2858347">
                <text:p>0.2858347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000014656">
                <text:p>0.000014656</text:p>
              </table:table-cell>
              <table:table-cell office:value-type="float" office:value="0.2858347">
                <text:p>0.2858347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000014664">
                <text:p>0.000014664</text:p>
              </table:table-cell>
              <table:table-cell office:value-type="float" office:value="0.2858347">
                <text:p>0.2858347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000014672">
                <text:p>0.000014672</text:p>
              </table:table-cell>
              <table:table-cell office:value-type="float" office:value="0.2858347">
                <text:p>0.2858347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00001468">
                <text:p>0.00001468</text:p>
              </table:table-cell>
              <table:table-cell office:value-type="float" office:value="0.2858347">
                <text:p>0.2858347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000014688">
                <text:p>0.000014688</text:p>
              </table:table-cell>
              <table:table-cell office:value-type="float" office:value="0.3266682">
                <text:p>0.326668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000014696">
                <text:p>0.000014696</text:p>
              </table:table-cell>
              <table:table-cell office:value-type="float" office:value="0.3266682">
                <text:p>0.3266682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000014704">
                <text:p>0.000014704</text:p>
              </table:table-cell>
              <table:table-cell office:value-type="float" office:value="0.2858347">
                <text:p>0.2858347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000014712">
                <text:p>0.000014712</text:p>
              </table:table-cell>
              <table:table-cell office:value-type="float" office:value="0.2858347">
                <text:p>0.2858347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00001472">
                <text:p>0.00001472</text:p>
              </table:table-cell>
              <table:table-cell office:value-type="float" office:value="0.3266682">
                <text:p>0.326668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000014728">
                <text:p>0.000014728</text:p>
              </table:table-cell>
              <table:table-cell office:value-type="float" office:value="0.3266682">
                <text:p>0.3266682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000014736">
                <text:p>0.000014736</text:p>
              </table:table-cell>
              <table:table-cell office:value-type="float" office:value="0.3266682">
                <text:p>0.3266682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000014744">
                <text:p>0.000014744</text:p>
              </table:table-cell>
              <table:table-cell office:value-type="float" office:value="0.3675018">
                <text:p>0.3675018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000014752">
                <text:p>0.000014752</text:p>
              </table:table-cell>
              <table:table-cell office:value-type="float" office:value="0.3675018">
                <text:p>0.3675018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00001476">
                <text:p>0.00001476</text:p>
              </table:table-cell>
              <table:table-cell office:value-type="float" office:value="0.3675018">
                <text:p>0.3675018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000014768">
                <text:p>0.000014768</text:p>
              </table:table-cell>
              <table:table-cell office:value-type="float" office:value="0.3675018">
                <text:p>0.3675018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000014776">
                <text:p>0.000014776</text:p>
              </table:table-cell>
              <table:table-cell office:value-type="float" office:value="0.3675018">
                <text:p>0.3675018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000014784">
                <text:p>0.000014784</text:p>
              </table:table-cell>
              <table:table-cell office:value-type="float" office:value="0.3675018">
                <text:p>0.3675018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000014792">
                <text:p>0.000014792</text:p>
              </table:table-cell>
              <table:table-cell office:value-type="float" office:value="0.3675018">
                <text:p>0.3675018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0000148">
                <text:p>0.0000148</text:p>
              </table:table-cell>
              <table:table-cell office:value-type="float" office:value="0.3675018">
                <text:p>0.3675018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000014808">
                <text:p>0.000014808</text:p>
              </table:table-cell>
              <table:table-cell office:value-type="float" office:value="0.3675018">
                <text:p>0.3675018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000014816">
                <text:p>0.000014816</text:p>
              </table:table-cell>
              <table:table-cell office:value-type="float" office:value="0.3675018">
                <text:p>0.367501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000014824">
                <text:p>0.000014824</text:p>
              </table:table-cell>
              <table:table-cell office:value-type="float" office:value="0.4083353">
                <text:p>0.4083353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000014832">
                <text:p>0.000014832</text:p>
              </table:table-cell>
              <table:table-cell office:value-type="float" office:value="0.4491688">
                <text:p>0.4491688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00001484">
                <text:p>0.00001484</text:p>
              </table:table-cell>
              <table:table-cell office:value-type="float" office:value="0.4083353">
                <text:p>0.408335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000014848">
                <text:p>0.000014848</text:p>
              </table:table-cell>
              <table:table-cell office:value-type="float" office:value="0.4491688">
                <text:p>0.449168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000014856">
                <text:p>0.000014856</text:p>
              </table:table-cell>
              <table:table-cell office:value-type="float" office:value="0.4083353">
                <text:p>0.4083353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000014864">
                <text:p>0.000014864</text:p>
              </table:table-cell>
              <table:table-cell office:value-type="float" office:value="0.4491688">
                <text:p>0.4491688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000014872">
                <text:p>0.000014872</text:p>
              </table:table-cell>
              <table:table-cell office:value-type="float" office:value="0.4491688">
                <text:p>0.4491688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00001488">
                <text:p>0.00001488</text:p>
              </table:table-cell>
              <table:table-cell office:value-type="float" office:value="0.4491688">
                <text:p>0.4491688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000014888">
                <text:p>0.000014888</text:p>
              </table:table-cell>
              <table:table-cell office:value-type="float" office:value="0.4900023">
                <text:p>0.4900023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000014896">
                <text:p>0.000014896</text:p>
              </table:table-cell>
              <table:table-cell office:value-type="float" office:value="0.4491688">
                <text:p>0.4491688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000014904">
                <text:p>0.000014904</text:p>
              </table:table-cell>
              <table:table-cell office:value-type="float" office:value="0.4491688">
                <text:p>0.4491688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000014912">
                <text:p>0.000014912</text:p>
              </table:table-cell>
              <table:table-cell office:value-type="float" office:value="0.4900023">
                <text:p>0.4900023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00001492">
                <text:p>0.00001492</text:p>
              </table:table-cell>
              <table:table-cell office:value-type="float" office:value="0.4900023">
                <text:p>0.4900023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000014928">
                <text:p>0.000014928</text:p>
              </table:table-cell>
              <table:table-cell office:value-type="float" office:value="0.4900023">
                <text:p>0.490002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000014936">
                <text:p>0.000014936</text:p>
              </table:table-cell>
              <table:table-cell office:value-type="float" office:value="0.4900023">
                <text:p>0.4900023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000014944">
                <text:p>0.000014944</text:p>
              </table:table-cell>
              <table:table-cell office:value-type="float" office:value="0.4900023">
                <text:p>0.4900023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000014952">
                <text:p>0.000014952</text:p>
              </table:table-cell>
              <table:table-cell office:value-type="float" office:value="0.4900023">
                <text:p>0.4900023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00001496">
                <text:p>0.00001496</text:p>
              </table:table-cell>
              <table:table-cell office:value-type="float" office:value="0.5308359">
                <text:p>0.5308359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000014968">
                <text:p>0.000014968</text:p>
              </table:table-cell>
              <table:table-cell office:value-type="float" office:value="0.5308359">
                <text:p>0.530835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000014976">
                <text:p>0.000014976</text:p>
              </table:table-cell>
              <table:table-cell office:value-type="float" office:value="0.5308359">
                <text:p>0.5308359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000014984">
                <text:p>0.000014984</text:p>
              </table:table-cell>
              <table:table-cell office:value-type="float" office:value="0.5308359">
                <text:p>0.5308359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000014992">
                <text:p>0.000014992</text:p>
              </table:table-cell>
              <table:table-cell office:value-type="float" office:value="0.5308359">
                <text:p>0.5308359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000015">
                <text:p>0.000015</text:p>
              </table:table-cell>
              <table:table-cell office:value-type="float" office:value="0.5716694">
                <text:p>0.5716694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000015008">
                <text:p>0.000015008</text:p>
              </table:table-cell>
              <table:table-cell office:value-type="float" office:value="0.5716694">
                <text:p>0.571669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000015016">
                <text:p>0.000015016</text:p>
              </table:table-cell>
              <table:table-cell office:value-type="float" office:value="0.5716694">
                <text:p>0.5716694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000015024">
                <text:p>0.000015024</text:p>
              </table:table-cell>
              <table:table-cell office:value-type="float" office:value="0.6125029">
                <text:p>0.6125029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000015032">
                <text:p>0.000015032</text:p>
              </table:table-cell>
              <table:table-cell office:value-type="float" office:value="0.6533364">
                <text:p>0.6533364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00001504">
                <text:p>0.00001504</text:p>
              </table:table-cell>
              <table:table-cell office:value-type="float" office:value="0.6125029">
                <text:p>0.6125029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000015048">
                <text:p>0.000015048</text:p>
              </table:table-cell>
              <table:table-cell office:value-type="float" office:value="0.6125029">
                <text:p>0.6125029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000015056">
                <text:p>0.000015056</text:p>
              </table:table-cell>
              <table:table-cell office:value-type="float" office:value="0.6125029">
                <text:p>0.6125029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000015064">
                <text:p>0.000015064</text:p>
              </table:table-cell>
              <table:table-cell office:value-type="float" office:value="0.6125029">
                <text:p>0.6125029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000015072">
                <text:p>0.000015072</text:p>
              </table:table-cell>
              <table:table-cell office:value-type="float" office:value="0.6533364">
                <text:p>0.6533364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00001508">
                <text:p>0.00001508</text:p>
              </table:table-cell>
              <table:table-cell office:value-type="float" office:value="0.6125029">
                <text:p>0.6125029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000015088">
                <text:p>0.000015088</text:p>
              </table:table-cell>
              <table:table-cell office:value-type="float" office:value="0.6533364">
                <text:p>0.6533364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000015096">
                <text:p>0.000015096</text:p>
              </table:table-cell>
              <table:table-cell office:value-type="float" office:value="0.6533364">
                <text:p>0.653336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000015104">
                <text:p>0.000015104</text:p>
              </table:table-cell>
              <table:table-cell office:value-type="float" office:value="0.69417">
                <text:p>0.69417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000015112">
                <text:p>0.000015112</text:p>
              </table:table-cell>
              <table:table-cell office:value-type="float" office:value="0.69417">
                <text:p>0.69417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00001512">
                <text:p>0.00001512</text:p>
              </table:table-cell>
              <table:table-cell office:value-type="float" office:value="0.69417">
                <text:p>0.69417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000015128">
                <text:p>0.000015128</text:p>
              </table:table-cell>
              <table:table-cell office:value-type="float" office:value="0.69417">
                <text:p>0.69417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000015136">
                <text:p>0.000015136</text:p>
              </table:table-cell>
              <table:table-cell office:value-type="float" office:value="0.69417">
                <text:p>0.69417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000015144">
                <text:p>0.000015144</text:p>
              </table:table-cell>
              <table:table-cell office:value-type="float" office:value="0.7350035">
                <text:p>0.735003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000015152">
                <text:p>0.000015152</text:p>
              </table:table-cell>
              <table:table-cell office:value-type="float" office:value="0.7350035">
                <text:p>0.735003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00001516">
                <text:p>0.00001516</text:p>
              </table:table-cell>
              <table:table-cell office:value-type="float" office:value="0.7350035">
                <text:p>0.735003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000015168">
                <text:p>0.000015168</text:p>
              </table:table-cell>
              <table:table-cell office:value-type="float" office:value="0.7350035">
                <text:p>0.735003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000015176">
                <text:p>0.000015176</text:p>
              </table:table-cell>
              <table:table-cell office:value-type="float" office:value="0.775837">
                <text:p>0.775837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000015184">
                <text:p>0.000015184</text:p>
              </table:table-cell>
              <table:table-cell office:value-type="float" office:value="0.775837">
                <text:p>0.775837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000015192">
                <text:p>0.000015192</text:p>
              </table:table-cell>
              <table:table-cell office:value-type="float" office:value="0.775837">
                <text:p>0.77583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0000152">
                <text:p>0.0000152</text:p>
              </table:table-cell>
              <table:table-cell office:value-type="float" office:value="0.775837">
                <text:p>0.775837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000015208">
                <text:p>0.000015208</text:p>
              </table:table-cell>
              <table:table-cell office:value-type="float" office:value="0.8166706">
                <text:p>0.8166706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000015216">
                <text:p>0.000015216</text:p>
              </table:table-cell>
              <table:table-cell office:value-type="float" office:value="0.8166706">
                <text:p>0.8166706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000015224">
                <text:p>0.000015224</text:p>
              </table:table-cell>
              <table:table-cell office:value-type="float" office:value="0.8166706">
                <text:p>0.8166706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000015232">
                <text:p>0.000015232</text:p>
              </table:table-cell>
              <table:table-cell office:value-type="float" office:value="0.8166706">
                <text:p>0.8166706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00001524">
                <text:p>0.00001524</text:p>
              </table:table-cell>
              <table:table-cell office:value-type="float" office:value="0.8166706">
                <text:p>0.8166706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000015248">
                <text:p>0.000015248</text:p>
              </table:table-cell>
              <table:table-cell office:value-type="float" office:value="0.8166706">
                <text:p>0.816670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000015256">
                <text:p>0.000015256</text:p>
              </table:table-cell>
              <table:table-cell office:value-type="float" office:value="0.8575041">
                <text:p>0.8575041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000015264">
                <text:p>0.000015264</text:p>
              </table:table-cell>
              <table:table-cell office:value-type="float" office:value="0.8575041">
                <text:p>0.8575041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000015272">
                <text:p>0.000015272</text:p>
              </table:table-cell>
              <table:table-cell office:value-type="float" office:value="0.8575041">
                <text:p>0.8575041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00001528">
                <text:p>0.00001528</text:p>
              </table:table-cell>
              <table:table-cell office:value-type="float" office:value="0.8575041">
                <text:p>0.8575041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000015288">
                <text:p>0.000015288</text:p>
              </table:table-cell>
              <table:table-cell office:value-type="float" office:value="0.8575041">
                <text:p>0.857504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000015296">
                <text:p>0.000015296</text:p>
              </table:table-cell>
              <table:table-cell office:value-type="float" office:value="0.8983376">
                <text:p>0.8983376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000015304">
                <text:p>0.000015304</text:p>
              </table:table-cell>
              <table:table-cell office:value-type="float" office:value="0.8983376">
                <text:p>0.8983376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000015312">
                <text:p>0.000015312</text:p>
              </table:table-cell>
              <table:table-cell office:value-type="float" office:value="0.9391711">
                <text:p>0.9391711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00001532">
                <text:p>0.00001532</text:p>
              </table:table-cell>
              <table:table-cell office:value-type="float" office:value="0.9391711">
                <text:p>0.9391711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000015328">
                <text:p>0.000015328</text:p>
              </table:table-cell>
              <table:table-cell office:value-type="float" office:value="0.9391711">
                <text:p>0.939171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000015336">
                <text:p>0.000015336</text:p>
              </table:table-cell>
              <table:table-cell office:value-type="float" office:value="0.9800047">
                <text:p>0.9800047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000015344">
                <text:p>0.000015344</text:p>
              </table:table-cell>
              <table:table-cell office:value-type="float" office:value="0.9391711">
                <text:p>0.9391711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000015352">
                <text:p>0.000015352</text:p>
              </table:table-cell>
              <table:table-cell office:value-type="float" office:value="0.8983376">
                <text:p>0.8983376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00001536">
                <text:p>0.00001536</text:p>
              </table:table-cell>
              <table:table-cell office:value-type="float" office:value="0.9391711">
                <text:p>0.939171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000015368">
                <text:p>0.000015368</text:p>
              </table:table-cell>
              <table:table-cell office:value-type="float" office:value="0.9800047">
                <text:p>0.9800047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000015376">
                <text:p>0.000015376</text:p>
              </table:table-cell>
              <table:table-cell office:value-type="float" office:value="0.9800047">
                <text:p>0.9800047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000015384">
                <text:p>0.000015384</text:p>
              </table:table-cell>
              <table:table-cell office:value-type="float" office:value="0.9800047">
                <text:p>0.9800047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000015392">
                <text:p>0.000015392</text:p>
              </table:table-cell>
              <table:table-cell office:value-type="float" office:value="1.020838">
                <text:p>1.020838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0000154">
                <text:p>0.0000154</text:p>
              </table:table-cell>
              <table:table-cell office:value-type="float" office:value="1.020838">
                <text:p>1.020838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000015408">
                <text:p>0.000015408</text:p>
              </table:table-cell>
              <table:table-cell office:value-type="float" office:value="1.061672">
                <text:p>1.061672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000015416">
                <text:p>0.000015416</text:p>
              </table:table-cell>
              <table:table-cell office:value-type="float" office:value="1.061672">
                <text:p>1.061672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000015424">
                <text:p>0.000015424</text:p>
              </table:table-cell>
              <table:table-cell office:value-type="float" office:value="1.061672">
                <text:p>1.061672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000015432">
                <text:p>0.000015432</text:p>
              </table:table-cell>
              <table:table-cell office:value-type="float" office:value="1.061672">
                <text:p>1.061672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00001544">
                <text:p>0.00001544</text:p>
              </table:table-cell>
              <table:table-cell office:value-type="float" office:value="1.102505">
                <text:p>1.10250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000015448">
                <text:p>0.000015448</text:p>
              </table:table-cell>
              <table:table-cell office:value-type="float" office:value="1.102505">
                <text:p>1.10250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000015456">
                <text:p>0.000015456</text:p>
              </table:table-cell>
              <table:table-cell office:value-type="float" office:value="1.102505">
                <text:p>1.10250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000015464">
                <text:p>0.000015464</text:p>
              </table:table-cell>
              <table:table-cell office:value-type="float" office:value="1.102505">
                <text:p>1.10250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000015472">
                <text:p>0.000015472</text:p>
              </table:table-cell>
              <table:table-cell office:value-type="float" office:value="1.143339">
                <text:p>1.143339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00001548">
                <text:p>0.00001548</text:p>
              </table:table-cell>
              <table:table-cell office:value-type="float" office:value="1.143339">
                <text:p>1.143339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000015488">
                <text:p>0.000015488</text:p>
              </table:table-cell>
              <table:table-cell office:value-type="float" office:value="1.143339">
                <text:p>1.143339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000015496">
                <text:p>0.000015496</text:p>
              </table:table-cell>
              <table:table-cell office:value-type="float" office:value="1.184172">
                <text:p>1.184172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000015504">
                <text:p>0.000015504</text:p>
              </table:table-cell>
              <table:table-cell office:value-type="float" office:value="1.184172">
                <text:p>1.18417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000015512">
                <text:p>0.000015512</text:p>
              </table:table-cell>
              <table:table-cell office:value-type="float" office:value="1.184172">
                <text:p>1.18417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00001552">
                <text:p>0.00001552</text:p>
              </table:table-cell>
              <table:table-cell office:value-type="float" office:value="1.184172">
                <text:p>1.184172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000015528">
                <text:p>0.000015528</text:p>
              </table:table-cell>
              <table:table-cell office:value-type="float" office:value="1.225006">
                <text:p>1.225006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000015536">
                <text:p>0.000015536</text:p>
              </table:table-cell>
              <table:table-cell office:value-type="float" office:value="1.225006">
                <text:p>1.225006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000015544">
                <text:p>0.000015544</text:p>
              </table:table-cell>
              <table:table-cell office:value-type="float" office:value="1.225006">
                <text:p>1.225006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000015552">
                <text:p>0.000015552</text:p>
              </table:table-cell>
              <table:table-cell office:value-type="float" office:value="1.265839">
                <text:p>1.265839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00001556">
                <text:p>0.00001556</text:p>
              </table:table-cell>
              <table:table-cell office:value-type="float" office:value="1.306673">
                <text:p>1.30667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000015568">
                <text:p>0.000015568</text:p>
              </table:table-cell>
              <table:table-cell office:value-type="float" office:value="1.265839">
                <text:p>1.265839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000015576">
                <text:p>0.000015576</text:p>
              </table:table-cell>
              <table:table-cell office:value-type="float" office:value="1.306673">
                <text:p>1.306673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000015584">
                <text:p>0.000015584</text:p>
              </table:table-cell>
              <table:table-cell office:value-type="float" office:value="1.306673">
                <text:p>1.306673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000015592">
                <text:p>0.000015592</text:p>
              </table:table-cell>
              <table:table-cell office:value-type="float" office:value="1.306673">
                <text:p>1.306673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0000156">
                <text:p>0.0000156</text:p>
              </table:table-cell>
              <table:table-cell office:value-type="float" office:value="1.306673">
                <text:p>1.306673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000015608">
                <text:p>0.000015608</text:p>
              </table:table-cell>
              <table:table-cell office:value-type="float" office:value="1.347506">
                <text:p>1.347506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000015616">
                <text:p>0.000015616</text:p>
              </table:table-cell>
              <table:table-cell office:value-type="float" office:value="1.347506">
                <text:p>1.347506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000015624">
                <text:p>0.000015624</text:p>
              </table:table-cell>
              <table:table-cell office:value-type="float" office:value="1.347506">
                <text:p>1.347506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000015632">
                <text:p>0.000015632</text:p>
              </table:table-cell>
              <table:table-cell office:value-type="float" office:value="1.347506">
                <text:p>1.347506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00001564">
                <text:p>0.00001564</text:p>
              </table:table-cell>
              <table:table-cell office:value-type="float" office:value="1.347506">
                <text:p>1.34750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000015648">
                <text:p>0.000015648</text:p>
              </table:table-cell>
              <table:table-cell office:value-type="float" office:value="1.38834">
                <text:p>1.38834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000015656">
                <text:p>0.000015656</text:p>
              </table:table-cell>
              <table:table-cell office:value-type="float" office:value="1.429173">
                <text:p>1.429173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000015664">
                <text:p>0.000015664</text:p>
              </table:table-cell>
              <table:table-cell office:value-type="float" office:value="1.429173">
                <text:p>1.429173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000015672">
                <text:p>0.000015672</text:p>
              </table:table-cell>
              <table:table-cell office:value-type="float" office:value="1.429173">
                <text:p>1.429173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00001568">
                <text:p>0.00001568</text:p>
              </table:table-cell>
              <table:table-cell office:value-type="float" office:value="1.429173">
                <text:p>1.429173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000015688">
                <text:p>0.000015688</text:p>
              </table:table-cell>
              <table:table-cell office:value-type="float" office:value="1.470007">
                <text:p>1.470007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000015696">
                <text:p>0.000015696</text:p>
              </table:table-cell>
              <table:table-cell office:value-type="float" office:value="1.470007">
                <text:p>1.470007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000015704">
                <text:p>0.000015704</text:p>
              </table:table-cell>
              <table:table-cell office:value-type="float" office:value="1.510841">
                <text:p>1.510841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000015712">
                <text:p>0.000015712</text:p>
              </table:table-cell>
              <table:table-cell office:value-type="float" office:value="1.510841">
                <text:p>1.510841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00001572">
                <text:p>0.00001572</text:p>
              </table:table-cell>
              <table:table-cell office:value-type="float" office:value="1.510841">
                <text:p>1.51084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000015728">
                <text:p>0.000015728</text:p>
              </table:table-cell>
              <table:table-cell office:value-type="float" office:value="1.510841">
                <text:p>1.510841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000015736">
                <text:p>0.000015736</text:p>
              </table:table-cell>
              <table:table-cell office:value-type="float" office:value="1.551674">
                <text:p>1.55167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000015744">
                <text:p>0.000015744</text:p>
              </table:table-cell>
              <table:table-cell office:value-type="float" office:value="1.551674">
                <text:p>1.551674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000015752">
                <text:p>0.000015752</text:p>
              </table:table-cell>
              <table:table-cell office:value-type="float" office:value="1.592508">
                <text:p>1.592508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00001576">
                <text:p>0.00001576</text:p>
              </table:table-cell>
              <table:table-cell office:value-type="float" office:value="1.592508">
                <text:p>1.592508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000015768">
                <text:p>0.000015768</text:p>
              </table:table-cell>
              <table:table-cell office:value-type="float" office:value="1.592508">
                <text:p>1.592508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000015776">
                <text:p>0.000015776</text:p>
              </table:table-cell>
              <table:table-cell office:value-type="float" office:value="1.633341">
                <text:p>1.633341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000015784">
                <text:p>0.000015784</text:p>
              </table:table-cell>
              <table:table-cell office:value-type="float" office:value="1.633341">
                <text:p>1.633341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000015792">
                <text:p>0.000015792</text:p>
              </table:table-cell>
              <table:table-cell office:value-type="float" office:value="1.674175">
                <text:p>1.674175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0000158">
                <text:p>0.0000158</text:p>
              </table:table-cell>
              <table:table-cell office:value-type="float" office:value="1.674175">
                <text:p>1.67417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000015808">
                <text:p>0.000015808</text:p>
              </table:table-cell>
              <table:table-cell office:value-type="float" office:value="1.674175">
                <text:p>1.67417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000015816">
                <text:p>0.000015816</text:p>
              </table:table-cell>
              <table:table-cell office:value-type="float" office:value="1.674175">
                <text:p>1.67417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000015824">
                <text:p>0.000015824</text:p>
              </table:table-cell>
              <table:table-cell office:value-type="float" office:value="1.674175">
                <text:p>1.674175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000015832">
                <text:p>0.000015832</text:p>
              </table:table-cell>
              <table:table-cell office:value-type="float" office:value="1.715008">
                <text:p>1.715008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00001584">
                <text:p>0.00001584</text:p>
              </table:table-cell>
              <table:table-cell office:value-type="float" office:value="1.715008">
                <text:p>1.715008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000015848">
                <text:p>0.000015848</text:p>
              </table:table-cell>
              <table:table-cell office:value-type="float" office:value="1.755842">
                <text:p>1.75584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000015856">
                <text:p>0.000015856</text:p>
              </table:table-cell>
              <table:table-cell office:value-type="float" office:value="1.755842">
                <text:p>1.755842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000015864">
                <text:p>0.000015864</text:p>
              </table:table-cell>
              <table:table-cell office:value-type="float" office:value="1.796675">
                <text:p>1.79667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000015872">
                <text:p>0.000015872</text:p>
              </table:table-cell>
              <table:table-cell office:value-type="float" office:value="1.755842">
                <text:p>1.755842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00001588">
                <text:p>0.00001588</text:p>
              </table:table-cell>
              <table:table-cell office:value-type="float" office:value="1.796675">
                <text:p>1.79667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000015888">
                <text:p>0.000015888</text:p>
              </table:table-cell>
              <table:table-cell office:value-type="float" office:value="1.837509">
                <text:p>1.837509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000015896">
                <text:p>0.000015896</text:p>
              </table:table-cell>
              <table:table-cell office:value-type="float" office:value="1.837509">
                <text:p>1.83750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000015904">
                <text:p>0.000015904</text:p>
              </table:table-cell>
              <table:table-cell office:value-type="float" office:value="1.837509">
                <text:p>1.837509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000015912">
                <text:p>0.000015912</text:p>
              </table:table-cell>
              <table:table-cell office:value-type="float" office:value="1.878342">
                <text:p>1.878342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00001592">
                <text:p>0.00001592</text:p>
              </table:table-cell>
              <table:table-cell office:value-type="float" office:value="1.878342">
                <text:p>1.878342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000015928">
                <text:p>0.000015928</text:p>
              </table:table-cell>
              <table:table-cell office:value-type="float" office:value="1.878342">
                <text:p>1.878342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000015936">
                <text:p>0.000015936</text:p>
              </table:table-cell>
              <table:table-cell office:value-type="float" office:value="1.878342">
                <text:p>1.878342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000015944">
                <text:p>0.000015944</text:p>
              </table:table-cell>
              <table:table-cell office:value-type="float" office:value="1.919176">
                <text:p>1.919176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000015952">
                <text:p>0.000015952</text:p>
              </table:table-cell>
              <table:table-cell office:value-type="float" office:value="1.919176">
                <text:p>1.919176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00001596">
                <text:p>0.00001596</text:p>
              </table:table-cell>
              <table:table-cell office:value-type="float" office:value="1.919176">
                <text:p>1.919176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000015968">
                <text:p>0.000015968</text:p>
              </table:table-cell>
              <table:table-cell office:value-type="float" office:value="1.919176">
                <text:p>1.919176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000015976">
                <text:p>0.000015976</text:p>
              </table:table-cell>
              <table:table-cell office:value-type="float" office:value="1.960009">
                <text:p>1.960009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000015984">
                <text:p>0.000015984</text:p>
              </table:table-cell>
              <table:table-cell office:value-type="float" office:value="1.960009">
                <text:p>1.96000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000015992">
                <text:p>0.000015992</text:p>
              </table:table-cell>
              <table:table-cell office:value-type="float" office:value="2.000843">
                <text:p>2.00084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.000016">
                <text:p>0.000016</text:p>
              </table:table-cell>
              <table:table-cell office:value-type="float" office:value="2.000843">
                <text:p>2.00084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000016008">
                <text:p>0.000016008</text:p>
              </table:table-cell>
              <table:table-cell office:value-type="float" office:value="2.000843">
                <text:p>2.000843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.000016016">
                <text:p>0.000016016</text:p>
              </table:table-cell>
              <table:table-cell office:value-type="float" office:value="2.041676">
                <text:p>2.041676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.000016024">
                <text:p>0.000016024</text:p>
              </table:table-cell>
              <table:table-cell office:value-type="float" office:value="2.041676">
                <text:p>2.041676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.000016032">
                <text:p>0.000016032</text:p>
              </table:table-cell>
              <table:table-cell office:value-type="float" office:value="2.08251">
                <text:p>2.08251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.00001604">
                <text:p>0.00001604</text:p>
              </table:table-cell>
              <table:table-cell office:value-type="float" office:value="2.123343">
                <text:p>2.123343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.000016048">
                <text:p>0.000016048</text:p>
              </table:table-cell>
              <table:table-cell office:value-type="float" office:value="2.08251">
                <text:p>2.08251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.000016056">
                <text:p>0.000016056</text:p>
              </table:table-cell>
              <table:table-cell office:value-type="float" office:value="2.08251">
                <text:p>2.08251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.000016064">
                <text:p>0.000016064</text:p>
              </table:table-cell>
              <table:table-cell office:value-type="float" office:value="2.08251">
                <text:p>2.0825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.000016072">
                <text:p>0.000016072</text:p>
              </table:table-cell>
              <table:table-cell office:value-type="float" office:value="2.123343">
                <text:p>2.123343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.00001608">
                <text:p>0.00001608</text:p>
              </table:table-cell>
              <table:table-cell office:value-type="float" office:value="2.123343">
                <text:p>2.12334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.000016088">
                <text:p>0.000016088</text:p>
              </table:table-cell>
              <table:table-cell office:value-type="float" office:value="2.164177">
                <text:p>2.164177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.000016096">
                <text:p>0.000016096</text:p>
              </table:table-cell>
              <table:table-cell office:value-type="float" office:value="2.164177">
                <text:p>2.16417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.000016104">
                <text:p>0.000016104</text:p>
              </table:table-cell>
              <table:table-cell office:value-type="float" office:value="2.205011">
                <text:p>2.205011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.000016112">
                <text:p>0.000016112</text:p>
              </table:table-cell>
              <table:table-cell office:value-type="float" office:value="2.245844">
                <text:p>2.245844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.00001612">
                <text:p>0.00001612</text:p>
              </table:table-cell>
              <table:table-cell office:value-type="float" office:value="2.205011">
                <text:p>2.20501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.000016128">
                <text:p>0.000016128</text:p>
              </table:table-cell>
              <table:table-cell office:value-type="float" office:value="2.205011">
                <text:p>2.205011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.000016136">
                <text:p>0.000016136</text:p>
              </table:table-cell>
              <table:table-cell office:value-type="float" office:value="2.205011">
                <text:p>2.20501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.000016144">
                <text:p>0.000016144</text:p>
              </table:table-cell>
              <table:table-cell office:value-type="float" office:value="2.245844">
                <text:p>2.245844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.000016152">
                <text:p>0.000016152</text:p>
              </table:table-cell>
              <table:table-cell office:value-type="float" office:value="2.245844">
                <text:p>2.245844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.00001616">
                <text:p>0.00001616</text:p>
              </table:table-cell>
              <table:table-cell office:value-type="float" office:value="2.286678">
                <text:p>2.286678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.000016168">
                <text:p>0.000016168</text:p>
              </table:table-cell>
              <table:table-cell office:value-type="float" office:value="2.286678">
                <text:p>2.286678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.000016176">
                <text:p>0.000016176</text:p>
              </table:table-cell>
              <table:table-cell office:value-type="float" office:value="2.286678">
                <text:p>2.286678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.000016184">
                <text:p>0.000016184</text:p>
              </table:table-cell>
              <table:table-cell office:value-type="float" office:value="2.286678">
                <text:p>2.286678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.000016192">
                <text:p>0.000016192</text:p>
              </table:table-cell>
              <table:table-cell office:value-type="float" office:value="2.327511">
                <text:p>2.327511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.0000162">
                <text:p>0.0000162</text:p>
              </table:table-cell>
              <table:table-cell office:value-type="float" office:value="2.327511">
                <text:p>2.327511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.000016208">
                <text:p>0.000016208</text:p>
              </table:table-cell>
              <table:table-cell office:value-type="float" office:value="2.368345">
                <text:p>2.368345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.000016216">
                <text:p>0.000016216</text:p>
              </table:table-cell>
              <table:table-cell office:value-type="float" office:value="2.409178">
                <text:p>2.409178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.000016224">
                <text:p>0.000016224</text:p>
              </table:table-cell>
              <table:table-cell office:value-type="float" office:value="2.368345">
                <text:p>2.36834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.000016232">
                <text:p>0.000016232</text:p>
              </table:table-cell>
              <table:table-cell office:value-type="float" office:value="2.409178">
                <text:p>2.409178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.00001624">
                <text:p>0.00001624</text:p>
              </table:table-cell>
              <table:table-cell office:value-type="float" office:value="2.409178">
                <text:p>2.409178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.000016248">
                <text:p>0.000016248</text:p>
              </table:table-cell>
              <table:table-cell office:value-type="float" office:value="2.450012">
                <text:p>2.450012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.000016256">
                <text:p>0.000016256</text:p>
              </table:table-cell>
              <table:table-cell office:value-type="float" office:value="2.450012">
                <text:p>2.450012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.000016264">
                <text:p>0.000016264</text:p>
              </table:table-cell>
              <table:table-cell office:value-type="float" office:value="2.450012">
                <text:p>2.450012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.000016272">
                <text:p>0.000016272</text:p>
              </table:table-cell>
              <table:table-cell office:value-type="float" office:value="2.490845">
                <text:p>2.490845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.00001628">
                <text:p>0.00001628</text:p>
              </table:table-cell>
              <table:table-cell office:value-type="float" office:value="2.490845">
                <text:p>2.490845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.000016288">
                <text:p>0.000016288</text:p>
              </table:table-cell>
              <table:table-cell office:value-type="float" office:value="2.490845">
                <text:p>2.490845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.000016296">
                <text:p>0.000016296</text:p>
              </table:table-cell>
              <table:table-cell office:value-type="float" office:value="2.490845">
                <text:p>2.490845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.000016304">
                <text:p>0.000016304</text:p>
              </table:table-cell>
              <table:table-cell office:value-type="float" office:value="2.490845">
                <text:p>2.490845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.000016312">
                <text:p>0.000016312</text:p>
              </table:table-cell>
              <table:table-cell office:value-type="float" office:value="2.531679">
                <text:p>2.531679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.00001632">
                <text:p>0.00001632</text:p>
              </table:table-cell>
              <table:table-cell office:value-type="float" office:value="2.572512">
                <text:p>2.572512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.000016328">
                <text:p>0.000016328</text:p>
              </table:table-cell>
              <table:table-cell office:value-type="float" office:value="2.572512">
                <text:p>2.572512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.000016336">
                <text:p>0.000016336</text:p>
              </table:table-cell>
              <table:table-cell office:value-type="float" office:value="2.572512">
                <text:p>2.572512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.000016344">
                <text:p>0.000016344</text:p>
              </table:table-cell>
              <table:table-cell office:value-type="float" office:value="2.572512">
                <text:p>2.572512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.000016352">
                <text:p>0.000016352</text:p>
              </table:table-cell>
              <table:table-cell office:value-type="float" office:value="2.613346">
                <text:p>2.613346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.00001636">
                <text:p>0.00001636</text:p>
              </table:table-cell>
              <table:table-cell office:value-type="float" office:value="2.654179">
                <text:p>2.654179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.000016368">
                <text:p>0.000016368</text:p>
              </table:table-cell>
              <table:table-cell office:value-type="float" office:value="2.613346">
                <text:p>2.613346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000016376">
                <text:p>0.000016376</text:p>
              </table:table-cell>
              <table:table-cell office:value-type="float" office:value="2.654179">
                <text:p>2.654179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.000016384">
                <text:p>0.000016384</text:p>
              </table:table-cell>
              <table:table-cell office:value-type="float" office:value="2.654179">
                <text:p>2.65417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.000016392">
                <text:p>0.000016392</text:p>
              </table:table-cell>
              <table:table-cell office:value-type="float" office:value="2.654179">
                <text:p>2.654179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.0000164">
                <text:p>0.0000164</text:p>
              </table:table-cell>
              <table:table-cell office:value-type="float" office:value="2.695013">
                <text:p>2.695013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.000016408">
                <text:p>0.000016408</text:p>
              </table:table-cell>
              <table:table-cell office:value-type="float" office:value="2.654179">
                <text:p>2.654179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.000016416">
                <text:p>0.000016416</text:p>
              </table:table-cell>
              <table:table-cell office:value-type="float" office:value="2.695013">
                <text:p>2.695013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.000016424">
                <text:p>0.000016424</text:p>
              </table:table-cell>
              <table:table-cell office:value-type="float" office:value="2.695013">
                <text:p>2.695013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.000016432">
                <text:p>0.000016432</text:p>
              </table:table-cell>
              <table:table-cell office:value-type="float" office:value="2.735846">
                <text:p>2.735846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.00001644">
                <text:p>0.00001644</text:p>
              </table:table-cell>
              <table:table-cell office:value-type="float" office:value="2.735846">
                <text:p>2.735846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.000016448">
                <text:p>0.000016448</text:p>
              </table:table-cell>
              <table:table-cell office:value-type="float" office:value="2.77668">
                <text:p>2.77668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.000016456">
                <text:p>0.000016456</text:p>
              </table:table-cell>
              <table:table-cell office:value-type="float" office:value="2.77668">
                <text:p>2.77668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.000016464">
                <text:p>0.000016464</text:p>
              </table:table-cell>
              <table:table-cell office:value-type="float" office:value="2.77668">
                <text:p>2.77668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.000016472">
                <text:p>0.000016472</text:p>
              </table:table-cell>
              <table:table-cell office:value-type="float" office:value="2.77668">
                <text:p>2.77668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.00001648">
                <text:p>0.00001648</text:p>
              </table:table-cell>
              <table:table-cell office:value-type="float" office:value="2.77668">
                <text:p>2.77668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.000016488">
                <text:p>0.000016488</text:p>
              </table:table-cell>
              <table:table-cell office:value-type="float" office:value="2.817513">
                <text:p>2.817513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.000016496">
                <text:p>0.000016496</text:p>
              </table:table-cell>
              <table:table-cell office:value-type="float" office:value="2.817513">
                <text:p>2.817513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.000016504">
                <text:p>0.000016504</text:p>
              </table:table-cell>
              <table:table-cell office:value-type="float" office:value="2.858347">
                <text:p>2.858347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.000016512">
                <text:p>0.000016512</text:p>
              </table:table-cell>
              <table:table-cell office:value-type="float" office:value="2.858347">
                <text:p>2.858347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.00001652">
                <text:p>0.00001652</text:p>
              </table:table-cell>
              <table:table-cell office:value-type="float" office:value="2.858347">
                <text:p>2.858347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.000016528">
                <text:p>0.000016528</text:p>
              </table:table-cell>
              <table:table-cell office:value-type="float" office:value="2.858347">
                <text:p>2.858347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.000016536">
                <text:p>0.000016536</text:p>
              </table:table-cell>
              <table:table-cell office:value-type="float" office:value="2.89918">
                <text:p>2.89918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.000016544">
                <text:p>0.000016544</text:p>
              </table:table-cell>
              <table:table-cell office:value-type="float" office:value="2.89918">
                <text:p>2.89918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.000016552">
                <text:p>0.000016552</text:p>
              </table:table-cell>
              <table:table-cell office:value-type="float" office:value="2.89918">
                <text:p>2.89918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.00001656">
                <text:p>0.00001656</text:p>
              </table:table-cell>
              <table:table-cell office:value-type="float" office:value="2.980848">
                <text:p>2.980848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.000016568">
                <text:p>0.000016568</text:p>
              </table:table-cell>
              <table:table-cell office:value-type="float" office:value="2.940014">
                <text:p>2.940014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.000016576">
                <text:p>0.000016576</text:p>
              </table:table-cell>
              <table:table-cell office:value-type="float" office:value="2.940014">
                <text:p>2.940014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.000016584">
                <text:p>0.000016584</text:p>
              </table:table-cell>
              <table:table-cell office:value-type="float" office:value="2.980848">
                <text:p>2.980848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.000016592">
                <text:p>0.000016592</text:p>
              </table:table-cell>
              <table:table-cell office:value-type="float" office:value="2.980848">
                <text:p>2.980848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.0000166">
                <text:p>0.0000166</text:p>
              </table:table-cell>
              <table:table-cell office:value-type="float" office:value="2.980848">
                <text:p>2.980848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.000016608">
                <text:p>0.000016608</text:p>
              </table:table-cell>
              <table:table-cell office:value-type="float" office:value="3.021681">
                <text:p>3.021681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.000016616">
                <text:p>0.000016616</text:p>
              </table:table-cell>
              <table:table-cell office:value-type="float" office:value="3.021681">
                <text:p>3.021681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.000016624">
                <text:p>0.000016624</text:p>
              </table:table-cell>
              <table:table-cell office:value-type="float" office:value="2.980848">
                <text:p>2.980848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.000016632">
                <text:p>0.000016632</text:p>
              </table:table-cell>
              <table:table-cell office:value-type="float" office:value="3.021681">
                <text:p>3.021681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.00001664">
                <text:p>0.00001664</text:p>
              </table:table-cell>
              <table:table-cell office:value-type="float" office:value="3.062515">
                <text:p>3.062515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.000016648">
                <text:p>0.000016648</text:p>
              </table:table-cell>
              <table:table-cell office:value-type="float" office:value="3.062515">
                <text:p>3.06251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.000016656">
                <text:p>0.000016656</text:p>
              </table:table-cell>
              <table:table-cell office:value-type="float" office:value="3.062515">
                <text:p>3.062515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.000016664">
                <text:p>0.000016664</text:p>
              </table:table-cell>
              <table:table-cell office:value-type="float" office:value="3.062515">
                <text:p>3.062515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.000016672">
                <text:p>0.000016672</text:p>
              </table:table-cell>
              <table:table-cell office:value-type="float" office:value="3.103348">
                <text:p>3.103348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.00001668">
                <text:p>0.00001668</text:p>
              </table:table-cell>
              <table:table-cell office:value-type="float" office:value="3.103348">
                <text:p>3.103348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.000016688">
                <text:p>0.000016688</text:p>
              </table:table-cell>
              <table:table-cell office:value-type="float" office:value="3.103348">
                <text:p>3.103348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.000016696">
                <text:p>0.000016696</text:p>
              </table:table-cell>
              <table:table-cell office:value-type="float" office:value="3.144182">
                <text:p>3.144182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.000016704">
                <text:p>0.000016704</text:p>
              </table:table-cell>
              <table:table-cell office:value-type="float" office:value="3.144182">
                <text:p>3.144182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.000016712">
                <text:p>0.000016712</text:p>
              </table:table-cell>
              <table:table-cell office:value-type="float" office:value="3.144182">
                <text:p>3.144182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.00001672">
                <text:p>0.00001672</text:p>
              </table:table-cell>
              <table:table-cell office:value-type="float" office:value="3.185015">
                <text:p>3.185015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.000016728">
                <text:p>0.000016728</text:p>
              </table:table-cell>
              <table:table-cell office:value-type="float" office:value="3.185015">
                <text:p>3.185015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.000016736">
                <text:p>0.000016736</text:p>
              </table:table-cell>
              <table:table-cell office:value-type="float" office:value="3.185015">
                <text:p>3.18501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.000016744">
                <text:p>0.000016744</text:p>
              </table:table-cell>
              <table:table-cell office:value-type="float" office:value="3.185015">
                <text:p>3.185015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.000016752">
                <text:p>0.000016752</text:p>
              </table:table-cell>
              <table:table-cell office:value-type="float" office:value="3.185015">
                <text:p>3.185015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.00001676">
                <text:p>0.00001676</text:p>
              </table:table-cell>
              <table:table-cell office:value-type="float" office:value="3.185015">
                <text:p>3.185015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.000016768">
                <text:p>0.000016768</text:p>
              </table:table-cell>
              <table:table-cell office:value-type="float" office:value="3.185015">
                <text:p>3.185015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.000016776">
                <text:p>0.000016776</text:p>
              </table:table-cell>
              <table:table-cell office:value-type="float" office:value="3.225849">
                <text:p>3.225849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.000016784">
                <text:p>0.000016784</text:p>
              </table:table-cell>
              <table:table-cell office:value-type="float" office:value="3.225849">
                <text:p>3.225849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.000016792">
                <text:p>0.000016792</text:p>
              </table:table-cell>
              <table:table-cell office:value-type="float" office:value="3.225849">
                <text:p>3.225849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.0000168">
                <text:p>0.0000168</text:p>
              </table:table-cell>
              <table:table-cell office:value-type="float" office:value="3.266682">
                <text:p>3.266682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.000016808">
                <text:p>0.000016808</text:p>
              </table:table-cell>
              <table:table-cell office:value-type="float" office:value="3.266682">
                <text:p>3.266682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.000016816">
                <text:p>0.000016816</text:p>
              </table:table-cell>
              <table:table-cell office:value-type="float" office:value="3.307516">
                <text:p>3.307516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.000016824">
                <text:p>0.000016824</text:p>
              </table:table-cell>
              <table:table-cell office:value-type="float" office:value="3.307516">
                <text:p>3.307516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.000016832">
                <text:p>0.000016832</text:p>
              </table:table-cell>
              <table:table-cell office:value-type="float" office:value="3.307516">
                <text:p>3.307516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.00001684">
                <text:p>0.00001684</text:p>
              </table:table-cell>
              <table:table-cell office:value-type="float" office:value="3.266682">
                <text:p>3.266682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.000016848">
                <text:p>0.000016848</text:p>
              </table:table-cell>
              <table:table-cell office:value-type="float" office:value="3.307516">
                <text:p>3.307516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.000016856">
                <text:p>0.000016856</text:p>
              </table:table-cell>
              <table:table-cell office:value-type="float" office:value="3.348349">
                <text:p>3.348349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.000016864">
                <text:p>0.000016864</text:p>
              </table:table-cell>
              <table:table-cell office:value-type="float" office:value="3.307516">
                <text:p>3.307516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.000016872">
                <text:p>0.000016872</text:p>
              </table:table-cell>
              <table:table-cell office:value-type="float" office:value="3.348349">
                <text:p>3.348349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.00001688">
                <text:p>0.00001688</text:p>
              </table:table-cell>
              <table:table-cell office:value-type="float" office:value="3.348349">
                <text:p>3.348349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.000016888">
                <text:p>0.000016888</text:p>
              </table:table-cell>
              <table:table-cell office:value-type="float" office:value="3.348349">
                <text:p>3.348349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.000016896">
                <text:p>0.000016896</text:p>
              </table:table-cell>
              <table:table-cell office:value-type="float" office:value="3.389183">
                <text:p>3.389183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.000016904">
                <text:p>0.000016904</text:p>
              </table:table-cell>
              <table:table-cell office:value-type="float" office:value="3.389183">
                <text:p>3.389183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.000016912">
                <text:p>0.000016912</text:p>
              </table:table-cell>
              <table:table-cell office:value-type="float" office:value="3.389183">
                <text:p>3.389183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.00001692">
                <text:p>0.00001692</text:p>
              </table:table-cell>
              <table:table-cell office:value-type="float" office:value="3.389183">
                <text:p>3.389183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.000016928">
                <text:p>0.000016928</text:p>
              </table:table-cell>
              <table:table-cell office:value-type="float" office:value="3.389183">
                <text:p>3.389183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.000016936">
                <text:p>0.000016936</text:p>
              </table:table-cell>
              <table:table-cell office:value-type="float" office:value="3.430016">
                <text:p>3.430016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.000016944">
                <text:p>0.000016944</text:p>
              </table:table-cell>
              <table:table-cell office:value-type="float" office:value="3.430016">
                <text:p>3.430016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.000016952">
                <text:p>0.000016952</text:p>
              </table:table-cell>
              <table:table-cell office:value-type="float" office:value="3.430016">
                <text:p>3.430016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.00001696">
                <text:p>0.00001696</text:p>
              </table:table-cell>
              <table:table-cell office:value-type="float" office:value="3.47085">
                <text:p>3.47085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.000016968">
                <text:p>0.000016968</text:p>
              </table:table-cell>
              <table:table-cell office:value-type="float" office:value="3.47085">
                <text:p>3.4708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.000016976">
                <text:p>0.000016976</text:p>
              </table:table-cell>
              <table:table-cell office:value-type="float" office:value="3.47085">
                <text:p>3.47085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.000016984">
                <text:p>0.000016984</text:p>
              </table:table-cell>
              <table:table-cell office:value-type="float" office:value="3.47085">
                <text:p>3.47085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.000016992">
                <text:p>0.000016992</text:p>
              </table:table-cell>
              <table:table-cell office:value-type="float" office:value="3.47085">
                <text:p>3.47085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.000017">
                <text:p>0.000017</text:p>
              </table:table-cell>
              <table:table-cell office:value-type="float" office:value="3.511683">
                <text:p>3.511683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.000017008">
                <text:p>0.000017008</text:p>
              </table:table-cell>
              <table:table-cell office:value-type="float" office:value="3.511683">
                <text:p>3.511683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.000017016">
                <text:p>0.000017016</text:p>
              </table:table-cell>
              <table:table-cell office:value-type="float" office:value="3.511683">
                <text:p>3.511683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.000017024">
                <text:p>0.000017024</text:p>
              </table:table-cell>
              <table:table-cell office:value-type="float" office:value="3.511683">
                <text:p>3.511683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.000017032">
                <text:p>0.000017032</text:p>
              </table:table-cell>
              <table:table-cell office:value-type="float" office:value="3.511683">
                <text:p>3.511683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.00001704">
                <text:p>0.00001704</text:p>
              </table:table-cell>
              <table:table-cell office:value-type="float" office:value="3.552517">
                <text:p>3.552517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.000017048">
                <text:p>0.000017048</text:p>
              </table:table-cell>
              <table:table-cell office:value-type="float" office:value="3.552517">
                <text:p>3.552517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.000017056">
                <text:p>0.000017056</text:p>
              </table:table-cell>
              <table:table-cell office:value-type="float" office:value="3.552517">
                <text:p>3.552517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.000017064">
                <text:p>0.000017064</text:p>
              </table:table-cell>
              <table:table-cell office:value-type="float" office:value="3.552517">
                <text:p>3.552517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.000017072">
                <text:p>0.000017072</text:p>
              </table:table-cell>
              <table:table-cell office:value-type="float" office:value="3.634184">
                <text:p>3.634184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.00001708">
                <text:p>0.00001708</text:p>
              </table:table-cell>
              <table:table-cell office:value-type="float" office:value="3.59335">
                <text:p>3.5933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.000017088">
                <text:p>0.000017088</text:p>
              </table:table-cell>
              <table:table-cell office:value-type="float" office:value="3.634184">
                <text:p>3.634184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.000017096">
                <text:p>0.000017096</text:p>
              </table:table-cell>
              <table:table-cell office:value-type="float" office:value="3.634184">
                <text:p>3.634184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.000017104">
                <text:p>0.000017104</text:p>
              </table:table-cell>
              <table:table-cell office:value-type="float" office:value="3.59335">
                <text:p>3.59335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.000017112">
                <text:p>0.000017112</text:p>
              </table:table-cell>
              <table:table-cell office:value-type="float" office:value="3.59335">
                <text:p>3.59335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.00001712">
                <text:p>0.00001712</text:p>
              </table:table-cell>
              <table:table-cell office:value-type="float" office:value="3.634184">
                <text:p>3.634184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.000017128">
                <text:p>0.000017128</text:p>
              </table:table-cell>
              <table:table-cell office:value-type="float" office:value="3.634184">
                <text:p>3.634184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.000017136">
                <text:p>0.000017136</text:p>
              </table:table-cell>
              <table:table-cell office:value-type="float" office:value="3.634184">
                <text:p>3.634184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.000017144">
                <text:p>0.000017144</text:p>
              </table:table-cell>
              <table:table-cell office:value-type="float" office:value="3.675018">
                <text:p>3.675018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.000017152">
                <text:p>0.000017152</text:p>
              </table:table-cell>
              <table:table-cell office:value-type="float" office:value="3.675018">
                <text:p>3.675018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.00001716">
                <text:p>0.00001716</text:p>
              </table:table-cell>
              <table:table-cell office:value-type="float" office:value="3.675018">
                <text:p>3.675018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.000017168">
                <text:p>0.000017168</text:p>
              </table:table-cell>
              <table:table-cell office:value-type="float" office:value="3.715851">
                <text:p>3.715851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.000017176">
                <text:p>0.000017176</text:p>
              </table:table-cell>
              <table:table-cell office:value-type="float" office:value="3.715851">
                <text:p>3.715851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.000017184">
                <text:p>0.000017184</text:p>
              </table:table-cell>
              <table:table-cell office:value-type="float" office:value="3.675018">
                <text:p>3.675018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.000017192">
                <text:p>0.000017192</text:p>
              </table:table-cell>
              <table:table-cell office:value-type="float" office:value="3.715851">
                <text:p>3.715851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.0000172">
                <text:p>0.0000172</text:p>
              </table:table-cell>
              <table:table-cell office:value-type="float" office:value="3.715851">
                <text:p>3.715851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.000017208">
                <text:p>0.000017208</text:p>
              </table:table-cell>
              <table:table-cell office:value-type="float" office:value="3.715851">
                <text:p>3.715851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.000017216">
                <text:p>0.000017216</text:p>
              </table:table-cell>
              <table:table-cell office:value-type="float" office:value="3.756685">
                <text:p>3.75668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.000017224">
                <text:p>0.000017224</text:p>
              </table:table-cell>
              <table:table-cell office:value-type="float" office:value="3.715851">
                <text:p>3.715851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.000017232">
                <text:p>0.000017232</text:p>
              </table:table-cell>
              <table:table-cell office:value-type="float" office:value="3.715851">
                <text:p>3.715851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.00001724">
                <text:p>0.00001724</text:p>
              </table:table-cell>
              <table:table-cell office:value-type="float" office:value="3.756685">
                <text:p>3.75668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.000017248">
                <text:p>0.000017248</text:p>
              </table:table-cell>
              <table:table-cell office:value-type="float" office:value="3.756685">
                <text:p>3.75668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.000017256">
                <text:p>0.000017256</text:p>
              </table:table-cell>
              <table:table-cell office:value-type="float" office:value="3.756685">
                <text:p>3.75668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.000017264">
                <text:p>0.000017264</text:p>
              </table:table-cell>
              <table:table-cell office:value-type="float" office:value="3.797518">
                <text:p>3.797518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.000017272">
                <text:p>0.000017272</text:p>
              </table:table-cell>
              <table:table-cell office:value-type="float" office:value="3.756685">
                <text:p>3.75668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.00001728">
                <text:p>0.00001728</text:p>
              </table:table-cell>
              <table:table-cell office:value-type="float" office:value="3.797518">
                <text:p>3.797518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.000017288">
                <text:p>0.000017288</text:p>
              </table:table-cell>
              <table:table-cell office:value-type="float" office:value="3.797518">
                <text:p>3.797518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.000017296">
                <text:p>0.000017296</text:p>
              </table:table-cell>
              <table:table-cell office:value-type="float" office:value="3.797518">
                <text:p>3.797518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.000017304">
                <text:p>0.000017304</text:p>
              </table:table-cell>
              <table:table-cell office:value-type="float" office:value="3.838352">
                <text:p>3.838352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.000017312">
                <text:p>0.000017312</text:p>
              </table:table-cell>
              <table:table-cell office:value-type="float" office:value="3.838352">
                <text:p>3.838352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.00001732">
                <text:p>0.00001732</text:p>
              </table:table-cell>
              <table:table-cell office:value-type="float" office:value="3.838352">
                <text:p>3.838352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.000017328">
                <text:p>0.000017328</text:p>
              </table:table-cell>
              <table:table-cell office:value-type="float" office:value="3.838352">
                <text:p>3.838352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.000017336">
                <text:p>0.000017336</text:p>
              </table:table-cell>
              <table:table-cell office:value-type="float" office:value="3.838352">
                <text:p>3.838352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.000017344">
                <text:p>0.000017344</text:p>
              </table:table-cell>
              <table:table-cell office:value-type="float" office:value="3.838352">
                <text:p>3.838352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.000017352">
                <text:p>0.000017352</text:p>
              </table:table-cell>
              <table:table-cell office:value-type="float" office:value="3.838352">
                <text:p>3.838352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.00001736">
                <text:p>0.00001736</text:p>
              </table:table-cell>
              <table:table-cell office:value-type="float" office:value="3.879185">
                <text:p>3.87918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.000017368">
                <text:p>0.000017368</text:p>
              </table:table-cell>
              <table:table-cell office:value-type="float" office:value="3.838352">
                <text:p>3.838352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.000017376">
                <text:p>0.000017376</text:p>
              </table:table-cell>
              <table:table-cell office:value-type="float" office:value="3.879185">
                <text:p>3.87918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.000017384">
                <text:p>0.000017384</text:p>
              </table:table-cell>
              <table:table-cell office:value-type="float" office:value="3.879185">
                <text:p>3.87918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.000017392">
                <text:p>0.000017392</text:p>
              </table:table-cell>
              <table:table-cell office:value-type="float" office:value="3.879185">
                <text:p>3.87918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.0000174">
                <text:p>0.0000174</text:p>
              </table:table-cell>
              <table:table-cell office:value-type="float" office:value="3.879185">
                <text:p>3.879185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.000017408">
                <text:p>0.000017408</text:p>
              </table:table-cell>
              <table:table-cell office:value-type="float" office:value="3.879185">
                <text:p>3.87918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.000017416">
                <text:p>0.000017416</text:p>
              </table:table-cell>
              <table:table-cell office:value-type="float" office:value="3.879185">
                <text:p>3.879185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.000017424">
                <text:p>0.000017424</text:p>
              </table:table-cell>
              <table:table-cell office:value-type="float" office:value="3.920019">
                <text:p>3.920019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.000017432">
                <text:p>0.000017432</text:p>
              </table:table-cell>
              <table:table-cell office:value-type="float" office:value="3.879185">
                <text:p>3.879185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.00001744">
                <text:p>0.00001744</text:p>
              </table:table-cell>
              <table:table-cell office:value-type="float" office:value="3.920019">
                <text:p>3.920019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.000017448">
                <text:p>0.000017448</text:p>
              </table:table-cell>
              <table:table-cell office:value-type="float" office:value="3.920019">
                <text:p>3.920019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.000017456">
                <text:p>0.000017456</text:p>
              </table:table-cell>
              <table:table-cell office:value-type="float" office:value="3.920019">
                <text:p>3.920019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.000017464">
                <text:p>0.000017464</text:p>
              </table:table-cell>
              <table:table-cell office:value-type="float" office:value="3.920019">
                <text:p>3.920019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.000017472">
                <text:p>0.000017472</text:p>
              </table:table-cell>
              <table:table-cell office:value-type="float" office:value="3.920019">
                <text:p>3.920019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.00001748">
                <text:p>0.00001748</text:p>
              </table:table-cell>
              <table:table-cell office:value-type="float" office:value="3.960852">
                <text:p>3.960852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.000017488">
                <text:p>0.000017488</text:p>
              </table:table-cell>
              <table:table-cell office:value-type="float" office:value="3.960852">
                <text:p>3.960852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.000017496">
                <text:p>0.000017496</text:p>
              </table:table-cell>
              <table:table-cell office:value-type="float" office:value="3.960852">
                <text:p>3.960852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.000017504">
                <text:p>0.000017504</text:p>
              </table:table-cell>
              <table:table-cell office:value-type="float" office:value="3.960852">
                <text:p>3.960852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.000017512">
                <text:p>0.000017512</text:p>
              </table:table-cell>
              <table:table-cell office:value-type="float" office:value="3.960852">
                <text:p>3.960852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.00001752">
                <text:p>0.00001752</text:p>
              </table:table-cell>
              <table:table-cell office:value-type="float" office:value="4.001686">
                <text:p>4.001686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.000017528">
                <text:p>0.000017528</text:p>
              </table:table-cell>
              <table:table-cell office:value-type="float" office:value="4.001686">
                <text:p>4.001686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.000017536">
                <text:p>0.000017536</text:p>
              </table:table-cell>
              <table:table-cell office:value-type="float" office:value="4.001686">
                <text:p>4.001686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.000017544">
                <text:p>0.000017544</text:p>
              </table:table-cell>
              <table:table-cell office:value-type="float" office:value="4.001686">
                <text:p>4.001686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.000017552">
                <text:p>0.000017552</text:p>
              </table:table-cell>
              <table:table-cell office:value-type="float" office:value="4.001686">
                <text:p>4.001686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.00001756">
                <text:p>0.00001756</text:p>
              </table:table-cell>
              <table:table-cell office:value-type="float" office:value="4.001686">
                <text:p>4.001686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.000017568">
                <text:p>0.000017568</text:p>
              </table:table-cell>
              <table:table-cell office:value-type="float" office:value="4.001686">
                <text:p>4.001686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.000017576">
                <text:p>0.000017576</text:p>
              </table:table-cell>
              <table:table-cell office:value-type="float" office:value="4.001686">
                <text:p>4.001686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.000017584">
                <text:p>0.000017584</text:p>
              </table:table-cell>
              <table:table-cell office:value-type="float" office:value="4.042519">
                <text:p>4.042519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.000017592">
                <text:p>0.000017592</text:p>
              </table:table-cell>
              <table:table-cell office:value-type="float" office:value="4.001686">
                <text:p>4.001686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.0000176">
                <text:p>0.0000176</text:p>
              </table:table-cell>
              <table:table-cell office:value-type="float" office:value="4.042519">
                <text:p>4.042519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.000017608">
                <text:p>0.000017608</text:p>
              </table:table-cell>
              <table:table-cell office:value-type="float" office:value="4.042519">
                <text:p>4.042519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.000017616">
                <text:p>0.000017616</text:p>
              </table:table-cell>
              <table:table-cell office:value-type="float" office:value="4.042519">
                <text:p>4.042519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.000017624">
                <text:p>0.000017624</text:p>
              </table:table-cell>
              <table:table-cell office:value-type="float" office:value="4.042519">
                <text:p>4.042519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.000017632">
                <text:p>0.000017632</text:p>
              </table:table-cell>
              <table:table-cell office:value-type="float" office:value="4.042519">
                <text:p>4.042519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.00001764">
                <text:p>0.00001764</text:p>
              </table:table-cell>
              <table:table-cell office:value-type="float" office:value="4.083353">
                <text:p>4.083353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.000017648">
                <text:p>0.000017648</text:p>
              </table:table-cell>
              <table:table-cell office:value-type="float" office:value="4.083353">
                <text:p>4.083353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.000017656">
                <text:p>0.000017656</text:p>
              </table:table-cell>
              <table:table-cell office:value-type="float" office:value="4.042519">
                <text:p>4.042519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0.000017664">
                <text:p>0.000017664</text:p>
              </table:table-cell>
              <table:table-cell office:value-type="float" office:value="4.083353">
                <text:p>4.083353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.000017672">
                <text:p>0.000017672</text:p>
              </table:table-cell>
              <table:table-cell office:value-type="float" office:value="4.083353">
                <text:p>4.083353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0.00001768">
                <text:p>0.00001768</text:p>
              </table:table-cell>
              <table:table-cell office:value-type="float" office:value="4.083353">
                <text:p>4.083353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0.000017688">
                <text:p>0.000017688</text:p>
              </table:table-cell>
              <table:table-cell office:value-type="float" office:value="4.083353">
                <text:p>4.083353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.000017696">
                <text:p>0.000017696</text:p>
              </table:table-cell>
              <table:table-cell office:value-type="float" office:value="4.083353">
                <text:p>4.083353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.000017704">
                <text:p>0.000017704</text:p>
              </table:table-cell>
              <table:table-cell office:value-type="float" office:value="4.124186">
                <text:p>4.124186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.000017712">
                <text:p>0.000017712</text:p>
              </table:table-cell>
              <table:table-cell office:value-type="float" office:value="4.124186">
                <text:p>4.124186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0.00001772">
                <text:p>0.00001772</text:p>
              </table:table-cell>
              <table:table-cell office:value-type="float" office:value="4.083353">
                <text:p>4.083353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.000017728">
                <text:p>0.000017728</text:p>
              </table:table-cell>
              <table:table-cell office:value-type="float" office:value="4.124186">
                <text:p>4.124186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0.000017736">
                <text:p>0.000017736</text:p>
              </table:table-cell>
              <table:table-cell office:value-type="float" office:value="4.124186">
                <text:p>4.124186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0.000017744">
                <text:p>0.000017744</text:p>
              </table:table-cell>
              <table:table-cell office:value-type="float" office:value="4.16502">
                <text:p>4.16502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0.000017752">
                <text:p>0.000017752</text:p>
              </table:table-cell>
              <table:table-cell office:value-type="float" office:value="4.124186">
                <text:p>4.124186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0.00001776">
                <text:p>0.00001776</text:p>
              </table:table-cell>
              <table:table-cell office:value-type="float" office:value="4.124186">
                <text:p>4.12418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.000017768">
                <text:p>0.000017768</text:p>
              </table:table-cell>
              <table:table-cell office:value-type="float" office:value="4.124186">
                <text:p>4.124186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0.000017776">
                <text:p>0.000017776</text:p>
              </table:table-cell>
              <table:table-cell office:value-type="float" office:value="4.16502">
                <text:p>4.16502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0.000017784">
                <text:p>0.000017784</text:p>
              </table:table-cell>
              <table:table-cell office:value-type="float" office:value="4.16502">
                <text:p>4.16502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0.000017792">
                <text:p>0.000017792</text:p>
              </table:table-cell>
              <table:table-cell office:value-type="float" office:value="4.16502">
                <text:p>4.16502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0.0000178">
                <text:p>0.0000178</text:p>
              </table:table-cell>
              <table:table-cell office:value-type="float" office:value="4.16502">
                <text:p>4.16502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0.000017808">
                <text:p>0.000017808</text:p>
              </table:table-cell>
              <table:table-cell office:value-type="float" office:value="4.124186">
                <text:p>4.124186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0.000017816">
                <text:p>0.000017816</text:p>
              </table:table-cell>
              <table:table-cell office:value-type="float" office:value="4.16502">
                <text:p>4.16502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0.000017824">
                <text:p>0.000017824</text:p>
              </table:table-cell>
              <table:table-cell office:value-type="float" office:value="4.16502">
                <text:p>4.16502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0.000017832">
                <text:p>0.000017832</text:p>
              </table:table-cell>
              <table:table-cell office:value-type="float" office:value="4.16502">
                <text:p>4.16502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0.00001784">
                <text:p>0.00001784</text:p>
              </table:table-cell>
              <table:table-cell office:value-type="float" office:value="4.205853">
                <text:p>4.205853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.000017848">
                <text:p>0.000017848</text:p>
              </table:table-cell>
              <table:table-cell office:value-type="float" office:value="4.205853">
                <text:p>4.205853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.000017856">
                <text:p>0.000017856</text:p>
              </table:table-cell>
              <table:table-cell office:value-type="float" office:value="4.205853">
                <text:p>4.205853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0.000017864">
                <text:p>0.000017864</text:p>
              </table:table-cell>
              <table:table-cell office:value-type="float" office:value="4.205853">
                <text:p>4.205853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0.000017872">
                <text:p>0.000017872</text:p>
              </table:table-cell>
              <table:table-cell office:value-type="float" office:value="4.205853">
                <text:p>4.205853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.00001788">
                <text:p>0.00001788</text:p>
              </table:table-cell>
              <table:table-cell office:value-type="float" office:value="4.205853">
                <text:p>4.205853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.000017888">
                <text:p>0.000017888</text:p>
              </table:table-cell>
              <table:table-cell office:value-type="float" office:value="4.205853">
                <text:p>4.205853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.000017896">
                <text:p>0.000017896</text:p>
              </table:table-cell>
              <table:table-cell office:value-type="float" office:value="4.246687">
                <text:p>4.246687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.000017904">
                <text:p>0.000017904</text:p>
              </table:table-cell>
              <table:table-cell office:value-type="float" office:value="4.205853">
                <text:p>4.205853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.000017912">
                <text:p>0.000017912</text:p>
              </table:table-cell>
              <table:table-cell office:value-type="float" office:value="4.246687">
                <text:p>4.246687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.00001792">
                <text:p>0.00001792</text:p>
              </table:table-cell>
              <table:table-cell office:value-type="float" office:value="4.205853">
                <text:p>4.205853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.000017928">
                <text:p>0.000017928</text:p>
              </table:table-cell>
              <table:table-cell office:value-type="float" office:value="4.246687">
                <text:p>4.246687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.000017936">
                <text:p>0.000017936</text:p>
              </table:table-cell>
              <table:table-cell office:value-type="float" office:value="4.246687">
                <text:p>4.246687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.000017944">
                <text:p>0.000017944</text:p>
              </table:table-cell>
              <table:table-cell office:value-type="float" office:value="4.246687">
                <text:p>4.24668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.000017952">
                <text:p>0.000017952</text:p>
              </table:table-cell>
              <table:table-cell office:value-type="float" office:value="4.246687">
                <text:p>4.246687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.00001796">
                <text:p>0.00001796</text:p>
              </table:table-cell>
              <table:table-cell office:value-type="float" office:value="4.246687">
                <text:p>4.246687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.000017968">
                <text:p>0.000017968</text:p>
              </table:table-cell>
              <table:table-cell office:value-type="float" office:value="4.246687">
                <text:p>4.246687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.000017976">
                <text:p>0.000017976</text:p>
              </table:table-cell>
              <table:table-cell office:value-type="float" office:value="4.28752">
                <text:p>4.28752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.000017984">
                <text:p>0.000017984</text:p>
              </table:table-cell>
              <table:table-cell office:value-type="float" office:value="4.28752">
                <text:p>4.28752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.000017992">
                <text:p>0.000017992</text:p>
              </table:table-cell>
              <table:table-cell office:value-type="float" office:value="4.28752">
                <text:p>4.28752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.000018">
                <text:p>0.000018</text:p>
              </table:table-cell>
              <table:table-cell office:value-type="float" office:value="4.28752">
                <text:p>4.28752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.000018008">
                <text:p>0.000018008</text:p>
              </table:table-cell>
              <table:table-cell office:value-type="float" office:value="4.28752">
                <text:p>4.28752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.000018016">
                <text:p>0.000018016</text:p>
              </table:table-cell>
              <table:table-cell office:value-type="float" office:value="4.28752">
                <text:p>4.28752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.000018024">
                <text:p>0.000018024</text:p>
              </table:table-cell>
              <table:table-cell office:value-type="float" office:value="4.28752">
                <text:p>4.28752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.000018032">
                <text:p>0.000018032</text:p>
              </table:table-cell>
              <table:table-cell office:value-type="float" office:value="4.28752">
                <text:p>4.28752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.00001804">
                <text:p>0.00001804</text:p>
              </table:table-cell>
              <table:table-cell office:value-type="float" office:value="4.28752">
                <text:p>4.28752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.000018048">
                <text:p>0.000018048</text:p>
              </table:table-cell>
              <table:table-cell office:value-type="float" office:value="4.28752">
                <text:p>4.2875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0.000018056">
                <text:p>0.000018056</text:p>
              </table:table-cell>
              <table:table-cell office:value-type="float" office:value="4.328354">
                <text:p>4.328354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.000018064">
                <text:p>0.000018064</text:p>
              </table:table-cell>
              <table:table-cell office:value-type="float" office:value="4.28752">
                <text:p>4.28752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.000018072">
                <text:p>0.000018072</text:p>
              </table:table-cell>
              <table:table-cell office:value-type="float" office:value="4.28752">
                <text:p>4.28752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.00001808">
                <text:p>0.00001808</text:p>
              </table:table-cell>
              <table:table-cell office:value-type="float" office:value="4.369188">
                <text:p>4.369188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0.000018088">
                <text:p>0.000018088</text:p>
              </table:table-cell>
              <table:table-cell office:value-type="float" office:value="4.28752">
                <text:p>4.28752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0.000018096">
                <text:p>0.000018096</text:p>
              </table:table-cell>
              <table:table-cell office:value-type="float" office:value="4.328354">
                <text:p>4.328354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.000018104">
                <text:p>0.000018104</text:p>
              </table:table-cell>
              <table:table-cell office:value-type="float" office:value="4.328354">
                <text:p>4.328354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.000018112">
                <text:p>0.000018112</text:p>
              </table:table-cell>
              <table:table-cell office:value-type="float" office:value="4.328354">
                <text:p>4.328354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.00001812">
                <text:p>0.00001812</text:p>
              </table:table-cell>
              <table:table-cell office:value-type="float" office:value="4.328354">
                <text:p>4.328354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.000018128">
                <text:p>0.000018128</text:p>
              </table:table-cell>
              <table:table-cell office:value-type="float" office:value="4.369188">
                <text:p>4.369188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.000018136">
                <text:p>0.000018136</text:p>
              </table:table-cell>
              <table:table-cell office:value-type="float" office:value="4.328354">
                <text:p>4.328354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0.000018144">
                <text:p>0.000018144</text:p>
              </table:table-cell>
              <table:table-cell office:value-type="float" office:value="4.328354">
                <text:p>4.328354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0.000018152">
                <text:p>0.000018152</text:p>
              </table:table-cell>
              <table:table-cell office:value-type="float" office:value="4.328354">
                <text:p>4.328354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.00001816">
                <text:p>0.00001816</text:p>
              </table:table-cell>
              <table:table-cell office:value-type="float" office:value="4.369188">
                <text:p>4.369188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0.000018168">
                <text:p>0.000018168</text:p>
              </table:table-cell>
              <table:table-cell office:value-type="float" office:value="4.369188">
                <text:p>4.369188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0.000018176">
                <text:p>0.000018176</text:p>
              </table:table-cell>
              <table:table-cell office:value-type="float" office:value="4.369188">
                <text:p>4.369188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0.000018184">
                <text:p>0.000018184</text:p>
              </table:table-cell>
              <table:table-cell office:value-type="float" office:value="4.328354">
                <text:p>4.328354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0.000018192">
                <text:p>0.000018192</text:p>
              </table:table-cell>
              <table:table-cell office:value-type="float" office:value="4.369188">
                <text:p>4.369188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0.0000182">
                <text:p>0.0000182</text:p>
              </table:table-cell>
              <table:table-cell office:value-type="float" office:value="4.369188">
                <text:p>4.369188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.000018208">
                <text:p>0.000018208</text:p>
              </table:table-cell>
              <table:table-cell office:value-type="float" office:value="4.369188">
                <text:p>4.369188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.000018216">
                <text:p>0.000018216</text:p>
              </table:table-cell>
              <table:table-cell office:value-type="float" office:value="4.369188">
                <text:p>4.369188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.000018224">
                <text:p>0.000018224</text:p>
              </table:table-cell>
              <table:table-cell office:value-type="float" office:value="4.410021">
                <text:p>4.410021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0.000018232">
                <text:p>0.000018232</text:p>
              </table:table-cell>
              <table:table-cell office:value-type="float" office:value="4.369188">
                <text:p>4.369188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.00001824">
                <text:p>0.00001824</text:p>
              </table:table-cell>
              <table:table-cell office:value-type="float" office:value="4.410021">
                <text:p>4.410021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.000018248">
                <text:p>0.000018248</text:p>
              </table:table-cell>
              <table:table-cell office:value-type="float" office:value="4.410021">
                <text:p>4.410021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.000018256">
                <text:p>0.000018256</text:p>
              </table:table-cell>
              <table:table-cell office:value-type="float" office:value="4.369188">
                <text:p>4.369188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.000018264">
                <text:p>0.000018264</text:p>
              </table:table-cell>
              <table:table-cell office:value-type="float" office:value="4.410021">
                <text:p>4.410021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0.000018272">
                <text:p>0.000018272</text:p>
              </table:table-cell>
              <table:table-cell office:value-type="float" office:value="4.410021">
                <text:p>4.410021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0.00001828">
                <text:p>0.00001828</text:p>
              </table:table-cell>
              <table:table-cell office:value-type="float" office:value="4.410021">
                <text:p>4.410021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.000018288">
                <text:p>0.000018288</text:p>
              </table:table-cell>
              <table:table-cell office:value-type="float" office:value="4.410021">
                <text:p>4.410021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.000018296">
                <text:p>0.000018296</text:p>
              </table:table-cell>
              <table:table-cell office:value-type="float" office:value="4.410021">
                <text:p>4.410021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0.000018304">
                <text:p>0.000018304</text:p>
              </table:table-cell>
              <table:table-cell office:value-type="float" office:value="4.410021">
                <text:p>4.410021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.000018312">
                <text:p>0.000018312</text:p>
              </table:table-cell>
              <table:table-cell office:value-type="float" office:value="4.450855">
                <text:p>4.450855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.00001832">
                <text:p>0.00001832</text:p>
              </table:table-cell>
              <table:table-cell office:value-type="float" office:value="4.410021">
                <text:p>4.410021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0.000018328">
                <text:p>0.000018328</text:p>
              </table:table-cell>
              <table:table-cell office:value-type="float" office:value="4.410021">
                <text:p>4.410021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0.000018336">
                <text:p>0.000018336</text:p>
              </table:table-cell>
              <table:table-cell office:value-type="float" office:value="4.410021">
                <text:p>4.410021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0.000018344">
                <text:p>0.000018344</text:p>
              </table:table-cell>
              <table:table-cell office:value-type="float" office:value="4.410021">
                <text:p>4.410021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0.000018352">
                <text:p>0.000018352</text:p>
              </table:table-cell>
              <table:table-cell office:value-type="float" office:value="4.410021">
                <text:p>4.410021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0.00001836">
                <text:p>0.00001836</text:p>
              </table:table-cell>
              <table:table-cell office:value-type="float" office:value="4.450855">
                <text:p>4.450855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0.000018368">
                <text:p>0.000018368</text:p>
              </table:table-cell>
              <table:table-cell office:value-type="float" office:value="4.491688">
                <text:p>4.491688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0.000018376">
                <text:p>0.000018376</text:p>
              </table:table-cell>
              <table:table-cell office:value-type="float" office:value="4.450855">
                <text:p>4.450855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0.000018384">
                <text:p>0.000018384</text:p>
              </table:table-cell>
              <table:table-cell office:value-type="float" office:value="4.450855">
                <text:p>4.450855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0.000018392">
                <text:p>0.000018392</text:p>
              </table:table-cell>
              <table:table-cell office:value-type="float" office:value="4.450855">
                <text:p>4.450855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0.0000184">
                <text:p>0.0000184</text:p>
              </table:table-cell>
              <table:table-cell office:value-type="float" office:value="4.450855">
                <text:p>4.450855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0.000018408">
                <text:p>0.000018408</text:p>
              </table:table-cell>
              <table:table-cell office:value-type="float" office:value="4.450855">
                <text:p>4.450855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0.000018416">
                <text:p>0.000018416</text:p>
              </table:table-cell>
              <table:table-cell office:value-type="float" office:value="4.450855">
                <text:p>4.450855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0.000018424">
                <text:p>0.000018424</text:p>
              </table:table-cell>
              <table:table-cell office:value-type="float" office:value="4.491688">
                <text:p>4.491688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0.000018432">
                <text:p>0.000018432</text:p>
              </table:table-cell>
              <table:table-cell office:value-type="float" office:value="4.491688">
                <text:p>4.491688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0.00001844">
                <text:p>0.00001844</text:p>
              </table:table-cell>
              <table:table-cell office:value-type="float" office:value="4.491688">
                <text:p>4.491688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0.000018448">
                <text:p>0.000018448</text:p>
              </table:table-cell>
              <table:table-cell office:value-type="float" office:value="4.491688">
                <text:p>4.491688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0.000018456">
                <text:p>0.000018456</text:p>
              </table:table-cell>
              <table:table-cell office:value-type="float" office:value="4.491688">
                <text:p>4.491688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0.000018464">
                <text:p>0.000018464</text:p>
              </table:table-cell>
              <table:table-cell office:value-type="float" office:value="4.491688">
                <text:p>4.491688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.000018472">
                <text:p>0.000018472</text:p>
              </table:table-cell>
              <table:table-cell office:value-type="float" office:value="4.491688">
                <text:p>4.491688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0.00001848">
                <text:p>0.00001848</text:p>
              </table:table-cell>
              <table:table-cell office:value-type="float" office:value="4.491688">
                <text:p>4.491688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0.000018488">
                <text:p>0.000018488</text:p>
              </table:table-cell>
              <table:table-cell office:value-type="float" office:value="4.491688">
                <text:p>4.491688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0.000018496">
                <text:p>0.000018496</text:p>
              </table:table-cell>
              <table:table-cell office:value-type="float" office:value="4.491688">
                <text:p>4.491688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0.000018504">
                <text:p>0.000018504</text:p>
              </table:table-cell>
              <table:table-cell office:value-type="float" office:value="4.491688">
                <text:p>4.491688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0.000018512">
                <text:p>0.000018512</text:p>
              </table:table-cell>
              <table:table-cell office:value-type="float" office:value="4.491688">
                <text:p>4.491688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0.00001852">
                <text:p>0.00001852</text:p>
              </table:table-cell>
              <table:table-cell office:value-type="float" office:value="4.491688">
                <text:p>4.491688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0.000018528">
                <text:p>0.000018528</text:p>
              </table:table-cell>
              <table:table-cell office:value-type="float" office:value="4.491688">
                <text:p>4.491688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0.000018536">
                <text:p>0.000018536</text:p>
              </table:table-cell>
              <table:table-cell office:value-type="float" office:value="4.532522">
                <text:p>4.532522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0.000018544">
                <text:p>0.000018544</text:p>
              </table:table-cell>
              <table:table-cell office:value-type="float" office:value="4.491688">
                <text:p>4.491688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0.000018552">
                <text:p>0.000018552</text:p>
              </table:table-cell>
              <table:table-cell office:value-type="float" office:value="4.491688">
                <text:p>4.491688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0.00001856">
                <text:p>0.00001856</text:p>
              </table:table-cell>
              <table:table-cell office:value-type="float" office:value="4.532522">
                <text:p>4.532522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0.000018568">
                <text:p>0.000018568</text:p>
              </table:table-cell>
              <table:table-cell office:value-type="float" office:value="4.532522">
                <text:p>4.532522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0.000018576">
                <text:p>0.000018576</text:p>
              </table:table-cell>
              <table:table-cell office:value-type="float" office:value="4.491688">
                <text:p>4.491688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0.000018584">
                <text:p>0.000018584</text:p>
              </table:table-cell>
              <table:table-cell office:value-type="float" office:value="4.532522">
                <text:p>4.532522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0.000018592">
                <text:p>0.000018592</text:p>
              </table:table-cell>
              <table:table-cell office:value-type="float" office:value="4.532522">
                <text:p>4.532522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0.0000186">
                <text:p>0.0000186</text:p>
              </table:table-cell>
              <table:table-cell office:value-type="float" office:value="4.491688">
                <text:p>4.491688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0.000018608">
                <text:p>0.000018608</text:p>
              </table:table-cell>
              <table:table-cell office:value-type="float" office:value="4.491688">
                <text:p>4.491688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0.000018616">
                <text:p>0.000018616</text:p>
              </table:table-cell>
              <table:table-cell office:value-type="float" office:value="4.532522">
                <text:p>4.532522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0.000018624">
                <text:p>0.000018624</text:p>
              </table:table-cell>
              <table:table-cell office:value-type="float" office:value="4.532522">
                <text:p>4.532522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0.000018632">
                <text:p>0.000018632</text:p>
              </table:table-cell>
              <table:table-cell office:value-type="float" office:value="4.532522">
                <text:p>4.532522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0.00001864">
                <text:p>0.00001864</text:p>
              </table:table-cell>
              <table:table-cell office:value-type="float" office:value="4.573355">
                <text:p>4.573355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0.000018648">
                <text:p>0.000018648</text:p>
              </table:table-cell>
              <table:table-cell office:value-type="float" office:value="4.573355">
                <text:p>4.573355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0.000018656">
                <text:p>0.000018656</text:p>
              </table:table-cell>
              <table:table-cell office:value-type="float" office:value="4.532522">
                <text:p>4.532522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0.000018664">
                <text:p>0.000018664</text:p>
              </table:table-cell>
              <table:table-cell office:value-type="float" office:value="4.532522">
                <text:p>4.532522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0.000018672">
                <text:p>0.000018672</text:p>
              </table:table-cell>
              <table:table-cell office:value-type="float" office:value="4.532522">
                <text:p>4.532522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0.00001868">
                <text:p>0.00001868</text:p>
              </table:table-cell>
              <table:table-cell office:value-type="float" office:value="4.532522">
                <text:p>4.532522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0.000018688">
                <text:p>0.000018688</text:p>
              </table:table-cell>
              <table:table-cell office:value-type="float" office:value="4.573355">
                <text:p>4.573355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0.000018696">
                <text:p>0.000018696</text:p>
              </table:table-cell>
              <table:table-cell office:value-type="float" office:value="4.573355">
                <text:p>4.573355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.000018704">
                <text:p>0.000018704</text:p>
              </table:table-cell>
              <table:table-cell office:value-type="float" office:value="4.573355">
                <text:p>4.57335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0.000018712">
                <text:p>0.000018712</text:p>
              </table:table-cell>
              <table:table-cell office:value-type="float" office:value="4.573355">
                <text:p>4.573355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.00001872">
                <text:p>0.00001872</text:p>
              </table:table-cell>
              <table:table-cell office:value-type="float" office:value="4.532522">
                <text:p>4.532522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.000018728">
                <text:p>0.000018728</text:p>
              </table:table-cell>
              <table:table-cell office:value-type="float" office:value="4.573355">
                <text:p>4.573355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0.000018736">
                <text:p>0.000018736</text:p>
              </table:table-cell>
              <table:table-cell office:value-type="float" office:value="4.573355">
                <text:p>4.573355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.000018744">
                <text:p>0.000018744</text:p>
              </table:table-cell>
              <table:table-cell office:value-type="float" office:value="4.573355">
                <text:p>4.573355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.000018752">
                <text:p>0.000018752</text:p>
              </table:table-cell>
              <table:table-cell office:value-type="float" office:value="4.573355">
                <text:p>4.573355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.00001876">
                <text:p>0.00001876</text:p>
              </table:table-cell>
              <table:table-cell office:value-type="float" office:value="4.614189">
                <text:p>4.614189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.000018768">
                <text:p>0.000018768</text:p>
              </table:table-cell>
              <table:table-cell office:value-type="float" office:value="4.573355">
                <text:p>4.573355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.000018776">
                <text:p>0.000018776</text:p>
              </table:table-cell>
              <table:table-cell office:value-type="float" office:value="4.573355">
                <text:p>4.573355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.000018784">
                <text:p>0.000018784</text:p>
              </table:table-cell>
              <table:table-cell office:value-type="float" office:value="4.573355">
                <text:p>4.573355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.000018792">
                <text:p>0.000018792</text:p>
              </table:table-cell>
              <table:table-cell office:value-type="float" office:value="4.614189">
                <text:p>4.614189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0.0000188">
                <text:p>0.0000188</text:p>
              </table:table-cell>
              <table:table-cell office:value-type="float" office:value="4.614189">
                <text:p>4.614189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.000018808">
                <text:p>0.000018808</text:p>
              </table:table-cell>
              <table:table-cell office:value-type="float" office:value="4.573355">
                <text:p>4.573355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.000018816">
                <text:p>0.000018816</text:p>
              </table:table-cell>
              <table:table-cell office:value-type="float" office:value="4.573355">
                <text:p>4.573355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.000018824">
                <text:p>0.000018824</text:p>
              </table:table-cell>
              <table:table-cell office:value-type="float" office:value="4.614189">
                <text:p>4.614189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.000018832">
                <text:p>0.000018832</text:p>
              </table:table-cell>
              <table:table-cell office:value-type="float" office:value="4.614189">
                <text:p>4.614189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.00001884">
                <text:p>0.00001884</text:p>
              </table:table-cell>
              <table:table-cell office:value-type="float" office:value="4.573355">
                <text:p>4.573355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.000018848">
                <text:p>0.000018848</text:p>
              </table:table-cell>
              <table:table-cell office:value-type="float" office:value="4.614189">
                <text:p>4.614189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.000018856">
                <text:p>0.000018856</text:p>
              </table:table-cell>
              <table:table-cell office:value-type="float" office:value="4.573355">
                <text:p>4.573355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.000018864">
                <text:p>0.000018864</text:p>
              </table:table-cell>
              <table:table-cell office:value-type="float" office:value="4.614189">
                <text:p>4.614189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.000018872">
                <text:p>0.000018872</text:p>
              </table:table-cell>
              <table:table-cell office:value-type="float" office:value="4.614189">
                <text:p>4.614189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.00001888">
                <text:p>0.00001888</text:p>
              </table:table-cell>
              <table:table-cell office:value-type="float" office:value="4.614189">
                <text:p>4.614189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.000018888">
                <text:p>0.000018888</text:p>
              </table:table-cell>
              <table:table-cell office:value-type="float" office:value="4.614189">
                <text:p>4.614189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.000018896">
                <text:p>0.000018896</text:p>
              </table:table-cell>
              <table:table-cell office:value-type="float" office:value="4.614189">
                <text:p>4.614189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0.000018904">
                <text:p>0.000018904</text:p>
              </table:table-cell>
              <table:table-cell office:value-type="float" office:value="4.614189">
                <text:p>4.614189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.000018912">
                <text:p>0.000018912</text:p>
              </table:table-cell>
              <table:table-cell office:value-type="float" office:value="4.614189">
                <text:p>4.614189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.00001892">
                <text:p>0.00001892</text:p>
              </table:table-cell>
              <table:table-cell office:value-type="float" office:value="4.614189">
                <text:p>4.614189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.000018928">
                <text:p>0.000018928</text:p>
              </table:table-cell>
              <table:table-cell office:value-type="float" office:value="4.614189">
                <text:p>4.614189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.000018936">
                <text:p>0.000018936</text:p>
              </table:table-cell>
              <table:table-cell office:value-type="float" office:value="4.614189">
                <text:p>4.614189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.000018944">
                <text:p>0.000018944</text:p>
              </table:table-cell>
              <table:table-cell office:value-type="float" office:value="4.614189">
                <text:p>4.614189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.000018952">
                <text:p>0.000018952</text:p>
              </table:table-cell>
              <table:table-cell office:value-type="float" office:value="4.655022">
                <text:p>4.655022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.00001896">
                <text:p>0.00001896</text:p>
              </table:table-cell>
              <table:table-cell office:value-type="float" office:value="4.614189">
                <text:p>4.614189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.000018968">
                <text:p>0.000018968</text:p>
              </table:table-cell>
              <table:table-cell office:value-type="float" office:value="4.614189">
                <text:p>4.614189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.000018976">
                <text:p>0.000018976</text:p>
              </table:table-cell>
              <table:table-cell office:value-type="float" office:value="4.655022">
                <text:p>4.655022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.000018984">
                <text:p>0.000018984</text:p>
              </table:table-cell>
              <table:table-cell office:value-type="float" office:value="4.655022">
                <text:p>4.655022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.000018992">
                <text:p>0.000018992</text:p>
              </table:table-cell>
              <table:table-cell office:value-type="float" office:value="4.655022">
                <text:p>4.655022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.000019">
                <text:p>0.000019</text:p>
              </table:table-cell>
              <table:table-cell office:value-type="float" office:value="4.655022">
                <text:p>4.655022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.000019008">
                <text:p>0.000019008</text:p>
              </table:table-cell>
              <table:table-cell office:value-type="float" office:value="4.655022">
                <text:p>4.655022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.000019016">
                <text:p>0.000019016</text:p>
              </table:table-cell>
              <table:table-cell office:value-type="float" office:value="4.695856">
                <text:p>4.695856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.000019024">
                <text:p>0.000019024</text:p>
              </table:table-cell>
              <table:table-cell office:value-type="float" office:value="4.614189">
                <text:p>4.614189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.000019032">
                <text:p>0.000019032</text:p>
              </table:table-cell>
              <table:table-cell office:value-type="float" office:value="4.655022">
                <text:p>4.655022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.00001904">
                <text:p>0.00001904</text:p>
              </table:table-cell>
              <table:table-cell office:value-type="float" office:value="4.655022">
                <text:p>4.655022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.000019048">
                <text:p>0.000019048</text:p>
              </table:table-cell>
              <table:table-cell office:value-type="float" office:value="4.655022">
                <text:p>4.655022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.000019056">
                <text:p>0.000019056</text:p>
              </table:table-cell>
              <table:table-cell office:value-type="float" office:value="4.655022">
                <text:p>4.655022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.000019064">
                <text:p>0.000019064</text:p>
              </table:table-cell>
              <table:table-cell office:value-type="float" office:value="4.655022">
                <text:p>4.655022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.000019072">
                <text:p>0.000019072</text:p>
              </table:table-cell>
              <table:table-cell office:value-type="float" office:value="4.655022">
                <text:p>4.655022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.00001908">
                <text:p>0.00001908</text:p>
              </table:table-cell>
              <table:table-cell office:value-type="float" office:value="4.655022">
                <text:p>4.655022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.000019088">
                <text:p>0.000019088</text:p>
              </table:table-cell>
              <table:table-cell office:value-type="float" office:value="4.655022">
                <text:p>4.655022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.000019096">
                <text:p>0.000019096</text:p>
              </table:table-cell>
              <table:table-cell office:value-type="float" office:value="4.655022">
                <text:p>4.655022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.000019104">
                <text:p>0.000019104</text:p>
              </table:table-cell>
              <table:table-cell office:value-type="float" office:value="4.655022">
                <text:p>4.655022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.000019112">
                <text:p>0.000019112</text:p>
              </table:table-cell>
              <table:table-cell office:value-type="float" office:value="4.655022">
                <text:p>4.655022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.00001912">
                <text:p>0.00001912</text:p>
              </table:table-cell>
              <table:table-cell office:value-type="float" office:value="4.695856">
                <text:p>4.695856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.000019128">
                <text:p>0.000019128</text:p>
              </table:table-cell>
              <table:table-cell office:value-type="float" office:value="4.655022">
                <text:p>4.655022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.000019136">
                <text:p>0.000019136</text:p>
              </table:table-cell>
              <table:table-cell office:value-type="float" office:value="4.655022">
                <text:p>4.655022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.000019144">
                <text:p>0.000019144</text:p>
              </table:table-cell>
              <table:table-cell office:value-type="float" office:value="4.695856">
                <text:p>4.695856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.000019152">
                <text:p>0.000019152</text:p>
              </table:table-cell>
              <table:table-cell office:value-type="float" office:value="4.695856">
                <text:p>4.695856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.00001916">
                <text:p>0.00001916</text:p>
              </table:table-cell>
              <table:table-cell office:value-type="float" office:value="4.695856">
                <text:p>4.695856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.000019168">
                <text:p>0.000019168</text:p>
              </table:table-cell>
              <table:table-cell office:value-type="float" office:value="4.655022">
                <text:p>4.655022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.000019176">
                <text:p>0.000019176</text:p>
              </table:table-cell>
              <table:table-cell office:value-type="float" office:value="4.655022">
                <text:p>4.655022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.000019184">
                <text:p>0.000019184</text:p>
              </table:table-cell>
              <table:table-cell office:value-type="float" office:value="4.655022">
                <text:p>4.655022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.000019192">
                <text:p>0.000019192</text:p>
              </table:table-cell>
              <table:table-cell office:value-type="float" office:value="4.695856">
                <text:p>4.695856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0.0000192">
                <text:p>0.0000192</text:p>
              </table:table-cell>
              <table:table-cell office:value-type="float" office:value="4.695856">
                <text:p>4.695856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0.000019208">
                <text:p>0.000019208</text:p>
              </table:table-cell>
              <table:table-cell office:value-type="float" office:value="4.655022">
                <text:p>4.655022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0.000019216">
                <text:p>0.000019216</text:p>
              </table:table-cell>
              <table:table-cell office:value-type="float" office:value="4.655022">
                <text:p>4.655022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0.000019224">
                <text:p>0.000019224</text:p>
              </table:table-cell>
              <table:table-cell office:value-type="float" office:value="4.695856">
                <text:p>4.695856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0.000019232">
                <text:p>0.000019232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0.00001924">
                <text:p>0.00001924</text:p>
              </table:table-cell>
              <table:table-cell office:value-type="float" office:value="4.695856">
                <text:p>4.695856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0.000019248">
                <text:p>0.000019248</text:p>
              </table:table-cell>
              <table:table-cell office:value-type="float" office:value="4.695856">
                <text:p>4.695856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.000019256">
                <text:p>0.000019256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0.000019264">
                <text:p>0.000019264</text:p>
              </table:table-cell>
              <table:table-cell office:value-type="float" office:value="4.695856">
                <text:p>4.695856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.000019272">
                <text:p>0.000019272</text:p>
              </table:table-cell>
              <table:table-cell office:value-type="float" office:value="4.695856">
                <text:p>4.695856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0.00001928">
                <text:p>0.00001928</text:p>
              </table:table-cell>
              <table:table-cell office:value-type="float" office:value="4.695856">
                <text:p>4.695856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0.000019288">
                <text:p>0.000019288</text:p>
              </table:table-cell>
              <table:table-cell office:value-type="float" office:value="4.695856">
                <text:p>4.695856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0.000019296">
                <text:p>0.000019296</text:p>
              </table:table-cell>
              <table:table-cell office:value-type="float" office:value="4.695856">
                <text:p>4.695856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0.000019304">
                <text:p>0.000019304</text:p>
              </table:table-cell>
              <table:table-cell office:value-type="float" office:value="4.695856">
                <text:p>4.695856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0.000019312">
                <text:p>0.000019312</text:p>
              </table:table-cell>
              <table:table-cell office:value-type="float" office:value="4.695856">
                <text:p>4.695856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0.00001932">
                <text:p>0.00001932</text:p>
              </table:table-cell>
              <table:table-cell office:value-type="float" office:value="4.695856">
                <text:p>4.695856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0.000019328">
                <text:p>0.000019328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0.000019336">
                <text:p>0.000019336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0.000019344">
                <text:p>0.000019344</text:p>
              </table:table-cell>
              <table:table-cell office:value-type="float" office:value="4.695856">
                <text:p>4.695856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0.000019352">
                <text:p>0.000019352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0.00001936">
                <text:p>0.00001936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0.000019368">
                <text:p>0.000019368</text:p>
              </table:table-cell>
              <table:table-cell office:value-type="float" office:value="4.695856">
                <text:p>4.695856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0.000019376">
                <text:p>0.000019376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0.000019384">
                <text:p>0.000019384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0.000019392">
                <text:p>0.000019392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0.0000194">
                <text:p>0.0000194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0.000019408">
                <text:p>0.000019408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0.000019416">
                <text:p>0.000019416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0.000019424">
                <text:p>0.000019424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0.000019432">
                <text:p>0.000019432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0.00001944">
                <text:p>0.00001944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0.000019448">
                <text:p>0.000019448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0.000019456">
                <text:p>0.000019456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0.000019464">
                <text:p>0.000019464</text:p>
              </table:table-cell>
              <table:table-cell office:value-type="float" office:value="4.695856">
                <text:p>4.695856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0.000019472">
                <text:p>0.000019472</text:p>
              </table:table-cell>
              <table:table-cell office:value-type="float" office:value="4.695856">
                <text:p>4.695856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0.00001948">
                <text:p>0.00001948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0.000019488">
                <text:p>0.000019488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0.000019496">
                <text:p>0.000019496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0.000019504">
                <text:p>0.000019504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0.000019512">
                <text:p>0.000019512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0.00001952">
                <text:p>0.00001952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0.000019528">
                <text:p>0.000019528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0.000019536">
                <text:p>0.000019536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0.000019544">
                <text:p>0.000019544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0.000019552">
                <text:p>0.000019552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0.00001956">
                <text:p>0.00001956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0.000019568">
                <text:p>0.000019568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0.000019576">
                <text:p>0.000019576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0.000019584">
                <text:p>0.000019584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0.000019592">
                <text:p>0.000019592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0.0000196">
                <text:p>0.0000196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0.000019608">
                <text:p>0.000019608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0.000019616">
                <text:p>0.000019616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0.000019624">
                <text:p>0.000019624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0.000019632">
                <text:p>0.000019632</text:p>
              </table:table-cell>
              <table:table-cell office:value-type="float" office:value="4.736689">
                <text:p>4.736689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0.00001964">
                <text:p>0.00001964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0.000019648">
                <text:p>0.000019648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0.000019656">
                <text:p>0.000019656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0.000019664">
                <text:p>0.000019664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0.000019672">
                <text:p>0.000019672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0.00001968">
                <text:p>0.00001968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0.000019688">
                <text:p>0.000019688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0.000019696">
                <text:p>0.000019696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0.000019704">
                <text:p>0.000019704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0.000019712">
                <text:p>0.000019712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0.00001972">
                <text:p>0.00001972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0.000019728">
                <text:p>0.000019728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0.000019736">
                <text:p>0.000019736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0.000019744">
                <text:p>0.000019744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0.000019752">
                <text:p>0.000019752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0.00001976">
                <text:p>0.00001976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0.000019768">
                <text:p>0.000019768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0.000019776">
                <text:p>0.000019776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0.000019784">
                <text:p>0.000019784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0.000019792">
                <text:p>0.000019792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0.0000198">
                <text:p>0.0000198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0.000019808">
                <text:p>0.000019808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0.000019816">
                <text:p>0.000019816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0.000019824">
                <text:p>0.000019824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0.000019832">
                <text:p>0.000019832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0.00001984">
                <text:p>0.00001984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0.000019848">
                <text:p>0.000019848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0.000019856">
                <text:p>0.000019856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0.000019864">
                <text:p>0.000019864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0.000019872">
                <text:p>0.000019872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0.00001988">
                <text:p>0.00001988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0.000019888">
                <text:p>0.000019888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0.000019896">
                <text:p>0.000019896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0.000019904">
                <text:p>0.000019904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0.000019912">
                <text:p>0.000019912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0.00001992">
                <text:p>0.00001992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0.000019928">
                <text:p>0.000019928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0.000019936">
                <text:p>0.000019936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0.000019944">
                <text:p>0.000019944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0.000019952">
                <text:p>0.000019952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0.00001996">
                <text:p>0.00001996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0.000019968">
                <text:p>0.000019968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0.000019976">
                <text:p>0.000019976</text:p>
              </table:table-cell>
              <table:table-cell office:value-type="float" office:value="4.777523">
                <text:p>4.777523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0.000019984">
                <text:p>0.000019984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000019992">
                <text:p>0.000019992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0.00002">
                <text:p>0.00002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0.000020008">
                <text:p>0.000020008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0.000020016">
                <text:p>0.000020016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0.000020024">
                <text:p>0.000020024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0.000020032">
                <text:p>0.000020032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0.00002004">
                <text:p>0.00002004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0.000020048">
                <text:p>0.000020048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0.000020056">
                <text:p>0.000020056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0.000020064">
                <text:p>0.000020064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0.000020072">
                <text:p>0.000020072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0.00002008">
                <text:p>0.00002008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0.000020088">
                <text:p>0.000020088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0.000020096">
                <text:p>0.000020096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0.000020104">
                <text:p>0.000020104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0.000020112">
                <text:p>0.000020112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0.00002012">
                <text:p>0.00002012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0.000020128">
                <text:p>0.000020128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0.000020136">
                <text:p>0.000020136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0.000020144">
                <text:p>0.000020144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0.000020152">
                <text:p>0.000020152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0.00002016">
                <text:p>0.00002016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0.000020168">
                <text:p>0.000020168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0.000020176">
                <text:p>0.000020176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0.000020184">
                <text:p>0.000020184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0.000020192">
                <text:p>0.000020192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0.0000202">
                <text:p>0.0000202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0.000020208">
                <text:p>0.000020208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0.000020216">
                <text:p>0.000020216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0.000020224">
                <text:p>0.000020224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0.000020232">
                <text:p>0.000020232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0.00002024">
                <text:p>0.00002024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0.000020248">
                <text:p>0.000020248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0.000020256">
                <text:p>0.000020256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0.000020264">
                <text:p>0.000020264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0.000020272">
                <text:p>0.000020272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0.00002028">
                <text:p>0.00002028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0.000020288">
                <text:p>0.000020288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0.000020296">
                <text:p>0.000020296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0.000020304">
                <text:p>0.000020304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0.000020312">
                <text:p>0.000020312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0.00002032">
                <text:p>0.00002032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0.000020328">
                <text:p>0.000020328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0.000020336">
                <text:p>0.000020336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0.000020344">
                <text:p>0.000020344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0.000020352">
                <text:p>0.000020352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0.00002036">
                <text:p>0.00002036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0.000020368">
                <text:p>0.000020368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0.000020376">
                <text:p>0.000020376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0.000020384">
                <text:p>0.000020384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0.000020392">
                <text:p>0.000020392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0.0000204">
                <text:p>0.0000204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0.000020408">
                <text:p>0.000020408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0.000020416">
                <text:p>0.00002041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0.000020424">
                <text:p>0.000020424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0.000020432">
                <text:p>0.000020432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0.00002044">
                <text:p>0.00002044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0.000020448">
                <text:p>0.000020448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0.000020456">
                <text:p>0.000020456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0.000020464">
                <text:p>0.000020464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0.000020472">
                <text:p>0.000020472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0.00002048">
                <text:p>0.00002048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0.000020488">
                <text:p>0.00002048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0.000020496">
                <text:p>0.000020496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0.000020504">
                <text:p>0.000020504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0.000020512">
                <text:p>0.000020512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0.00002052">
                <text:p>0.00002052</text:p>
              </table:table-cell>
              <table:table-cell office:value-type="float" office:value="4.818356">
                <text:p>4.818356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0.000020528">
                <text:p>0.00002052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0.000020536">
                <text:p>0.000020536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0.000020544">
                <text:p>0.000020544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0.000020552">
                <text:p>0.000020552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0.00002056">
                <text:p>0.00002056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0.000020568">
                <text:p>0.000020568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0.000020576">
                <text:p>0.000020576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0.000020584">
                <text:p>0.00002058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0.000020592">
                <text:p>0.000020592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0.0000206">
                <text:p>0.0000206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0.000020608">
                <text:p>0.00002060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0.000020616">
                <text:p>0.00002061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0.000020624">
                <text:p>0.000020624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0.000020632">
                <text:p>0.000020632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0.00002064">
                <text:p>0.00002064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0.000020648">
                <text:p>0.000020648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0.000020656">
                <text:p>0.000020656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0.000020664">
                <text:p>0.000020664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0.000020672">
                <text:p>0.000020672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0.00002068">
                <text:p>0.0000206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0.000020688">
                <text:p>0.00002068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0.000020696">
                <text:p>0.000020696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0.000020704">
                <text:p>0.00002070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0.000020712">
                <text:p>0.000020712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0.00002072">
                <text:p>0.00002072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0.000020728">
                <text:p>0.00002072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0.000020736">
                <text:p>0.00002073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0.000020744">
                <text:p>0.00002074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0.000020752">
                <text:p>0.000020752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0.00002076">
                <text:p>0.0000207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0.000020768">
                <text:p>0.00002076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0.000020776">
                <text:p>0.00002077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0.000020784">
                <text:p>0.00002078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0.000020792">
                <text:p>0.000020792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0.0000208">
                <text:p>0.000020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0.000020808">
                <text:p>0.00002080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0.000020816">
                <text:p>0.00002081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0.000020824">
                <text:p>0.00002082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0.000020832">
                <text:p>0.000020832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0.00002084">
                <text:p>0.00002084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0.000020848">
                <text:p>0.00002084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0.000020856">
                <text:p>0.00002085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0.000020864">
                <text:p>0.00002086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0.000020872">
                <text:p>0.000020872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0.00002088">
                <text:p>0.0000208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0.000020888">
                <text:p>0.00002088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0.000020896">
                <text:p>0.00002089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0.000020904">
                <text:p>0.00002090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0.000020912">
                <text:p>0.000020912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0.00002092">
                <text:p>0.00002092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0.000020928">
                <text:p>0.00002092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0.000020936">
                <text:p>0.00002093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0.000020944">
                <text:p>0.00002094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0.000020952">
                <text:p>0.000020952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0.00002096">
                <text:p>0.0000209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0.000020968">
                <text:p>0.00002096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0.000020976">
                <text:p>0.00002097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0.000020984">
                <text:p>0.00002098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0.000020992">
                <text:p>0.000020992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0.000021">
                <text:p>0.000021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0.000021008">
                <text:p>0.00002100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0.000021016">
                <text:p>0.00002101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0.000021024">
                <text:p>0.00002102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0.000021032">
                <text:p>0.000021032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0.00002104">
                <text:p>0.0000210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0.000021048">
                <text:p>0.00002104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0.000021056">
                <text:p>0.00002105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0.000021064">
                <text:p>0.00002106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0.000021072">
                <text:p>0.000021072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0.00002108">
                <text:p>0.0000210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0.000021088">
                <text:p>0.00002108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0.000021096">
                <text:p>0.00002109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0.000021104">
                <text:p>0.00002110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0.000021112">
                <text:p>0.000021112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0.00002112">
                <text:p>0.00002112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0.000021128">
                <text:p>0.00002112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0.000021136">
                <text:p>0.00002113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0.000021144">
                <text:p>0.00002114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0.000021152">
                <text:p>0.000021152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0.00002116">
                <text:p>0.0000211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0.000021168">
                <text:p>0.00002116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0.000021176">
                <text:p>0.00002117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0.000021184">
                <text:p>0.00002118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0.000021192">
                <text:p>0.000021192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0.0000212">
                <text:p>0.0000212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0.000021208">
                <text:p>0.00002120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0.000021216">
                <text:p>0.00002121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0.000021224">
                <text:p>0.00002122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0.000021232">
                <text:p>0.00002123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0.00002124">
                <text:p>0.0000212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0.000021248">
                <text:p>0.00002124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0.000021256">
                <text:p>0.00002125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0.000021264">
                <text:p>0.00002126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0.000021272">
                <text:p>0.00002127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0.00002128">
                <text:p>0.0000212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0.000021288">
                <text:p>0.00002128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0.000021296">
                <text:p>0.00002129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0.000021304">
                <text:p>0.00002130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0.000021312">
                <text:p>0.000021312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0.00002132">
                <text:p>0.00002132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0.000021328">
                <text:p>0.00002132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0.000021336">
                <text:p>0.00002133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0.000021344">
                <text:p>0.00002134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0.000021352">
                <text:p>0.000021352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0.00002136">
                <text:p>0.0000213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0.000021368">
                <text:p>0.00002136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0.000021376">
                <text:p>0.00002137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0.000021384">
                <text:p>0.00002138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0.000021392">
                <text:p>0.00002139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0.0000214">
                <text:p>0.000021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0.000021408">
                <text:p>0.00002140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0.000021416">
                <text:p>0.00002141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0.000021424">
                <text:p>0.00002142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0.000021432">
                <text:p>0.000021432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0.00002144">
                <text:p>0.0000214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0.000021448">
                <text:p>0.00002144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0.000021456">
                <text:p>0.00002145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0.000021464">
                <text:p>0.00002146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0.000021472">
                <text:p>0.00002147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0.00002148">
                <text:p>0.0000214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0.000021488">
                <text:p>0.00002148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0.000021496">
                <text:p>0.000021496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0.000021504">
                <text:p>0.00002150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0.000021512">
                <text:p>0.00002151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0.00002152">
                <text:p>0.0000215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0.000021528">
                <text:p>0.000021528</text:p>
              </table:table-cell>
              <table:table-cell office:value-type="float" office:value="4.85919">
                <text:p>4.85919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0.000021536">
                <text:p>0.00002153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0.000021544">
                <text:p>0.00002154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0.000021552">
                <text:p>0.00002155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0.00002156">
                <text:p>0.0000215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0.000021568">
                <text:p>0.00002156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0.000021576">
                <text:p>0.00002157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0.000021584">
                <text:p>0.00002158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0.000021592">
                <text:p>0.00002159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0.0000216">
                <text:p>0.000021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0.000021608">
                <text:p>0.00002160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0.000021616">
                <text:p>0.00002161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0.000021624">
                <text:p>0.00002162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0.000021632">
                <text:p>0.00002163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0.00002164">
                <text:p>0.0000216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0.000021648">
                <text:p>0.00002164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0.000021656">
                <text:p>0.00002165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0.000021664">
                <text:p>0.00002166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0.000021672">
                <text:p>0.00002167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0.00002168">
                <text:p>0.0000216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0.000021688">
                <text:p>0.00002168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0.000021696">
                <text:p>0.00002169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0.000021704">
                <text:p>0.00002170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0.000021712">
                <text:p>0.00002171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0.00002172">
                <text:p>0.0000217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0.000021728">
                <text:p>0.00002172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0.000021736">
                <text:p>0.00002173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0.000021744">
                <text:p>0.00002174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0.000021752">
                <text:p>0.00002175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0.00002176">
                <text:p>0.0000217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0.000021768">
                <text:p>0.00002176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0.000021776">
                <text:p>0.00002177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0.000021784">
                <text:p>0.00002178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0.000021792">
                <text:p>0.00002179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0.0000218">
                <text:p>0.000021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0.000021808">
                <text:p>0.00002180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0.000021816">
                <text:p>0.00002181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0.000021824">
                <text:p>0.00002182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0.000021832">
                <text:p>0.00002183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0.00002184">
                <text:p>0.0000218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0.000021848">
                <text:p>0.00002184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0.000021856">
                <text:p>0.00002185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0.000021864">
                <text:p>0.00002186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0.000021872">
                <text:p>0.00002187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0.00002188">
                <text:p>0.0000218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0.000021888">
                <text:p>0.00002188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0.000021896">
                <text:p>0.0000218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0.000021904">
                <text:p>0.0000219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0.000021912">
                <text:p>0.00002191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0.00002192">
                <text:p>0.0000219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0.000021928">
                <text:p>0.0000219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0.000021936">
                <text:p>0.00002193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0.000021944">
                <text:p>0.00002194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0.000021952">
                <text:p>0.0000219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0.00002196">
                <text:p>0.0000219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0.000021968">
                <text:p>0.000021968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0.000021976">
                <text:p>0.00002197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0.000021984">
                <text:p>0.00002198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0.000021992">
                <text:p>0.00002199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0.000022">
                <text:p>0.00002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0.000022008">
                <text:p>0.00002200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0.000022016">
                <text:p>0.00002201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0.000022024">
                <text:p>0.000022024</text:p>
              </table:table-cell>
              <table:table-cell office:value-type="float" office:value="4.900023">
                <text:p>4.900023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0.000022032">
                <text:p>0.00002203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0.00002204">
                <text:p>0.0000220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0.000022048">
                <text:p>0.00002204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0.000022056">
                <text:p>0.00002205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0.000022064">
                <text:p>0.00002206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0.000022072">
                <text:p>0.00002207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0.00002208">
                <text:p>0.0000220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0.000022088">
                <text:p>0.00002208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0.000022096">
                <text:p>0.00002209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0.000022104">
                <text:p>0.00002210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0.000022112">
                <text:p>0.00002211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0.00002212">
                <text:p>0.0000221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0.000022128">
                <text:p>0.00002212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0.000022136">
                <text:p>0.00002213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0.000022144">
                <text:p>0.00002214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0.000022152">
                <text:p>0.00002215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0.00002216">
                <text:p>0.0000221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0.000022168">
                <text:p>0.00002216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0.000022176">
                <text:p>0.00002217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0.000022184">
                <text:p>0.00002218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0.000022192">
                <text:p>0.00002219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0.0000222">
                <text:p>0.000022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0.000022208">
                <text:p>0.00002220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0.000022216">
                <text:p>0.00002221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0.000022224">
                <text:p>0.0000222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0.000022232">
                <text:p>0.0000222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0.00002224">
                <text:p>0.0000222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0.000022248">
                <text:p>0.0000222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0.000022256">
                <text:p>0.00002225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0.000022264">
                <text:p>0.00002226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0.000022272">
                <text:p>0.0000222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0.00002228">
                <text:p>0.0000222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0.000022288">
                <text:p>0.00002228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0.000022296">
                <text:p>0.00002229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0.000022304">
                <text:p>0.00002230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0.000022312">
                <text:p>0.0000223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0.00002232">
                <text:p>0.0000223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0.000022328">
                <text:p>0.00002232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0.000022336">
                <text:p>0.00002233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0.000022344">
                <text:p>0.00002234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0.000022352">
                <text:p>0.00002235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0.00002236">
                <text:p>0.000022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0.000022368">
                <text:p>0.00002236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0.000022376">
                <text:p>0.00002237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0.000022384">
                <text:p>0.00002238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0.000022392">
                <text:p>0.0000223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0.0000224">
                <text:p>0.000022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0.000022408">
                <text:p>0.00002240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0.000022416">
                <text:p>0.00002241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0.000022424">
                <text:p>0.00002242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0.000022432">
                <text:p>0.00002243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0.00002244">
                <text:p>0.0000224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0.000022448">
                <text:p>0.0000224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0.000022456">
                <text:p>0.0000224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0.000022464">
                <text:p>0.00002246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0.000022472">
                <text:p>0.00002247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0.00002248">
                <text:p>0.000022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0.000022488">
                <text:p>0.00002248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0.000022496">
                <text:p>0.00002249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0.000022504">
                <text:p>0.00002250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0.000022512">
                <text:p>0.00002251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0.00002252">
                <text:p>0.0000225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0.000022528">
                <text:p>0.00002252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0.000022536">
                <text:p>0.00002253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0.000022544">
                <text:p>0.00002254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0.000022552">
                <text:p>0.00002255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0.00002256">
                <text:p>0.0000225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0.000022568">
                <text:p>0.0000225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0.000022576">
                <text:p>0.0000225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0.000022584">
                <text:p>0.0000225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0.000022592">
                <text:p>0.00002259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0.0000226">
                <text:p>0.000022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0.000022608">
                <text:p>0.0000226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0.000022616">
                <text:p>0.0000226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0.000022624">
                <text:p>0.00002262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0.000022632">
                <text:p>0.00002263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0.00002264">
                <text:p>0.0000226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0.000022648">
                <text:p>0.0000226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0.000022656">
                <text:p>0.0000226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0.000022664">
                <text:p>0.0000226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0.000022672">
                <text:p>0.00002267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0.00002268">
                <text:p>0.0000226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0.000022688">
                <text:p>0.00002268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0.000022696">
                <text:p>0.00002269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0.000022704">
                <text:p>0.0000227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0.000022712">
                <text:p>0.0000227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0.00002272">
                <text:p>0.000022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0.000022728">
                <text:p>0.0000227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0.000022736">
                <text:p>0.00002273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0.000022744">
                <text:p>0.00002274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0.000022752">
                <text:p>0.00002275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0.00002276">
                <text:p>0.0000227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0.000022768">
                <text:p>0.00002276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0.000022776">
                <text:p>0.0000227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0.000022784">
                <text:p>0.00002278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0.000022792">
                <text:p>0.00002279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0.0000228">
                <text:p>0.00002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0.000022808">
                <text:p>0.00002280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0.000022816">
                <text:p>0.0000228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0.000022824">
                <text:p>0.00002282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0.000022832">
                <text:p>0.00002283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0.00002284">
                <text:p>0.0000228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0.000022848">
                <text:p>0.0000228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0.000022856">
                <text:p>0.0000228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0.000022864">
                <text:p>0.0000228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0.000022872">
                <text:p>0.0000228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0.00002288">
                <text:p>0.000022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0.000022888">
                <text:p>0.0000228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0.000022896">
                <text:p>0.0000228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0.000022904">
                <text:p>0.0000229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0.000022912">
                <text:p>0.0000229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0.00002292">
                <text:p>0.000022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0.000022928">
                <text:p>0.0000229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0.000022936">
                <text:p>0.00002293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0.000022944">
                <text:p>0.00002294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0.000022952">
                <text:p>0.0000229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0.00002296">
                <text:p>0.000022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0.000022968">
                <text:p>0.00002296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0.000022976">
                <text:p>0.0000229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0.000022984">
                <text:p>0.0000229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0.000022992">
                <text:p>0.0000229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0.000023">
                <text:p>0.000023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0.000023008">
                <text:p>0.0000230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0.000023016">
                <text:p>0.00002301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0.000023024">
                <text:p>0.00002302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0.000023032">
                <text:p>0.0000230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0.00002304">
                <text:p>0.0000230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0.000023048">
                <text:p>0.0000230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0.000023056">
                <text:p>0.0000230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0.000023064">
                <text:p>0.0000230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0.000023072">
                <text:p>0.0000230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0.00002308">
                <text:p>0.000023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0.000023088">
                <text:p>0.0000230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0.000023096">
                <text:p>0.0000230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0.000023104">
                <text:p>0.0000231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0.000023112">
                <text:p>0.0000231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0.00002312">
                <text:p>0.0000231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0.000023128">
                <text:p>0.0000231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0.000023136">
                <text:p>0.0000231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0.000023144">
                <text:p>0.00002314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0.000023152">
                <text:p>0.0000231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0.00002316">
                <text:p>0.0000231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0.000023168">
                <text:p>0.0000231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0.000023176">
                <text:p>0.0000231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0.000023184">
                <text:p>0.0000231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0.000023192">
                <text:p>0.0000231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0.0000232">
                <text:p>0.00002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0.000023208">
                <text:p>0.0000232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0.000023216">
                <text:p>0.0000232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0.000023224">
                <text:p>0.0000232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0.000023232">
                <text:p>0.0000232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0.00002324">
                <text:p>0.000023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0.000023248">
                <text:p>0.00002324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0.000023256">
                <text:p>0.0000232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0.000023264">
                <text:p>0.0000232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0.000023272">
                <text:p>0.0000232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0.00002328">
                <text:p>0.0000232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0.000023288">
                <text:p>0.0000232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0.000023296">
                <text:p>0.0000232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0.000023304">
                <text:p>0.00002330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0.000023312">
                <text:p>0.0000233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0.00002332">
                <text:p>0.000023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0.000023328">
                <text:p>0.00002332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0.000023336">
                <text:p>0.0000233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0.000023344">
                <text:p>0.0000233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0.000023352">
                <text:p>0.0000233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0.00002336">
                <text:p>0.0000233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0.000023368">
                <text:p>0.0000233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0.000023376">
                <text:p>0.0000233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0.000023384">
                <text:p>0.0000233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0.000023392">
                <text:p>0.0000233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0.0000234">
                <text:p>0.000023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0.000023408">
                <text:p>0.0000234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0.000023416">
                <text:p>0.0000234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0.000023424">
                <text:p>0.0000234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0.000023432">
                <text:p>0.0000234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0.00002344">
                <text:p>0.000023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0.000023448">
                <text:p>0.0000234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0.000023456">
                <text:p>0.0000234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0.000023464">
                <text:p>0.0000234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0.000023472">
                <text:p>0.0000234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0.00002348">
                <text:p>0.000023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0.000023488">
                <text:p>0.00002348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0.000023496">
                <text:p>0.0000234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0.000023504">
                <text:p>0.0000235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0.000023512">
                <text:p>0.0000235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0.00002352">
                <text:p>0.000023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0.000023528">
                <text:p>0.0000235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0.000023536">
                <text:p>0.0000235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0.000023544">
                <text:p>0.0000235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0.000023552">
                <text:p>0.0000235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0.00002356">
                <text:p>0.000023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0.000023568">
                <text:p>0.0000235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0.000023576">
                <text:p>0.0000235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0.000023584">
                <text:p>0.0000235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0.000023592">
                <text:p>0.00002359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0.0000236">
                <text:p>0.00002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0.000023608">
                <text:p>0.0000236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0.000023616">
                <text:p>0.0000236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0.000023624">
                <text:p>0.0000236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0.000023632">
                <text:p>0.0000236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0.00002364">
                <text:p>0.000023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0.000023648">
                <text:p>0.0000236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0.000023656">
                <text:p>0.0000236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0.000023664">
                <text:p>0.0000236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0.000023672">
                <text:p>0.0000236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0.00002368">
                <text:p>0.000023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0.000023688">
                <text:p>0.0000236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0.000023696">
                <text:p>0.0000236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0.000023704">
                <text:p>0.0000237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0.000023712">
                <text:p>0.0000237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0.00002372">
                <text:p>0.000023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0.000023728">
                <text:p>0.0000237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0.000023736">
                <text:p>0.0000237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0.000023744">
                <text:p>0.0000237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0.000023752">
                <text:p>0.0000237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0.00002376">
                <text:p>0.000023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0.000023768">
                <text:p>0.0000237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0.000023776">
                <text:p>0.0000237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0.000023784">
                <text:p>0.0000237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0.000023792">
                <text:p>0.0000237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0.0000238">
                <text:p>0.000023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0.000023808">
                <text:p>0.0000238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0.000023816">
                <text:p>0.0000238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0.000023824">
                <text:p>0.0000238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0.000023832">
                <text:p>0.0000238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0.00002384">
                <text:p>0.000023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0.000023848">
                <text:p>0.0000238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0.000023856">
                <text:p>0.0000238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0.000023864">
                <text:p>0.0000238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0.000023872">
                <text:p>0.0000238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0.00002388">
                <text:p>0.000023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0.000023888">
                <text:p>0.0000238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0.000023896">
                <text:p>0.0000238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0.000023904">
                <text:p>0.0000239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0.000023912">
                <text:p>0.0000239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0.00002392">
                <text:p>0.000023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0.000023928">
                <text:p>0.0000239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0.000023936">
                <text:p>0.0000239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0.000023944">
                <text:p>0.0000239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0.000023952">
                <text:p>0.0000239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0.00002396">
                <text:p>0.000023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0.000023968">
                <text:p>0.0000239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0.000023976">
                <text:p>0.0000239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0.000023984">
                <text:p>0.0000239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000023992">
                <text:p>0.00002399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0.000024">
                <text:p>0.0000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0.000024008">
                <text:p>0.0000240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0.000024016">
                <text:p>0.0000240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0.000024024">
                <text:p>0.00002402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0.000024032">
                <text:p>0.0000240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0.00002404">
                <text:p>0.000024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0.000024048">
                <text:p>0.0000240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0.000024056">
                <text:p>0.0000240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0.000024064">
                <text:p>0.0000240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0.000024072">
                <text:p>0.0000240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0.00002408">
                <text:p>0.0000240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0.000024088">
                <text:p>0.0000240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0.000024096">
                <text:p>0.0000240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0.000024104">
                <text:p>0.0000241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0.000024112">
                <text:p>0.0000241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0.00002412">
                <text:p>0.000024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0.000024128">
                <text:p>0.0000241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0.000024136">
                <text:p>0.0000241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0.000024144">
                <text:p>0.0000241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0.000024152">
                <text:p>0.0000241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0.00002416">
                <text:p>0.000024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0.000024168">
                <text:p>0.0000241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0.000024176">
                <text:p>0.00002417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0.000024184">
                <text:p>0.0000241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0.000024192">
                <text:p>0.0000241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0.0000242">
                <text:p>0.000024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0.000024208">
                <text:p>0.0000242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0.000024216">
                <text:p>0.0000242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0.000024224">
                <text:p>0.0000242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0.000024232">
                <text:p>0.0000242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0.00002424">
                <text:p>0.000024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0.000024248">
                <text:p>0.0000242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0.000024256">
                <text:p>0.0000242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0.000024264">
                <text:p>0.0000242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0.000024272">
                <text:p>0.0000242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0.00002428">
                <text:p>0.000024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0.000024288">
                <text:p>0.0000242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0.000024296">
                <text:p>0.0000242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0.000024304">
                <text:p>0.0000243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0.000024312">
                <text:p>0.0000243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0.00002432">
                <text:p>0.000024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0.000024328">
                <text:p>0.0000243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0.000024336">
                <text:p>0.0000243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0.000024344">
                <text:p>0.0000243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0.000024352">
                <text:p>0.0000243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0.00002436">
                <text:p>0.000024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0.000024368">
                <text:p>0.0000243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0.000024376">
                <text:p>0.0000243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0.000024384">
                <text:p>0.0000243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0.000024392">
                <text:p>0.0000243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0.0000244">
                <text:p>0.0000244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0.000024408">
                <text:p>0.0000244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0.000024416">
                <text:p>0.0000244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0.000024424">
                <text:p>0.0000244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0.000024432">
                <text:p>0.0000244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0.00002444">
                <text:p>0.000024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0.000024448">
                <text:p>0.0000244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0.000024456">
                <text:p>0.0000244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0.000024464">
                <text:p>0.0000244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0.000024472">
                <text:p>0.0000244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0.00002448">
                <text:p>0.000024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0.000024488">
                <text:p>0.000024488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0.000024496">
                <text:p>0.0000244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0.000024504">
                <text:p>0.0000245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0.000024512">
                <text:p>0.0000245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0.00002452">
                <text:p>0.000024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0.000024528">
                <text:p>0.0000245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0.000024536">
                <text:p>0.0000245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0.000024544">
                <text:p>0.0000245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0.000024552">
                <text:p>0.0000245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0.00002456">
                <text:p>0.000024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0.000024568">
                <text:p>0.0000245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0.000024576">
                <text:p>0.0000245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0.000024584">
                <text:p>0.0000245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0.000024592">
                <text:p>0.0000245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0.0000246">
                <text:p>0.000024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0.000024608">
                <text:p>0.0000246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0.000024616">
                <text:p>0.0000246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0.000024624">
                <text:p>0.0000246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0.000024632">
                <text:p>0.0000246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0.00002464">
                <text:p>0.000024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0.000024648">
                <text:p>0.0000246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0.000024656">
                <text:p>0.00002465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0.000024664">
                <text:p>0.0000246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0.000024672">
                <text:p>0.0000246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0.00002468">
                <text:p>0.000024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0.000024688">
                <text:p>0.0000246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0.000024696">
                <text:p>0.0000246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0.000024704">
                <text:p>0.0000247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0.000024712">
                <text:p>0.0000247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0.00002472">
                <text:p>0.000024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0.000024728">
                <text:p>0.0000247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0.000024736">
                <text:p>0.0000247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0.000024744">
                <text:p>0.0000247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0.000024752">
                <text:p>0.0000247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0.00002476">
                <text:p>0.000024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0.000024768">
                <text:p>0.0000247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0.000024776">
                <text:p>0.0000247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0.000024784">
                <text:p>0.0000247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0.000024792">
                <text:p>0.0000247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0.0000248">
                <text:p>0.00002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0.000024808">
                <text:p>0.0000248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0.000024816">
                <text:p>0.0000248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0.000024824">
                <text:p>0.0000248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0.000024832">
                <text:p>0.0000248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0.00002484">
                <text:p>0.000024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0.000024848">
                <text:p>0.0000248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0.000024856">
                <text:p>0.0000248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0.000024864">
                <text:p>0.0000248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0.000024872">
                <text:p>0.0000248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0.00002488">
                <text:p>0.000024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0.000024888">
                <text:p>0.00002488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0.000024896">
                <text:p>0.0000248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0.000024904">
                <text:p>0.0000249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0.000024912">
                <text:p>0.0000249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0.00002492">
                <text:p>0.000024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0.000024928">
                <text:p>0.0000249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0.000024936">
                <text:p>0.0000249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0.000024944">
                <text:p>0.0000249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0.000024952">
                <text:p>0.0000249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0.00002496">
                <text:p>0.000024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0.000024968">
                <text:p>0.0000249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0.000024976">
                <text:p>0.0000249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0.000024984">
                <text:p>0.0000249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0.000024992">
                <text:p>0.0000249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0.000025">
                <text:p>0.000025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0.000025008">
                <text:p>0.0000250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0.000025016">
                <text:p>0.0000250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0.000025024">
                <text:p>0.0000250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0.000025032">
                <text:p>0.0000250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0.00002504">
                <text:p>0.000025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0.000025048">
                <text:p>0.0000250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0.000025056">
                <text:p>0.0000250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0.000025064">
                <text:p>0.0000250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0.000025072">
                <text:p>0.0000250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0.00002508">
                <text:p>0.000025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0.000025088">
                <text:p>0.0000250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0.000025096">
                <text:p>0.0000250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0.000025104">
                <text:p>0.0000251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0.000025112">
                <text:p>0.0000251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0.00002512">
                <text:p>0.000025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0.000025128">
                <text:p>0.0000251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0.000025136">
                <text:p>0.0000251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0.000025144">
                <text:p>0.0000251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0.000025152">
                <text:p>0.0000251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0.00002516">
                <text:p>0.000025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0.000025168">
                <text:p>0.0000251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0.000025176">
                <text:p>0.0000251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0.000025184">
                <text:p>0.0000251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0.000025192">
                <text:p>0.0000251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0.0000252">
                <text:p>0.00002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0.000025208">
                <text:p>0.0000252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0.000025216">
                <text:p>0.0000252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0.000025224">
                <text:p>0.0000252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0.000025232">
                <text:p>0.0000252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0.00002524">
                <text:p>0.000025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0.000025248">
                <text:p>0.0000252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0.000025256">
                <text:p>0.0000252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0.000025264">
                <text:p>0.0000252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0.000025272">
                <text:p>0.0000252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0.00002528">
                <text:p>0.000025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0.000025288">
                <text:p>0.00002528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0.000025296">
                <text:p>0.0000252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0.000025304">
                <text:p>0.0000253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0.000025312">
                <text:p>0.0000253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0.00002532">
                <text:p>0.000025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0.000025328">
                <text:p>0.0000253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0.000025336">
                <text:p>0.0000253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0.000025344">
                <text:p>0.0000253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0.000025352">
                <text:p>0.0000253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0.00002536">
                <text:p>0.000025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0.000025368">
                <text:p>0.0000253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0.000025376">
                <text:p>0.0000253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0.000025384">
                <text:p>0.0000253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0.000025392">
                <text:p>0.0000253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0.0000254">
                <text:p>0.000025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0.000025408">
                <text:p>0.0000254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0.000025416">
                <text:p>0.0000254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0.000025424">
                <text:p>0.0000254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0.000025432">
                <text:p>0.0000254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0.00002544">
                <text:p>0.000025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0.000025448">
                <text:p>0.0000254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0.000025456">
                <text:p>0.0000254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0.000025464">
                <text:p>0.0000254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0.000025472">
                <text:p>0.0000254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0.00002548">
                <text:p>0.000025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0.000025488">
                <text:p>0.0000254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0.000025496">
                <text:p>0.0000254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0.000025504">
                <text:p>0.0000255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0.000025512">
                <text:p>0.0000255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0.00002552">
                <text:p>0.000025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0.000025528">
                <text:p>0.0000255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0.000025536">
                <text:p>0.0000255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0.000025544">
                <text:p>0.0000255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0.000025552">
                <text:p>0.0000255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0.00002556">
                <text:p>0.000025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0.000025568">
                <text:p>0.0000255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0.000025576">
                <text:p>0.0000255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0.000025584">
                <text:p>0.0000255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0.000025592">
                <text:p>0.0000255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0.0000256">
                <text:p>0.00002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0.000025608">
                <text:p>0.0000256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0.000025616">
                <text:p>0.0000256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0.000025624">
                <text:p>0.0000256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0.000025632">
                <text:p>0.0000256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0.00002564">
                <text:p>0.000025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0.000025648">
                <text:p>0.0000256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0.000025656">
                <text:p>0.0000256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0.000025664">
                <text:p>0.0000256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0.000025672">
                <text:p>0.0000256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0.00002568">
                <text:p>0.000025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0.000025688">
                <text:p>0.0000256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0.000025696">
                <text:p>0.0000256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0.000025704">
                <text:p>0.0000257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0.000025712">
                <text:p>0.0000257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0.00002572">
                <text:p>0.000025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0.000025728">
                <text:p>0.0000257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0.000025736">
                <text:p>0.0000257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0.000025744">
                <text:p>0.0000257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0.000025752">
                <text:p>0.0000257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0.00002576">
                <text:p>0.000025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0.000025768">
                <text:p>0.0000257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0.000025776">
                <text:p>0.0000257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0.000025784">
                <text:p>0.0000257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0.000025792">
                <text:p>0.0000257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0.0000258">
                <text:p>0.000025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0.000025808">
                <text:p>0.0000258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0.000025816">
                <text:p>0.0000258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0.000025824">
                <text:p>0.0000258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0.000025832">
                <text:p>0.0000258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0.00002584">
                <text:p>0.000025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0.000025848">
                <text:p>0.0000258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0.000025856">
                <text:p>0.0000258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0.000025864">
                <text:p>0.0000258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0.000025872">
                <text:p>0.0000258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0.00002588">
                <text:p>0.000025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0.000025888">
                <text:p>0.0000258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0.000025896">
                <text:p>0.0000258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0.000025904">
                <text:p>0.0000259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0.000025912">
                <text:p>0.0000259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0.00002592">
                <text:p>0.000025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0.000025928">
                <text:p>0.0000259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0.000025936">
                <text:p>0.0000259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0.000025944">
                <text:p>0.0000259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0.000025952">
                <text:p>0.0000259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0.00002596">
                <text:p>0.000025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0.000025968">
                <text:p>0.0000259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0.000025976">
                <text:p>0.0000259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0.000025984">
                <text:p>0.0000259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0.000025992">
                <text:p>0.0000259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0.000026">
                <text:p>0.00002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0.000026008">
                <text:p>0.0000260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0.000026016">
                <text:p>0.0000260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0.000026024">
                <text:p>0.0000260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0.000026032">
                <text:p>0.0000260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0.00002604">
                <text:p>0.000026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0.000026048">
                <text:p>0.0000260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0.000026056">
                <text:p>0.0000260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0.000026064">
                <text:p>0.0000260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0.000026072">
                <text:p>0.0000260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0.00002608">
                <text:p>0.000026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0.000026088">
                <text:p>0.0000260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0.000026096">
                <text:p>0.0000260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0.000026104">
                <text:p>0.0000261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0.000026112">
                <text:p>0.0000261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0.00002612">
                <text:p>0.000026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0.000026128">
                <text:p>0.0000261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0.000026136">
                <text:p>0.0000261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0.000026144">
                <text:p>0.0000261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0.000026152">
                <text:p>0.0000261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0.00002616">
                <text:p>0.000026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0.000026168">
                <text:p>0.0000261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0.000026176">
                <text:p>0.0000261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0.000026184">
                <text:p>0.0000261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0.000026192">
                <text:p>0.0000261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0.0000262">
                <text:p>0.000026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0.000026208">
                <text:p>0.0000262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0.000026216">
                <text:p>0.0000262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0.000026224">
                <text:p>0.0000262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0.000026232">
                <text:p>0.0000262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0.00002624">
                <text:p>0.000026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0.000026248">
                <text:p>0.0000262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0.000026256">
                <text:p>0.0000262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0.000026264">
                <text:p>0.0000262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0.000026272">
                <text:p>0.0000262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0.00002628">
                <text:p>0.0000262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0.000026288">
                <text:p>0.0000262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0.000026296">
                <text:p>0.0000262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0.000026304">
                <text:p>0.0000263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0.000026312">
                <text:p>0.0000263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0.00002632">
                <text:p>0.000026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0.000026328">
                <text:p>0.0000263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0.000026336">
                <text:p>0.0000263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0.000026344">
                <text:p>0.0000263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0.000026352">
                <text:p>0.0000263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0.00002636">
                <text:p>0.000026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0.000026368">
                <text:p>0.0000263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0.000026376">
                <text:p>0.0000263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0.000026384">
                <text:p>0.0000263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0.000026392">
                <text:p>0.0000263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0.0000264">
                <text:p>0.00002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0.000026408">
                <text:p>0.0000264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0.000026416">
                <text:p>0.0000264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0.000026424">
                <text:p>0.0000264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0.000026432">
                <text:p>0.0000264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0.00002644">
                <text:p>0.000026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0.000026448">
                <text:p>0.0000264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0.000026456">
                <text:p>0.0000264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0.000026464">
                <text:p>0.0000264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0.000026472">
                <text:p>0.0000264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0.00002648">
                <text:p>0.000026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0.000026488">
                <text:p>0.00002648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0.000026496">
                <text:p>0.0000264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0.000026504">
                <text:p>0.0000265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0.000026512">
                <text:p>0.0000265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0.00002652">
                <text:p>0.000026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0.000026528">
                <text:p>0.0000265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0.000026536">
                <text:p>0.0000265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0.000026544">
                <text:p>0.0000265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0.000026552">
                <text:p>0.0000265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0.00002656">
                <text:p>0.000026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0.000026568">
                <text:p>0.0000265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0.000026576">
                <text:p>0.0000265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0.000026584">
                <text:p>0.0000265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0.000026592">
                <text:p>0.0000265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0.0000266">
                <text:p>0.000026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0.000026608">
                <text:p>0.0000266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0.000026616">
                <text:p>0.0000266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0.000026624">
                <text:p>0.0000266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0.000026632">
                <text:p>0.0000266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0.00002664">
                <text:p>0.000026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0.000026648">
                <text:p>0.0000266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0.000026656">
                <text:p>0.0000266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0.000026664">
                <text:p>0.0000266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0.000026672">
                <text:p>0.0000266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0.00002668">
                <text:p>0.000026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0.000026688">
                <text:p>0.0000266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0.000026696">
                <text:p>0.0000266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0.000026704">
                <text:p>0.0000267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0.000026712">
                <text:p>0.0000267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0.00002672">
                <text:p>0.000026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0.000026728">
                <text:p>0.0000267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0.000026736">
                <text:p>0.0000267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0.000026744">
                <text:p>0.0000267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0.000026752">
                <text:p>0.0000267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0.00002676">
                <text:p>0.000026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0.000026768">
                <text:p>0.0000267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0.000026776">
                <text:p>0.0000267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0.000026784">
                <text:p>0.0000267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0.000026792">
                <text:p>0.0000267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0.0000268">
                <text:p>0.00002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0.000026808">
                <text:p>0.0000268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0.000026816">
                <text:p>0.0000268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0.000026824">
                <text:p>0.0000268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0.000026832">
                <text:p>0.0000268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0.00002684">
                <text:p>0.000026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0.000026848">
                <text:p>0.0000268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0.000026856">
                <text:p>0.0000268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0.000026864">
                <text:p>0.0000268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0.000026872">
                <text:p>0.0000268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0.00002688">
                <text:p>0.000026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0.000026888">
                <text:p>0.0000268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0.000026896">
                <text:p>0.0000268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0.000026904">
                <text:p>0.0000269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0.000026912">
                <text:p>0.0000269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0.00002692">
                <text:p>0.000026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0.000026928">
                <text:p>0.0000269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0.000026936">
                <text:p>0.0000269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0.000026944">
                <text:p>0.0000269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0.000026952">
                <text:p>0.0000269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0.00002696">
                <text:p>0.000026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0.000026968">
                <text:p>0.0000269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0.000026976">
                <text:p>0.0000269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0.000026984">
                <text:p>0.0000269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0.000026992">
                <text:p>0.0000269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0.000027">
                <text:p>0.000027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0.000027008">
                <text:p>0.0000270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0.000027016">
                <text:p>0.0000270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0.000027024">
                <text:p>0.0000270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0.000027032">
                <text:p>0.0000270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0.00002704">
                <text:p>0.000027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0.000027048">
                <text:p>0.0000270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0.000027056">
                <text:p>0.0000270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0.000027064">
                <text:p>0.0000270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0.000027072">
                <text:p>0.0000270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0.00002708">
                <text:p>0.000027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0.000027088">
                <text:p>0.00002708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0.000027096">
                <text:p>0.0000270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0.000027104">
                <text:p>0.0000271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0.000027112">
                <text:p>0.0000271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0.00002712">
                <text:p>0.000027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0.000027128">
                <text:p>0.0000271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0.000027136">
                <text:p>0.0000271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0.000027144">
                <text:p>0.0000271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0.000027152">
                <text:p>0.0000271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0.00002716">
                <text:p>0.000027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0.000027168">
                <text:p>0.0000271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0.000027176">
                <text:p>0.0000271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0.000027184">
                <text:p>0.0000271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0.000027192">
                <text:p>0.0000271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0.0000272">
                <text:p>0.00002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0.000027208">
                <text:p>0.0000272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0.000027216">
                <text:p>0.0000272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0.000027224">
                <text:p>0.0000272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0.000027232">
                <text:p>0.0000272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0.00002724">
                <text:p>0.000027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0.000027248">
                <text:p>0.0000272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0.000027256">
                <text:p>0.0000272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0.000027264">
                <text:p>0.0000272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0.000027272">
                <text:p>0.0000272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0.00002728">
                <text:p>0.000027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0.000027288">
                <text:p>0.00002728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0.000027296">
                <text:p>0.0000272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0.000027304">
                <text:p>0.0000273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0.000027312">
                <text:p>0.0000273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0.00002732">
                <text:p>0.000027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0.000027328">
                <text:p>0.0000273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0.000027336">
                <text:p>0.0000273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0.000027344">
                <text:p>0.0000273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0.000027352">
                <text:p>0.0000273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0.00002736">
                <text:p>0.000027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0.000027368">
                <text:p>0.0000273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0.000027376">
                <text:p>0.0000273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0.000027384">
                <text:p>0.0000273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0.000027392">
                <text:p>0.0000273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0.0000274">
                <text:p>0.000027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0.000027408">
                <text:p>0.0000274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0.000027416">
                <text:p>0.0000274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0.000027424">
                <text:p>0.0000274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0.000027432">
                <text:p>0.0000274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0.00002744">
                <text:p>0.000027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0.000027448">
                <text:p>0.0000274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0.000027456">
                <text:p>0.0000274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0.000027464">
                <text:p>0.0000274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0.000027472">
                <text:p>0.0000274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0.00002748">
                <text:p>0.000027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0.000027488">
                <text:p>0.0000274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0.000027496">
                <text:p>0.0000274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0.000027504">
                <text:p>0.0000275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0.000027512">
                <text:p>0.0000275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0.00002752">
                <text:p>0.000027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0.000027528">
                <text:p>0.0000275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0.000027536">
                <text:p>0.0000275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0.000027544">
                <text:p>0.0000275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0.000027552">
                <text:p>0.0000275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0.00002756">
                <text:p>0.000027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0.000027568">
                <text:p>0.0000275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0.000027576">
                <text:p>0.0000275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0.000027584">
                <text:p>0.0000275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0.000027592">
                <text:p>0.0000275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0.0000276">
                <text:p>0.00002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0.000027608">
                <text:p>0.0000276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0.000027616">
                <text:p>0.0000276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0.000027624">
                <text:p>0.0000276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0.000027632">
                <text:p>0.0000276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0.00002764">
                <text:p>0.000027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0.000027648">
                <text:p>0.0000276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0.000027656">
                <text:p>0.0000276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0.000027664">
                <text:p>0.0000276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0.000027672">
                <text:p>0.0000276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0.00002768">
                <text:p>0.000027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0.000027688">
                <text:p>0.0000276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0.000027696">
                <text:p>0.0000276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0.000027704">
                <text:p>0.0000277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0.000027712">
                <text:p>0.0000277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0.00002772">
                <text:p>0.000027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0.000027728">
                <text:p>0.0000277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0.000027736">
                <text:p>0.0000277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0.000027744">
                <text:p>0.0000277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0.000027752">
                <text:p>0.0000277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0.00002776">
                <text:p>0.000027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0.000027768">
                <text:p>0.0000277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0.000027776">
                <text:p>0.0000277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0.000027784">
                <text:p>0.0000277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0.000027792">
                <text:p>0.0000277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0.0000278">
                <text:p>0.000027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0.000027808">
                <text:p>0.0000278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0.000027816">
                <text:p>0.0000278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0.000027824">
                <text:p>0.0000278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0.000027832">
                <text:p>0.0000278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0.00002784">
                <text:p>0.000027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0.000027848">
                <text:p>0.0000278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0.000027856">
                <text:p>0.0000278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0.000027864">
                <text:p>0.0000278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0.000027872">
                <text:p>0.0000278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0.00002788">
                <text:p>0.0000278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0.000027888">
                <text:p>0.0000278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0.000027896">
                <text:p>0.0000278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0.000027904">
                <text:p>0.0000279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0.000027912">
                <text:p>0.0000279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0.00002792">
                <text:p>0.000027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0.000027928">
                <text:p>0.00002792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0.000027936">
                <text:p>0.0000279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0.000027944">
                <text:p>0.0000279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0.000027952">
                <text:p>0.0000279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0.00002796">
                <text:p>0.000027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0.000027968">
                <text:p>0.0000279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0.000027976">
                <text:p>0.0000279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0.000027984">
                <text:p>0.0000279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0.000027992">
                <text:p>0.0000279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0.000028">
                <text:p>0.0000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0.000028008">
                <text:p>0.0000280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0.000028016">
                <text:p>0.0000280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0.000028024">
                <text:p>0.0000280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0.000028032">
                <text:p>0.0000280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0.00002804">
                <text:p>0.000028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0.000028048">
                <text:p>0.0000280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0.000028056">
                <text:p>0.0000280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0.000028064">
                <text:p>0.0000280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0.000028072">
                <text:p>0.0000280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0.00002808">
                <text:p>0.000028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0.000028088">
                <text:p>0.00002808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0.000028096">
                <text:p>0.0000280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0.000028104">
                <text:p>0.0000281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0.000028112">
                <text:p>0.0000281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0.00002812">
                <text:p>0.000028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0.000028128">
                <text:p>0.00002812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0.000028136">
                <text:p>0.0000281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0.000028144">
                <text:p>0.0000281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0.000028152">
                <text:p>0.0000281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0.00002816">
                <text:p>0.000028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0.000028168">
                <text:p>0.0000281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0.000028176">
                <text:p>0.0000281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0.000028184">
                <text:p>0.0000281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0.000028192">
                <text:p>0.0000281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0.0000282">
                <text:p>0.000028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0.000028208">
                <text:p>0.0000282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0.000028216">
                <text:p>0.0000282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0.000028224">
                <text:p>0.0000282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0.000028232">
                <text:p>0.0000282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0.00002824">
                <text:p>0.000028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0.000028248">
                <text:p>0.0000282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0.000028256">
                <text:p>0.0000282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0.000028264">
                <text:p>0.0000282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0.000028272">
                <text:p>0.0000282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0.00002828">
                <text:p>0.000028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0.000028288">
                <text:p>0.00002828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0.000028296">
                <text:p>0.0000282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0.000028304">
                <text:p>0.0000283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0.000028312">
                <text:p>0.0000283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0.00002832">
                <text:p>0.000028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0.000028328">
                <text:p>0.0000283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0.000028336">
                <text:p>0.0000283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0.000028344">
                <text:p>0.0000283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0.000028352">
                <text:p>0.0000283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0.00002836">
                <text:p>0.000028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0.000028368">
                <text:p>0.0000283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0.000028376">
                <text:p>0.00002837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0.000028384">
                <text:p>0.0000283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0.000028392">
                <text:p>0.0000283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0.0000284">
                <text:p>0.00002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0.000028408">
                <text:p>0.0000284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0.000028416">
                <text:p>0.0000284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0.000028424">
                <text:p>0.0000284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0.000028432">
                <text:p>0.0000284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0.00002844">
                <text:p>0.000028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0.000028448">
                <text:p>0.0000284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0.000028456">
                <text:p>0.0000284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0.000028464">
                <text:p>0.0000284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0.000028472">
                <text:p>0.0000284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0.00002848">
                <text:p>0.000028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0.000028488">
                <text:p>0.00002848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0.000028496">
                <text:p>0.0000284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0.000028504">
                <text:p>0.0000285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0.000028512">
                <text:p>0.0000285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0.00002852">
                <text:p>0.000028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0.000028528">
                <text:p>0.0000285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0.000028536">
                <text:p>0.0000285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0.000028544">
                <text:p>0.0000285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0.000028552">
                <text:p>0.0000285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0.00002856">
                <text:p>0.000028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0.000028568">
                <text:p>0.0000285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0.000028576">
                <text:p>0.0000285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0.000028584">
                <text:p>0.0000285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0.000028592">
                <text:p>0.0000285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0.0000286">
                <text:p>0.000028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0.000028608">
                <text:p>0.0000286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0.000028616">
                <text:p>0.0000286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0.000028624">
                <text:p>0.0000286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0.000028632">
                <text:p>0.0000286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0.00002864">
                <text:p>0.000028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0.000028648">
                <text:p>0.0000286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0.000028656">
                <text:p>0.0000286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0.000028664">
                <text:p>0.0000286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0.000028672">
                <text:p>0.0000286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0.00002868">
                <text:p>0.000028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0.000028688">
                <text:p>0.0000286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0.000028696">
                <text:p>0.0000286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0.000028704">
                <text:p>0.0000287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0.000028712">
                <text:p>0.0000287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0.00002872">
                <text:p>0.000028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0.000028728">
                <text:p>0.0000287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0.000028736">
                <text:p>0.0000287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0.000028744">
                <text:p>0.0000287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0.000028752">
                <text:p>0.0000287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0.00002876">
                <text:p>0.000028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0.000028768">
                <text:p>0.0000287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0.000028776">
                <text:p>0.0000287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0.000028784">
                <text:p>0.0000287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0.000028792">
                <text:p>0.0000287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0.0000288">
                <text:p>0.000028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0.000028808">
                <text:p>0.0000288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0.000028816">
                <text:p>0.0000288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0.000028824">
                <text:p>0.0000288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0.000028832">
                <text:p>0.0000288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0.00002884">
                <text:p>0.000028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0.000028848">
                <text:p>0.0000288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0.000028856">
                <text:p>0.0000288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0.000028864">
                <text:p>0.0000288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0.000028872">
                <text:p>0.0000288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0.00002888">
                <text:p>0.0000288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0.000028888">
                <text:p>0.0000288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0.000028896">
                <text:p>0.0000288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0.000028904">
                <text:p>0.0000289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0.000028912">
                <text:p>0.0000289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0.00002892">
                <text:p>0.000028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0.000028928">
                <text:p>0.00002892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0.000028936">
                <text:p>0.0000289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0.000028944">
                <text:p>0.0000289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0.000028952">
                <text:p>0.0000289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0.00002896">
                <text:p>0.000028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0.000028968">
                <text:p>0.0000289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0.000028976">
                <text:p>0.0000289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0.000028984">
                <text:p>0.0000289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0.000028992">
                <text:p>0.0000289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0.000029">
                <text:p>0.000029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0.000029008">
                <text:p>0.0000290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0.000029016">
                <text:p>0.0000290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0.000029024">
                <text:p>0.0000290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0.000029032">
                <text:p>0.0000290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0.00002904">
                <text:p>0.000029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0.000029048">
                <text:p>0.0000290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0.000029056">
                <text:p>0.0000290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0.000029064">
                <text:p>0.0000290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0.000029072">
                <text:p>0.0000290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0.00002908">
                <text:p>0.000029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0.000029088">
                <text:p>0.00002908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0.000029096">
                <text:p>0.0000290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0.000029104">
                <text:p>0.0000291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0.000029112">
                <text:p>0.0000291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0.00002912">
                <text:p>0.000029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0.000029128">
                <text:p>0.0000291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0.000029136">
                <text:p>0.0000291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0.000029144">
                <text:p>0.0000291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0.000029152">
                <text:p>0.0000291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0.00002916">
                <text:p>0.000029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0.000029168">
                <text:p>0.0000291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0.000029176">
                <text:p>0.0000291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0.000029184">
                <text:p>0.0000291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0.000029192">
                <text:p>0.0000291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0.0000292">
                <text:p>0.00002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0.000029208">
                <text:p>0.0000292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0.000029216">
                <text:p>0.0000292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0.000029224">
                <text:p>0.0000292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0.000029232">
                <text:p>0.0000292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0.00002924">
                <text:p>0.000029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0.000029248">
                <text:p>0.0000292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0.000029256">
                <text:p>0.0000292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0.000029264">
                <text:p>0.0000292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0.000029272">
                <text:p>0.0000292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0.00002928">
                <text:p>0.0000292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0.000029288">
                <text:p>0.00002928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0.000029296">
                <text:p>0.0000292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0.000029304">
                <text:p>0.0000293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0.000029312">
                <text:p>0.0000293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0.00002932">
                <text:p>0.000029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0.000029328">
                <text:p>0.00002932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0.000029336">
                <text:p>0.0000293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0.000029344">
                <text:p>0.0000293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0.000029352">
                <text:p>0.0000293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0.00002936">
                <text:p>0.000029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0.000029368">
                <text:p>0.0000293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0.000029376">
                <text:p>0.0000293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0.000029384">
                <text:p>0.0000293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0.000029392">
                <text:p>0.0000293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0.0000294">
                <text:p>0.000029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0.000029408">
                <text:p>0.0000294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0.000029416">
                <text:p>0.0000294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0.000029424">
                <text:p>0.0000294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0.000029432">
                <text:p>0.0000294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0.00002944">
                <text:p>0.000029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0.000029448">
                <text:p>0.0000294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0.000029456">
                <text:p>0.0000294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0.000029464">
                <text:p>0.0000294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0.000029472">
                <text:p>0.0000294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0.00002948">
                <text:p>0.000029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0.000029488">
                <text:p>0.0000294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0.000029496">
                <text:p>0.0000294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0.000029504">
                <text:p>0.0000295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0.000029512">
                <text:p>0.0000295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0.00002952">
                <text:p>0.000029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0.000029528">
                <text:p>0.00002952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0.000029536">
                <text:p>0.0000295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0.000029544">
                <text:p>0.0000295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0.000029552">
                <text:p>0.0000295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0.00002956">
                <text:p>0.000029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0.000029568">
                <text:p>0.0000295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0.000029576">
                <text:p>0.0000295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0.000029584">
                <text:p>0.0000295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0.000029592">
                <text:p>0.0000295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0.0000296">
                <text:p>0.00002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0.000029608">
                <text:p>0.0000296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0.000029616">
                <text:p>0.0000296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0.000029624">
                <text:p>0.0000296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0.000029632">
                <text:p>0.0000296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0.00002964">
                <text:p>0.000029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0.000029648">
                <text:p>0.0000296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0.000029656">
                <text:p>0.0000296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0.000029664">
                <text:p>0.0000296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0.000029672">
                <text:p>0.0000296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0.00002968">
                <text:p>0.0000296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0.000029688">
                <text:p>0.0000296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0.000029696">
                <text:p>0.0000296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0.000029704">
                <text:p>0.0000297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0.000029712">
                <text:p>0.0000297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0.00002972">
                <text:p>0.000029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0.000029728">
                <text:p>0.00002972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0.000029736">
                <text:p>0.0000297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0.000029744">
                <text:p>0.0000297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0.000029752">
                <text:p>0.000029752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0.00002976">
                <text:p>0.000029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0.000029768">
                <text:p>0.0000297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0.000029776">
                <text:p>0.0000297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0.000029784">
                <text:p>0.0000297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0.000029792">
                <text:p>0.0000297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0.0000298">
                <text:p>0.000029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0.000029808">
                <text:p>0.0000298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0.000029816">
                <text:p>0.0000298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0.000029824">
                <text:p>0.0000298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0.000029832">
                <text:p>0.0000298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0.00002984">
                <text:p>0.000029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0.000029848">
                <text:p>0.0000298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0.000029856">
                <text:p>0.0000298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0.000029864">
                <text:p>0.0000298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0.000029872">
                <text:p>0.0000298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0.00002988">
                <text:p>0.0000298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0.000029888">
                <text:p>0.00002988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0.000029896">
                <text:p>0.0000298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0.000029904">
                <text:p>0.0000299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0.000029912">
                <text:p>0.0000299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0.00002992">
                <text:p>0.000029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0.000029928">
                <text:p>0.00002992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0.000029936">
                <text:p>0.0000299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0.000029944">
                <text:p>0.0000299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0.000029952">
                <text:p>0.0000299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0.00002996">
                <text:p>0.000029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0.000029968">
                <text:p>0.0000299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0.000029976">
                <text:p>0.0000299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0.000029984">
                <text:p>0.0000299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0.000029992">
                <text:p>0.0000299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0.00003">
                <text:p>0.00003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0.000030008">
                <text:p>0.0000300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0.000030016">
                <text:p>0.0000300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0.000030024">
                <text:p>0.0000300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0.000030032">
                <text:p>0.0000300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0.00003004">
                <text:p>0.000030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0.000030048">
                <text:p>0.0000300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0.000030056">
                <text:p>0.0000300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0.000030064">
                <text:p>0.0000300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0.000030072">
                <text:p>0.0000300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0.00003008">
                <text:p>0.000030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0.000030088">
                <text:p>0.0000300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0.000030096">
                <text:p>0.0000300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0.000030104">
                <text:p>0.0000301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0.000030112">
                <text:p>0.0000301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0.00003012">
                <text:p>0.000030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0.000030128">
                <text:p>0.0000301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0.000030136">
                <text:p>0.0000301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0.000030144">
                <text:p>0.0000301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0.000030152">
                <text:p>0.0000301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0.00003016">
                <text:p>0.00003016</text:p>
              </table:table-cell>
              <table:table-cell office:value-type="float" office:value="4.940857">
                <text:p>4.940857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0.000030168">
                <text:p>0.0000301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0.000030176">
                <text:p>0.0000301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0.000030184">
                <text:p>0.0000301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0.000030192">
                <text:p>0.0000301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0.0000302">
                <text:p>0.000030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0.000030208">
                <text:p>0.0000302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0.000030216">
                <text:p>0.0000302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0.000030224">
                <text:p>0.0000302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0.000030232">
                <text:p>0.0000302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0.00003024">
                <text:p>0.000030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0.000030248">
                <text:p>0.0000302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0.000030256">
                <text:p>0.0000302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0.000030264">
                <text:p>0.0000302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0.000030272">
                <text:p>0.0000302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0.00003028">
                <text:p>0.000030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0.000030288">
                <text:p>0.00003028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0.000030296">
                <text:p>0.0000302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0.000030304">
                <text:p>0.0000303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0.000030312">
                <text:p>0.0000303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0.00003032">
                <text:p>0.000030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0.000030328">
                <text:p>0.00003032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0.000030336">
                <text:p>0.0000303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0.000030344">
                <text:p>0.0000303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0.000030352">
                <text:p>0.0000303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0.00003036">
                <text:p>0.000030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0.000030368">
                <text:p>0.0000303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0.000030376">
                <text:p>0.0000303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0.000030384">
                <text:p>0.0000303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0.000030392">
                <text:p>0.0000303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0.0000304">
                <text:p>0.00003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0.000030408">
                <text:p>0.0000304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0.000030416">
                <text:p>0.0000304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0.000030424">
                <text:p>0.0000304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0.000030432">
                <text:p>0.0000304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0.00003044">
                <text:p>0.000030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0.000030448">
                <text:p>0.0000304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0.000030456">
                <text:p>0.0000304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0.000030464">
                <text:p>0.0000304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0.000030472">
                <text:p>0.0000304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0.00003048">
                <text:p>0.000030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0.000030488">
                <text:p>0.00003048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0.000030496">
                <text:p>0.0000304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0.000030504">
                <text:p>0.0000305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0.000030512">
                <text:p>0.0000305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0.00003052">
                <text:p>0.000030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0.000030528">
                <text:p>0.0000305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0.000030536">
                <text:p>0.0000305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0.000030544">
                <text:p>0.0000305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0.000030552">
                <text:p>0.0000305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0.00003056">
                <text:p>0.000030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0.000030568">
                <text:p>0.0000305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0.000030576">
                <text:p>0.0000305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0.000030584">
                <text:p>0.0000305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0.000030592">
                <text:p>0.0000305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0.0000306">
                <text:p>0.000030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0.000030608">
                <text:p>0.0000306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0.000030616">
                <text:p>0.0000306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0.000030624">
                <text:p>0.0000306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0.000030632">
                <text:p>0.0000306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0.00003064">
                <text:p>0.000030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0.000030648">
                <text:p>0.0000306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0.000030656">
                <text:p>0.0000306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0.000030664">
                <text:p>0.0000306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0.000030672">
                <text:p>0.0000306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0.00003068">
                <text:p>0.000030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0.000030688">
                <text:p>0.00003068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0.000030696">
                <text:p>0.0000306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0.000030704">
                <text:p>0.0000307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0.000030712">
                <text:p>0.0000307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0.00003072">
                <text:p>0.000030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0.000030728">
                <text:p>0.0000307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0.000030736">
                <text:p>0.0000307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0.000030744">
                <text:p>0.0000307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0.000030752">
                <text:p>0.0000307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0.00003076">
                <text:p>0.000030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0.000030768">
                <text:p>0.0000307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0.000030776">
                <text:p>0.0000307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0.000030784">
                <text:p>0.0000307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0.000030792">
                <text:p>0.0000307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0.0000308">
                <text:p>0.00003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0.000030808">
                <text:p>0.0000308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0.000030816">
                <text:p>0.0000308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0.000030824">
                <text:p>0.0000308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0.000030832">
                <text:p>0.0000308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0.00003084">
                <text:p>0.000030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0.000030848">
                <text:p>0.0000308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0.000030856">
                <text:p>0.0000308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0.000030864">
                <text:p>0.0000308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0.000030872">
                <text:p>0.0000308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0.00003088">
                <text:p>0.000030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0.000030888">
                <text:p>0.0000308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0.000030896">
                <text:p>0.0000308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0.000030904">
                <text:p>0.0000309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0.000030912">
                <text:p>0.0000309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0.00003092">
                <text:p>0.000030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0.000030928">
                <text:p>0.0000309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0.000030936">
                <text:p>0.0000309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0.000030944">
                <text:p>0.000030944</text:p>
              </table:table-cell>
              <table:table-cell office:value-type="float" office:value="5.063357">
                <text:p>5.063357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0.000030952">
                <text:p>0.0000309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0.00003096">
                <text:p>0.000030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0.000030968">
                <text:p>0.0000309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0.000030976">
                <text:p>0.0000309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0.000030984">
                <text:p>0.0000309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0.000030992">
                <text:p>0.0000309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0.000031">
                <text:p>0.000031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0.000031008">
                <text:p>0.0000310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0.000031016">
                <text:p>0.00003101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0.000031024">
                <text:p>0.0000310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0.000031032">
                <text:p>0.0000310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0.00003104">
                <text:p>0.000031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0.000031048">
                <text:p>0.0000310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0.000031056">
                <text:p>0.0000310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0.000031064">
                <text:p>0.0000310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0.000031072">
                <text:p>0.0000310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0.00003108">
                <text:p>0.000031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0.000031088">
                <text:p>0.00003108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0.000031096">
                <text:p>0.0000310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0.000031104">
                <text:p>0.0000311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0.000031112">
                <text:p>0.0000311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0.00003112">
                <text:p>0.000031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0.000031128">
                <text:p>0.0000311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0.000031136">
                <text:p>0.0000311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0.000031144">
                <text:p>0.0000311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0.000031152">
                <text:p>0.0000311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0.00003116">
                <text:p>0.000031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0.000031168">
                <text:p>0.0000311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0.000031176">
                <text:p>0.0000311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0.000031184">
                <text:p>0.0000311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0.000031192">
                <text:p>0.0000311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0.0000312">
                <text:p>0.00003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0.000031208">
                <text:p>0.0000312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0.000031216">
                <text:p>0.0000312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0.000031224">
                <text:p>0.00003122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0.000031232">
                <text:p>0.0000312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0.00003124">
                <text:p>0.000031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0.000031248">
                <text:p>0.0000312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0.000031256">
                <text:p>0.0000312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0.000031264">
                <text:p>0.0000312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0.000031272">
                <text:p>0.0000312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0.00003128">
                <text:p>0.0000312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0.000031288">
                <text:p>0.00003128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0.000031296">
                <text:p>0.0000312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0.000031304">
                <text:p>0.0000313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0.000031312">
                <text:p>0.0000313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0.00003132">
                <text:p>0.000031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0.000031328">
                <text:p>0.00003132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0.000031336">
                <text:p>0.0000313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0.000031344">
                <text:p>0.0000313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0.000031352">
                <text:p>0.0000313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0.00003136">
                <text:p>0.0000313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0.000031368">
                <text:p>0.0000313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0.000031376">
                <text:p>0.0000313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0.000031384">
                <text:p>0.0000313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0.000031392">
                <text:p>0.0000313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0.0000314">
                <text:p>0.0000314</text:p>
              </table:table-cell>
              <table:table-cell office:value-type="float" office:value="5.063357">
                <text:p>5.063357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0.000031408">
                <text:p>0.0000314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0.000031416">
                <text:p>0.0000314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0.000031424">
                <text:p>0.0000314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0.000031432">
                <text:p>0.0000314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0.00003144">
                <text:p>0.000031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0.000031448">
                <text:p>0.0000314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0.000031456">
                <text:p>0.0000314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0.000031464">
                <text:p>0.0000314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0.000031472">
                <text:p>0.0000314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0.00003148">
                <text:p>0.0000314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0.000031488">
                <text:p>0.00003148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0.000031496">
                <text:p>0.0000314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0.000031504">
                <text:p>0.00003150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0.000031512">
                <text:p>0.0000315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0.00003152">
                <text:p>0.000031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0.000031528">
                <text:p>0.00003152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0.000031536">
                <text:p>0.0000315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0.000031544">
                <text:p>0.00003154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0.000031552">
                <text:p>0.0000315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0.00003156">
                <text:p>0.000031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0.000031568">
                <text:p>0.0000315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0.000031576">
                <text:p>0.0000315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0.000031584">
                <text:p>0.0000315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0.000031592">
                <text:p>0.0000315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0.0000316">
                <text:p>0.00003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0.000031608">
                <text:p>0.00003160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0.000031616">
                <text:p>0.0000316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0.000031624">
                <text:p>0.0000316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0.000031632">
                <text:p>0.00003163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0.00003164">
                <text:p>0.000031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0.000031648">
                <text:p>0.0000316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0.000031656">
                <text:p>0.00003165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0.000031664">
                <text:p>0.00003166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0.000031672">
                <text:p>0.00003167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0.00003168">
                <text:p>0.000031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0.000031688">
                <text:p>0.00003168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0.000031696">
                <text:p>0.00003169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0.000031704">
                <text:p>0.0000317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65</text:p>
              </table:table-cell>
              <table:table-cell office:value-type="float" office:value="0.000031712">
                <text:p>0.00003171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66</text:p>
              </table:table-cell>
              <table:table-cell office:value-type="float" office:value="0.00003172">
                <text:p>0.000031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67</text:p>
              </table:table-cell>
              <table:table-cell office:value-type="float" office:value="0.000031728">
                <text:p>0.00003172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0.000031736">
                <text:p>0.0000317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69</text:p>
              </table:table-cell>
              <table:table-cell office:value-type="float" office:value="0.000031744">
                <text:p>0.0000317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70</text:p>
              </table:table-cell>
              <table:table-cell office:value-type="float" office:value="0.000031752">
                <text:p>0.00003175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0.00003176">
                <text:p>0.000031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72</text:p>
              </table:table-cell>
              <table:table-cell office:value-type="float" office:value="0.000031768">
                <text:p>0.0000317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73</text:p>
              </table:table-cell>
              <table:table-cell office:value-type="float" office:value="0.000031776">
                <text:p>0.000031776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74</text:p>
              </table:table-cell>
              <table:table-cell office:value-type="float" office:value="0.000031784">
                <text:p>0.0000317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75</text:p>
              </table:table-cell>
              <table:table-cell office:value-type="float" office:value="0.000031792">
                <text:p>0.00003179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76</text:p>
              </table:table-cell>
              <table:table-cell office:value-type="float" office:value="0.0000318">
                <text:p>0.000031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77</text:p>
              </table:table-cell>
              <table:table-cell office:value-type="float" office:value="0.000031808">
                <text:p>0.00003180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78</text:p>
              </table:table-cell>
              <table:table-cell office:value-type="float" office:value="0.000031816">
                <text:p>0.00003181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79</text:p>
              </table:table-cell>
              <table:table-cell office:value-type="float" office:value="0.000031824">
                <text:p>0.00003182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80</text:p>
              </table:table-cell>
              <table:table-cell office:value-type="float" office:value="0.000031832">
                <text:p>0.00003183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81</text:p>
              </table:table-cell>
              <table:table-cell office:value-type="float" office:value="0.00003184">
                <text:p>0.0000318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82</text:p>
              </table:table-cell>
              <table:table-cell office:value-type="float" office:value="0.000031848">
                <text:p>0.00003184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0.000031856">
                <text:p>0.00003185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84</text:p>
              </table:table-cell>
              <table:table-cell office:value-type="float" office:value="0.000031864">
                <text:p>0.00003186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85</text:p>
              </table:table-cell>
              <table:table-cell office:value-type="float" office:value="0.000031872">
                <text:p>0.00003187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86</text:p>
              </table:table-cell>
              <table:table-cell office:value-type="float" office:value="0.00003188">
                <text:p>0.000031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87</text:p>
              </table:table-cell>
              <table:table-cell office:value-type="float" office:value="0.000031888">
                <text:p>0.000031888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88</text:p>
              </table:table-cell>
              <table:table-cell office:value-type="float" office:value="0.000031896">
                <text:p>0.0000318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89</text:p>
              </table:table-cell>
              <table:table-cell office:value-type="float" office:value="0.000031904">
                <text:p>0.00003190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90</text:p>
              </table:table-cell>
              <table:table-cell office:value-type="float" office:value="0.000031912">
                <text:p>0.00003191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91</text:p>
              </table:table-cell>
              <table:table-cell office:value-type="float" office:value="0.00003192">
                <text:p>0.00003192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3992</text:p>
              </table:table-cell>
              <table:table-cell office:value-type="float" office:value="0.000031928">
                <text:p>0.00003192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93</text:p>
              </table:table-cell>
              <table:table-cell office:value-type="float" office:value="0.000031936">
                <text:p>0.00003193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94</text:p>
              </table:table-cell>
              <table:table-cell office:value-type="float" office:value="0.000031944">
                <text:p>0.000031944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95</text:p>
              </table:table-cell>
              <table:table-cell office:value-type="float" office:value="0.000031952">
                <text:p>0.000031952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96</text:p>
              </table:table-cell>
              <table:table-cell office:value-type="float" office:value="0.00003196">
                <text:p>0.0000319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97</text:p>
              </table:table-cell>
              <table:table-cell office:value-type="float" office:value="0.000031968">
                <text:p>0.000031968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98</text:p>
              </table:table-cell>
              <table:table-cell office:value-type="float" office:value="0.000031976">
                <text:p>0.000031976</text:p>
              </table:table-cell>
              <table:table-cell office:value-type="float" office:value="5.022524">
                <text:p>5.022524</text:p>
              </table:table-cell>
            </table:table-row>
            <table:table-row>
              <table:table-cell office:value-type="string">
                <text:p>3999</text:p>
              </table:table-cell>
              <table:table-cell office:value-type="float" office:value="0.000031984">
                <text:p>0.000031984</text:p>
              </table:table-cell>
              <table:table-cell office:value-type="float" office:value="4.98169">
                <text:p>4.98169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000031992">
                <text:p>0.000031992</text:p>
              </table:table-cell>
              <table:table-cell office:value-type="float" office:value="5.022524">
                <text:p>5.0225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